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8.019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  <style:style style:name="ce16" style:family="table-cell" style:parent-style-name="Default" style:data-style-name="N110"/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114"/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4.749697518814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53098.911067730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5309891106.7730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44921678763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53098911067.730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4.749697518814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4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37441046535969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37441046535969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4.749697518814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49973157998424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79903368794326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4.749697518814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49973157998424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27931284475965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754779099685535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37441046535969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37441046535969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47541951030339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4130"/>
            <table:dependence table:id="ct124"/>
          </table:dependencies>
          <table:deletions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614758129293079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50837579369545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37441046535969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96.107352336485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48053676168243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11725137903861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8533.04648403872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42.6652324201936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37441046535969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47541951030339"/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37441046535969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pendencies>
            <table:dependence table:id="ct4130"/>
          </table:dependencies>
          <table:deletions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37441046535969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1339653283357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9221.4704672971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48565401306147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11725137903861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47541951030339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706609.2968077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70.5807673215732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7.9155349013796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4.749697518814"/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2.3378063473536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616890317367678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13218807459942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614758129293079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355.543603501613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50837579369545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37441046535969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96.107352336485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48053676168243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11725137903861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8533.04648403872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42.6652324201936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77771801750807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37441046535969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5583.10698027591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4.749697518814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37441046535969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1.16314728755748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614570729950585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949.93950376281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47541951030339"/>
            </table:cell-content-deletion>
            <table:cell-content-deletion table:id="ct98">
              <table:change-track-table-cell table:cell-address="'Compute Times'.C19" table:formula="of:=[.B19]/24" office:value-type="float" office:value="0.0616890317367678"/>
            </table:cell-content-deletion>
            <table:cell-content-deletion table:id="ct97">
              <table:change-track-table-cell table:cell-address="'Compute Times'.C18" table:formula="of:=[.B18]/24" office:value-type="float" office:value="0.000213218807459942"/>
            </table:cell-content-deletion>
            <table:cell-content-deletion table:id="ct96">
              <table:change-track-table-cell table:cell-address="'Compute Times'.C17" table:formula="of:=[.B17]/24" office:value-type="float" office:value="0.0614758129293079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2345027580772"/>
            </table:cell-content-deletion>
            <table:cell-content-deletion table:id="ct93">
              <table:change-track-table-cell table:cell-address="'Compute Times'.B18" table:formula="of:=[.B16]+[.B17]" office:value-type="float" office:value="1.47541951030339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11725137903861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47541951030339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96.107352336485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37441046535969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614570729950585"/>
            </table:cell-content-deletion>
            <table:cell-content-deletion table:id="ct56">
              <table:change-track-table-cell table:cell-address="'Compute Times'.C11" table:formula="of:=[.B11]/24" office:value-type="float" office:value="0.614570729950585"/>
            </table:cell-content-deletion>
            <table:cell-content-deletion table:id="ct55">
              <table:change-track-table-cell table:cell-address="'Compute Times'.C11" table:formula="of:=[.B11]/24" office:value-type="float" office:value="0.614570729950585"/>
            </table:cell-content-deletion>
            <table:cell-content-deletion table:id="ct54">
              <table:change-track-table-cell table:cell-address="'Compute Times'.C11" table:formula="of:=[.B11]/24" office:value-type="float" office:value="0.614570729950585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7.915534901379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4.749697518814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427.352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429.352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8404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737881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404295108869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4.749697518814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7.6561585151007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6.1265895991359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6.11655598645737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6.10643638989728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6.06236183265055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6.05193525917858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6.04141836939088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6.05980423381838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6.04919156453122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6.0384854214876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6.02768457705095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5.98190792657257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5.97077463542163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5.95954177432194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97787484355832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96653022160053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95508237807049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94352991380592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89592075160365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88400728116146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87198369918974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8902103496232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87805631416343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86578792772011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85340358923265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80381667187274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79103918985413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77813953985822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79619472184534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78314267351008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769963515202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75665540711242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7049284712854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6911909230213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7090341555645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69512204717439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68107022147247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6668765957446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61314865049115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59849022969933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58368208991586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60119257832612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5.58617995279631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5.57101095130368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5.55568316049383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5.49945753496461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5.4836189251701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5.46761245674741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5.48467588248786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5.46842937180031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5.45200714148352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5.43540638182802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5.3764561028619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5.35929196168263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5.34193886031311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5.35841532931938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5.3407797407563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5.32294586348819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5.30491041046996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5.24297872340426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5.22431962089733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5.20544689487884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5.22116461705512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5.20195848701404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5.18252760714975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5.11777777777778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5.09766371115147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5.07731119848376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5.09220171696198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5.07146328490244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5.05047339014225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5.0292275690362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9609203798393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93891278355473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91663332319549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9303294030019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90759152336069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4.88456610428422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4.86124785145851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4.78901224489796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4.76484119937666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4.74035871285388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4.75254361005051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4.72751444277161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4.70215486405622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4.67645856843949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4.59987144168962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4.57321671969172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4.54620350889029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4.55648160234439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4.52881373363396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4.50076431754489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4.47232582139561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4.39090530697191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4.36138574540869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4.3696140079700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4.33932645365559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4.30860501779199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4.27744090415747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4.19139201228719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4.15902497027348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4.12618612087575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4.1314775916955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4.09771181611478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4.06344081569277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4.02865409306498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3.93669848936819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3.90054869684499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3.86384947854802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3.86543784649896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3.8276158580857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3.78920377381167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3.75018917573915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3.65166254760131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3.611104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3.56990475221773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3.56682109213736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3.52425886848628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3.48100699103171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3.43705109582775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3.3312539305917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3.28555765595463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3.23911610667263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3.23014069948764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3.18204598351603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3.13314872485481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3.02050762491733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2.96970017983314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2.91804988662132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2.90275615043831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2.84916248320344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2.79466385580733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2.73924497500255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2.61824529115074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2.5607602878318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2.50232686980609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2.4780830153775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2.41735061157025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2.35561253250909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2.29285948743845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2.16352614610591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2.09869948271493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2.03287197231834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1.9977558426477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1.92934510620575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1.85991529071469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1.78947925012017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1.65322883088655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1.5811380408459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1.50817777777778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1.46071307937699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1.38526208761493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1.30906628332697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1.23220751942869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1.09401684098134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1.01709704300396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95958280759215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881264802217183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803112929145362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725378956686304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596512496409078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522654950048448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450532544378698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390059844179307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321587753648985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256705098855359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196278233410815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113144523115369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699173553719008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354671083277263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119565831872915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19.697146951745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76120040189249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77771801750807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39.394293903489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4.749697518814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4.6126511303192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4.4762443982467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4.3404773225965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4.205349903368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4.0708621405634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3.8703298521474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3.73744123039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3.6051922650709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3.4735829561663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3.342613303684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3.2122833076241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3.0825929679866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2.8892568143223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2.7611656157407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2.6337140735816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2.506902187844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2.3807299585303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2.2551973856383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2.1303044691686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1.9441644502561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1.8208706748424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1.6982165558511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1.5762020932821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1.4548272871355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11.3340921374113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11.2139966441095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11.0350527599488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10.9165564077029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10.7986997118794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10.6814826724783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10.5649052894996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10.4489675629433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10.2762603289007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10.1619217434003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10.0482228143223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9.93516354166667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9.82274392543341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9.71096396562254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9.59982366223404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9.43431256294326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9.32477140061072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9.21586989470055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9.10760804521277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8.99998585214736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8.8930033155043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8.78666043528369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8.62834547074468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8.52360173157999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8.41949764883767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8.31603322251773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8.21320845262017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8.111023339145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8.0094778820922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7.85835905230497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7.75841273630812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7.65910607673365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7.56043907358156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7.46241172685185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7.36502403654452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7.26827600265958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7.12435330762411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7.02920441479511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6.9346951783885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6.84082559840426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6.7475956748424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6.65500540770292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6.51731936278566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6.42632823670213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6.33597676704098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6.24626495380221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6.15719279698582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6.0687602965918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5.98096745262017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5.85047754245469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5.76428383953901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5.67872979304571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5.59381540297478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5.50954066932624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5.42590559210008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5.342910171296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5.21961639588259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5.13822011613475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5.057463492809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4.9773465259062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4.89786921542553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4.81903156136722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4.74083356373129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62473592306935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4.54813706648936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4.47217786633176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4.3968583225965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4.32217843528369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4.24813820439322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4.13827721384949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4.06583612401497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3.99403469060284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3.92287291361308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3.85235079304571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78246832890071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71322552117809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61056066538613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54291699871946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47591298847518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3.40954863465327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3.34382393725374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3.2787388962766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3.214293511721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3.11882479068164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3.05597854718282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2.99377196010638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2.93220502945232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2.87127775522065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81099013741135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7513421760244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66306958973601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60502076940504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54761160549645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49084209801024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43471224694641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37922205230496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32437151408589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2.24329506254925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2.1900436653861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2.13743192464539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2.0854598403270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2.03412741243105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1.98343464095745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1.90859483953901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85950120912136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81104723512608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76323291755319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71605825640268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66952325167455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62362790336879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55598423670213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51168802945232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4680314786249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42501458421986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38263734623719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34089976467691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29980183953901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23935430762411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19985552354216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16099639588258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1.12277692464539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1.08519710983058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1.04825695143814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1.01195644946809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0.95870505230496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924003691390859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8899419868991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856519938829787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823737547182821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791594811958235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744580064913318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714036470744681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684132532998424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654868251674547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62624362677305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598258658293932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570913346237195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53109473394405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505348562943262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480242048364854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455775190208826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431947988475177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408760443163909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38621255427502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53590076733649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332641328900709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31233223749015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29266280250197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7363302393617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5524290179275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3749243607171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212066093282112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195914768617021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8040310037431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65531088553979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51298733156028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37706034180457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24752991627266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106522783589441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0951688820921986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844546370173365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743800483648542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649451161347518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561498403270292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41562824074074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69601476556344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304036693262411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44868474192277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192096819345942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45721728723404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105743202324665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577689706461781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37818548069346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61913031914894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49973157998424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4.749697518814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4.6263557691686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4.5035897103034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4.3813993422183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4.2597846649133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4.1387456783885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3.958266618814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3.8386668592396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3.7196427904452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3.601194412431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3.483321725197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3.3660247287431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3.2493034230693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3.0753008847715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2.9600188060481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2.845312418104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2.7311817209417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2.6176267145587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2.5046473989559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2.3922437741332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2.2247177571119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2.1137533592396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2.0033646521474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1.8935516358353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1.7843143103034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1.6756526755516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1.567566731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1.4065172358353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11.299870518814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11.1937994925729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11.0883041571119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10.983384512431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10.8790405585303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10.723604047892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10.6206993209417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10.5183702847715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10.4166169393814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10.3154392847715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10.2148373209417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10.114811047892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9.96585105853034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9.86726401243105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9.7692526571119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9.67181699257289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9.5749570188140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9.47867273583531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9.38296414363672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9.24048067555162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9.14621131030339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9.0525176358353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8.95939965214736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8.86685735923956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8.7748907571119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8.68349984576438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8.54749289895587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8.45754121455871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8.36816522094169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8.27936491810481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8.19114030604807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8.10349138477148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8.01641815427502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7.88688772874311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7.80125372519701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7.71619541243105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7.6317127904452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7.54780585923956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7.4644746188140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7.34055717838849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7.25866516491332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7.17734884221828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7.09660821030339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7.01644326916864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6.9368540188140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6.85784045923956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6.74039954009062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6.66282520746651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6.58582656562254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6.50940361455871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6.43355635427502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6.35828478477147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6.28358890604807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6.1726245081757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6.09936785640268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6.02668689540977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5.95458162519701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88305204576438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8120981571119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74171995923956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5.63723208264381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5.568293111721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5.49992983157998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5.43214224221828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5.36493034363672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5.298294135835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5.19941924434594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5.13422226349488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5.06960097342396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5.00555537413318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94208546562254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87919124789204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81687272094169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72447435072892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66359505072892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60329144150906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4.54356352306935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4.48441129540977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4.42583475853034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4.36783391243105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4.28191206349488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4.22535044434594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4.16936451597715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4.1139542783885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4.05911973157998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4.00486087555162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95117771030339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87173238264381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81948844434594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76782019682821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71672764009062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66621077413318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61626959895587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56690411455871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4939353081757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44600905072892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3.39865848406225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3.3518836081757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3.30568442306935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3.2600609287431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3.19270510746651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3.14852084009062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3.10491226349488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3.06187937767928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3.01942218264381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97754067838849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93623486491332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87535556491332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8354889783885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79619808264381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75748287767927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71934336349488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68177954009062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64479140746651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5903886287431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55483972306935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5198665081757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48546898406225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45164715072892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4184010081757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38573055640268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33780429895587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30657307413318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2.27591754009062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2.24583769682821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2.21633354434594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2.18740508264381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2.14509181030339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2.11760257555162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2.09068903157998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2.06435117838849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2.03858901597715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2.01340254434594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98879176349488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95295501243105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92978345853034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90718759540977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88516742306935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86372294150906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84285415072892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82256105072892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79320082094169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77434694789204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75606876562254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73836627413318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72123947342396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70468836349488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68871294434594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665829235835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65129304363672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63733254221828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62394773157998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611138611721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59890518264381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58724744434594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5708402571119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56062174576438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55097892519701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54191179540977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53342035640268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5255046081757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51471040604807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50823388477147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50233305427502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49700791455871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49225846562254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48808470746651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48448664009062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48016895923956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4780101188140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47642696916864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47541951030339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4.749697518814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4.6400604080181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4.5309350223601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4.42232136184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4.314219426457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4.2066292162136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4.0462033854807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3.9398924880812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3.8340933158195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3.7288058686958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3.62403014671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3.5197661498621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3.4160138781521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3.2613449552207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3.1588719963554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3.0569107626281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2.9554612540386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2.8545234705871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2.7540974122734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2.6541830790977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2.5052710639677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2.4066360436367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2.3085127484437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2.2109011783885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2.1138013334712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2.0172132136919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1.9211368190504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1.777981711721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1.6831846299251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1.5888992732664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1.4951256417455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11.4018637353625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11.3091135541174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11.1709477668834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11.0794768984831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10.9885177552206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10.8980703370961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10.8081346441095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10.7187106762608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10.62979843355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10.4973895541174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10.4097566242514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10.3226354195232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10.236025939933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10.1499281854807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10.0643421561663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9.97926785198976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9.85261588035855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9.76882088902679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9.68553762283294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9.60276608177699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9.52050626585895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9.4387581750788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9.35752180943656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9.23662674560678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9.1566696928093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9.07722436514972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8.99829076262805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8.91986888524429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8.84195873299842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8.76456030589047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8.6494221498621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8.5733030355989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8.4976956464736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8.42259998248621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8.34801604363672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8.27394382992514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8.1637949939913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8.09100209312451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8.01872091739559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7.94695146680457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7.87569374135146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7.80494774103625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7.73471346585894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7.63032153772656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7.56136657539401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7.49292333819937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7.4249918261426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7.3575720392238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7.29066397744287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7.22426764079984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7.12563262046887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7.06051559667061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99591029801025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93181672448779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86823487610323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6.80516475285658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6.742606354747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6.64972824221828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6.5884491569543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6.52768179682821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6.4674261618400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6.40768225198976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6.34845006727738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6.2605612748424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6.20260840297478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6.14516725624508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6.08823783465327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6.03182013819937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97591416688337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92051992070528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83838803607171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78427310273838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73066989454295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5.67757841148542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5.6249986535658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5.57293062078408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5.52137431314027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5.44499933630812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5.39472234150906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5.34495707184791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5.29570352732467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5.24696170793932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5.19873161369188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5.15101324458235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5.08039517555162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5.03395611928684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98802878815997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942613182171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89770930131994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85331714560678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80943671503152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74457555380221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70197443607171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65988504347912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6183073760244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57724143370764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4.53668721652876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4.47681537539401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4.43754047105989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4.39877729186367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4.36052583780536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4.32278610888495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4.28555810510244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4.24884182645784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4.19472689312451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4.15928992732467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4.1243646866627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4.08995117113869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4.05604938075256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4.0226593155043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98978097539401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9414229498621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9098239225965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87873662046887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84816104347912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81809719162727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78854506491332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75950466333727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71690354560678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68914245687549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66189309328211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63515545482664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60892954150906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58321535332939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54560355569346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52116868035855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49724553016154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47383410510244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45093440518125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3.42854643039795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3.40667018075256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3.37481529091805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3.35421835411742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3.33413314245469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3.31455965592987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3.29549789454295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3.27694785829393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3.25890954718282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3.23281156514972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3.21605256688337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3.1998052937549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3.18406974576438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3.16884592291174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3.15413382519701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3.13993345262017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3.1195923783885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3.10667131865642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3.09426198406225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3.08236437460599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3.07097849028763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3.06010433110717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3.04974189706462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3.03515773063436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3.02607460943656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3.01750321337667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3.00944354245469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3.00189559667061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9948593760244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98526452968873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97950762188731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9742624392238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96952898169819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96530724931048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96159724206068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95839895994878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9545610214145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95264205214736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95123480801812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95033928902679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4.749697518814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4.6811743245666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4.6129709585303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4.5450874207053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4.4775237110914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4.4102798296887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4.3100136854807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4.243569374606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4.1774448919425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4.1116402374902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4.046155411249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3.9809904132191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3.9161452434003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3.8194771665682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3.7554315672774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3.6917057961978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3.6282998533294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3.5652137386722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3.5024474522262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3.4400009939913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3.3469309845351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3.2852840968282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3.2239570373325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3.1629498060481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3.102262402974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3.0418948281127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2.9818470814618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2.8923751393814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2.8331269632585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2.7741986153467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2.7155900956462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2.657301404156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2.5993325408786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2.5129789238574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2.4558096311072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2.3989601665682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2.3424305302403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2.2862207221237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2.2303307422183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2.174760590524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2.0920050408786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2.0372344597124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1.9827837067573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1.9286527820134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1.8748416854807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1.8213504171592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1.7681789770489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1.6890214947794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1.636649625197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1.5845975838258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1.5328653706659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1.4814529857171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11.4303604289795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11.3795877004531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11.3040282855595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11.2540551275611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11.2044017977738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11.1550682961978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11.1060546228329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11.0573607776793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11.0089867607368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10.9370254132191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10.8894509668046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10.8421963486013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10.7952615586091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10.7486465968282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10.7023514632585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10.6335084407998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10.5880128777581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10.5428371429275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10.4979812363081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10.4534451578999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10.4092289077029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10.3653324857171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10.3000875306344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10.2569906791765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10.2142136559299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10.1717564608944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10.1296190940701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10.0878015554571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10.0463038450552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9.98465695734831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9.94395881747439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9.90358050581166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9.8635220223601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9.82378336711978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9.78436454009062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9.74526554127266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9.68721672094169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9.64891729265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9.61093769257289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9.57327792070528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9.53593797704886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9.49891786160362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9.44398736633176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9.4077668214145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9.37186610470843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9.33628521621355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9.30102415592987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9.26608292385737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9.23146151999606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9.18012909210008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9.14630725876675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9.1128052536446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9.07962307673365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9.04676072803388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9.01421820754531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8.9819955152679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8.934261154747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8.90283803299842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8.87173473946021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8.84095127413318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8.81048763701734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8.78034382811269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8.7505198474192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8.70638355427502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8.67735914410954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8.64865456215524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8.62026980841214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8.59220488288022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8.5644597855595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8.53703451644996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8.49649629068164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8.46987059210008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8.44356472172971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8.4175786795705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8.39191246562254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8.36656607988574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8.32914617917652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8.30459936396769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8.28037237697006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8.25646521818361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8.23287788760835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8.20961038524429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8.18666271109141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8.15284087775808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8.13069277413318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8.10886449871946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8.08735605151694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8.06616743252561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8.04529864174547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8.02474967917652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7.99452591321907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7.97477652117809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7.95534695734831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7.93623722172971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7.917447314322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7.89897723512608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7.88082698414106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7.8542012855595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7.83685060510244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7.81981975285658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7.80310872882191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7.78671753299842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7.7706461653861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7.74713879186367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7.73186699477935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7.7169150259062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7.70228288524429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7.68797057279354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7.67397808855398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7.66030543252561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7.64039612637904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7.62752304087865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7.61496978358944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7.6027363545114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7.5908227536446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7.57922898098897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7.56795503654452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7.55164379777384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7.54116942385737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7.53101487815209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7.521180160658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7.5116652713751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7.50247021030339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7.49359497744287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7.48088180604807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7.47280614371552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7.46505030959417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7.457614303684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7.45049812598503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7.44370177649724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7.43722525522065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7.4281101512017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7.42243320045311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7.41707607791568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7.41203878358944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7.40732131747439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7.4029236795705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7.39692690061072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7.393328833234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7.39005059407013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7.38709218311663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7.38445360037431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7.38213484584318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7.38013591952325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7.37773720793932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7.37653785214736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7.37565832456659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7.37509862519701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3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3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3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3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3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3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3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3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3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3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3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3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3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3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3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3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3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3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3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3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3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3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3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3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3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3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3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3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3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3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3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3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3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3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3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3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3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3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3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3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3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3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3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3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3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3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3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3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3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3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3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3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3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3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3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3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3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3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3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3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3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3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3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3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3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3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3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3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3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3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3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3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3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3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3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3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3" table:end-column="1" table:end-row="65" table:end-table="3"/>
          <table:target-range-address table:start-column="0" table:start-row="1" table:start-table="3" table:end-column="1" table:end-row="66" table:end-table="3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3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3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3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3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3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3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3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3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3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3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3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3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3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3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3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3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3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3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3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3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3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3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3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3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3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3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3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3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3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3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3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3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3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3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3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3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3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3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3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3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3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3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3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3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3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3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3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3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3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3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3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3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3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3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3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3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3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3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3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3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3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3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3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3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3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3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3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3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3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3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3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3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3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3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3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3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3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3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3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3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3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3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3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3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3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3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3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3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3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3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3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3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3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3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3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3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3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3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3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3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3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3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3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3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3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3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3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3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3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3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3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3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3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3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3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3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3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3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3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3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3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3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3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3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3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3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3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3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3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3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3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3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3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3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3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3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3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3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3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3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3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3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3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3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3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3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3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3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3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3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3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3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3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3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3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3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3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3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3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3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3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3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3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3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3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3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3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3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3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3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3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3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3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3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3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3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3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3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3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3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3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3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3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3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3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3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3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3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3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3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3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3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3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3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3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3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3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3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3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3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3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3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3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3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3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3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3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3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3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3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3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3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3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3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3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3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3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3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3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3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3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3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3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3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3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3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3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3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3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3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3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3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3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3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3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3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3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3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3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3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3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3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3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3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3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3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3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3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3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3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3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3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3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3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3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3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3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3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3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3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3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3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3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3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3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3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3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3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3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3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3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3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3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3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3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3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3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3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3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3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3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3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3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3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3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3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3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  <table:cell-content-change table:id="ct4012">
          <table:cell-address table:column="1" table:row="27" table:table="1"/>
          <office:change-info>
            <dc:creator> </dc:creator>
            <dc:date>2011-04-22T20:52:50.62</dc:date>
          </office:change-info>
          <table:previous table:id="ct127">
            <table:change-track-table-cell table:cell-address="'Compute Times'.B28" table:formula="of:==ROUNDUP(SQRT([.B4]))" office:value-type="float" office:value="781"/>
          </table:previous>
        </table:cell-content-change>
        <table:cell-content-change table:id="ct4013">
          <table:cell-address table:column="1" table:row="28" table:table="1"/>
          <office:change-info>
            <dc:creator> </dc:creator>
            <dc:date>2011-04-22T20:54:28.25</dc:date>
          </office:change-info>
          <table:previous table:id="ct3398">
            <table:change-track-table-cell office:value-type="float" office:value="0.9"/>
          </table:previous>
        </table:cell-content-change>
        <table:cell-content-change table:id="ct4014">
          <table:cell-address table:column="1" table:row="28" table:table="1"/>
          <office:change-info>
            <dc:creator> </dc:creator>
            <dc:date>2011-04-22T20:54:40.77</dc:date>
          </office:change-info>
          <table:previous table:id="ct4013">
            <table:change-track-table-cell office:value-type="float" office:value="1"/>
          </table:previous>
        </table:cell-content-change>
        <table:cell-content-change table:id="ct4015">
          <table:cell-address table:column="1" table:row="28" table:table="1"/>
          <office:change-info>
            <dc:creator> </dc:creator>
            <dc:date>2011-04-22T20:54:52.83</dc:date>
          </office:change-info>
          <table:previous table:id="ct4014">
            <table:change-track-table-cell office:value-type="float" office:value="0.9"/>
          </table:previous>
        </table:cell-content-change>
        <table:cell-content-change table:id="ct4016">
          <table:cell-address table:column="1" table:row="28" table:table="1"/>
          <office:change-info>
            <dc:creator> </dc:creator>
            <dc:date>2011-04-22T20:55:06.40</dc:date>
          </office:change-info>
          <table:previous table:id="ct4015">
            <table:change-track-table-cell office:value-type="float" office:value="0.5"/>
          </table:previous>
        </table:cell-content-change>
        <table:cell-content-change table:id="ct4017">
          <table:cell-address table:column="1" table:row="28" table:table="1"/>
          <office:change-info>
            <dc:creator> </dc:creator>
            <dc:date>2011-04-22T20:55:14.33</dc:date>
          </office:change-info>
          <table:previous table:id="ct4016">
            <table:change-track-table-cell office:value-type="float" office:value="1.1"/>
          </table:previous>
        </table:cell-content-change>
        <table:cell-content-change table:id="ct4018">
          <table:cell-address table:column="1" table:row="28" table:table="1"/>
          <office:change-info>
            <dc:creator> </dc:creator>
            <dc:date>2011-04-22T20:55:30.79</dc:date>
          </office:change-info>
          <table:previous table:id="ct4017">
            <table:change-track-table-cell office:value-type="float" office:value="1.15"/>
          </table:previous>
        </table:cell-content-change>
        <table:insertion table:id="ct4019" table:type="table" table:position="4">
          <office:change-info>
            <dc:creator>aau </dc:creator>
            <dc:date>2012-12-21T22:15:22.75</dc:date>
          </office:change-info>
          <table:dependencies>
            <table:dependence table:id="ct4058"/>
            <table:dependence table:id="ct4057"/>
            <table:dependence table:id="ct4056"/>
            <table:dependence table:id="ct4055"/>
            <table:dependence table:id="ct4054"/>
            <table:dependence table:id="ct4053"/>
            <table:dependence table:id="ct4052"/>
            <table:dependence table:id="ct4051"/>
            <table:dependence table:id="ct4050"/>
            <table:dependence table:id="ct4049"/>
            <table:dependence table:id="ct4048"/>
            <table:dependence table:id="ct4047"/>
            <table:dependence table:id="ct4046"/>
            <table:dependence table:id="ct4045"/>
            <table:dependence table:id="ct4044"/>
            <table:dependence table:id="ct4043"/>
            <table:dependence table:id="ct4042"/>
            <table:dependence table:id="ct4041"/>
            <table:dependence table:id="ct4040"/>
            <table:dependence table:id="ct4039"/>
            <table:dependence table:id="ct4038"/>
            <table:dependence table:id="ct4037"/>
            <table:dependence table:id="ct4036"/>
            <table:dependence table:id="ct4035"/>
            <table:dependence table:id="ct4034"/>
            <table:dependence table:id="ct4033"/>
            <table:dependence table:id="ct4032"/>
            <table:dependence table:id="ct4031"/>
            <table:dependence table:id="ct4030"/>
            <table:dependence table:id="ct4029"/>
            <table:dependence table:id="ct4028"/>
            <table:dependence table:id="ct4027"/>
            <table:dependence table:id="ct4026"/>
            <table:dependence table:id="ct4025"/>
            <table:dependence table:id="ct4024"/>
            <table:dependence table:id="ct4023"/>
            <table:dependence table:id="ct4022"/>
            <table:dependence table:id="ct4021"/>
            <table:dependence table:id="ct4020"/>
          </table:dependencies>
        </table:insertion>
        <table:cell-content-change table:id="ct4020">
          <table:cell-address table:column="1" table:row="2" table:table="4"/>
          <office:change-info>
            <dc:creator>aau </dc:creator>
            <dc:date>2012-12-21T22:15:58.05</dc:date>
          </office:change-info>
          <table:previous>
            <table:change-track-table-cell/>
          </table:previous>
        </table:cell-content-change>
        <table:cell-content-change table:id="ct4021">
          <table:cell-address table:column="0" table:row="0" table:table="4"/>
          <office:change-info>
            <dc:creator>aau </dc:creator>
            <dc:date>2012-12-21T22:16:04.08</dc:date>
          </office:change-info>
          <table:previous>
            <table:change-track-table-cell/>
          </table:previous>
        </table:cell-content-change>
        <table:cell-content-change table:id="ct4022">
          <table:cell-address table:column="0" table:row="2" table:table="4"/>
          <office:change-info>
            <dc:creator>aau </dc:creator>
            <dc:date>2012-12-21T22:16:07.57</dc:date>
          </office:change-info>
          <table:previous>
            <table:change-track-table-cell/>
          </table:previous>
        </table:cell-content-change>
        <table:cell-content-change table:id="ct4023">
          <table:cell-address table:column="0" table:row="0" table:table="4"/>
          <office:change-info>
            <dc:creator>aau </dc:creator>
            <dc:date>2012-12-21T22:16:25.04</dc:date>
          </office:change-info>
          <table:previous table:id="ct4021">
            <table:change-track-table-cell office:value-type="string">
              <text:p>SDSS</text:p>
            </table:change-track-table-cell>
          </table:previous>
        </table:cell-content-change>
        <table:cell-content-change table:id="ct4024">
          <table:cell-address table:column="0" table:row="2" table:table="4"/>
          <office:change-info>
            <dc:creator>aau </dc:creator>
            <dc:date>2012-12-21T22:16:30.18</dc:date>
          </office:change-info>
          <table:previous table:id="ct4022">
            <table:change-track-table-cell office:value-type="string">
              <text:p>wave begin</text:p>
            </table:change-track-table-cell>
          </table:previous>
        </table:cell-content-change>
        <table:cell-content-change table:id="ct4025">
          <table:cell-address table:column="1" table:row="2" table:table="4"/>
          <office:change-info>
            <dc:creator>aau </dc:creator>
            <dc:date>2012-12-21T22:16:30.18</dc:date>
          </office:change-info>
          <table:previous table:id="ct4020">
            <table:change-track-table-cell office:value-type="float" office:value="3800"/>
          </table:previous>
        </table:cell-content-change>
        <table:cell-content-change table:id="ct4026">
          <table:cell-address table:column="0" table:row="2" table:table="4"/>
          <office:change-info>
            <dc:creator>aau </dc:creator>
            <dc:date>2012-12-21T22:16:36.09</dc:date>
          </office:change-info>
          <table:previous>
            <table:change-track-table-cell/>
          </table:previous>
        </table:cell-content-change>
        <table:cell-content-change table:id="ct4027">
          <table:cell-address table:column="1" table:row="2" table:table="4"/>
          <office:change-info>
            <dc:creator>aau </dc:creator>
            <dc:date>2012-12-21T22:16:40.60</dc:date>
          </office:change-info>
          <table:previous table:id="ct4025">
            <table:change-track-table-cell/>
          </table:previous>
        </table:cell-content-change>
        <table:cell-content-change table:id="ct4028">
          <table:cell-address table:column="2" table:row="2" table:table="4"/>
          <office:change-info>
            <dc:creator>aau </dc:creator>
            <dc:date>2012-12-21T22:16:44.59</dc:date>
          </office:change-info>
          <table:previous>
            <table:change-track-table-cell/>
          </table:previous>
        </table:cell-content-change>
        <table:cell-content-change table:id="ct4029">
          <table:cell-address table:column="1" table:row="2" table:table="4"/>
          <office:change-info>
            <dc:creator>aau </dc:creator>
            <dc:date>2012-12-21T22:16:47.79</dc:date>
          </office:change-info>
          <table:previous>
            <table:change-track-table-cell/>
          </table:previous>
        </table:cell-content-change>
        <table:cell-content-change table:id="ct4030">
          <table:cell-address table:column="2" table:row="2" table:table="4"/>
          <office:change-info>
            <dc:creator>aau </dc:creator>
            <dc:date>2012-12-21T22:16:59.34</dc:date>
          </office:change-info>
          <table:previous>
            <table:change-track-table-cell/>
          </table:previous>
        </table:cell-content-change>
        <table:cell-content-change table:id="ct4031">
          <table:cell-address table:column="4" table:row="2" table:table="4"/>
          <office:change-info>
            <dc:creator>aau </dc:creator>
            <dc:date>2012-12-21T22:17:03.12</dc:date>
          </office:change-info>
          <table:previous>
            <table:change-track-table-cell/>
          </table:previous>
        </table:cell-content-change>
        <table:cell-content-change table:id="ct4032">
          <table:cell-address table:column="4" table:row="2" table:table="4"/>
          <office:change-info>
            <dc:creator>aau </dc:creator>
            <dc:date>2012-12-21T22:17:09.36</dc:date>
          </office:change-info>
          <table:previous>
            <table:change-track-table-cell/>
          </table:previous>
        </table:cell-content-change>
        <table:cell-content-change table:id="ct4033">
          <table:cell-address table:column="0" table:row="3" table:table="4"/>
          <office:change-info>
            <dc:creator>aau </dc:creator>
            <dc:date>2012-12-21T22:17:12.80</dc:date>
          </office:change-info>
          <table:previous>
            <table:change-track-table-cell/>
          </table:previous>
        </table:cell-content-change>
        <table:cell-content-change table:id="ct4034">
          <table:cell-address table:column="1" table:row="3" table:table="4"/>
          <office:change-info>
            <dc:creator>aau </dc:creator>
            <dc:date>2012-12-21T22:17:15.77</dc:date>
          </office:change-info>
          <table:previous>
            <table:change-track-table-cell/>
          </table:previous>
        </table:cell-content-change>
        <table:cell-content-change table:id="ct4035">
          <table:cell-address table:column="2" table:row="3" table:table="4"/>
          <office:change-info>
            <dc:creator>aau </dc:creator>
            <dc:date>2012-12-21T22:17:18.75</dc:date>
          </office:change-info>
          <table:previous>
            <table:change-track-table-cell/>
          </table:previous>
        </table:cell-content-change>
        <table:cell-content-change table:id="ct4036">
          <table:cell-address table:column="4" table:row="3" table:table="4"/>
          <office:change-info>
            <dc:creator>aau </dc:creator>
            <dc:date>2012-12-21T22:17:28.19</dc:date>
          </office:change-info>
          <table:previous>
            <table:change-track-table-cell/>
          </table:previous>
        </table:cell-content-change>
        <table:movement table:id="ct4037">
          <table:source-range-address table:start-column="3" table:start-row="1" table:start-table="4" table:end-column="3" table:end-row="3" table:end-table="4"/>
          <table:target-range-address table:start-column="4" table:start-row="1" table:start-table="4" table:end-column="4" table:end-row="3" table:end-table="4"/>
          <office:change-info>
            <dc:creator>aau </dc:creator>
            <dc:date>2012-12-21T22:17:36.04</dc:date>
          </office:change-info>
          <table:dependencies>
            <table:dependence table:id="ct4044"/>
            <table:dependence table:id="ct4040"/>
            <table:dependence table:id="ct4039"/>
            <table:dependence table:id="ct4038"/>
          </table:dependencies>
        </table:movement>
        <table:cell-content-change table:id="ct4038">
          <table:cell-address table:column="3" table:row="2" table:table="4"/>
          <office:change-info>
            <dc:creator>aau </dc:creator>
            <dc:date>2012-12-21T22:17:38.47</dc:date>
          </office:change-info>
          <table:previous>
            <table:change-track-table-cell/>
          </table:previous>
        </table:cell-content-change>
        <table:cell-content-change table:id="ct4039">
          <table:cell-address table:column="3" table:row="2" table:table="4"/>
          <office:change-info>
            <dc:creator>aau </dc:creator>
            <dc:date>2012-12-21T22:17:43.28</dc:date>
          </office:change-info>
          <table:previous>
            <table:change-track-table-cell/>
          </table:previous>
        </table:cell-content-change>
        <table:cell-content-change table:id="ct4040">
          <table:cell-address table:column="3" table:row="3" table:table="4"/>
          <office:change-info>
            <dc:creator>aau </dc:creator>
            <dc:date>2012-12-21T22:17:49.83</dc:date>
          </office:change-info>
          <table:previous>
            <table:change-track-table-cell/>
          </table:previous>
        </table:cell-content-change>
        <table:cell-content-change table:id="ct4041">
          <table:cell-address table:column="5" table:row="2" table:table="4"/>
          <office:change-info>
            <dc:creator>aau </dc:creator>
            <dc:date>2012-12-21T22:18:02.63</dc:date>
          </office:change-info>
          <table:previous>
            <table:change-track-table-cell/>
          </table:previous>
        </table:cell-content-change>
        <table:cell-content-change table:id="ct4042">
          <table:cell-address table:column="5" table:row="2" table:table="4"/>
          <office:change-info>
            <dc:creator>aau </dc:creator>
            <dc:date>2012-12-21T22:18:07.88</dc:date>
          </office:change-info>
          <table:previous>
            <table:change-track-table-cell/>
          </table:previous>
        </table:cell-content-change>
        <table:cell-content-change table:id="ct4043">
          <table:cell-address table:column="5" table:row="3" table:table="4"/>
          <office:change-info>
            <dc:creator>aau </dc:creator>
            <dc:date>2012-12-21T22:18:12.77</dc:date>
          </office:change-info>
          <table:previous>
            <table:change-track-table-cell/>
          </table:previous>
        </table:cell-content-change>
        <table:movement table:id="ct4044">
          <table:source-range-address table:start-column="0" table:start-row="1" table:start-table="4" table:end-column="5" table:end-row="3" table:end-table="4"/>
          <table:target-range-address table:start-column="0" table:start-row="2" table:start-table="4" table:end-column="5" table:end-row="4" table:end-table="4"/>
          <office:change-info>
            <dc:creator>aau </dc:creator>
            <dc:date>2012-12-21T22:18:38.05</dc:date>
          </office:change-info>
          <table:dependencies>
            <table:dependence table:id="ct4046"/>
            <table:dependence table:id="ct4045"/>
          </table:dependencies>
          <table:deletions>
            <table:cell-content-deletion table:id="ct4043">
              <table:change-track-table-cell table:cell-address="wavelengths.F4" table:formula="of:=[.D4]/[.E4]" office:value-type="float" office:value="1.38461538461538"/>
            </table:cell-content-deletion>
            <table:cell-content-deletion table:id="ct4042">
              <table:change-track-table-cell table:cell-address="wavelengths.F3" table:formula="of:=[.D3]/[.E3]" office:value-type="float" office:value="0"/>
            </table:cell-content-deletion>
            <table:cell-content-deletion table:id="ct4040">
              <table:change-track-table-cell table:cell-address="wavelengths.D4" table:formula="of:=[.C4]-[.B4]" office:value-type="float" office:value="5400"/>
            </table:cell-content-deletion>
            <table:cell-content-deletion table:id="ct4039">
              <table:change-track-table-cell table:cell-address="wavelengths.D3" table:formula="of:=[.C3]-[.B3]" office:value-type="float" office:value="0"/>
            </table:cell-content-deletion>
            <table:cell-content-deletion table:id="ct4036">
              <table:change-track-table-cell office:value-type="float" office:value="4700"/>
            </table:cell-content-deletion>
            <table:cell-content-deletion table:id="ct4035">
              <table:change-track-table-cell office:value-type="float" office:value="10400"/>
            </table:cell-content-deletion>
            <table:cell-content-deletion table:id="ct4034">
              <table:change-track-table-cell office:value-type="float" office:value="3650"/>
            </table:cell-content-deletion>
            <table:cell-content-deletion table:id="ct4033">
              <table:change-track-table-cell office:value-type="string">
                <text:p>BOSS</text:p>
              </table:change-track-table-cell>
            </table:cell-content-deletion>
            <table:cell-content-deletion table:id="ct4032">
              <table:change-track-table-cell office:value-type="float" office:value="3900"/>
            </table:cell-content-deletion>
            <table:cell-content-deletion table:id="ct4030">
              <table:change-track-table-cell office:value-type="float" office:value="9200"/>
            </table:cell-content-deletion>
            <table:cell-content-deletion table:id="ct4029">
              <table:change-track-table-cell office:value-type="float" office:value="3800"/>
            </table:cell-content-deletion>
            <table:cell-content-deletion table:id="ct4026">
              <table:change-track-table-cell office:value-type="string">
                <text:p>SDSS</text:p>
              </table:change-track-table-cell>
            </table:cell-content-deletion>
          </table:deletions>
        </table:movement>
        <table:cell-content-change table:id="ct4045">
          <table:cell-address table:column="4" table:row="2" table:table="4"/>
          <office:change-info>
            <dc:creator>aau </dc:creator>
            <dc:date>2012-12-21T22:18:57.08</dc:date>
          </office:change-info>
          <table:previous table:id="ct4031">
            <table:change-track-table-cell office:value-type="string">
              <text:p>num samples</text:p>
            </table:change-track-table-cell>
          </table:previous>
        </table:cell-content-change>
        <table:cell-content-change table:id="ct4046">
          <table:cell-address table:column="5" table:row="2" table:table="4"/>
          <office:change-info>
            <dc:creator>aau </dc:creator>
            <dc:date>2012-12-21T22:19:01.57</dc:date>
          </office:change-info>
          <table:previous table:id="ct4041">
            <table:change-track-table-cell office:value-type="string">
              <text:p>Angstöm/sample</text:p>
            </table:change-track-table-cell>
          </table:previous>
        </table:cell-content-change>
        <table:cell-content-change table:id="ct4047">
          <table:cell-address table:column="6" table:row="2" table:table="4"/>
          <office:change-info>
            <dc:creator>aau </dc:creator>
            <dc:date>2012-12-21T22:19:31.62</dc:date>
          </office:change-info>
          <table:previous>
            <table:change-track-table-cell/>
          </table:previous>
        </table:cell-content-change>
        <table:cell-content-change table:id="ct4048">
          <table:cell-address table:column="6" table:row="3" table:table="4"/>
          <office:change-info>
            <dc:creator>aau </dc:creator>
            <dc:date>2012-12-21T22:19:33.41</dc:date>
          </office:change-info>
          <table:previous>
            <table:change-track-table-cell/>
          </table:previous>
        </table:cell-content-change>
        <table:cell-content-change table:id="ct4049">
          <table:cell-address table:column="6" table:row="4" table:table="4"/>
          <office:change-info>
            <dc:creator>aau </dc:creator>
            <dc:date>2012-12-21T22:19:34.11</dc:date>
          </office:change-info>
          <table:previous>
            <table:change-track-table-cell/>
          </table:previous>
        </table:cell-content-change>
        <table:cell-content-change table:id="ct4050">
          <table:cell-address table:column="7" table:row="3" table:table="4"/>
          <office:change-info>
            <dc:creator>aau </dc:creator>
            <dc:date>2012-12-21T22:19:50.60</dc:date>
          </office:change-info>
          <table:previous>
            <table:change-track-table-cell/>
          </table:previous>
        </table:cell-content-change>
        <table:cell-content-change table:id="ct4051">
          <table:cell-address table:column="7" table:row="4" table:table="4"/>
          <office:change-info>
            <dc:creator>aau </dc:creator>
            <dc:date>2012-12-21T22:19:56.04</dc:date>
          </office:change-info>
          <table:previous>
            <table:change-track-table-cell/>
          </table:previous>
        </table:cell-content-change>
        <table:cell-content-change table:id="ct4052">
          <table:cell-address table:column="7" table:row="2" table:table="4"/>
          <office:change-info>
            <dc:creator>aau </dc:creator>
            <dc:date>2012-12-21T22:20:11.77</dc:date>
          </office:change-info>
          <table:previous>
            <table:change-track-table-cell/>
          </table:previous>
        </table:cell-content-change>
        <table:cell-content-change table:id="ct4053">
          <table:cell-address table:column="0" table:row="9" table:table="4"/>
          <office:change-info>
            <dc:creator>aau </dc:creator>
            <dc:date>2012-12-21T22:35:14.28</dc:date>
          </office:change-info>
          <table:previous>
            <table:change-track-table-cell/>
          </table:previous>
        </table:cell-content-change>
        <table:cell-content-change table:id="ct4054">
          <table:cell-address table:column="0" table:row="9" table:table="4"/>
          <office:change-info>
            <dc:creator>aau </dc:creator>
            <dc:date>2012-12-21T22:35:28.77</dc:date>
          </office:change-info>
          <table:previous table:id="ct4053">
            <table:change-track-table-cell table:cell-address="wavelengths.A10" table:formula="of:=([.B4]-[.B5])/[.F5]*[.G5]" office:value-type="float" office:value="835.555555555556"/>
          </table:previous>
        </table:cell-content-change>
        <table:cell-content-change table:id="ct4055">
          <table:cell-address table:column="0" table:row="8" table:table="4"/>
          <office:change-info>
            <dc:creator>aau </dc:creator>
            <dc:date>2012-12-21T22:36:55.16</dc:date>
          </office:change-info>
          <table:previous>
            <table:change-track-table-cell/>
          </table:previous>
        </table:cell-content-change>
        <table:movement table:id="ct4056">
          <table:source-range-address table:start-column="8" table:start-row="2" table:start-table="4" table:end-column="8" table:end-row="3" table:end-table="4"/>
          <table:target-range-address table:start-column="0" table:start-row="8" table:start-table="4" table:end-column="0" table:end-row="9" table:end-table="4"/>
          <office:change-info>
            <dc:creator>aau </dc:creator>
            <dc:date>2012-12-21T22:37:01.80</dc:date>
          </office:change-info>
        </table:movement>
        <table:cell-content-change table:id="ct4057">
          <table:cell-address table:column="0" table:row="9" table:table="4"/>
          <office:change-info>
            <dc:creator>aau </dc:creator>
            <dc:date>2012-12-22T10:40:55.67</dc:date>
          </office:change-info>
          <table:previous table:id="ct4054">
            <table:change-track-table-cell table:cell-address="wavelengths.A10" table:formula="of:=([.B4]-[.B5])/([.F5]*[.G5])" office:value-type="float" office:value="13.0555555555556"/>
          </table:previous>
        </table:cell-content-change>
        <table:cell-content-change table:id="ct4058">
          <table:cell-address table:column="0" table:row="9" table:table="4"/>
          <office:change-info>
            <dc:creator>aau </dc:creator>
            <dc:date>2012-12-22T10:41:09.26</dc:date>
          </office:change-info>
          <table:previous table:id="ct4057">
            <table:change-track-table-cell table:cell-address="wavelengths.A10" table:formula="of:=(10400)/([.F5]*[.G5])" office:value-type="float" office:value="905.185185185185"/>
          </table:previous>
        </table:cell-content-change>
        <table:insertion table:id="ct4059" table:type="table" table:position="2">
          <office:change-info>
            <dc:creator>aau </dc:creator>
            <dc:date>2013-08-25T09:56:12.61</dc:date>
          </office:change-info>
          <table:dependencies>
            <table:dependence table:id="ct4783"/>
            <table:dependence table:id="ct4782"/>
            <table:dependence table:id="ct4781"/>
            <table:dependence table:id="ct4780"/>
            <table:dependence table:id="ct4779"/>
            <table:dependence table:id="ct4778"/>
            <table:dependence table:id="ct4777"/>
            <table:dependence table:id="ct4776"/>
            <table:dependence table:id="ct4775"/>
            <table:dependence table:id="ct4774"/>
            <table:dependence table:id="ct4773"/>
            <table:dependence table:id="ct4772"/>
            <table:dependence table:id="ct4771"/>
            <table:dependence table:id="ct4770"/>
            <table:dependence table:id="ct4769"/>
            <table:dependence table:id="ct4768"/>
            <table:dependence table:id="ct4767"/>
            <table:dependence table:id="ct4766"/>
            <table:dependence table:id="ct4765"/>
            <table:dependence table:id="ct4764"/>
            <table:dependence table:id="ct4763"/>
            <table:dependence table:id="ct4762"/>
            <table:dependence table:id="ct4761"/>
            <table:dependence table:id="ct4760"/>
            <table:dependence table:id="ct4759"/>
            <table:dependence table:id="ct4758"/>
            <table:dependence table:id="ct4757"/>
            <table:dependence table:id="ct4756"/>
            <table:dependence table:id="ct4755"/>
            <table:dependence table:id="ct4754"/>
            <table:dependence table:id="ct4753"/>
            <table:dependence table:id="ct4752"/>
            <table:dependence table:id="ct4751"/>
            <table:dependence table:id="ct4750"/>
            <table:dependence table:id="ct4749"/>
            <table:dependence table:id="ct4748"/>
            <table:dependence table:id="ct4747"/>
            <table:dependence table:id="ct4746"/>
            <table:dependence table:id="ct4745"/>
            <table:dependence table:id="ct4744"/>
            <table:dependence table:id="ct4743"/>
            <table:dependence table:id="ct4742"/>
            <table:dependence table:id="ct4741"/>
            <table:dependence table:id="ct4740"/>
            <table:dependence table:id="ct4739"/>
            <table:dependence table:id="ct4738"/>
            <table:dependence table:id="ct4737"/>
            <table:dependence table:id="ct4736"/>
            <table:dependence table:id="ct4735"/>
            <table:dependence table:id="ct4734"/>
            <table:dependence table:id="ct4733"/>
            <table:dependence table:id="ct4732"/>
            <table:dependence table:id="ct4731"/>
            <table:dependence table:id="ct4730"/>
            <table:dependence table:id="ct4729"/>
            <table:dependence table:id="ct4728"/>
            <table:dependence table:id="ct4727"/>
            <table:dependence table:id="ct4726"/>
            <table:dependence table:id="ct4725"/>
            <table:dependence table:id="ct4724"/>
            <table:dependence table:id="ct4723"/>
            <table:dependence table:id="ct4722"/>
            <table:dependence table:id="ct4721"/>
            <table:dependence table:id="ct4720"/>
            <table:dependence table:id="ct4719"/>
            <table:dependence table:id="ct4718"/>
            <table:dependence table:id="ct4717"/>
            <table:dependence table:id="ct4716"/>
            <table:dependence table:id="ct4715"/>
            <table:dependence table:id="ct4714"/>
            <table:dependence table:id="ct4713"/>
            <table:dependence table:id="ct4712"/>
            <table:dependence table:id="ct4711"/>
            <table:dependence table:id="ct4710"/>
            <table:dependence table:id="ct4709"/>
            <table:dependence table:id="ct4708"/>
            <table:dependence table:id="ct4707"/>
            <table:dependence table:id="ct4706"/>
            <table:dependence table:id="ct4705"/>
            <table:dependence table:id="ct4704"/>
            <table:dependence table:id="ct4703"/>
            <table:dependence table:id="ct4702"/>
            <table:dependence table:id="ct4701"/>
            <table:dependence table:id="ct4700"/>
            <table:dependence table:id="ct4699"/>
            <table:dependence table:id="ct4698"/>
            <table:dependence table:id="ct4697"/>
            <table:dependence table:id="ct4696"/>
            <table:dependence table:id="ct4695"/>
            <table:dependence table:id="ct4694"/>
            <table:dependence table:id="ct4693"/>
            <table:dependence table:id="ct4692"/>
            <table:dependence table:id="ct4691"/>
            <table:dependence table:id="ct4690"/>
            <table:dependence table:id="ct4689"/>
            <table:dependence table:id="ct4688"/>
            <table:dependence table:id="ct4687"/>
            <table:dependence table:id="ct4686"/>
            <table:dependence table:id="ct4685"/>
            <table:dependence table:id="ct4684"/>
            <table:dependence table:id="ct4683"/>
            <table:dependence table:id="ct4682"/>
            <table:dependence table:id="ct4681"/>
            <table:dependence table:id="ct4680"/>
            <table:dependence table:id="ct4679"/>
            <table:dependence table:id="ct4678"/>
            <table:dependence table:id="ct4677"/>
            <table:dependence table:id="ct4676"/>
            <table:dependence table:id="ct4675"/>
            <table:dependence table:id="ct4674"/>
            <table:dependence table:id="ct4673"/>
            <table:dependence table:id="ct4672"/>
            <table:dependence table:id="ct4671"/>
            <table:dependence table:id="ct4670"/>
            <table:dependence table:id="ct4669"/>
            <table:dependence table:id="ct4668"/>
            <table:dependence table:id="ct4667"/>
            <table:dependence table:id="ct4666"/>
            <table:dependence table:id="ct4665"/>
            <table:dependence table:id="ct4664"/>
            <table:dependence table:id="ct4663"/>
            <table:dependence table:id="ct4662"/>
            <table:dependence table:id="ct4661"/>
            <table:dependence table:id="ct4660"/>
            <table:dependence table:id="ct4659"/>
            <table:dependence table:id="ct4658"/>
            <table:dependence table:id="ct4657"/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36"/>
            <table:dependence table:id="ct4635"/>
            <table:dependence table:id="ct4634"/>
            <table:dependence table:id="ct4633"/>
            <table:dependence table:id="ct4632"/>
            <table:dependence table:id="ct4631"/>
            <table:dependence table:id="ct4630"/>
            <table:dependence table:id="ct4629"/>
            <table:dependence table:id="ct4628"/>
            <table:dependence table:id="ct4627"/>
            <table:dependence table:id="ct4626"/>
            <table:dependence table:id="ct4625"/>
            <table:dependence table:id="ct4624"/>
            <table:dependence table:id="ct4623"/>
            <table:dependence table:id="ct4622"/>
            <table:dependence table:id="ct4621"/>
            <table:dependence table:id="ct4620"/>
            <table:dependence table:id="ct4619"/>
            <table:dependence table:id="ct4618"/>
            <table:dependence table:id="ct4617"/>
            <table:dependence table:id="ct4616"/>
            <table:dependence table:id="ct4615"/>
            <table:dependence table:id="ct4614"/>
            <table:dependence table:id="ct4613"/>
            <table:dependence table:id="ct4612"/>
            <table:dependence table:id="ct4611"/>
            <table:dependence table:id="ct4610"/>
            <table:dependence table:id="ct4609"/>
            <table:dependence table:id="ct4608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587"/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  <table:dependence table:id="ct4577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  <table:dependence table:id="ct4568"/>
            <table:dependence table:id="ct4567"/>
            <table:dependence table:id="ct4566"/>
            <table:dependence table:id="ct4565"/>
            <table:dependence table:id="ct4564"/>
            <table:dependence table:id="ct4563"/>
            <table:dependence table:id="ct4562"/>
            <table:dependence table:id="ct4561"/>
            <table:dependence table:id="ct4560"/>
            <table:dependence table:id="ct4559"/>
            <table:dependence table:id="ct4558"/>
            <table:dependence table:id="ct4557"/>
            <table:dependence table:id="ct4556"/>
            <table:dependence table:id="ct4555"/>
            <table:dependence table:id="ct4554"/>
            <table:dependence table:id="ct4553"/>
            <table:dependence table:id="ct4552"/>
            <table:dependence table:id="ct4551"/>
            <table:dependence table:id="ct4550"/>
            <table:dependence table:id="ct4549"/>
            <table:dependence table:id="ct4548"/>
            <table:dependence table:id="ct4547"/>
            <table:dependence table:id="ct4546"/>
            <table:dependence table:id="ct4545"/>
            <table:dependence table:id="ct4544"/>
            <table:dependence table:id="ct4543"/>
            <table:dependence table:id="ct4542"/>
            <table:dependence table:id="ct4541"/>
            <table:dependence table:id="ct4540"/>
            <table:dependence table:id="ct4539"/>
            <table:dependence table:id="ct4538"/>
            <table:dependence table:id="ct4537"/>
            <table:dependence table:id="ct4536"/>
            <table:dependence table:id="ct4535"/>
            <table:dependence table:id="ct4534"/>
            <table:dependence table:id="ct4533"/>
            <table:dependence table:id="ct4532"/>
            <table:dependence table:id="ct4531"/>
            <table:dependence table:id="ct4530"/>
            <table:dependence table:id="ct4529"/>
            <table:dependence table:id="ct4528"/>
            <table:dependence table:id="ct4527"/>
            <table:dependence table:id="ct4526"/>
            <table:dependence table:id="ct4525"/>
            <table:dependence table:id="ct4524"/>
            <table:dependence table:id="ct4523"/>
            <table:dependence table:id="ct4522"/>
            <table:dependence table:id="ct4521"/>
            <table:dependence table:id="ct4520"/>
            <table:dependence table:id="ct4519"/>
            <table:dependence table:id="ct4518"/>
            <table:dependence table:id="ct4517"/>
            <table:dependence table:id="ct4516"/>
            <table:dependence table:id="ct4515"/>
            <table:dependence table:id="ct4514"/>
            <table:dependence table:id="ct4513"/>
            <table:dependence table:id="ct4512"/>
            <table:dependence table:id="ct4511"/>
            <table:dependence table:id="ct4510"/>
            <table:dependence table:id="ct4509"/>
            <table:dependence table:id="ct4508"/>
            <table:dependence table:id="ct4507"/>
            <table:dependence table:id="ct4506"/>
            <table:dependence table:id="ct4505"/>
            <table:dependence table:id="ct4504"/>
            <table:dependence table:id="ct4503"/>
            <table:dependence table:id="ct4502"/>
            <table:dependence table:id="ct4501"/>
            <table:dependence table:id="ct4500"/>
            <table:dependence table:id="ct4499"/>
            <table:dependence table:id="ct4498"/>
            <table:dependence table:id="ct4497"/>
            <table:dependence table:id="ct4496"/>
            <table:dependence table:id="ct4495"/>
            <table:dependence table:id="ct4494"/>
            <table:dependence table:id="ct4493"/>
            <table:dependence table:id="ct4492"/>
            <table:dependence table:id="ct4491"/>
            <table:dependence table:id="ct4490"/>
            <table:dependence table:id="ct4489"/>
            <table:dependence table:id="ct4488"/>
            <table:dependence table:id="ct4487"/>
            <table:dependence table:id="ct4486"/>
            <table:dependence table:id="ct4485"/>
            <table:dependence table:id="ct4484"/>
            <table:dependence table:id="ct4483"/>
            <table:dependence table:id="ct4482"/>
            <table:dependence table:id="ct4481"/>
            <table:dependence table:id="ct4480"/>
            <table:dependence table:id="ct4479"/>
            <table:dependence table:id="ct4478"/>
            <table:dependence table:id="ct4477"/>
            <table:dependence table:id="ct4476"/>
            <table:dependence table:id="ct4475"/>
            <table:dependence table:id="ct4474"/>
            <table:dependence table:id="ct4473"/>
            <table:dependence table:id="ct4472"/>
            <table:dependence table:id="ct4471"/>
            <table:dependence table:id="ct4470"/>
            <table:dependence table:id="ct4469"/>
            <table:dependence table:id="ct4468"/>
            <table:dependence table:id="ct4467"/>
            <table:dependence table:id="ct4466"/>
            <table:dependence table:id="ct4465"/>
            <table:dependence table:id="ct4464"/>
            <table:dependence table:id="ct4463"/>
            <table:dependence table:id="ct4462"/>
            <table:dependence table:id="ct4461"/>
            <table:dependence table:id="ct4460"/>
            <table:dependence table:id="ct4459"/>
            <table:dependence table:id="ct4458"/>
            <table:dependence table:id="ct4457"/>
            <table:dependence table:id="ct4456"/>
            <table:dependence table:id="ct4455"/>
            <table:dependence table:id="ct4454"/>
            <table:dependence table:id="ct4453"/>
            <table:dependence table:id="ct4452"/>
            <table:dependence table:id="ct4451"/>
            <table:dependence table:id="ct4450"/>
            <table:dependence table:id="ct4449"/>
            <table:dependence table:id="ct4448"/>
            <table:dependence table:id="ct4447"/>
            <table:dependence table:id="ct4446"/>
            <table:dependence table:id="ct4445"/>
            <table:dependence table:id="ct4444"/>
            <table:dependence table:id="ct4443"/>
            <table:dependence table:id="ct4442"/>
            <table:dependence table:id="ct4441"/>
            <table:dependence table:id="ct4440"/>
            <table:dependence table:id="ct4439"/>
            <table:dependence table:id="ct4438"/>
            <table:dependence table:id="ct4437"/>
            <table:dependence table:id="ct4436"/>
            <table:dependence table:id="ct4435"/>
            <table:dependence table:id="ct4434"/>
            <table:dependence table:id="ct4433"/>
            <table:dependence table:id="ct4432"/>
            <table:dependence table:id="ct4431"/>
            <table:dependence table:id="ct4430"/>
            <table:dependence table:id="ct4429"/>
            <table:dependence table:id="ct4428"/>
            <table:dependence table:id="ct4427"/>
            <table:dependence table:id="ct4426"/>
            <table:dependence table:id="ct4425"/>
            <table:dependence table:id="ct4424"/>
            <table:dependence table:id="ct4423"/>
            <table:dependence table:id="ct4422"/>
            <table:dependence table:id="ct4421"/>
            <table:dependence table:id="ct4420"/>
            <table:dependence table:id="ct4419"/>
            <table:dependence table:id="ct4418"/>
            <table:dependence table:id="ct4417"/>
            <table:dependence table:id="ct4416"/>
            <table:dependence table:id="ct4415"/>
            <table:dependence table:id="ct4414"/>
            <table:dependence table:id="ct4413"/>
            <table:dependence table:id="ct4412"/>
            <table:dependence table:id="ct4411"/>
            <table:dependence table:id="ct4410"/>
            <table:dependence table:id="ct4409"/>
            <table:dependence table:id="ct4408"/>
            <table:dependence table:id="ct4407"/>
            <table:dependence table:id="ct4406"/>
            <table:dependence table:id="ct4405"/>
            <table:dependence table:id="ct4404"/>
            <table:dependence table:id="ct4403"/>
            <table:dependence table:id="ct4402"/>
            <table:dependence table:id="ct4401"/>
            <table:dependence table:id="ct4400"/>
            <table:dependence table:id="ct4399"/>
            <table:dependence table:id="ct4398"/>
            <table:dependence table:id="ct4397"/>
            <table:dependence table:id="ct4396"/>
            <table:dependence table:id="ct4395"/>
            <table:dependence table:id="ct4394"/>
            <table:dependence table:id="ct4393"/>
            <table:dependence table:id="ct4392"/>
            <table:dependence table:id="ct4391"/>
            <table:dependence table:id="ct4390"/>
            <table:dependence table:id="ct4389"/>
            <table:dependence table:id="ct4388"/>
            <table:dependence table:id="ct4387"/>
            <table:dependence table:id="ct4386"/>
            <table:dependence table:id="ct4385"/>
            <table:dependence table:id="ct4384"/>
            <table:dependence table:id="ct4383"/>
            <table:dependence table:id="ct4382"/>
            <table:dependence table:id="ct4381"/>
            <table:dependence table:id="ct4380"/>
            <table:dependence table:id="ct4379"/>
            <table:dependence table:id="ct4378"/>
            <table:dependence table:id="ct4377"/>
            <table:dependence table:id="ct4376"/>
            <table:dependence table:id="ct4375"/>
            <table:dependence table:id="ct4374"/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339"/>
            <table:dependence table:id="ct4338"/>
            <table:dependence table:id="ct4337"/>
            <table:dependence table:id="ct4336"/>
            <table:dependence table:id="ct4335"/>
            <table:dependence table:id="ct4334"/>
            <table:dependence table:id="ct4333"/>
            <table:dependence table:id="ct4332"/>
            <table:dependence table:id="ct4331"/>
            <table:dependence table:id="ct4330"/>
            <table:dependence table:id="ct4329"/>
            <table:dependence table:id="ct4328"/>
            <table:dependence table:id="ct4327"/>
            <table:dependence table:id="ct4326"/>
            <table:dependence table:id="ct4325"/>
            <table:dependence table:id="ct4324"/>
            <table:dependence table:id="ct4323"/>
            <table:dependence table:id="ct4322"/>
            <table:dependence table:id="ct4321"/>
            <table:dependence table:id="ct4320"/>
            <table:dependence table:id="ct4319"/>
            <table:dependence table:id="ct4318"/>
            <table:dependence table:id="ct4317"/>
            <table:dependence table:id="ct4316"/>
            <table:dependence table:id="ct4315"/>
            <table:dependence table:id="ct4314"/>
            <table:dependence table:id="ct4313"/>
            <table:dependence table:id="ct4312"/>
            <table:dependence table:id="ct4311"/>
            <table:dependence table:id="ct4310"/>
            <table:dependence table:id="ct4309"/>
            <table:dependence table:id="ct4308"/>
            <table:dependence table:id="ct4307"/>
            <table:dependence table:id="ct4306"/>
            <table:dependence table:id="ct4305"/>
            <table:dependence table:id="ct4304"/>
            <table:dependence table:id="ct4303"/>
            <table:dependence table:id="ct4302"/>
            <table:dependence table:id="ct4301"/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292"/>
            <table:dependence table:id="ct4291"/>
            <table:dependence table:id="ct4290"/>
            <table:dependence table:id="ct4289"/>
            <table:dependence table:id="ct4288"/>
            <table:dependence table:id="ct4287"/>
            <table:dependence table:id="ct4286"/>
            <table:dependence table:id="ct4285"/>
            <table:dependence table:id="ct4284"/>
            <table:dependence table:id="ct4283"/>
            <table:dependence table:id="ct4282"/>
            <table:dependence table:id="ct4281"/>
            <table:dependence table:id="ct4280"/>
            <table:dependence table:id="ct4279"/>
            <table:dependence table:id="ct4278"/>
            <table:dependence table:id="ct4277"/>
            <table:dependence table:id="ct4276"/>
            <table:dependence table:id="ct4275"/>
            <table:dependence table:id="ct4274"/>
            <table:dependence table:id="ct4273"/>
            <table:dependence table:id="ct4272"/>
            <table:dependence table:id="ct4271"/>
            <table:dependence table:id="ct4270"/>
            <table:dependence table:id="ct4269"/>
            <table:dependence table:id="ct4268"/>
            <table:dependence table:id="ct4267"/>
            <table:dependence table:id="ct4266"/>
            <table:dependence table:id="ct4265"/>
            <table:dependence table:id="ct4264"/>
            <table:dependence table:id="ct4263"/>
            <table:dependence table:id="ct4262"/>
            <table:dependence table:id="ct4261"/>
            <table:dependence table:id="ct4260"/>
            <table:dependence table:id="ct4259"/>
            <table:dependence table:id="ct4258"/>
            <table:dependence table:id="ct4257"/>
            <table:dependence table:id="ct4256"/>
            <table:dependence table:id="ct4255"/>
            <table:dependence table:id="ct4254"/>
            <table:dependence table:id="ct4253"/>
            <table:dependence table:id="ct4252"/>
            <table:dependence table:id="ct4251"/>
            <table:dependence table:id="ct4250"/>
            <table:dependence table:id="ct4249"/>
            <table:dependence table:id="ct4248"/>
            <table:dependence table:id="ct4247"/>
            <table:dependence table:id="ct4246"/>
            <table:dependence table:id="ct4245"/>
            <table:dependence table:id="ct4244"/>
            <table:dependence table:id="ct4243"/>
            <table:dependence table:id="ct4242"/>
            <table:dependence table:id="ct4241"/>
            <table:dependence table:id="ct4230"/>
            <table:dependence table:id="ct4229"/>
            <table:dependence table:id="ct4228"/>
            <table:dependence table:id="ct4227"/>
            <table:dependence table:id="ct4226"/>
            <table:dependence table:id="ct4225"/>
            <table:dependence table:id="ct4224"/>
            <table:dependence table:id="ct4223"/>
            <table:dependence table:id="ct4222"/>
            <table:dependence table:id="ct4221"/>
            <table:dependence table:id="ct4220"/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214"/>
            <table:dependence table:id="ct4213"/>
            <table:dependence table:id="ct4212"/>
            <table:dependence table:id="ct4211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88"/>
            <table:dependence table:id="ct4187"/>
            <table:dependence table:id="ct4186"/>
            <table:dependence table:id="ct4185"/>
            <table:dependence table:id="ct4184"/>
            <table:dependence table:id="ct4183"/>
            <table:dependence table:id="ct4182"/>
            <table:dependence table:id="ct4181"/>
            <table:dependence table:id="ct4180"/>
            <table:dependence table:id="ct4179"/>
            <table:dependence table:id="ct4178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58"/>
            <table:dependence table:id="ct4157"/>
            <table:dependence table:id="ct4156"/>
            <table:dependence table:id="ct4155"/>
            <table:dependence table:id="ct4154"/>
            <table:dependence table:id="ct4153"/>
            <table:dependence table:id="ct4152"/>
            <table:dependence table:id="ct4151"/>
            <table:dependence table:id="ct4150"/>
            <table:dependence table:id="ct4149"/>
            <table:dependence table:id="ct4148"/>
            <table:dependence table:id="ct4147"/>
            <table:dependence table:id="ct4146"/>
            <table:dependence table:id="ct4145"/>
            <table:dependence table:id="ct4144"/>
            <table:dependence table:id="ct4143"/>
            <table:dependence table:id="ct4142"/>
            <table:dependence table:id="ct4141"/>
            <table:dependence table:id="ct4140"/>
            <table:dependence table:id="ct4139"/>
            <table:dependence table:id="ct4138"/>
            <table:dependence table:id="ct4137"/>
            <table:dependence table:id="ct4136"/>
            <table:dependence table:id="ct4135"/>
            <table:dependence table:id="ct4134"/>
            <table:dependence table:id="ct4133"/>
            <table:dependence table:id="ct4132"/>
            <table:dependence table:id="ct4131"/>
            <table:dependence table:id="ct4129"/>
            <table:dependence table:id="ct4128"/>
            <table:dependence table:id="ct4127"/>
            <table:dependence table:id="ct4126"/>
            <table:dependence table:id="ct4125"/>
            <table:dependence table:id="ct4124"/>
            <table:dependence table:id="ct4123"/>
            <table:dependence table:id="ct4122"/>
            <table:dependence table:id="ct4121"/>
            <table:dependence table:id="ct4120"/>
            <table:dependence table:id="ct4119"/>
            <table:dependence table:id="ct4118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  <table:dependence table:id="ct4088"/>
            <table:dependence table:id="ct4087"/>
            <table:dependence table:id="ct4086"/>
            <table:dependence table:id="ct4085"/>
            <table:dependence table:id="ct4084"/>
            <table:dependence table:id="ct4083"/>
            <table:dependence table:id="ct4082"/>
            <table:dependence table:id="ct4081"/>
            <table:dependence table:id="ct4080"/>
            <table:dependence table:id="ct4079"/>
            <table:dependence table:id="ct4078"/>
            <table:dependence table:id="ct4077"/>
            <table:dependence table:id="ct4076"/>
            <table:dependence table:id="ct4075"/>
            <table:dependence table:id="ct4074"/>
            <table:dependence table:id="ct4073"/>
            <table:dependence table:id="ct4072"/>
            <table:dependence table:id="ct4071"/>
            <table:dependence table:id="ct4070"/>
            <table:dependence table:id="ct4069"/>
            <table:dependence table:id="ct4068"/>
            <table:dependence table:id="ct4067"/>
            <table:dependence table:id="ct4066"/>
            <table:dependence table:id="ct4065"/>
            <table:dependence table:id="ct4064"/>
            <table:dependence table:id="ct4063"/>
            <table:dependence table:id="ct4062"/>
            <table:dependence table:id="ct4061"/>
            <table:dependence table:id="ct4060"/>
          </table:dependencies>
        </table:insertion>
        <table:cell-content-change table:id="ct4060">
          <table:cell-address table:column="0" table:row="0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1">
          <table:cell-address table:column="0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2">
          <table:cell-address table:column="0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3">
          <table:cell-address table:column="0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4">
          <table:cell-address table:column="0" table:row="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5">
          <table:cell-address table:column="0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6">
          <table:cell-address table:column="0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7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8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9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0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1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2">
          <table:cell-address table:column="0" table:row="1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3">
          <table:cell-address table:column="0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4">
          <table:cell-address table:column="0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5">
          <table:cell-address table:column="0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6">
          <table:cell-address table:column="0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7">
          <table:cell-address table:column="0" table:row="2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8">
          <table:cell-address table:column="0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9">
          <table:cell-address table:column="0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0">
          <table:cell-address table:column="0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1">
          <table:cell-address table:column="0" table:row="2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2">
          <table:cell-address table:column="0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3">
          <table:cell-address table:column="0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4">
          <table:cell-address table:column="0" table:row="3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5">
          <table:cell-address table:column="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6">
          <table:cell-address table:column="1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7">
          <table:cell-address table:column="1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8">
          <table:cell-address table:column="1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9">
          <table:cell-address table:column="1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1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2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3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4">
          <table:cell-address table:column="1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5">
          <table:cell-address table:column="1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6">
          <table:cell-address table:column="1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7">
          <table:cell-address table:column="1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8">
          <table:cell-address table:column="1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9">
          <table:cell-address table:column="1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0">
          <table:cell-address table:column="1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1">
          <table:cell-address table:column="1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2">
          <table:cell-address table:column="1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3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4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5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6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7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8">
          <table:cell-address table:column="2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9">
          <table:cell-address table:column="2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0">
          <table:cell-address table:column="2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1">
          <table:cell-address table:column="2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2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3">
          <table:cell-address table:column="3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4">
          <table:cell-address table:column="3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5">
          <table:cell-address table:column="3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6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7">
          <table:cell-address table:column="4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8">
          <table:cell-address table:column="4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9">
          <table:cell-address table:column="4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0">
          <table:cell-address table:column="5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1">
          <table:cell-address table:column="6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2">
          <table:cell-address table:column="7" table:row="1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3">
          <table:cell-address table:column="7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4">
          <table:cell-address table:column="8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5">
          <table:cell-address table:column="9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6">
          <table:cell-address table:column="9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7">
          <table:cell-address table:column="9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8">
          <table:cell-address table:column="1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9">
          <table:cell-address table:column="0" table:row="24" table:table="2"/>
          <office:change-info>
            <dc:creator>aau </dc:creator>
            <dc:date>2013-08-25T10:00:22.92</dc:date>
          </office:change-info>
          <table:previous table:id="ct4080">
            <table:change-track-table-cell office:value-type="string">
              <text:p>Totat [GB]</text:p>
            </table:change-track-table-cell>
          </table:previous>
        </table:cell-content-change>
        <table:cell-content-change table:id="ct4130">
          <table:cell-address table:column="0" table:row="24" table:table="1"/>
          <office:change-info>
            <dc:creator>aau </dc:creator>
            <dc:date>2013-08-25T10:00:36.04</dc:date>
          </office:change-info>
          <table:previous>
            <table:change-track-table-cell office:value-type="string">
              <text:p>Totat [GB]</text:p>
            </table:change-track-table-cell>
          </table:previous>
        </table:cell-content-change>
        <table:cell-content-change table:id="ct4131">
          <table:cell-address table:column="0" table:row="33" table:table="2"/>
          <office:change-info>
            <dc:creator>aau </dc:creator>
            <dc:date>2013-08-25T10:00:47.21</dc:date>
          </office:change-info>
          <table:previous>
            <table:change-track-table-cell/>
          </table:previous>
        </table:cell-content-change>
        <table:cell-content-change table:id="ct4132">
          <table:cell-address table:column="0" table:row="15" table:table="2"/>
          <office:change-info>
            <dc:creator>aau </dc:creator>
            <dc:date>2013-08-25T10:00:56.64</dc:date>
          </office:change-info>
          <table:previous table:id="ct4072">
            <table:change-track-table-cell office:value-type="string">
              <text:p>Runtime – local search</text:p>
            </table:change-track-table-cell>
          </table:previous>
        </table:cell-content-change>
        <table:cell-content-change table:id="ct4133">
          <table:cell-address table:column="0" table:row="16" table:table="2"/>
          <office:change-info>
            <dc:creator>aau </dc:creator>
            <dc:date>2013-08-25T10:00:56.64</dc:date>
          </office:change-info>
          <table:previous table:id="ct4073">
            <table:change-track-table-cell office:value-type="string">
              <text:p>Search runtime per learning step [h] [d]</text:p>
            </table:change-track-table-cell>
          </table:previous>
        </table:cell-content-change>
        <table:cell-content-change table:id="ct4134">
          <table:cell-address table:column="0" table:row="17" table:table="2"/>
          <office:change-info>
            <dc:creator>aau </dc:creator>
            <dc:date>2013-08-25T10:00:56.64</dc:date>
          </office:change-info>
          <table:previous table:id="ct4074">
            <table:change-track-table-cell office:value-type="string">
              <text:p>Adaption runtime per learning step [h] [d]</text:p>
            </table:change-track-table-cell>
          </table:previous>
        </table:cell-content-change>
        <table:cell-content-change table:id="ct4135">
          <table:cell-address table:column="0" table:row="18" table:table="2"/>
          <office:change-info>
            <dc:creator>aau </dc:creator>
            <dc:date>2013-08-25T10:00:56.64</dc:date>
          </office:change-info>
          <table:previous table:id="ct4075">
            <table:change-track-table-cell office:value-type="string">
              <text:p>Total per learning step [h] [d]</text:p>
            </table:change-track-table-cell>
          </table:previous>
        </table:cell-content-change>
        <table:cell-content-change table:id="ct4136">
          <table:cell-address table:column="0" table:row="19" table:table="2"/>
          <office:change-info>
            <dc:creator>aau </dc:creator>
            <dc:date>2013-08-25T10:00:56.64</dc:date>
          </office:change-info>
          <table:previous table:id="ct4076">
            <table:change-track-table-cell office:value-type="string">
              <text:p>Total [h] [d]</text:p>
            </table:change-track-table-cell>
          </table:previous>
        </table:cell-content-change>
        <table:cell-content-change table:id="ct4137">
          <table:cell-address table:column="1" table:row="16" table:table="2"/>
          <office:change-info>
            <dc:creator>aau </dc:creator>
            <dc:date>2013-08-25T10:00:56.64</dc:date>
          </office:change-info>
          <table:previous table:id="ct4094">
            <table:change-track-table-cell table:cell-address="'MPI Computing Times'.B17" table:formula="of:=((([.B4]*[.J7])*0.9+0.1*([.B4]*[.J4]))/([.E4]*10^6))/3600" office:value-type="float" office:value="1.56025613214583"/>
          </table:previous>
        </table:cell-content-change>
        <table:cell-content-change table:id="ct4138">
          <table:cell-address table:column="1" table:row="17" table:table="2"/>
          <office:change-info>
            <dc:creator>aau </dc:creator>
            <dc:date>2013-08-25T10:00:56.64</dc:date>
          </office:change-info>
          <table:previous table:id="ct4095">
            <table:change-track-table-cell table:cell-address="'MPI Computing Times'.B18" table:formula="of:=(([.B4]*16*16)/([.E4]*10^6))/3600" office:value-type="float" office:value="0.00541149333333333"/>
          </table:previous>
        </table:cell-content-change>
        <table:cell-content-change table:id="ct4139">
          <table:cell-address table:column="1" table:row="18" table:table="2"/>
          <office:change-info>
            <dc:creator>aau </dc:creator>
            <dc:date>2013-08-25T10:00:56.64</dc:date>
          </office:change-info>
          <table:previous table:id="ct4096">
            <table:change-track-table-cell table:cell-address="'MPI Computing Times'.B19" table:formula="of:=[.B18]+[.B18]" office:value-type="float" office:value="17405.3360110102"/>
          </table:previous>
        </table:cell-content-change>
        <table:cell-content-change table:id="ct4140">
          <table:cell-address table:column="1" table:row="19" table:table="2"/>
          <office:change-info>
            <dc:creator>aau </dc:creator>
            <dc:date>2013-08-25T10:00:56.64</dc:date>
          </office:change-info>
          <table:previous table:id="ct4097">
            <table:change-track-table-cell table:cell-address="'MPI Computing Times'.B20" table:formula="of:=[.B19]*[.B5]" office:value-type="float" office:value="0"/>
          </table:previous>
        </table:cell-content-change>
        <table:cell-content-change table:id="ct4141">
          <table:cell-address table:column="2" table:row="16" table:table="2"/>
          <office:change-info>
            <dc:creator>aau </dc:creator>
            <dc:date>2013-08-25T10:00:56.64</dc:date>
          </office:change-info>
          <table:previous table:id="ct4108">
            <table:change-track-table-cell table:cell-address="'MPI Computing Times'.C17" table:formula="of:=[.B17]/24" office:value-type="float" office:value="1.81305583448023"/>
          </table:previous>
        </table:cell-content-change>
        <table:cell-content-change table:id="ct4142">
          <table:cell-address table:column="2" table:row="17" table:table="2"/>
          <office:change-info>
            <dc:creator>aau </dc:creator>
            <dc:date>2013-08-25T10:00:56.64</dc:date>
          </office:change-info>
          <table:previous table:id="ct4109">
            <table:change-track-table-cell table:cell-address="'MPI Computing Times'.C18" table:formula="of:=[.B18]/24" office:value-type="float" office:value="362.611166896045"/>
          </table:previous>
        </table:cell-content-change>
        <table:cell-content-change table:id="ct4143">
          <table:cell-address table:column="2" table:row="18" table:table="2"/>
          <office:change-info>
            <dc:creator>aau </dc:creator>
            <dc:date>2013-08-25T10:00:56.64</dc:date>
          </office:change-info>
          <table:previous table:id="ct4110">
            <table:change-track-table-cell table:cell-address="'MPI Computing Times'.C19" table:formula="of:=[.B19]/24" office:value-type="float" office:value="0"/>
          </table:previous>
        </table:cell-content-change>
        <table:cell-content-change table:id="ct4144">
          <table:cell-address table:column="2" table:row="19" table:table="2"/>
          <office:change-info>
            <dc:creator>aau </dc:creator>
            <dc:date>2013-08-25T10:00:56.64</dc:date>
          </office:change-info>
          <table:previous table:id="ct4111">
            <table:change-track-table-cell table:cell-address="'MPI Computing Times'.C20" table:formula="of:=[.B20]/24" office:value-type="float" office:value="0"/>
          </table:previous>
        </table:cell-content-change>
        <table:movement table:id="ct4145">
          <table:source-range-address table:start-column="0" table:start-row="9" table:start-table="2" table:end-column="2" table:end-row="13" table:end-table="2"/>
          <table:target-range-address table:start-column="0" table:start-row="11" table:start-table="2" table:end-column="2" table:end-row="15" table:end-table="2"/>
          <office:change-info>
            <dc:creator>aau </dc:creator>
            <dc:date>2013-08-25T10:01:03.52</dc:date>
          </office:change-info>
          <table:dependencies>
            <table:dependence table:id="ct4410"/>
            <table:dependence table:id="ct4409"/>
            <table:dependence table:id="ct4408"/>
            <table:dependence table:id="ct4390"/>
            <table:dependence table:id="ct4208"/>
            <table:dependence table:id="ct4156"/>
            <table:dependence table:id="ct4153"/>
            <table:dependence table:id="ct4149"/>
            <table:dependence table:id="ct4148"/>
          </table:dependencies>
          <table:deletions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06">
              <table:change-track-table-cell table:cell-address="'MPI Computing Times'.C14" table:formula="of:=[.B14]/24" office:value-type="float" office:value="0"/>
            </table:cell-content-deletion>
            <table:cell-content-deletion table:id="ct4105">
              <table:change-track-table-cell table:cell-address="'MPI Computing Times'.C14" table:formula="of:=[.B14]/24" office:value-type="float" office:value="0"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092">
              <table:change-track-table-cell table:cell-address="'MPI Computing Times'.B14" table:formula="of:=[.B11]+[.B12]" office:value-type="float" office:value="0.0001"/>
            </table:cell-content-deletion>
            <table:cell-content-deletion table:id="ct4091"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9">
              <table:change-track-table-cell office:value-type="string">
                <text:p>Adaption runtime per learning step [h] [d]</text:p>
              </table:change-track-table-cell>
            </table:cell-content-deletion>
          </table:deletions>
        </table:movement>
        <table:cell-content-change table:id="ct4146">
          <table:cell-address table:column="0" table:row="9" table:table="2"/>
          <office:change-info>
            <dc:creator>aau </dc:creator>
            <dc:date>2013-08-25T10:01:41.47</dc:date>
          </office:change-info>
          <table:previous>
            <table:change-track-table-cell/>
          </table:previous>
        </table:cell-content-change>
        <table:cell-content-change table:id="ct4147">
          <table:cell-address table:column="1" table:row="9" table:table="2"/>
          <office:change-info>
            <dc:creator>aau </dc:creator>
            <dc:date>2013-08-25T10:01:43.37</dc:date>
          </office:change-info>
          <table:previous>
            <table:change-track-table-cell/>
          </table:previous>
        </table:cell-content-change>
        <table:cell-content-change table:id="ct4148">
          <table:cell-address table:column="0" table:row="9" table:table="2"/>
          <office:change-info>
            <dc:creator>aau </dc:creator>
            <dc:date>2013-08-25T10:01:48.40</dc:date>
          </office:change-info>
          <table:previous>
            <table:change-track-table-cell/>
          </table:previous>
        </table:cell-content-change>
        <table:movement table:id="ct4149">
          <table:source-range-address table:start-column="0" table:start-row="11" table:start-table="2" table:end-column="2" table:end-row="15" table:end-table="2"/>
          <table:target-range-address table:start-column="0" table:start-row="12" table:start-table="2" table:end-column="2" table:end-row="16" table:end-table="2"/>
          <office:change-info>
            <dc:creator>aau </dc:creator>
            <dc:date>2013-08-25T10:03:18.22</dc:date>
          </office:change-info>
          <table:dependencies>
            <table:dependence table:id="ct4208"/>
          </table:dependencies>
          <table:deletions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3119.56102522917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0"/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06">
              <table:change-track-table-cell table:cell-address="'MPI Computing Times'.C14" table:formula="of:=[.B14]/24" office:value-type="float" office:value="0"/>
            </table:cell-content-deletion>
            <table:cell-content-deletion table:id="ct4104">
              <table:change-track-table-cell table:cell-address="'MPI Computing Times'.C14" table:formula="of:=[.B14]/24" office:value-type="float" office:value="0"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092">
              <table:change-track-table-cell table:cell-address="'MPI Computing Times'.B14" table:formula="of:=[.B11]+[.B12]" office:value-type="float" office:value="0.0001"/>
            </table:cell-content-deletion>
            <table:cell-content-deletion table:id="ct4090">
              <table:change-track-table-cell table:cell-address="'MPI Computing Times'.B14" table:formula="of:=(([.J4]*[.B4])/([.E4]*10^6))/3600" office:value-type="float" office:value="15.5978051261458"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8">
              <table:change-track-table-cell office:value-type="string">
                <text:p>Search runtime per learning step [h] [d]</text:p>
              </table:change-track-table-cell>
            </table:cell-content-deletion>
          </table:deletions>
        </table:movement>
        <table:movement table:id="ct4150">
          <table:source-range-address table:start-column="0" table:start-row="8" table:start-table="2" table:end-column="1" table:end-row="9" table:end-table="2"/>
          <table:target-range-address table:start-column="0" table:start-row="9" table:start-table="2" table:end-column="1" table:end-row="10" table:end-table="2"/>
          <office:change-info>
            <dc:creator>aau </dc:creator>
            <dc:date>2013-08-25T10:03:20.98</dc:date>
          </office:change-info>
          <table:dependencies>
            <table:dependence table:id="ct4412"/>
            <table:dependence table:id="ct4152"/>
            <table:dependence table:id="ct4151"/>
          </table:dependencies>
          <table:deletions>
            <table:cell-content-deletion table:id="ct4148">
              <table:change-track-table-cell office:value-type="string">
                <text:p>Sync Time</text:p>
              </table:change-track-table-cell>
            </table:cell-content-deletion>
          </table:deletions>
        </table:movement>
        <table:cell-content-change table:id="ct4151">
          <table:cell-address table:column="0" table:row="8" table:table="2"/>
          <office:change-info>
            <dc:creator>aau </dc:creator>
            <dc:date>2013-08-25T10:03:30.16</dc:date>
          </office:change-info>
          <table:previous>
            <table:change-track-table-cell/>
          </table:previous>
        </table:cell-content-change>
        <table:cell-content-change table:id="ct4152">
          <table:cell-address table:column="1" table:row="8" table:table="2"/>
          <office:change-info>
            <dc:creator>aau </dc:creator>
            <dc:date>2013-08-25T10:03:33.27</dc:date>
          </office:change-info>
          <table:previous>
            <table:change-track-table-cell/>
          </table:previous>
        </table:cell-content-change>
        <table:cell-content-change table:id="ct4153">
          <table:cell-address table:column="0" table:row="10" table:table="2"/>
          <office:change-info>
            <dc:creator>aau </dc:creator>
            <dc:date>2013-08-25T10:03:44.18</dc:date>
          </office:change-info>
          <table:previous>
            <table:change-track-table-cell office:value-type="string">
              <text:p>Sync Time</text:p>
            </table:change-track-table-cell>
          </table:previous>
        </table:cell-content-change>
        <table:cell-content-change table:id="ct4154">
          <table:cell-address table:column="3" table:row="32" table:table="2"/>
          <office:change-info>
            <dc:creator>aau </dc:creator>
            <dc:date>2013-08-25T10:05:42.28</dc:date>
          </office:change-info>
          <table:previous table:id="ct4112">
            <table:change-track-table-cell office:value-type="string">
              <text:p>Search radius</text:p>
            </table:change-track-table-cell>
          </table:previous>
        </table:cell-content-change>
        <table:cell-content-change table:id="ct4155">
          <table:cell-address table:column="3" table:row="32" table:table="2"/>
          <office:change-info>
            <dc:creator>aau </dc:creator>
            <dc:date>2013-08-25T10:05:42.28</dc:date>
          </office:change-info>
          <table:previous table:id="ct4116">
            <table:change-track-table-cell office:value-type="string">
              <text:p>No. cells to process</text:p>
            </table:change-track-table-cell>
          </table:previous>
        </table:cell-content-change>
        <table:cell-content-change table:id="ct4156">
          <table:cell-address table:column="1" table:row="10" table:table="2"/>
          <office:change-info>
            <dc:creator>aau </dc:creator>
            <dc:date>2013-08-25T10:06:42.70</dc:date>
          </office:change-info>
          <table:previous>
            <table:change-track-table-cell/>
          </table:previous>
        </table:cell-content-change>
        <table:cell-content-change table:id="ct4157">
          <table:cell-address table:column="0" table:row="31" table:table="2"/>
          <office:change-info>
            <dc:creator>aau </dc:creator>
            <dc:date>2013-08-25T10:08:06.35</dc:date>
          </office:change-info>
          <table:previous table:id="ct4084">
            <table:change-track-table-cell office:value-type="string">
              <text:p>Simulation</text:p>
            </table:change-track-table-cell>
          </table:previous>
        </table:cell-content-change>
        <table:cell-content-change table:id="ct4158">
          <table:cell-address table:column="0" table:row="32" table:table="2"/>
          <office:change-info>
            <dc:creator>aau </dc:creator>
            <dc:date>2013-08-25T10:08:14.93</dc:date>
          </office:change-info>
          <table:previous table:id="ct4085">
            <table:change-track-table-cell office:value-type="string">
              <text:p>Step no.</text:p>
            </table:change-track-table-cell>
          </table:previous>
        </table:cell-content-change>
        <table:cell-content-change table:id="ct4159">
          <table:cell-address table:column="3" table:row="32" table:table="2"/>
          <office:change-info>
            <dc:creator>aau </dc:creator>
            <dc:date>2013-08-25T10:08:18.31</dc:date>
          </office:change-info>
          <table:previous table:id="ct4103">
            <table:change-track-table-cell office:value-type="string">
              <text:p>Percentage</text:p>
            </table:change-track-table-cell>
          </table:previous>
        </table:cell-content-change>
        <table:cell-content-change table:id="ct4160">
          <table:cell-address table:column="0" table:row="33" table:table="2"/>
          <office:change-info>
            <dc:creator>aau </dc:creator>
            <dc:date>2013-08-25T10:08:25.92</dc:date>
          </office:change-info>
          <table:previous table:id="ct4131">
            <table:change-track-table-cell office:value-type="float" office:value="1"/>
          </table:previous>
        </table:cell-content-change>
        <table:cell-content-change table:id="ct4161">
          <table:cell-address table:column="0" table:row="34" table:table="2"/>
          <office:change-info>
            <dc:creator>aau </dc:creator>
            <dc:date>2013-08-25T10:08:29.43</dc:date>
          </office:change-info>
          <table:previous>
            <table:change-track-table-cell/>
          </table:previous>
        </table:cell-content-change>
        <table:cell-content-change table:id="ct4162">
          <table:cell-address table:column="0" table:row="35" table:table="2"/>
          <office:change-info>
            <dc:creator>aau </dc:creator>
            <dc:date>2013-08-25T10:08:32.08</dc:date>
          </office:change-info>
          <table:previous>
            <table:change-track-table-cell/>
          </table:previous>
        </table:cell-content-change>
        <table:cell-content-change table:id="ct4163">
          <table:cell-address table:column="0" table:row="36" table:table="2"/>
          <office:change-info>
            <dc:creator>aau </dc:creator>
            <dc:date>2013-08-25T10:08:36.46</dc:date>
          </office:change-info>
          <table:previous>
            <table:change-track-table-cell/>
          </table:previous>
        </table:cell-content-change>
        <table:cell-content-change table:id="ct4164">
          <table:cell-address table:column="0" table:row="34" table:table="2"/>
          <office:change-info>
            <dc:creator>aau </dc:creator>
            <dc:date>2013-08-25T10:08:44.57</dc:date>
          </office:change-info>
          <table:previous table:id="ct4161">
            <table:change-track-table-cell office:value-type="float" office:value="10000"/>
          </table:previous>
        </table:cell-content-change>
        <table:cell-content-change table:id="ct4165">
          <table:cell-address table:column="0" table:row="35" table:table="2"/>
          <office:change-info>
            <dc:creator>aau </dc:creator>
            <dc:date>2013-08-25T10:08:44.57</dc:date>
          </office:change-info>
          <table:previous table:id="ct4162">
            <table:change-track-table-cell office:value-type="float" office:value="100000"/>
          </table:previous>
        </table:cell-content-change>
        <table:cell-content-change table:id="ct4166">
          <table:cell-address table:column="0" table:row="36" table:table="2"/>
          <office:change-info>
            <dc:creator>aau </dc:creator>
            <dc:date>2013-08-25T10:08:44.57</dc:date>
          </office:change-info>
          <table:previous table:id="ct4163">
            <table:change-track-table-cell office:value-type="float" office:value="1000000"/>
          </table:previous>
        </table:cell-content-change>
        <table:cell-content-change table:id="ct4167">
          <table:cell-address table:column="0" table:row="34" table:table="2"/>
          <office:change-info>
            <dc:creator>aau </dc:creator>
            <dc:date>2013-08-25T10:08:58.75</dc:date>
          </office:change-info>
          <table:previous table:id="ct4164">
            <table:change-track-table-cell/>
          </table:previous>
        </table:cell-content-change>
        <table:cell-content-change table:id="ct4168">
          <table:cell-address table:column="0" table:row="35" table:table="2"/>
          <office:change-info>
            <dc:creator>aau </dc:creator>
            <dc:date>2013-08-25T10:09:01.13</dc:date>
          </office:change-info>
          <table:previous table:id="ct4165">
            <table:change-track-table-cell/>
          </table:previous>
        </table:cell-content-change>
        <table:cell-content-change table:id="ct4169">
          <table:cell-address table:column="0" table:row="36" table:table="2"/>
          <office:change-info>
            <dc:creator>aau </dc:creator>
            <dc:date>2013-08-25T10:09:05.36</dc:date>
          </office:change-info>
          <table:previous table:id="ct4166">
            <table:change-track-table-cell/>
          </table:previous>
        </table:cell-content-change>
        <table:cell-content-change table:id="ct4170">
          <table:cell-address table:column="0" table:row="37" table:table="2"/>
          <office:change-info>
            <dc:creator>aau </dc:creator>
            <dc:date>2013-08-25T10:09:12.98</dc:date>
          </office:change-info>
          <table:previous>
            <table:change-track-table-cell/>
          </table:previous>
        </table:cell-content-change>
        <table:cell-content-change table:id="ct4171">
          <table:cell-address table:column="0" table:row="38" table:table="2"/>
          <office:change-info>
            <dc:creator>aau </dc:creator>
            <dc:date>2013-08-25T10:09:21.19</dc:date>
          </office:change-info>
          <table:previous>
            <table:change-track-table-cell/>
          </table:previous>
        </table:cell-content-change>
        <table:cell-content-change table:id="ct4172">
          <table:cell-address table:column="0" table:row="39" table:table="2"/>
          <office:change-info>
            <dc:creator>aau </dc:creator>
            <dc:date>2013-08-25T10:09:24.37</dc:date>
          </office:change-info>
          <table:previous>
            <table:change-track-table-cell/>
          </table:previous>
        </table:cell-content-change>
        <table:cell-content-change table:id="ct4173">
          <table:cell-address table:column="0" table:row="33" table:table="2"/>
          <office:change-info>
            <dc:creator>aau </dc:creator>
            <dc:date>2013-08-25T10:09:41.43</dc:date>
          </office:change-info>
          <table:previous table:id="ct4160">
            <table:change-track-table-cell office:value-type="float" office:value="1000"/>
          </table:previous>
        </table:cell-content-change>
        <table:cell-content-change table:id="ct4174">
          <table:cell-address table:column="0" table:row="34" table:table="2"/>
          <office:change-info>
            <dc:creator>aau </dc:creator>
            <dc:date>2013-08-25T10:09:41.43</dc:date>
          </office:change-info>
          <table:previous table:id="ct4167">
            <table:change-track-table-cell office:value-type="float" office:value="5000"/>
          </table:previous>
        </table:cell-content-change>
        <table:cell-content-change table:id="ct4175">
          <table:cell-address table:column="0" table:row="35" table:table="2"/>
          <office:change-info>
            <dc:creator>aau </dc:creator>
            <dc:date>2013-08-25T10:09:41.43</dc:date>
          </office:change-info>
          <table:previous table:id="ct4168">
            <table:change-track-table-cell office:value-type="float" office:value="10000"/>
          </table:previous>
        </table:cell-content-change>
        <table:cell-content-change table:id="ct4176">
          <table:cell-address table:column="0" table:row="36" table:table="2"/>
          <office:change-info>
            <dc:creator>aau </dc:creator>
            <dc:date>2013-08-25T10:09:41.43</dc:date>
          </office:change-info>
          <table:previous table:id="ct4169">
            <table:change-track-table-cell office:value-type="float" office:value="50000"/>
          </table:previous>
        </table:cell-content-change>
        <table:cell-content-change table:id="ct4177">
          <table:cell-address table:column="0" table:row="37" table:table="2"/>
          <office:change-info>
            <dc:creator>aau </dc:creator>
            <dc:date>2013-08-25T10:09:41.43</dc:date>
          </office:change-info>
          <table:previous table:id="ct4170">
            <table:change-track-table-cell office:value-type="float" office:value="100000"/>
          </table:previous>
        </table:cell-content-change>
        <table:cell-content-change table:id="ct4178">
          <table:cell-address table:column="0" table:row="38" table:table="2"/>
          <office:change-info>
            <dc:creator>aau </dc:creator>
            <dc:date>2013-08-25T10:09:41.43</dc:date>
          </office:change-info>
          <table:previous table:id="ct4171">
            <table:change-track-table-cell office:value-type="float" office:value="500000"/>
          </table:previous>
        </table:cell-content-change>
        <table:cell-content-change table:id="ct4179">
          <table:cell-address table:column="0" table:row="39" table:table="2"/>
          <office:change-info>
            <dc:creator>aau </dc:creator>
            <dc:date>2013-08-25T10:09:41.43</dc:date>
          </office:change-info>
          <table:previous table:id="ct4172">
            <table:change-track-table-cell office:value-type="float" office:value="1000000"/>
          </table:previous>
        </table:cell-content-change>
        <table:cell-content-change table:id="ct4180">
          <table:cell-address table:column="0" table:row="33" table:table="2"/>
          <office:change-info>
            <dc:creator>aau </dc:creator>
            <dc:date>2013-08-25T10:09:46.25</dc:date>
          </office:change-info>
          <table:previous table:id="ct4173">
            <table:change-track-table-cell/>
          </table:previous>
        </table:cell-content-change>
        <table:cell-content-change table:id="ct4181">
          <table:cell-address table:column="0" table:row="34" table:table="2"/>
          <office:change-info>
            <dc:creator>aau </dc:creator>
            <dc:date>2013-08-25T10:09:48.16</dc:date>
          </office:change-info>
          <table:previous table:id="ct4174">
            <table:change-track-table-cell/>
          </table:previous>
        </table:cell-content-change>
        <table:cell-content-change table:id="ct4182">
          <table:cell-address table:column="0" table:row="35" table:table="2"/>
          <office:change-info>
            <dc:creator>aau </dc:creator>
            <dc:date>2013-08-25T10:09:50.47</dc:date>
          </office:change-info>
          <table:previous table:id="ct4175">
            <table:change-track-table-cell/>
          </table:previous>
        </table:cell-content-change>
        <table:cell-content-change table:id="ct4183">
          <table:cell-address table:column="0" table:row="36" table:table="2"/>
          <office:change-info>
            <dc:creator>aau </dc:creator>
            <dc:date>2013-08-25T10:09:52.70</dc:date>
          </office:change-info>
          <table:previous table:id="ct4176">
            <table:change-track-table-cell/>
          </table:previous>
        </table:cell-content-change>
        <table:cell-content-change table:id="ct4184">
          <table:cell-address table:column="0" table:row="37" table:table="2"/>
          <office:change-info>
            <dc:creator>aau </dc:creator>
            <dc:date>2013-08-25T10:09:55.28</dc:date>
          </office:change-info>
          <table:previous table:id="ct4177">
            <table:change-track-table-cell/>
          </table:previous>
        </table:cell-content-change>
        <table:cell-content-change table:id="ct4185">
          <table:cell-address table:column="0" table:row="38" table:table="2"/>
          <office:change-info>
            <dc:creator>aau </dc:creator>
            <dc:date>2013-08-25T10:10:02.31</dc:date>
          </office:change-info>
          <table:previous table:id="ct4178">
            <table:change-track-table-cell/>
          </table:previous>
        </table:cell-content-change>
        <table:cell-content-change table:id="ct4186">
          <table:cell-address table:column="0" table:row="39" table:table="2"/>
          <office:change-info>
            <dc:creator>aau </dc:creator>
            <dc:date>2013-08-25T10:10:05.81</dc:date>
          </office:change-info>
          <table:previous table:id="ct4179">
            <table:change-track-table-cell/>
          </table:previous>
        </table:cell-content-change>
        <table:cell-content-change table:id="ct4187">
          <table:cell-address table:column="0" table:row="40" table:table="2"/>
          <office:change-info>
            <dc:creator>aau </dc:creator>
            <dc:date>2013-08-25T10:10:09.28</dc:date>
          </office:change-info>
          <table:previous>
            <table:change-track-table-cell/>
          </table:previous>
        </table:cell-content-change>
        <table:cell-content-change table:id="ct4188">
          <table:cell-address table:column="0" table:row="41" table:table="2"/>
          <office:change-info>
            <dc:creator>aau </dc:creator>
            <dc:date>2013-08-25T10:10:13.13</dc:date>
          </office:change-info>
          <table:previous>
            <table:change-track-table-cell/>
          </table:previous>
        </table:cell-content-change>
        <table:cell-content-change table:id="ct4189">
          <table:cell-address table:column="0" table:row="42" table:table="2"/>
          <office:change-info>
            <dc:creator>aau </dc:creator>
            <dc:date>2013-08-25T10:10:16.34</dc:date>
          </office:change-info>
          <table:previous>
            <table:change-track-table-cell/>
          </table:previous>
        </table:cell-content-change>
        <table:cell-content-change table:id="ct4190">
          <table:cell-address table:column="0" table:row="43" table:table="2"/>
          <office:change-info>
            <dc:creator>aau </dc:creator>
            <dc:date>2013-08-25T10:10:19.14</dc:date>
          </office:change-info>
          <table:previous>
            <table:change-track-table-cell/>
          </table:previous>
        </table:cell-content-change>
        <table:cell-content-change table:id="ct4191">
          <table:cell-address table:column="0" table:row="44" table:table="2"/>
          <office:change-info>
            <dc:creator>aau </dc:creator>
            <dc:date>2013-08-25T10:10:23.05</dc:date>
          </office:change-info>
          <table:previous>
            <table:change-track-table-cell/>
          </table:previous>
        </table:cell-content-change>
        <table:cell-content-change table:id="ct4192">
          <table:cell-address table:column="0" table:row="45" table:table="2"/>
          <office:change-info>
            <dc:creator>aau </dc:creator>
            <dc:date>2013-08-25T10:10:26.16</dc:date>
          </office:change-info>
          <table:previous>
            <table:change-track-table-cell/>
          </table:previous>
        </table:cell-content-change>
        <table:cell-content-change table:id="ct4193">
          <table:cell-address table:column="0" table:row="46" table:table="2"/>
          <office:change-info>
            <dc:creator>aau </dc:creator>
            <dc:date>2013-08-25T10:10:29.55</dc:date>
          </office:change-info>
          <table:previous>
            <table:change-track-table-cell/>
          </table:previous>
        </table:cell-content-change>
        <table:cell-content-change table:id="ct4194">
          <table:cell-address table:column="0" table:row="47" table:table="2"/>
          <office:change-info>
            <dc:creator>aau </dc:creator>
            <dc:date>2013-08-25T10:10:32.89</dc:date>
          </office:change-info>
          <table:previous>
            <table:change-track-table-cell/>
          </table:previous>
        </table:cell-content-change>
        <table:cell-content-change table:id="ct4195">
          <table:cell-address table:column="0" table:row="48" table:table="2"/>
          <office:change-info>
            <dc:creator>aau </dc:creator>
            <dc:date>2013-08-25T10:10:36.28</dc:date>
          </office:change-info>
          <table:previous>
            <table:change-track-table-cell/>
          </table:previous>
        </table:cell-content-change>
        <table:cell-content-change table:id="ct4196">
          <table:cell-address table:column="0" table:row="49" table:table="2"/>
          <office:change-info>
            <dc:creator>aau </dc:creator>
            <dc:date>2013-08-25T10:10:39.71</dc:date>
          </office:change-info>
          <table:previous>
            <table:change-track-table-cell/>
          </table:previous>
        </table:cell-content-change>
        <table:cell-content-change table:id="ct4197">
          <table:cell-address table:column="3" table:row="32" table:table="2"/>
          <office:change-info>
            <dc:creator>aau </dc:creator>
            <dc:date>2013-08-25T10:11:08.91</dc:date>
          </office:change-info>
          <table:previous table:id="ct4159">
            <table:change-track-table-cell/>
          </table:previous>
        </table:cell-content-change>
        <table:cell-content-change table:id="ct4198">
          <table:cell-address table:column="4" table:row="32" table:table="2"/>
          <office:change-info>
            <dc:creator>aau </dc:creator>
            <dc:date>2013-08-25T10:11:17.04</dc:date>
          </office:change-info>
          <table:previous table:id="ct4119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4199">
          <table:cell-address table:column="5" table:row="32" table:table="2"/>
          <office:change-info>
            <dc:creator>aau </dc:creator>
            <dc:date>2013-08-25T10:11:17.04</dc:date>
          </office:change-info>
          <table:previous table:id="ct4120">
            <table:change-track-table-cell office:value-type="string">
              <text:p>Search runtime [d]</text:p>
            </table:change-track-table-cell>
          </table:previous>
        </table:cell-content-change>
        <table:cell-content-change table:id="ct4200">
          <table:cell-address table:column="6" table:row="32" table:table="2"/>
          <office:change-info>
            <dc:creator>aau </dc:creator>
            <dc:date>2013-08-25T10:11:17.04</dc:date>
          </office:change-info>
          <table:previous table:id="ct4121">
            <table:change-track-table-cell office:value-type="string">
              <text:p>Adaption runtime [h]</text:p>
            </table:change-track-table-cell>
          </table:previous>
        </table:cell-content-change>
        <table:cell-content-change table:id="ct4201">
          <table:cell-address table:column="7" table:row="32" table:table="2"/>
          <office:change-info>
            <dc:creator>aau </dc:creator>
            <dc:date>2013-08-25T10:11:17.04</dc:date>
          </office:change-info>
          <table:previous table:id="ct4123">
            <table:change-track-table-cell office:value-type="string">
              <text:p>Adaption runtime [d]</text:p>
            </table:change-track-table-cell>
          </table:previous>
        </table:cell-content-change>
        <table:cell-content-change table:id="ct4202">
          <table:cell-address table:column="8" table:row="32" table:table="2"/>
          <office:change-info>
            <dc:creator>aau </dc:creator>
            <dc:date>2013-08-25T10:11:17.04</dc:date>
          </office:change-info>
          <table:previous table:id="ct4124">
            <table:change-track-table-cell office:value-type="string">
              <text:p>Total runtime [h]</text:p>
            </table:change-track-table-cell>
          </table:previous>
        </table:cell-content-change>
        <table:cell-content-change table:id="ct4203">
          <table:cell-address table:column="9" table:row="32" table:table="2"/>
          <office:change-info>
            <dc:creator>aau </dc:creator>
            <dc:date>2013-08-25T10:11:17.04</dc:date>
          </office:change-info>
          <table:previous table:id="ct4127">
            <table:change-track-table-cell office:value-type="string">
              <text:p>Total runtime [d]</text:p>
            </table:change-track-table-cell>
          </table:previous>
        </table:cell-content-change>
        <table:cell-content-change table:id="ct4204">
          <table:cell-address table:column="10" table:row="32" table:table="2"/>
          <office:change-info>
            <dc:creator>aau </dc:creator>
            <dc:date>2013-08-25T10:11:17.04</dc:date>
          </office:change-info>
          <table:previous table:id="ct4128">
            <table:change-track-table-cell office:value-type="string">
              <text:p>Accumulated total runtime [d]</text:p>
            </table:change-track-table-cell>
          </table:previous>
        </table:cell-content-change>
        <table:cell-content-change table:id="ct4205">
          <table:cell-address table:column="3" table:row="32" table:table="2"/>
          <office:change-info>
            <dc:creator>aau </dc:creator>
            <dc:date>2013-08-25T10:11:25.13</dc:date>
          </office:change-info>
          <table:previous table:id="ct4154">
            <table:change-track-table-cell/>
          </table:previous>
        </table:cell-content-change>
        <table:cell-content-change table:id="ct4206">
          <table:cell-address table:column="3" table:row="32" table:table="2"/>
          <office:change-info>
            <dc:creator>aau </dc:creator>
            <dc:date>2013-08-25T10:11:36.51</dc:date>
          </office:change-info>
          <table:previous table:id="ct4197">
            <table:change-track-table-cell office:value-type="string">
              <text:p>Search 1 Node</text:p>
            </table:change-track-table-cell>
          </table:previous>
        </table:cell-content-change>
        <table:cell-content-change table:id="ct4207">
          <table:cell-address table:column="3" table:row="32" table:table="2"/>
          <office:change-info>
            <dc:creator>aau </dc:creator>
            <dc:date>2013-08-25T10:12:20.38</dc:date>
          </office:change-info>
          <table:previous table:id="ct4205">
            <table:change-track-table-cell office:value-type="string">
              <text:p>Adapt 1 Node</text:p>
            </table:change-track-table-cell>
          </table:previous>
        </table:cell-content-change>
        <table:movement table:id="ct4208">
          <table:source-range-address table:start-column="0" table:start-row="12" table:start-table="2" table:end-column="2" table:end-row="16" table:end-table="2"/>
          <table:target-range-address table:start-column="0" table:start-row="13" table:start-table="2" table:end-column="2" table:end-row="17" table:end-table="2"/>
          <office:change-info>
            <dc:creator>aau </dc:creator>
            <dc:date>2013-08-25T10:12:28.51</dc:date>
          </office:change-info>
          <table:deletions>
            <table:cell-content-deletion>
              <table:cell-address table:column="2" table:row="16" table:table="2"/>
              <table:change-track-table-cell table:cell-address="'MPI Computing Times'.C17" table:formula="of:=[.B17]/24" office:value-type="float" office:value="1.81305583448023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1" table:row="16" table:table="2"/>
              <table:change-track-table-cell table:cell-address="'MPI Computing Times'.B17" table:formula="of:=[.B16]*[.B5]" office:value-type="float" office:value="5583.10698027591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4]+[.B15]" office:value-type="float" office:value="15.5978051261458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(([.J4]*[.B4])/([.E5]*10^6))/3600" office:value-type="float" office:value="27.9155349013796"/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4]*10^6))/3600" office:value-type="float" office:value="15.5978051261458"/>
            </table:cell-content-deletion>
            <table:cell-content-deletion>
              <table:cell-address table:column="0" table:row="16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2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16314728755748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649908546922743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3119.56102522917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0"/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7.9155349013796"/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4142">
              <table:change-track-table-cell/>
            </table:cell-content-deletion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0"/>
            </table:cell-content-deletion>
            <table:cell-content-deletion table:id="ct4138">
              <table:change-track-table-cell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0"/>
            </table:cell-content-deletion>
            <table:cell-content-deletion table:id="ct4134">
              <table:change-track-table-cell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</table:deletions>
        </table:movement>
        <table:cell-content-change table:id="ct4209">
          <table:cell-address table:column="0" table:row="32" table:table="2"/>
          <office:change-info>
            <dc:creator>aau </dc:creator>
            <dc:date>2013-08-25T10:12:46.59</dc:date>
          </office:change-info>
          <table:previous table:id="ct4158">
            <table:change-track-table-cell office:value-type="string">
              <text:p>Number of spectra</text:p>
            </table:change-track-table-cell>
          </table:previous>
        </table:cell-content-change>
        <table:movement table:id="ct4210">
          <table:source-range-address table:start-column="1" table:start-row="32" table:start-table="2" table:end-column="2" table:end-row="32" table:end-table="2"/>
          <table:target-range-address table:start-column="2" table:start-row="32" table:start-table="2" table:end-column="3" table:end-row="32" table:end-table="2"/>
          <office:change-info>
            <dc:creator>aau </dc:creator>
            <dc:date>2013-08-25T10:12:51.67</dc:date>
          </office:change-info>
          <table:dependencies>
            <table:dependence table:id="ct4569"/>
            <table:dependence table:id="ct4568"/>
            <table:dependence table:id="ct4213"/>
            <table:dependence table:id="ct4212"/>
            <table:dependence table:id="ct4211"/>
          </table:dependencies>
          <table:deletions>
            <table:cell-content-deletion table:id="ct4155">
              <table:change-track-table-cell/>
            </table:cell-content-deletion>
            <table:cell-content-deletion table:id="ct4207">
              <table:change-track-table-cell office:value-type="string">
                <text:p>Runtime MPI</text:p>
              </table:change-track-table-cell>
            </table:cell-content-deletion>
          </table:deletions>
        </table:movement>
        <table:cell-content-change table:id="ct4211">
          <table:cell-address table:column="1" table:row="32" table:table="2"/>
          <office:change-info>
            <dc:creator>aau </dc:creator>
            <dc:date>2013-08-25T10:12:55.45</dc:date>
          </office:change-info>
          <table:previous>
            <table:change-track-table-cell/>
          </table:previous>
        </table:cell-content-change>
        <table:cell-content-change table:id="ct4212">
          <table:cell-address table:column="1" table:row="32" table:table="2"/>
          <office:change-info>
            <dc:creator>aau </dc:creator>
            <dc:date>2013-08-25T10:13:01.55</dc:date>
          </office:change-info>
          <table:previous table:id="ct4211">
            <table:change-track-table-cell office:value-type="string">
              <text:p>NW <text:s/>Size</text:p>
            </table:change-track-table-cell>
          </table:previous>
        </table:cell-content-change>
        <table:cell-content-change table:id="ct4213">
          <table:cell-address table:column="1" table:row="32" table:table="2"/>
          <office:change-info>
            <dc:creator>aau </dc:creator>
            <dc:date>2013-08-25T10:13:07.04</dc:date>
          </office:change-info>
          <table:previous table:id="ct4212">
            <table:change-track-table-cell office:value-type="string">
              <text:p>Runtime 1 Node</text:p>
            </table:change-track-table-cell>
          </table:previous>
        </table:cell-content-change>
        <table:cell-content-change table:id="ct4214">
          <table:cell-address table:column="1" table:row="33" table:table="2"/>
          <office:change-info>
            <dc:creator>aau </dc:creator>
            <dc:date>2013-08-25T10:13:25.19</dc:date>
          </office:change-info>
          <table:previous>
            <table:change-track-table-cell/>
          </table:previous>
        </table:cell-content-change>
        <table:cell-content-change table:id="ct4215">
          <table:cell-address table:column="1" table:row="3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6">
          <table:cell-address table:column="1" table:row="3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7">
          <table:cell-address table:column="1" table:row="3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8">
          <table:cell-address table:column="1" table:row="3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9">
          <table:cell-address table:column="1" table:row="3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0">
          <table:cell-address table:column="1" table:row="3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1">
          <table:cell-address table:column="1" table:row="40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2">
          <table:cell-address table:column="1" table:row="41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3">
          <table:cell-address table:column="1" table:row="42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4">
          <table:cell-address table:column="1" table:row="43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5">
          <table:cell-address table:column="1" table:row="4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6">
          <table:cell-address table:column="1" table:row="4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7">
          <table:cell-address table:column="1" table:row="4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8">
          <table:cell-address table:column="1" table:row="4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9">
          <table:cell-address table:column="1" table:row="4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0">
          <table:cell-address table:column="1" table:row="4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1">
          <table:cell-address table:column="9" table:row="3" table:table="1"/>
          <office:change-info>
            <dc:creator>aau </dc:creator>
            <dc:date>2013-08-25T10:15:25.79</dc:date>
          </office:change-info>
          <table:previous table:id="ct26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4232">
          <table:cell-address table:column="9" table:row="3" table:table="1"/>
          <office:change-info>
            <dc:creator>aau </dc:creator>
            <dc:date>2013-08-25T10:15:31.46</dc:date>
          </office:change-info>
          <table:previous table:id="ct4231">
            <table:change-track-table-cell table:cell-address="'Compute Times'.J4" table:formula="of:=(ROUNDUP(SQRT([.B4]))*1.1)^2" office:value-type="float" office:value="738052.81"/>
          </table:previous>
        </table:cell-content-change>
        <table:cell-content-change table:id="ct4233">
          <table:cell-address table:column="4" table:row="3" table:table="1"/>
          <office:change-info>
            <dc:creator>aau </dc:creator>
            <dc:date>2013-08-25T10:19:58</dc:date>
          </office:change-info>
          <table:previous table:id="ct119">
            <table:change-track-table-cell office:value-type="float" office:value="8"/>
          </table:previous>
        </table:cell-content-change>
        <table:cell-content-change table:id="ct4234">
          <table:cell-address table:column="9" table:row="3" table:table="1"/>
          <office:change-info>
            <dc:creator>aau </dc:creator>
            <dc:date>2013-08-25T10:23:31.92</dc:date>
          </office:change-info>
          <table:previous table:id="ct4232">
            <table:change-track-table-cell table:cell-address="'Compute Times'.J4" table:formula="of:=(ROUNDUP(SQRT([.B4]))*1.1)^2" office:value-type="float" office:value="738052.81"/>
          </table:previous>
        </table:cell-content-change>
        <table:cell-content-change table:id="ct4235">
          <table:cell-address table:column="9" table:row="3" table:table="1"/>
          <office:change-info>
            <dc:creator>aau </dc:creator>
            <dc:date>2013-08-25T10:23:51.47</dc:date>
          </office:change-info>
          <table:previous table:id="ct4234">
            <table:change-track-table-cell table:cell-address="'Compute Times'.J4" table:formula="of:=(ROUNDUP(ROUNDUP(SQRT([.B4]))*1.1))^2" office:value-type="float" office:value="739600"/>
          </table:previous>
        </table:cell-content-change>
        <table:cell-content-change table:id="ct4236">
          <table:cell-address table:column="1" table:row="28" table:table="1"/>
          <office:change-info>
            <dc:creator>aau </dc:creator>
            <dc:date>2013-08-25T10:26:49.08</dc:date>
          </office:change-info>
          <table:previous table:id="ct4018">
            <table:change-track-table-cell office:value-type="float" office:value="1"/>
          </table:previous>
        </table:cell-content-change>
        <table:cell-content-change table:id="ct4237">
          <table:cell-address table:column="1" table:row="28" table:table="1"/>
          <office:change-info>
            <dc:creator>aau </dc:creator>
            <dc:date>2013-08-25T10:26:58.04</dc:date>
          </office:change-info>
          <table:previous table:id="ct4236">
            <table:change-track-table-cell office:value-type="float" office:value="0.8"/>
          </table:previous>
        </table:cell-content-change>
        <table:cell-content-change table:id="ct4238">
          <table:cell-address table:column="1" table:row="28" table:table="1"/>
          <office:change-info>
            <dc:creator>aau </dc:creator>
            <dc:date>2013-08-25T10:27:13.97</dc:date>
          </office:change-info>
          <table:previous table:id="ct4237">
            <table:change-track-table-cell office:value-type="float" office:value="1.2"/>
          </table:previous>
        </table:cell-content-change>
        <table:cell-content-change table:id="ct4239">
          <table:cell-address table:column="1" table:row="28" table:table="1"/>
          <office:change-info>
            <dc:creator>aau </dc:creator>
            <dc:date>2013-08-25T10:27:19.60</dc:date>
          </office:change-info>
          <table:previous table:id="ct4238">
            <table:change-track-table-cell office:value-type="float" office:value="1"/>
          </table:previous>
        </table:cell-content-change>
        <table:cell-content-change table:id="ct4240">
          <table:cell-address table:column="1" table:row="28" table:table="1"/>
          <office:change-info>
            <dc:creator>aau </dc:creator>
            <dc:date>2013-08-25T10:27:50.57</dc:date>
          </office:change-info>
          <table:previous table:id="ct4239">
            <table:change-track-table-cell office:value-type="float" office:value="1.2"/>
          </table:previous>
        </table:cell-content-change>
        <table:cell-content-change table:id="ct4241">
          <table:cell-address table:column="1" table:row="33" table:table="2"/>
          <office:change-info>
            <dc:creator>aau </dc:creator>
            <dc:date>2013-08-25T10:29:16.23</dc:date>
          </office:change-info>
          <table:previous table:id="ct4214">
            <table:change-track-table-cell table:cell-address="'MPI Computing Times'.B34" table:formula="of:=ROUNDUP(SQRT([.A34]))^2" office:value-type="float" office:value="1024"/>
          </table:previous>
        </table:cell-content-change>
        <table:cell-content-change table:id="ct4242">
          <table:cell-address table:column="1" table:row="34" table:table="2"/>
          <office:change-info>
            <dc:creator>aau </dc:creator>
            <dc:date>2013-08-25T10:29:26.04</dc:date>
          </office:change-info>
          <table:previous table:id="ct4215">
            <table:change-track-table-cell table:cell-address="'MPI Computing Times'.B35" table:formula="of:=ROUNDUP(SQRT([.A35]))^2" office:value-type="float" office:value="2500"/>
          </table:previous>
        </table:cell-content-change>
        <table:cell-content-change table:id="ct4243">
          <table:cell-address table:column="1" table:row="35" table:table="2"/>
          <office:change-info>
            <dc:creator>aau </dc:creator>
            <dc:date>2013-08-25T10:29:26.04</dc:date>
          </office:change-info>
          <table:previous table:id="ct4216">
            <table:change-track-table-cell table:cell-address="'MPI Computing Times'.B36" table:formula="of:=ROUNDUP(SQRT([.A36]))^2" office:value-type="float" office:value="5041"/>
          </table:previous>
        </table:cell-content-change>
        <table:cell-content-change table:id="ct4244">
          <table:cell-address table:column="1" table:row="36" table:table="2"/>
          <office:change-info>
            <dc:creator>aau </dc:creator>
            <dc:date>2013-08-25T10:29:26.04</dc:date>
          </office:change-info>
          <table:previous table:id="ct4217">
            <table:change-track-table-cell table:cell-address="'MPI Computing Times'.B37" table:formula="of:=ROUNDUP(SQRT([.A37]))^2" office:value-type="float" office:value="7569"/>
          </table:previous>
        </table:cell-content-change>
        <table:cell-content-change table:id="ct4245">
          <table:cell-address table:column="1" table:row="37" table:table="2"/>
          <office:change-info>
            <dc:creator>aau </dc:creator>
            <dc:date>2013-08-25T10:29:26.04</dc:date>
          </office:change-info>
          <table:previous table:id="ct4218">
            <table:change-track-table-cell table:cell-address="'MPI Computing Times'.B38" table:formula="of:=ROUNDUP(SQRT([.A38]))^2" office:value-type="float" office:value="10000"/>
          </table:previous>
        </table:cell-content-change>
        <table:cell-content-change table:id="ct4246">
          <table:cell-address table:column="1" table:row="38" table:table="2"/>
          <office:change-info>
            <dc:creator>aau </dc:creator>
            <dc:date>2013-08-25T10:29:26.04</dc:date>
          </office:change-info>
          <table:previous table:id="ct4219">
            <table:change-track-table-cell table:cell-address="'MPI Computing Times'.B39" table:formula="of:=ROUNDUP(SQRT([.A39]))^2" office:value-type="float" office:value="25281"/>
          </table:previous>
        </table:cell-content-change>
        <table:cell-content-change table:id="ct4247">
          <table:cell-address table:column="1" table:row="39" table:table="2"/>
          <office:change-info>
            <dc:creator>aau </dc:creator>
            <dc:date>2013-08-25T10:29:26.04</dc:date>
          </office:change-info>
          <table:previous table:id="ct4220">
            <table:change-track-table-cell table:cell-address="'MPI Computing Times'.B40" table:formula="of:=ROUNDUP(SQRT([.A40]))^2" office:value-type="float" office:value="50176"/>
          </table:previous>
        </table:cell-content-change>
        <table:cell-content-change table:id="ct4248">
          <table:cell-address table:column="1" table:row="40" table:table="2"/>
          <office:change-info>
            <dc:creator>aau </dc:creator>
            <dc:date>2013-08-25T10:29:26.04</dc:date>
          </office:change-info>
          <table:previous table:id="ct4221">
            <table:change-track-table-cell table:cell-address="'MPI Computing Times'.B41" table:formula="of:=ROUNDUP(SQRT([.A41]))^2" office:value-type="float" office:value="75076"/>
          </table:previous>
        </table:cell-content-change>
        <table:cell-content-change table:id="ct4249">
          <table:cell-address table:column="1" table:row="41" table:table="2"/>
          <office:change-info>
            <dc:creator>aau </dc:creator>
            <dc:date>2013-08-25T10:29:26.04</dc:date>
          </office:change-info>
          <table:previous table:id="ct4222">
            <table:change-track-table-cell table:cell-address="'MPI Computing Times'.B42" table:formula="of:=ROUNDUP(SQRT([.A42]))^2" office:value-type="float" office:value="100489"/>
          </table:previous>
        </table:cell-content-change>
        <table:cell-content-change table:id="ct4250">
          <table:cell-address table:column="1" table:row="42" table:table="2"/>
          <office:change-info>
            <dc:creator>aau </dc:creator>
            <dc:date>2013-08-25T10:29:26.04</dc:date>
          </office:change-info>
          <table:previous table:id="ct4223">
            <table:change-track-table-cell table:cell-address="'MPI Computing Times'.B43" table:formula="of:=ROUNDUP(SQRT([.A43]))^2" office:value-type="float" office:value="250000"/>
          </table:previous>
        </table:cell-content-change>
        <table:cell-content-change table:id="ct4251">
          <table:cell-address table:column="1" table:row="43" table:table="2"/>
          <office:change-info>
            <dc:creator>aau </dc:creator>
            <dc:date>2013-08-25T10:29:26.04</dc:date>
          </office:change-info>
          <table:previous table:id="ct4224">
            <table:change-track-table-cell table:cell-address="'MPI Computing Times'.B44" table:formula="of:=ROUNDUP(SQRT([.A44]))^2" office:value-type="float" office:value="501264"/>
          </table:previous>
        </table:cell-content-change>
        <table:cell-content-change table:id="ct4252">
          <table:cell-address table:column="1" table:row="44" table:table="2"/>
          <office:change-info>
            <dc:creator>aau </dc:creator>
            <dc:date>2013-08-25T10:29:26.04</dc:date>
          </office:change-info>
          <table:previous table:id="ct4225">
            <table:change-track-table-cell table:cell-address="'MPI Computing Times'.B45" table:formula="of:=ROUNDUP(SQRT([.A45]))^2" office:value-type="float" office:value="751689"/>
          </table:previous>
        </table:cell-content-change>
        <table:cell-content-change table:id="ct4253">
          <table:cell-address table:column="1" table:row="45" table:table="2"/>
          <office:change-info>
            <dc:creator>aau </dc:creator>
            <dc:date>2013-08-25T10:29:26.04</dc:date>
          </office:change-info>
          <table:previous table:id="ct4226">
            <table:change-track-table-cell table:cell-address="'MPI Computing Times'.B46" table:formula="of:=ROUNDUP(SQRT([.A46]))^2" office:value-type="float" office:value="1000000"/>
          </table:previous>
        </table:cell-content-change>
        <table:cell-content-change table:id="ct4254">
          <table:cell-address table:column="1" table:row="46" table:table="2"/>
          <office:change-info>
            <dc:creator>aau </dc:creator>
            <dc:date>2013-08-25T10:29:26.04</dc:date>
          </office:change-info>
          <table:previous table:id="ct4227">
            <table:change-track-table-cell table:cell-address="'MPI Computing Times'.B47" table:formula="of:=ROUNDUP(SQRT([.A47]))^2" office:value-type="float" office:value="2502724"/>
          </table:previous>
        </table:cell-content-change>
        <table:cell-content-change table:id="ct4255">
          <table:cell-address table:column="1" table:row="47" table:table="2"/>
          <office:change-info>
            <dc:creator>aau </dc:creator>
            <dc:date>2013-08-25T10:29:26.04</dc:date>
          </office:change-info>
          <table:previous table:id="ct4228">
            <table:change-track-table-cell table:cell-address="'MPI Computing Times'.B48" table:formula="of:=ROUNDUP(SQRT([.A48]))^2" office:value-type="float" office:value="5004169"/>
          </table:previous>
        </table:cell-content-change>
        <table:cell-content-change table:id="ct4256">
          <table:cell-address table:column="1" table:row="48" table:table="2"/>
          <office:change-info>
            <dc:creator>aau </dc:creator>
            <dc:date>2013-08-25T10:29:26.04</dc:date>
          </office:change-info>
          <table:previous table:id="ct4229">
            <table:change-track-table-cell table:cell-address="'MPI Computing Times'.B49" table:formula="of:=ROUNDUP(SQRT([.A49]))^2" office:value-type="float" office:value="7502121"/>
          </table:previous>
        </table:cell-content-change>
        <table:cell-content-change table:id="ct4257">
          <table:cell-address table:column="1" table:row="49" table:table="2"/>
          <office:change-info>
            <dc:creator>aau </dc:creator>
            <dc:date>2013-08-25T10:29:26.04</dc:date>
          </office:change-info>
          <table:previous table:id="ct4230">
            <table:change-track-table-cell table:cell-address="'MPI Computing Times'.B50" table:formula="of:=ROUNDUP(SQRT([.A50]))^2" office:value-type="float" office:value="10004569"/>
          </table:previous>
        </table:cell-content-change>
        <table:cell-content-change table:id="ct4258">
          <table:cell-address table:column="7" table:row="12" table:table="2"/>
          <office:change-info>
            <dc:creator>aau </dc:creator>
            <dc:date>2013-08-25T10:29:42.95</dc:date>
          </office:change-info>
          <table:previous table:id="ct4122">
            <table:change-track-table-cell office:value-type="float" office:value="608801"/>
          </table:previous>
        </table:cell-content-change>
        <table:cell-content-change table:id="ct4259">
          <table:cell-address table:column="0" table:row="0" table:table="2"/>
          <office:change-info>
            <dc:creator>aau </dc:creator>
            <dc:date>2013-08-25T10:29:52.46</dc:date>
          </office:change-info>
          <table:previous table:id="ct4060">
            <table:change-track-table-cell office:value-type="string">
              <text:p>Network runtime estimator</text:p>
            </table:change-track-table-cell>
          </table:previous>
        </table:cell-content-change>
        <table:cell-content-change table:id="ct4260">
          <table:cell-address table:column="9" table:row="3" table:table="2"/>
          <office:change-info>
            <dc:creator>aau </dc:creator>
            <dc:date>2013-08-25T10:30:04.21</dc:date>
          </office:change-info>
          <table:previous table:id="ct4125">
            <table:change-track-table-cell table:cell-address="'MPI Computing Times'.J4" table:formula="of:=ROUNDUP(SQRT([.B4]))^2" office:value-type="float" office:value="609961"/>
          </table:previous>
        </table:cell-content-change>
        <table:cell-content-change table:id="ct4261">
          <table:cell-address table:column="3" table:row="33" table:table="2"/>
          <office:change-info>
            <dc:creator>aau </dc:creator>
            <dc:date>2013-08-25T10:32:45.63</dc:date>
          </office:change-info>
          <table:previous>
            <table:change-track-table-cell/>
          </table:previous>
        </table:cell-content-change>
        <table:cell-content-change table:id="ct4262">
          <table:cell-address table:column="3" table:row="33" table:table="2"/>
          <office:change-info>
            <dc:creator>aau </dc:creator>
            <dc:date>2013-08-25T10:33:18.65</dc:date>
          </office:change-info>
          <table:previous table:id="ct4261">
            <table:change-track-table-cell table:cell-address="'MPI Computing Times'.D34" table:formula="of:=[.$B$4]*[.$J$4]/([.$E$4]*10^6)" office:value-type="float" office:value="56152.098454125"/>
          </table:previous>
        </table:cell-content-change>
        <table:cell-content-change table:id="ct4263">
          <table:cell-address table:column="3" table:row="33" table:table="2"/>
          <office:change-info>
            <dc:creator>aau </dc:creator>
            <dc:date>2013-08-25T10:33:35.92</dc:date>
          </office:change-info>
          <table:previous table:id="ct4262">
            <table:change-track-table-cell table:cell-address="'MPI Computing Times'.D34" table:formula="of:=[.A34]*[.B34]/([.$E$4]*10^6)" office:value-type="float" office:value="0.153125"/>
          </table:previous>
        </table:cell-content-change>
        <table:cell-content-change table:id="ct4264">
          <table:cell-address table:column="3" table:row="3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5">
          <table:cell-address table:column="3" table:row="3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6">
          <table:cell-address table:column="3" table:row="3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7">
          <table:cell-address table:column="3" table:row="3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8">
          <table:cell-address table:column="3" table:row="3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9">
          <table:cell-address table:column="3" table:row="3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0">
          <table:cell-address table:column="3" table:row="40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1">
          <table:cell-address table:column="3" table:row="41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2">
          <table:cell-address table:column="3" table:row="42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3">
          <table:cell-address table:column="3" table:row="43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4">
          <table:cell-address table:column="3" table:row="4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5">
          <table:cell-address table:column="3" table:row="4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6">
          <table:cell-address table:column="3" table:row="4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7">
          <table:cell-address table:column="3" table:row="4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8">
          <table:cell-address table:column="3" table:row="4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9">
          <table:cell-address table:column="3" table:row="4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80">
          <table:cell-address table:column="3" table:row="33" table:table="2"/>
          <office:change-info>
            <dc:creator>aau </dc:creator>
            <dc:date>2013-08-25T10:34:26.22</dc:date>
          </office:change-info>
          <table:previous table:id="ct4263">
            <table:change-track-table-cell table:cell-address="'MPI Computing Times'.D34" table:formula="of:=[.A34]*[.B34]/([.$E$4]*10^6)/3600" office:value-type="float" office:value="0.0000425347222222222"/>
          </table:previous>
        </table:cell-content-change>
        <table:cell-content-change table:id="ct4281">
          <table:cell-address table:column="3" table:row="34" table:table="2"/>
          <office:change-info>
            <dc:creator>aau </dc:creator>
            <dc:date>2013-08-25T10:34:31.86</dc:date>
          </office:change-info>
          <table:previous table:id="ct4264">
            <table:change-track-table-cell table:cell-address="'MPI Computing Times'.D35" table:formula="of:=[.A35]*[.B35]/([.$E$4]*10^6)/3600" office:value-type="float" office:value="0.000262586805555556"/>
          </table:previous>
        </table:cell-content-change>
        <table:cell-content-change table:id="ct4282">
          <table:cell-address table:column="3" table:row="35" table:table="2"/>
          <office:change-info>
            <dc:creator>aau </dc:creator>
            <dc:date>2013-08-25T10:34:31.86</dc:date>
          </office:change-info>
          <table:previous table:id="ct4265">
            <table:change-track-table-cell table:cell-address="'MPI Computing Times'.D36" table:formula="of:=[.A36]*[.B36]/([.$E$4]*10^6)/3600" office:value-type="float" office:value="0.00105625"/>
          </table:previous>
        </table:cell-content-change>
        <table:cell-content-change table:id="ct4283">
          <table:cell-address table:column="3" table:row="36" table:table="2"/>
          <office:change-info>
            <dc:creator>aau </dc:creator>
            <dc:date>2013-08-25T10:34:31.86</dc:date>
          </office:change-info>
          <table:previous table:id="ct4266">
            <table:change-track-table-cell table:cell-address="'MPI Computing Times'.D37" table:formula="of:=[.A37]*[.B37]/([.$E$4]*10^6)/3600" office:value-type="float" office:value="0.0024"/>
          </table:previous>
        </table:cell-content-change>
        <table:cell-content-change table:id="ct4284">
          <table:cell-address table:column="3" table:row="37" table:table="2"/>
          <office:change-info>
            <dc:creator>aau </dc:creator>
            <dc:date>2013-08-25T10:34:31.86</dc:date>
          </office:change-info>
          <table:previous table:id="ct4267">
            <table:change-track-table-cell table:cell-address="'MPI Computing Times'.D38" table:formula="of:=[.A38]*[.B38]/([.$E$4]*10^6)/3600" office:value-type="float" office:value="0.00420138888888889"/>
          </table:previous>
        </table:cell-content-change>
        <table:cell-content-change table:id="ct4285">
          <table:cell-address table:column="3" table:row="38" table:table="2"/>
          <office:change-info>
            <dc:creator>aau </dc:creator>
            <dc:date>2013-08-25T10:34:31.86</dc:date>
          </office:change-info>
          <table:previous table:id="ct4268">
            <table:change-track-table-cell table:cell-address="'MPI Computing Times'.D39" table:formula="of:=[.A39]*[.B39]/([.$E$4]*10^6)/3600" office:value-type="float" office:value="0.0265842013888889"/>
          </table:previous>
        </table:cell-content-change>
        <table:cell-content-change table:id="ct4286">
          <table:cell-address table:column="3" table:row="39" table:table="2"/>
          <office:change-info>
            <dc:creator>aau </dc:creator>
            <dc:date>2013-08-25T10:34:31.86</dc:date>
          </office:change-info>
          <table:previous table:id="ct4269">
            <table:change-track-table-cell table:cell-address="'MPI Computing Times'.D40" table:formula="of:=[.A40]*[.B40]/([.$E$4]*10^6)/3600" office:value-type="float" office:value="0.1050625"/>
          </table:previous>
        </table:cell-content-change>
        <table:cell-content-change table:id="ct4287">
          <table:cell-address table:column="3" table:row="40" table:table="2"/>
          <office:change-info>
            <dc:creator>aau </dc:creator>
            <dc:date>2013-08-25T10:34:31.86</dc:date>
          </office:change-info>
          <table:previous table:id="ct4270">
            <table:change-track-table-cell table:cell-address="'MPI Computing Times'.D41" table:formula="of:=[.A41]*[.B41]/([.$E$4]*10^6)/3600" office:value-type="float" office:value="0.235940104166667"/>
          </table:previous>
        </table:cell-content-change>
        <table:cell-content-change table:id="ct4288">
          <table:cell-address table:column="3" table:row="41" table:table="2"/>
          <office:change-info>
            <dc:creator>aau </dc:creator>
            <dc:date>2013-08-25T10:34:31.86</dc:date>
          </office:change-info>
          <table:previous table:id="ct4271">
            <table:change-track-table-cell table:cell-address="'MPI Computing Times'.D42" table:formula="of:=[.A42]*[.B42]/([.$E$4]*10^6)/3600" office:value-type="float" office:value="0.422920138888889"/>
          </table:previous>
        </table:cell-content-change>
        <table:cell-content-change table:id="ct4289">
          <table:cell-address table:column="3" table:row="42" table:table="2"/>
          <office:change-info>
            <dc:creator>aau </dc:creator>
            <dc:date>2013-08-25T10:34:31.86</dc:date>
          </office:change-info>
          <table:previous table:id="ct4272">
            <table:change-track-table-cell table:cell-address="'MPI Computing Times'.D43" table:formula="of:=[.A43]*[.B43]/([.$E$4]*10^6)/3600" office:value-type="float" office:value="2.62586805555556"/>
          </table:previous>
        </table:cell-content-change>
        <table:cell-content-change table:id="ct4290">
          <table:cell-address table:column="3" table:row="43" table:table="2"/>
          <office:change-info>
            <dc:creator>aau </dc:creator>
            <dc:date>2013-08-25T10:34:31.86</dc:date>
          </office:change-info>
          <table:previous table:id="ct4273">
            <table:change-track-table-cell table:cell-address="'MPI Computing Times'.D44" table:formula="of:=[.A44]*[.B44]/([.$E$4]*10^6)/3600" office:value-type="float" office:value="10.5354340277778"/>
          </table:previous>
        </table:cell-content-change>
        <table:cell-content-change table:id="ct4291">
          <table:cell-address table:column="3" table:row="44" table:table="2"/>
          <office:change-info>
            <dc:creator>aau </dc:creator>
            <dc:date>2013-08-25T10:34:31.86</dc:date>
          </office:change-info>
          <table:previous table:id="ct4274">
            <table:change-track-table-cell table:cell-address="'MPI Computing Times'.D45" table:formula="of:=[.A45]*[.B45]/([.$E$4]*10^6)/3600" office:value-type="float" office:value="23.7009375"/>
          </table:previous>
        </table:cell-content-change>
        <table:cell-content-change table:id="ct4292">
          <table:cell-address table:column="3" table:row="45" table:table="2"/>
          <office:change-info>
            <dc:creator>aau </dc:creator>
            <dc:date>2013-08-25T10:34:31.86</dc:date>
          </office:change-info>
          <table:previous table:id="ct4275">
            <table:change-track-table-cell table:cell-address="'MPI Computing Times'.D46" table:formula="of:=[.A46]*[.B46]/([.$E$4]*10^6)/3600" office:value-type="float" office:value="42.0138888888889"/>
          </table:previous>
        </table:cell-content-change>
        <table:cell-content-change table:id="ct4293">
          <table:cell-address table:column="3" table:row="46" table:table="2"/>
          <office:change-info>
            <dc:creator>aau </dc:creator>
            <dc:date>2013-08-25T10:34:31.86</dc:date>
          </office:change-info>
          <table:previous table:id="ct4276">
            <table:change-track-table-cell table:cell-address="'MPI Computing Times'.D47" table:formula="of:=[.A47]*[.B47]/([.$E$4]*10^6)/3600" office:value-type="float" office:value="262.8125"/>
          </table:previous>
        </table:cell-content-change>
        <table:cell-content-change table:id="ct4294">
          <table:cell-address table:column="3" table:row="47" table:table="2"/>
          <office:change-info>
            <dc:creator>aau </dc:creator>
            <dc:date>2013-08-25T10:34:31.86</dc:date>
          </office:change-info>
          <table:previous table:id="ct4277">
            <table:change-track-table-cell table:cell-address="'MPI Computing Times'.D48" table:formula="of:=[.A48]*[.B48]/([.$E$4]*10^6)/3600" office:value-type="float" office:value="1051.47934027778"/>
          </table:previous>
        </table:cell-content-change>
        <table:cell-content-change table:id="ct4295">
          <table:cell-address table:column="3" table:row="48" table:table="2"/>
          <office:change-info>
            <dc:creator>aau </dc:creator>
            <dc:date>2013-08-25T10:34:31.86</dc:date>
          </office:change-info>
          <table:previous table:id="ct4278">
            <table:change-track-table-cell table:cell-address="'MPI Computing Times'.D49" table:formula="of:=[.A49]*[.B49]/([.$E$4]*10^6)/3600" office:value-type="float" office:value="2364.10651041667"/>
          </table:previous>
        </table:cell-content-change>
        <table:cell-content-change table:id="ct4296">
          <table:cell-address table:column="3" table:row="49" table:table="2"/>
          <office:change-info>
            <dc:creator>aau </dc:creator>
            <dc:date>2013-08-25T10:34:31.86</dc:date>
          </office:change-info>
          <table:previous table:id="ct4279">
            <table:change-track-table-cell table:cell-address="'MPI Computing Times'.D50" table:formula="of:=[.A50]*[.B50]/([.$E$4]*10^6)/3600" office:value-type="float" office:value="4202.58368055556"/>
          </table:previous>
        </table:cell-content-change>
        <table:cell-content-change table:id="ct4297">
          <table:cell-address table:column="3" table:row="33" table:table="2"/>
          <office:change-info>
            <dc:creator>aau </dc:creator>
            <dc:date>2013-08-25T10:34:42.68</dc:date>
          </office:change-info>
          <table:previous table:id="ct4280">
            <table:change-track-table-cell table:cell-address="'MPI Computing Times'.D34" table:formula="of:=[.A34]*[.B34]/([.$E$4]*10^6)*[.$B$5]/3600" office:value-type="float" office:value="0.00850694444444444"/>
          </table:previous>
        </table:cell-content-change>
        <table:cell-content-change table:id="ct4298">
          <table:cell-address table:column="3" table:row="34" table:table="2"/>
          <office:change-info>
            <dc:creator>aau </dc:creator>
            <dc:date>2013-08-25T10:34:49.62</dc:date>
          </office:change-info>
          <table:previous table:id="ct4281">
            <table:change-track-table-cell table:cell-address="'MPI Computing Times'.D35" table:formula="of:=[.A35]*[.B35]/([.$E$4]*10^6)*[.$B$5]/3600" office:value-type="float" office:value="0.0525173611111111"/>
          </table:previous>
        </table:cell-content-change>
        <table:cell-content-change table:id="ct4299">
          <table:cell-address table:column="3" table:row="35" table:table="2"/>
          <office:change-info>
            <dc:creator>aau </dc:creator>
            <dc:date>2013-08-25T10:34:49.62</dc:date>
          </office:change-info>
          <table:previous table:id="ct4282">
            <table:change-track-table-cell table:cell-address="'MPI Computing Times'.D36" table:formula="of:=[.A36]*[.B36]/([.$E$4]*10^6)*[.$B$5]/3600" office:value-type="float" office:value="0.21125"/>
          </table:previous>
        </table:cell-content-change>
        <table:cell-content-change table:id="ct4300">
          <table:cell-address table:column="3" table:row="36" table:table="2"/>
          <office:change-info>
            <dc:creator>aau </dc:creator>
            <dc:date>2013-08-25T10:34:49.62</dc:date>
          </office:change-info>
          <table:previous table:id="ct4283">
            <table:change-track-table-cell table:cell-address="'MPI Computing Times'.D37" table:formula="of:=[.A37]*[.B37]/([.$E$4]*10^6)*[.$B$5]/3600" office:value-type="float" office:value="0.48"/>
          </table:previous>
        </table:cell-content-change>
        <table:cell-content-change table:id="ct4301">
          <table:cell-address table:column="3" table:row="37" table:table="2"/>
          <office:change-info>
            <dc:creator>aau </dc:creator>
            <dc:date>2013-08-25T10:34:49.62</dc:date>
          </office:change-info>
          <table:previous table:id="ct4284">
            <table:change-track-table-cell table:cell-address="'MPI Computing Times'.D38" table:formula="of:=[.A38]*[.B38]/([.$E$4]*10^6)*[.$B$5]/3600" office:value-type="float" office:value="0.840277777777778"/>
          </table:previous>
        </table:cell-content-change>
        <table:cell-content-change table:id="ct4302">
          <table:cell-address table:column="3" table:row="38" table:table="2"/>
          <office:change-info>
            <dc:creator>aau </dc:creator>
            <dc:date>2013-08-25T10:34:49.62</dc:date>
          </office:change-info>
          <table:previous table:id="ct4285">
            <table:change-track-table-cell table:cell-address="'MPI Computing Times'.D39" table:formula="of:=[.A39]*[.B39]/([.$E$4]*10^6)*[.$B$5]/3600" office:value-type="float" office:value="5.31684027777778"/>
          </table:previous>
        </table:cell-content-change>
        <table:cell-content-change table:id="ct4303">
          <table:cell-address table:column="3" table:row="39" table:table="2"/>
          <office:change-info>
            <dc:creator>aau </dc:creator>
            <dc:date>2013-08-25T10:34:49.62</dc:date>
          </office:change-info>
          <table:previous table:id="ct4286">
            <table:change-track-table-cell table:cell-address="'MPI Computing Times'.D40" table:formula="of:=[.A40]*[.B40]/([.$E$4]*10^6)*[.$B$5]/3600" office:value-type="float" office:value="21.0125"/>
          </table:previous>
        </table:cell-content-change>
        <table:cell-content-change table:id="ct4304">
          <table:cell-address table:column="3" table:row="40" table:table="2"/>
          <office:change-info>
            <dc:creator>aau </dc:creator>
            <dc:date>2013-08-25T10:34:49.62</dc:date>
          </office:change-info>
          <table:previous table:id="ct4287">
            <table:change-track-table-cell table:cell-address="'MPI Computing Times'.D41" table:formula="of:=[.A41]*[.B41]/([.$E$4]*10^6)*[.$B$5]/3600" office:value-type="float" office:value="47.1880208333333"/>
          </table:previous>
        </table:cell-content-change>
        <table:cell-content-change table:id="ct4305">
          <table:cell-address table:column="3" table:row="41" table:table="2"/>
          <office:change-info>
            <dc:creator>aau </dc:creator>
            <dc:date>2013-08-25T10:34:49.63</dc:date>
          </office:change-info>
          <table:previous table:id="ct4288">
            <table:change-track-table-cell table:cell-address="'MPI Computing Times'.D42" table:formula="of:=[.A42]*[.B42]/([.$E$4]*10^6)*[.$B$5]/3600" office:value-type="float" office:value="84.5840277777778"/>
          </table:previous>
        </table:cell-content-change>
        <table:cell-content-change table:id="ct4306">
          <table:cell-address table:column="3" table:row="42" table:table="2"/>
          <office:change-info>
            <dc:creator>aau </dc:creator>
            <dc:date>2013-08-25T10:34:49.63</dc:date>
          </office:change-info>
          <table:previous table:id="ct4289">
            <table:change-track-table-cell table:cell-address="'MPI Computing Times'.D43" table:formula="of:=[.A43]*[.B43]/([.$E$4]*10^6)*[.$B$5]/3600" office:value-type="float" office:value="525.173611111111"/>
          </table:previous>
        </table:cell-content-change>
        <table:cell-content-change table:id="ct4307">
          <table:cell-address table:column="3" table:row="43" table:table="2"/>
          <office:change-info>
            <dc:creator>aau </dc:creator>
            <dc:date>2013-08-25T10:34:49.63</dc:date>
          </office:change-info>
          <table:previous table:id="ct4290">
            <table:change-track-table-cell table:cell-address="'MPI Computing Times'.D44" table:formula="of:=[.A44]*[.B44]/([.$E$4]*10^6)*[.$B$5]/3600" office:value-type="float" office:value="2107.08680555556"/>
          </table:previous>
        </table:cell-content-change>
        <table:cell-content-change table:id="ct4308">
          <table:cell-address table:column="3" table:row="44" table:table="2"/>
          <office:change-info>
            <dc:creator>aau </dc:creator>
            <dc:date>2013-08-25T10:34:49.63</dc:date>
          </office:change-info>
          <table:previous table:id="ct4291">
            <table:change-track-table-cell table:cell-address="'MPI Computing Times'.D45" table:formula="of:=[.A45]*[.B45]/([.$E$4]*10^6)*[.$B$5]/3600" office:value-type="float" office:value="4740.1875"/>
          </table:previous>
        </table:cell-content-change>
        <table:cell-content-change table:id="ct4309">
          <table:cell-address table:column="3" table:row="45" table:table="2"/>
          <office:change-info>
            <dc:creator>aau </dc:creator>
            <dc:date>2013-08-25T10:34:49.63</dc:date>
          </office:change-info>
          <table:previous table:id="ct4292">
            <table:change-track-table-cell table:cell-address="'MPI Computing Times'.D46" table:formula="of:=[.A46]*[.B46]/([.$E$4]*10^6)*[.$B$5]/3600" office:value-type="float" office:value="8402.77777777778"/>
          </table:previous>
        </table:cell-content-change>
        <table:cell-content-change table:id="ct4310">
          <table:cell-address table:column="3" table:row="46" table:table="2"/>
          <office:change-info>
            <dc:creator>aau </dc:creator>
            <dc:date>2013-08-25T10:34:49.63</dc:date>
          </office:change-info>
          <table:previous table:id="ct4293">
            <table:change-track-table-cell table:cell-address="'MPI Computing Times'.D47" table:formula="of:=[.A47]*[.B47]/([.$E$4]*10^6)*[.$B$5]/3600" office:value-type="float" office:value="52562.5"/>
          </table:previous>
        </table:cell-content-change>
        <table:cell-content-change table:id="ct4311">
          <table:cell-address table:column="3" table:row="47" table:table="2"/>
          <office:change-info>
            <dc:creator>aau </dc:creator>
            <dc:date>2013-08-25T10:34:49.63</dc:date>
          </office:change-info>
          <table:previous table:id="ct4294">
            <table:change-track-table-cell table:cell-address="'MPI Computing Times'.D48" table:formula="of:=[.A48]*[.B48]/([.$E$4]*10^6)*[.$B$5]/3600" office:value-type="float" office:value="210295.868055556"/>
          </table:previous>
        </table:cell-content-change>
        <table:cell-content-change table:id="ct4312">
          <table:cell-address table:column="3" table:row="48" table:table="2"/>
          <office:change-info>
            <dc:creator>aau </dc:creator>
            <dc:date>2013-08-25T10:34:49.63</dc:date>
          </office:change-info>
          <table:previous table:id="ct4295">
            <table:change-track-table-cell table:cell-address="'MPI Computing Times'.D49" table:formula="of:=[.A49]*[.B49]/([.$E$4]*10^6)*[.$B$5]/3600" office:value-type="float" office:value="472821.302083333"/>
          </table:previous>
        </table:cell-content-change>
        <table:cell-content-change table:id="ct4313">
          <table:cell-address table:column="3" table:row="49" table:table="2"/>
          <office:change-info>
            <dc:creator>aau </dc:creator>
            <dc:date>2013-08-25T10:34:49.63</dc:date>
          </office:change-info>
          <table:previous table:id="ct4296">
            <table:change-track-table-cell table:cell-address="'MPI Computing Times'.D50" table:formula="of:=[.A50]*[.B50]/([.$E$4]*10^6)*[.$B$5]/3600" office:value-type="float" office:value="840516.736111111"/>
          </table:previous>
        </table:cell-content-change>
        <table:cell-content-change table:id="ct4314">
          <table:cell-address table:column="3" table:row="33" table:table="2"/>
          <office:change-info>
            <dc:creator>aau </dc:creator>
            <dc:date>2013-08-25T10:37:04.81</dc:date>
          </office:change-info>
          <table:previous table:id="ct4297">
            <table:change-track-table-cell table:cell-address="'MPI Computing Times'.D34" table:formula="of:=[.A34]*[.B34]/([.$E$4]*10^6)*[.$B$5]/(3600*24)" office:value-type="float" office:value="0.000354456018518519"/>
          </table:previous>
        </table:cell-content-change>
        <table:cell-content-change table:id="ct4315">
          <table:cell-address table:column="3" table:row="34" table:table="2"/>
          <office:change-info>
            <dc:creator>aau </dc:creator>
            <dc:date>2013-08-25T10:37:10.52</dc:date>
          </office:change-info>
          <table:previous table:id="ct4298">
            <table:change-track-table-cell table:cell-address="'MPI Computing Times'.D35" table:formula="of:=[.A35]*[.B35]/([.$E$4]*10^6)*[.$B$5]/(3600*24)" office:value-type="float" office:value="0.00218822337962963"/>
          </table:previous>
        </table:cell-content-change>
        <table:cell-content-change table:id="ct4316">
          <table:cell-address table:column="3" table:row="35" table:table="2"/>
          <office:change-info>
            <dc:creator>aau </dc:creator>
            <dc:date>2013-08-25T10:37:10.52</dc:date>
          </office:change-info>
          <table:previous table:id="ct4299">
            <table:change-track-table-cell table:cell-address="'MPI Computing Times'.D36" table:formula="of:=[.A36]*[.B36]/([.$E$4]*10^6)*[.$B$5]/(3600*24)" office:value-type="float" office:value="0.00880208333333333"/>
          </table:previous>
        </table:cell-content-change>
        <table:cell-content-change table:id="ct4317">
          <table:cell-address table:column="3" table:row="36" table:table="2"/>
          <office:change-info>
            <dc:creator>aau </dc:creator>
            <dc:date>2013-08-25T10:37:10.52</dc:date>
          </office:change-info>
          <table:previous table:id="ct4300">
            <table:change-track-table-cell table:cell-address="'MPI Computing Times'.D37" table:formula="of:=[.A37]*[.B37]/([.$E$4]*10^6)*[.$B$5]/(3600*24)" office:value-type="float" office:value="0.02"/>
          </table:previous>
        </table:cell-content-change>
        <table:cell-content-change table:id="ct4318">
          <table:cell-address table:column="3" table:row="37" table:table="2"/>
          <office:change-info>
            <dc:creator>aau </dc:creator>
            <dc:date>2013-08-25T10:37:10.52</dc:date>
          </office:change-info>
          <table:previous table:id="ct4301">
            <table:change-track-table-cell table:cell-address="'MPI Computing Times'.D38" table:formula="of:=[.A38]*[.B38]/([.$E$4]*10^6)*[.$B$5]/(3600*24)" office:value-type="float" office:value="0.0350115740740741"/>
          </table:previous>
        </table:cell-content-change>
        <table:cell-content-change table:id="ct4319">
          <table:cell-address table:column="3" table:row="38" table:table="2"/>
          <office:change-info>
            <dc:creator>aau </dc:creator>
            <dc:date>2013-08-25T10:37:10.52</dc:date>
          </office:change-info>
          <table:previous table:id="ct4302">
            <table:change-track-table-cell table:cell-address="'MPI Computing Times'.D39" table:formula="of:=[.A39]*[.B39]/([.$E$4]*10^6)*[.$B$5]/(3600*24)" office:value-type="float" office:value="0.221535011574074"/>
          </table:previous>
        </table:cell-content-change>
        <table:cell-content-change table:id="ct4320">
          <table:cell-address table:column="3" table:row="39" table:table="2"/>
          <office:change-info>
            <dc:creator>aau </dc:creator>
            <dc:date>2013-08-25T10:37:10.52</dc:date>
          </office:change-info>
          <table:previous table:id="ct4303">
            <table:change-track-table-cell table:cell-address="'MPI Computing Times'.D40" table:formula="of:=[.A40]*[.B40]/([.$E$4]*10^6)*[.$B$5]/(3600*24)" office:value-type="float" office:value="0.875520833333333"/>
          </table:previous>
        </table:cell-content-change>
        <table:cell-content-change table:id="ct4321">
          <table:cell-address table:column="3" table:row="40" table:table="2"/>
          <office:change-info>
            <dc:creator>aau </dc:creator>
            <dc:date>2013-08-25T10:37:10.52</dc:date>
          </office:change-info>
          <table:previous table:id="ct4304">
            <table:change-track-table-cell table:cell-address="'MPI Computing Times'.D41" table:formula="of:=[.A41]*[.B41]/([.$E$4]*10^6)*[.$B$5]/(3600*24)" office:value-type="float" office:value="1.96616753472222"/>
          </table:previous>
        </table:cell-content-change>
        <table:cell-content-change table:id="ct4322">
          <table:cell-address table:column="3" table:row="41" table:table="2"/>
          <office:change-info>
            <dc:creator>aau </dc:creator>
            <dc:date>2013-08-25T10:37:10.52</dc:date>
          </office:change-info>
          <table:previous table:id="ct4305">
            <table:change-track-table-cell table:cell-address="'MPI Computing Times'.D42" table:formula="of:=[.A42]*[.B42]/([.$E$4]*10^6)*[.$B$5]/(3600*24)" office:value-type="float" office:value="3.52433449074074"/>
          </table:previous>
        </table:cell-content-change>
        <table:cell-content-change table:id="ct4323">
          <table:cell-address table:column="3" table:row="42" table:table="2"/>
          <office:change-info>
            <dc:creator>aau </dc:creator>
            <dc:date>2013-08-25T10:37:10.52</dc:date>
          </office:change-info>
          <table:previous table:id="ct4306">
            <table:change-track-table-cell table:cell-address="'MPI Computing Times'.D43" table:formula="of:=[.A43]*[.B43]/([.$E$4]*10^6)*[.$B$5]/(3600*24)" office:value-type="float" office:value="21.8822337962963"/>
          </table:previous>
        </table:cell-content-change>
        <table:cell-content-change table:id="ct4324">
          <table:cell-address table:column="3" table:row="43" table:table="2"/>
          <office:change-info>
            <dc:creator>aau </dc:creator>
            <dc:date>2013-08-25T10:37:10.52</dc:date>
          </office:change-info>
          <table:previous table:id="ct4307">
            <table:change-track-table-cell table:cell-address="'MPI Computing Times'.D44" table:formula="of:=[.A44]*[.B44]/([.$E$4]*10^6)*[.$B$5]/(3600*24)" office:value-type="float" office:value="87.7952835648148"/>
          </table:previous>
        </table:cell-content-change>
        <table:cell-content-change table:id="ct4325">
          <table:cell-address table:column="3" table:row="44" table:table="2"/>
          <office:change-info>
            <dc:creator>aau </dc:creator>
            <dc:date>2013-08-25T10:37:10.52</dc:date>
          </office:change-info>
          <table:previous table:id="ct4308">
            <table:change-track-table-cell table:cell-address="'MPI Computing Times'.D45" table:formula="of:=[.A45]*[.B45]/([.$E$4]*10^6)*[.$B$5]/(3600*24)" office:value-type="float" office:value="197.5078125"/>
          </table:previous>
        </table:cell-content-change>
        <table:cell-content-change table:id="ct4326">
          <table:cell-address table:column="3" table:row="45" table:table="2"/>
          <office:change-info>
            <dc:creator>aau </dc:creator>
            <dc:date>2013-08-25T10:37:10.52</dc:date>
          </office:change-info>
          <table:previous table:id="ct4309">
            <table:change-track-table-cell table:cell-address="'MPI Computing Times'.D46" table:formula="of:=[.A46]*[.B46]/([.$E$4]*10^6)*[.$B$5]/(3600*24)" office:value-type="float" office:value="350.115740740741"/>
          </table:previous>
        </table:cell-content-change>
        <table:cell-content-change table:id="ct4327">
          <table:cell-address table:column="3" table:row="46" table:table="2"/>
          <office:change-info>
            <dc:creator>aau </dc:creator>
            <dc:date>2013-08-25T10:37:10.52</dc:date>
          </office:change-info>
          <table:previous table:id="ct4310">
            <table:change-track-table-cell table:cell-address="'MPI Computing Times'.D47" table:formula="of:=[.A47]*[.B47]/([.$E$4]*10^6)*[.$B$5]/(3600*24)" office:value-type="float" office:value="2190.10416666667"/>
          </table:previous>
        </table:cell-content-change>
        <table:cell-content-change table:id="ct4328">
          <table:cell-address table:column="3" table:row="47" table:table="2"/>
          <office:change-info>
            <dc:creator>aau </dc:creator>
            <dc:date>2013-08-25T10:37:10.52</dc:date>
          </office:change-info>
          <table:previous table:id="ct4311">
            <table:change-track-table-cell table:cell-address="'MPI Computing Times'.D48" table:formula="of:=[.A48]*[.B48]/([.$E$4]*10^6)*[.$B$5]/(3600*24)" office:value-type="float" office:value="8762.32783564815"/>
          </table:previous>
        </table:cell-content-change>
        <table:cell-content-change table:id="ct4329">
          <table:cell-address table:column="3" table:row="48" table:table="2"/>
          <office:change-info>
            <dc:creator>aau </dc:creator>
            <dc:date>2013-08-25T10:37:10.52</dc:date>
          </office:change-info>
          <table:previous table:id="ct4312">
            <table:change-track-table-cell table:cell-address="'MPI Computing Times'.D49" table:formula="of:=[.A49]*[.B49]/([.$E$4]*10^6)*[.$B$5]/(3600*24)" office:value-type="float" office:value="19700.8875868056"/>
          </table:previous>
        </table:cell-content-change>
        <table:cell-content-change table:id="ct4330">
          <table:cell-address table:column="3" table:row="49" table:table="2"/>
          <office:change-info>
            <dc:creator>aau </dc:creator>
            <dc:date>2013-08-25T10:37:10.52</dc:date>
          </office:change-info>
          <table:previous table:id="ct4313">
            <table:change-track-table-cell table:cell-address="'MPI Computing Times'.D50" table:formula="of:=[.A50]*[.B50]/([.$E$4]*10^6)*[.$B$5]/(3600*24)" office:value-type="float" office:value="35021.5306712963"/>
          </table:previous>
        </table:cell-content-change>
        <table:cell-content-change table:id="ct4331">
          <table:cell-address table:column="4" table:row="32" table:table="2"/>
          <office:change-info>
            <dc:creator>aau </dc:creator>
            <dc:date>2013-08-25T10:58:58.46</dc:date>
          </office:change-info>
          <table:previous table:id="ct4198">
            <table:change-track-table-cell/>
          </table:previous>
        </table:cell-content-change>
        <table:cell-content-change table:id="ct4332">
          <table:cell-address table:column="5" table:row="32" table:table="2"/>
          <office:change-info>
            <dc:creator>aau </dc:creator>
            <dc:date>2013-08-25T10:58:58.91</dc:date>
          </office:change-info>
          <table:previous table:id="ct4199">
            <table:change-track-table-cell/>
          </table:previous>
        </table:cell-content-change>
        <table:cell-content-change table:id="ct4333">
          <table:cell-address table:column="3" table:row="32" table:table="2"/>
          <office:change-info>
            <dc:creator>aau </dc:creator>
            <dc:date>2013-08-25T10:59:07.82</dc:date>
          </office:change-info>
          <table:previous>
            <table:change-track-table-cell office:value-type="string">
              <text:p>Runtime MPI</text:p>
            </table:change-track-table-cell>
          </table:previous>
        </table:cell-content-change>
        <table:cell-content-change table:id="ct4334">
          <table:cell-address table:column="4" table:row="32" table:table="2"/>
          <office:change-info>
            <dc:creator>aau </dc:creator>
            <dc:date>2013-08-25T10:59:40.60</dc:date>
          </office:change-info>
          <table:previous table:id="ct4331">
            <table:change-track-table-cell office:value-type="string">
              <text:p>Runtime MPI</text:p>
            </table:change-track-table-cell>
          </table:previous>
        </table:cell-content-change>
        <table:cell-content-change table:id="ct4335">
          <table:cell-address table:column="3" table:row="33" table:table="2"/>
          <office:change-info>
            <dc:creator>aau </dc:creator>
            <dc:date>2013-08-25T11:04:00.78</dc:date>
          </office:change-info>
          <table:previous>
            <table:change-track-table-cell/>
          </table:previous>
        </table:cell-content-change>
        <table:cell-content-change table:id="ct4336">
          <table:cell-address table:column="3" table:row="33" table:table="2"/>
          <office:change-info>
            <dc:creator>aau </dc:creator>
            <dc:date>2013-08-25T11:04:32.97</dc:date>
          </office:change-info>
          <table:previous table:id="ct4335">
            <table:change-track-table-cell table:cell-address="'MPI Computing Times'.D34" table:formula="of:=[.$B$11]*[.A34]/(3600*24)" office:value-type="float" office:value="0.00000115740740740741"/>
          </table:previous>
        </table:cell-content-change>
        <table:cell-content-change table:id="ct4337">
          <table:cell-address table:column="3" table:row="3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8">
          <table:cell-address table:column="3" table:row="3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9">
          <table:cell-address table:column="3" table:row="3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0">
          <table:cell-address table:column="3" table:row="3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1">
          <table:cell-address table:column="3" table:row="3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2">
          <table:cell-address table:column="3" table:row="3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3">
          <table:cell-address table:column="3" table:row="40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4">
          <table:cell-address table:column="3" table:row="41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5">
          <table:cell-address table:column="3" table:row="42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6">
          <table:cell-address table:column="3" table:row="43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7">
          <table:cell-address table:column="3" table:row="4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8">
          <table:cell-address table:column="3" table:row="4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9">
          <table:cell-address table:column="3" table:row="4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0">
          <table:cell-address table:column="3" table:row="4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1">
          <table:cell-address table:column="3" table:row="4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2">
          <table:cell-address table:column="3" table:row="4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3">
          <table:cell-address table:column="1" table:row="4" table:table="2"/>
          <office:change-info>
            <dc:creator>aau </dc:creator>
            <dc:date>2013-08-25T11:05:12.81</dc:date>
          </office:change-info>
          <table:previous table:id="ct4087">
            <table:change-track-table-cell office:value-type="float" office:value="200"/>
          </table:previous>
        </table:cell-content-change>
        <table:cell-content-change table:id="ct4354">
          <table:cell-address table:column="4" table:row="33" table:table="2"/>
          <office:change-info>
            <dc:creator>aau </dc:creator>
            <dc:date>2013-08-25T11:06:03.34</dc:date>
          </office:change-info>
          <table:previous>
            <table:change-track-table-cell/>
          </table:previous>
        </table:cell-content-change>
        <table:cell-content-change table:id="ct4355">
          <table:cell-address table:column="4" table:row="34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6">
          <table:cell-address table:column="4" table:row="35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7">
          <table:cell-address table:column="4" table:row="36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8">
          <table:cell-address table:column="4" table:row="37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9">
          <table:cell-address table:column="4" table:row="38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0">
          <table:cell-address table:column="4" table:row="39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1">
          <table:cell-address table:column="4" table:row="40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2">
          <table:cell-address table:column="4" table:row="41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3">
          <table:cell-address table:column="4" table:row="42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4">
          <table:cell-address table:column="4" table:row="43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5">
          <table:cell-address table:column="4" table:row="44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6">
          <table:cell-address table:column="4" table:row="45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7">
          <table:cell-address table:column="4" table:row="46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8">
          <table:cell-address table:column="4" table:row="47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9">
          <table:cell-address table:column="4" table:row="48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0">
          <table:cell-address table:column="4" table:row="49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1">
          <table:cell-address table:column="5" table:row="33" table:table="2"/>
          <office:change-info>
            <dc:creator>aau </dc:creator>
            <dc:date>2013-08-25T11:06:20.80</dc:date>
          </office:change-info>
          <table:previous>
            <table:change-track-table-cell/>
          </table:previous>
        </table:cell-content-change>
        <table:cell-content-change table:id="ct4372">
          <table:cell-address table:column="5" table:row="3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3">
          <table:cell-address table:column="5" table:row="3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4">
          <table:cell-address table:column="5" table:row="3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5">
          <table:cell-address table:column="5" table:row="3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6">
          <table:cell-address table:column="5" table:row="3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7">
          <table:cell-address table:column="5" table:row="3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8">
          <table:cell-address table:column="5" table:row="40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9">
          <table:cell-address table:column="5" table:row="41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0">
          <table:cell-address table:column="5" table:row="42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1">
          <table:cell-address table:column="5" table:row="43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2">
          <table:cell-address table:column="5" table:row="4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3">
          <table:cell-address table:column="5" table:row="4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4">
          <table:cell-address table:column="5" table:row="4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5">
          <table:cell-address table:column="5" table:row="4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6">
          <table:cell-address table:column="5" table:row="4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7">
          <table:cell-address table:column="5" table:row="4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8">
          <table:cell-address table:column="1" table:row="4" table:table="2"/>
          <office:change-info>
            <dc:creator>aau </dc:creator>
            <dc:date>2013-08-25T11:06:33.28</dc:date>
          </office:change-info>
          <table:previous table:id="ct4353">
            <table:change-track-table-cell office:value-type="float" office:value="1"/>
          </table:previous>
        </table:cell-content-change>
        <table:cell-content-change table:id="ct4389">
          <table:cell-address table:column="1" table:row="4" table:table="2"/>
          <office:change-info>
            <dc:creator>aau </dc:creator>
            <dc:date>2013-08-25T11:07:07.85</dc:date>
          </office:change-info>
          <table:previous table:id="ct4388">
            <table:change-track-table-cell office:value-type="float" office:value="200"/>
          </table:previous>
        </table:cell-content-change>
        <table:cell-content-change table:id="ct4390">
          <table:cell-address table:column="1" table:row="10" table:table="2"/>
          <office:change-info>
            <dc:creator>aau </dc:creator>
            <dc:date>2013-08-25T11:12:30.92</dc:date>
          </office:change-info>
          <table:previous table:id="ct4156">
            <table:change-track-table-cell office:value-type="float" office:value="0.1"/>
          </table:previous>
        </table:cell-content-change>
        <table:cell-content-change table:id="ct4391">
          <table:cell-address table:column="3" table:row="33" table:table="2"/>
          <office:change-info>
            <dc:creator>aau </dc:creator>
            <dc:date>2013-08-25T11:13:12.52</dc:date>
          </office:change-info>
          <table:previous table:id="ct4336">
            <table:change-track-table-cell table:cell-address="'MPI Computing Times'.D34" table:formula="of:=[.$B$11]*[.A34]*[.$B$5]/(3600*24)" office:value-type="float" office:value="0.000231481481481481"/>
          </table:previous>
        </table:cell-content-change>
        <table:cell-content-change table:id="ct4392">
          <table:cell-address table:column="3" table:row="34" table:table="2"/>
          <office:change-info>
            <dc:creator>aau </dc:creator>
            <dc:date>2013-08-25T11:13:18.35</dc:date>
          </office:change-info>
          <table:previous table:id="ct4337">
            <table:change-track-table-cell table:cell-address="'MPI Computing Times'.D35" table:formula="of:=[.$B$11]*[.A35]*[.$B$5]/(3600*24)" office:value-type="float" office:value="0.000578703703703704"/>
          </table:previous>
        </table:cell-content-change>
        <table:cell-content-change table:id="ct4393">
          <table:cell-address table:column="3" table:row="35" table:table="2"/>
          <office:change-info>
            <dc:creator>aau </dc:creator>
            <dc:date>2013-08-25T11:13:18.35</dc:date>
          </office:change-info>
          <table:previous table:id="ct4338">
            <table:change-track-table-cell table:cell-address="'MPI Computing Times'.D36" table:formula="of:=[.$B$11]*[.A36]*[.$B$5]/(3600*24)" office:value-type="float" office:value="0.00115740740740741"/>
          </table:previous>
        </table:cell-content-change>
        <table:cell-content-change table:id="ct4394">
          <table:cell-address table:column="3" table:row="36" table:table="2"/>
          <office:change-info>
            <dc:creator>aau </dc:creator>
            <dc:date>2013-08-25T11:13:18.35</dc:date>
          </office:change-info>
          <table:previous table:id="ct4339">
            <table:change-track-table-cell table:cell-address="'MPI Computing Times'.D37" table:formula="of:=[.$B$11]*[.A37]*[.$B$5]/(3600*24)" office:value-type="float" office:value="0.00173611111111111"/>
          </table:previous>
        </table:cell-content-change>
        <table:cell-content-change table:id="ct4395">
          <table:cell-address table:column="3" table:row="37" table:table="2"/>
          <office:change-info>
            <dc:creator>aau </dc:creator>
            <dc:date>2013-08-25T11:13:18.35</dc:date>
          </office:change-info>
          <table:previous table:id="ct4340">
            <table:change-track-table-cell table:cell-address="'MPI Computing Times'.D38" table:formula="of:=[.$B$11]*[.A38]*[.$B$5]/(3600*24)" office:value-type="float" office:value="0.00231481481481481"/>
          </table:previous>
        </table:cell-content-change>
        <table:cell-content-change table:id="ct4396">
          <table:cell-address table:column="3" table:row="38" table:table="2"/>
          <office:change-info>
            <dc:creator>aau </dc:creator>
            <dc:date>2013-08-25T11:13:18.35</dc:date>
          </office:change-info>
          <table:previous table:id="ct4341">
            <table:change-track-table-cell table:cell-address="'MPI Computing Times'.D39" table:formula="of:=[.$B$11]*[.A39]*[.$B$5]/(3600*24)" office:value-type="float" office:value="0.00578703703703704"/>
          </table:previous>
        </table:cell-content-change>
        <table:cell-content-change table:id="ct4397">
          <table:cell-address table:column="3" table:row="39" table:table="2"/>
          <office:change-info>
            <dc:creator>aau </dc:creator>
            <dc:date>2013-08-25T11:13:18.35</dc:date>
          </office:change-info>
          <table:previous table:id="ct4342">
            <table:change-track-table-cell table:cell-address="'MPI Computing Times'.D40" table:formula="of:=[.$B$11]*[.A40]*[.$B$5]/(3600*24)" office:value-type="float" office:value="0.0115740740740741"/>
          </table:previous>
        </table:cell-content-change>
        <table:cell-content-change table:id="ct4398">
          <table:cell-address table:column="3" table:row="40" table:table="2"/>
          <office:change-info>
            <dc:creator>aau </dc:creator>
            <dc:date>2013-08-25T11:13:18.35</dc:date>
          </office:change-info>
          <table:previous table:id="ct4343">
            <table:change-track-table-cell table:cell-address="'MPI Computing Times'.D41" table:formula="of:=[.$B$11]*[.A41]*[.$B$5]/(3600*24)" office:value-type="float" office:value="0.0173611111111111"/>
          </table:previous>
        </table:cell-content-change>
        <table:cell-content-change table:id="ct4399">
          <table:cell-address table:column="3" table:row="41" table:table="2"/>
          <office:change-info>
            <dc:creator>aau </dc:creator>
            <dc:date>2013-08-25T11:13:18.35</dc:date>
          </office:change-info>
          <table:previous table:id="ct4344">
            <table:change-track-table-cell table:cell-address="'MPI Computing Times'.D42" table:formula="of:=[.$B$11]*[.A42]*[.$B$5]/(3600*24)" office:value-type="float" office:value="0.0231481481481481"/>
          </table:previous>
        </table:cell-content-change>
        <table:cell-content-change table:id="ct4400">
          <table:cell-address table:column="3" table:row="42" table:table="2"/>
          <office:change-info>
            <dc:creator>aau </dc:creator>
            <dc:date>2013-08-25T11:13:18.35</dc:date>
          </office:change-info>
          <table:previous table:id="ct4345">
            <table:change-track-table-cell table:cell-address="'MPI Computing Times'.D43" table:formula="of:=[.$B$11]*[.A43]*[.$B$5]/(3600*24)" office:value-type="float" office:value="0.0578703703703704"/>
          </table:previous>
        </table:cell-content-change>
        <table:cell-content-change table:id="ct4401">
          <table:cell-address table:column="3" table:row="43" table:table="2"/>
          <office:change-info>
            <dc:creator>aau </dc:creator>
            <dc:date>2013-08-25T11:13:18.35</dc:date>
          </office:change-info>
          <table:previous table:id="ct4346">
            <table:change-track-table-cell table:cell-address="'MPI Computing Times'.D44" table:formula="of:=[.$B$11]*[.A44]*[.$B$5]/(3600*24)" office:value-type="float" office:value="0.115740740740741"/>
          </table:previous>
        </table:cell-content-change>
        <table:cell-content-change table:id="ct4402">
          <table:cell-address table:column="3" table:row="44" table:table="2"/>
          <office:change-info>
            <dc:creator>aau </dc:creator>
            <dc:date>2013-08-25T11:13:18.35</dc:date>
          </office:change-info>
          <table:previous table:id="ct4347">
            <table:change-track-table-cell table:cell-address="'MPI Computing Times'.D45" table:formula="of:=[.$B$11]*[.A45]*[.$B$5]/(3600*24)" office:value-type="float" office:value="0.173611111111111"/>
          </table:previous>
        </table:cell-content-change>
        <table:cell-content-change table:id="ct4403">
          <table:cell-address table:column="3" table:row="45" table:table="2"/>
          <office:change-info>
            <dc:creator>aau </dc:creator>
            <dc:date>2013-08-25T11:13:18.35</dc:date>
          </office:change-info>
          <table:previous table:id="ct4348">
            <table:change-track-table-cell table:cell-address="'MPI Computing Times'.D46" table:formula="of:=[.$B$11]*[.A46]*[.$B$5]/(3600*24)" office:value-type="float" office:value="0.231481481481481"/>
          </table:previous>
        </table:cell-content-change>
        <table:cell-content-change table:id="ct4404">
          <table:cell-address table:column="3" table:row="46" table:table="2"/>
          <office:change-info>
            <dc:creator>aau </dc:creator>
            <dc:date>2013-08-25T11:13:18.35</dc:date>
          </office:change-info>
          <table:previous table:id="ct4349">
            <table:change-track-table-cell table:cell-address="'MPI Computing Times'.D47" table:formula="of:=[.$B$11]*[.A47]*[.$B$5]/(3600*24)" office:value-type="float" office:value="0.578703703703704"/>
          </table:previous>
        </table:cell-content-change>
        <table:cell-content-change table:id="ct4405">
          <table:cell-address table:column="3" table:row="47" table:table="2"/>
          <office:change-info>
            <dc:creator>aau </dc:creator>
            <dc:date>2013-08-25T11:13:18.35</dc:date>
          </office:change-info>
          <table:previous table:id="ct4350">
            <table:change-track-table-cell table:cell-address="'MPI Computing Times'.D48" table:formula="of:=[.$B$11]*[.A48]*[.$B$5]/(3600*24)" office:value-type="float" office:value="1.15740740740741"/>
          </table:previous>
        </table:cell-content-change>
        <table:cell-content-change table:id="ct4406">
          <table:cell-address table:column="3" table:row="48" table:table="2"/>
          <office:change-info>
            <dc:creator>aau </dc:creator>
            <dc:date>2013-08-25T11:13:18.35</dc:date>
          </office:change-info>
          <table:previous table:id="ct4351">
            <table:change-track-table-cell table:cell-address="'MPI Computing Times'.D49" table:formula="of:=[.$B$11]*[.A49]*[.$B$5]/(3600*24)" office:value-type="float" office:value="1.73611111111111"/>
          </table:previous>
        </table:cell-content-change>
        <table:cell-content-change table:id="ct4407">
          <table:cell-address table:column="3" table:row="49" table:table="2"/>
          <office:change-info>
            <dc:creator>aau </dc:creator>
            <dc:date>2013-08-25T11:13:18.35</dc:date>
          </office:change-info>
          <table:previous table:id="ct4352">
            <table:change-track-table-cell table:cell-address="'MPI Computing Times'.D50" table:formula="of:=[.$B$11]*[.A50]*[.$B$5]/(3600*24)" office:value-type="float" office:value="2.31481481481481"/>
          </table:previous>
        </table:cell-content-change>
        <table:cell-content-change table:id="ct4408">
          <table:cell-address table:column="1" table:row="10" table:table="2"/>
          <office:change-info>
            <dc:creator>aau </dc:creator>
            <dc:date>2013-08-25T11:15:08.57</dc:date>
          </office:change-info>
          <table:previous table:id="ct4390">
            <table:change-track-table-cell office:value-type="float" office:value="0.01"/>
          </table:previous>
        </table:cell-content-change>
        <table:cell-content-change table:id="ct4409">
          <table:cell-address table:column="1" table:row="10" table:table="2"/>
          <office:change-info>
            <dc:creator>aau </dc:creator>
            <dc:date>2013-08-25T11:19:35.62</dc:date>
          </office:change-info>
          <table:previous table:id="ct4408">
            <table:change-track-table-cell office:value-type="float" office:value="0.05"/>
          </table:previous>
        </table:cell-content-change>
        <table:cell-content-change table:id="ct4410">
          <table:cell-address table:column="1" table:row="10" table:table="2"/>
          <office:change-info>
            <dc:creator>aau </dc:creator>
            <dc:date>2013-08-29T15:37:30.59</dc:date>
          </office:change-info>
          <table:previous table:id="ct4409">
            <table:change-track-table-cell office:value-type="float" office:value="0.001"/>
          </table:previous>
        </table:cell-content-change>
        <table:cell-content-change table:id="ct4411">
          <table:cell-address table:column="1" table:row="4" table:table="2"/>
          <office:change-info>
            <dc:creator>aau </dc:creator>
            <dc:date>2013-08-29T15:38:05.43</dc:date>
          </office:change-info>
          <table:previous table:id="ct4389">
            <table:change-track-table-cell office:value-type="float" office:value="1"/>
          </table:previous>
        </table:cell-content-change>
        <table:cell-content-change table:id="ct4412">
          <table:cell-address table:column="1" table:row="8" table:table="2"/>
          <office:change-info>
            <dc:creator>aau </dc:creator>
            <dc:date>2013-08-29T15:38:54.96</dc:date>
          </office:change-info>
          <table:previous table:id="ct4152">
            <table:change-track-table-cell office:value-type="float" office:value="38"/>
          </table:previous>
        </table:cell-content-change>
        <table:cell-content-change table:id="ct4413">
          <table:cell-address table:column="2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4">
          <table:cell-address table:column="3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5">
          <table:cell-address table:column="2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6">
          <table:cell-address table:column="3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7">
          <table:cell-address table:column="4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8">
          <table:cell-address table:column="5" table:row="54" table:table="2"/>
          <office:change-info>
            <dc:creator>aau </dc:creator>
            <dc:date>2013-08-29T15:40:45.41</dc:date>
          </office:change-info>
          <table:previous>
            <table:change-track-table-cell/>
          </table:previous>
        </table:cell-content-change>
        <table:cell-content-change table:id="ct4419">
          <table:cell-address table:column="2" table:row="55" table:table="2"/>
          <office:change-info>
            <dc:creator>aau </dc:creator>
            <dc:date>2013-08-29T15:40:57.23</dc:date>
          </office:change-info>
          <table:previous>
            <table:change-track-table-cell/>
          </table:previous>
        </table:cell-content-change>
        <table:cell-content-change table:id="ct4420">
          <table:cell-address table:column="2" table:row="56" table:table="2"/>
          <office:change-info>
            <dc:creator>aau </dc:creator>
            <dc:date>2013-08-29T15:40:58.26</dc:date>
          </office:change-info>
          <table:previous>
            <table:change-track-table-cell/>
          </table:previous>
        </table:cell-content-change>
        <table:cell-content-change table:id="ct4421">
          <table:cell-address table:column="2" table:row="57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2">
          <table:cell-address table:column="2" table:row="58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3">
          <table:cell-address table:column="2" table:row="59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4">
          <table:cell-address table:column="2" table:row="60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5">
          <table:cell-address table:column="2" table:row="61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6">
          <table:cell-address table:column="2" table:row="62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7">
          <table:cell-address table:column="2" table:row="63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8">
          <table:cell-address table:column="2" table:row="64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29">
          <table:cell-address table:column="2" table:row="65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0">
          <table:cell-address table:column="2" table:row="66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1">
          <table:cell-address table:column="2" table:row="67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2">
          <table:cell-address table:column="2" table:row="68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3">
          <table:cell-address table:column="2" table:row="69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4">
          <table:cell-address table:column="2" table:row="70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5">
          <table:cell-address table:column="2" table:row="71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6">
          <table:cell-address table:column="2" table:row="72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7">
          <table:cell-address table:column="2" table:row="73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8">
          <table:cell-address table:column="2" table:row="74" table:table="2"/>
          <office:change-info>
            <dc:creator>aau </dc:creator>
            <dc:date>2013-08-29T15:41:07.31</dc:date>
          </office:change-info>
          <table:previous>
            <table:change-track-table-cell/>
          </table:previous>
        </table:cell-content-change>
        <table:cell-content-change table:id="ct4439">
          <table:cell-address table:column="3" table:row="55" table:table="2"/>
          <office:change-info>
            <dc:creator>aau </dc:creator>
            <dc:date>2013-08-29T15:41:10.62</dc:date>
          </office:change-info>
          <table:previous>
            <table:change-track-table-cell/>
          </table:previous>
        </table:cell-content-change>
        <table:cell-content-change table:id="ct4440">
          <table:cell-address table:column="3" table:row="56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1">
          <table:cell-address table:column="3" table:row="57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2">
          <table:cell-address table:column="3" table:row="58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3">
          <table:cell-address table:column="3" table:row="59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4">
          <table:cell-address table:column="3" table:row="60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5">
          <table:cell-address table:column="3" table:row="61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6">
          <table:cell-address table:column="3" table:row="62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7">
          <table:cell-address table:column="3" table:row="63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8">
          <table:cell-address table:column="3" table:row="64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49">
          <table:cell-address table:column="3" table:row="65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0">
          <table:cell-address table:column="3" table:row="66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1">
          <table:cell-address table:column="3" table:row="67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2">
          <table:cell-address table:column="3" table:row="68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3">
          <table:cell-address table:column="3" table:row="69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4">
          <table:cell-address table:column="3" table:row="70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5">
          <table:cell-address table:column="3" table:row="71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6">
          <table:cell-address table:column="3" table:row="72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7">
          <table:cell-address table:column="3" table:row="73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cell-content-change table:id="ct4458">
          <table:cell-address table:column="3" table:row="74" table:table="2"/>
          <office:change-info>
            <dc:creator>aau </dc:creator>
            <dc:date>2013-08-29T15:41:12.96</dc:date>
          </office:change-info>
          <table:previous>
            <table:change-track-table-cell/>
          </table:previous>
        </table:cell-content-change>
        <table:movement table:id="ct4459">
          <table:source-range-address table:start-column="0" table:start-row="54" table:start-table="2" table:end-column="5" table:end-row="74" table:end-table="2"/>
          <table:target-range-address table:start-column="2" table:start-row="54" table:start-table="2" table:end-column="7" table:end-row="74" table:end-table="2"/>
          <office:change-info>
            <dc:creator>aau </dc:creator>
            <dc:date>2013-08-29T15:41:25.41</dc:date>
          </office:change-info>
          <table:dependencies>
            <table:dependence table:id="ct4656"/>
            <table:dependence table:id="ct4655"/>
            <table:dependence table:id="ct4654"/>
            <table:dependence table:id="ct4653"/>
            <table:dependence table:id="ct4652"/>
            <table:dependence table:id="ct4651"/>
            <table:dependence table:id="ct4650"/>
            <table:dependence table:id="ct4649"/>
            <table:dependence table:id="ct4648"/>
            <table:dependence table:id="ct4647"/>
            <table:dependence table:id="ct4646"/>
            <table:dependence table:id="ct4645"/>
            <table:dependence table:id="ct4644"/>
            <table:dependence table:id="ct4643"/>
            <table:dependence table:id="ct4642"/>
            <table:dependence table:id="ct4641"/>
            <table:dependence table:id="ct4640"/>
            <table:dependence table:id="ct4639"/>
            <table:dependence table:id="ct4638"/>
            <table:dependence table:id="ct4637"/>
            <table:dependence table:id="ct4607"/>
            <table:dependence table:id="ct4606"/>
            <table:dependence table:id="ct4605"/>
            <table:dependence table:id="ct4604"/>
            <table:dependence table:id="ct4603"/>
            <table:dependence table:id="ct4602"/>
            <table:dependence table:id="ct4601"/>
            <table:dependence table:id="ct4600"/>
            <table:dependence table:id="ct4599"/>
            <table:dependence table:id="ct4598"/>
            <table:dependence table:id="ct4597"/>
            <table:dependence table:id="ct4596"/>
            <table:dependence table:id="ct4595"/>
            <table:dependence table:id="ct4594"/>
            <table:dependence table:id="ct4593"/>
            <table:dependence table:id="ct4592"/>
            <table:dependence table:id="ct4591"/>
            <table:dependence table:id="ct4590"/>
            <table:dependence table:id="ct4589"/>
            <table:dependence table:id="ct4588"/>
            <table:dependence table:id="ct4480"/>
            <table:dependence table:id="ct4479"/>
            <table:dependence table:id="ct4478"/>
            <table:dependence table:id="ct4477"/>
            <table:dependence table:id="ct4476"/>
            <table:dependence table:id="ct4475"/>
            <table:dependence table:id="ct4474"/>
            <table:dependence table:id="ct4473"/>
            <table:dependence table:id="ct4472"/>
            <table:dependence table:id="ct4471"/>
            <table:dependence table:id="ct4470"/>
            <table:dependence table:id="ct4469"/>
            <table:dependence table:id="ct4468"/>
            <table:dependence table:id="ct4467"/>
            <table:dependence table:id="ct4466"/>
            <table:dependence table:id="ct4465"/>
            <table:dependence table:id="ct4464"/>
            <table:dependence table:id="ct4463"/>
            <table:dependence table:id="ct4462"/>
            <table:dependence table:id="ct4461"/>
            <table:dependence table:id="ct4460"/>
          </table:dependencies>
          <table:deletions>
            <table:cell-content-deletion table:id="ct4418">
              <table:change-track-table-cell table:cell-address="'MPI Computing Times'.F55" table:formula="of:=[.E55]+[.D55]" office:value-type="float" office:value="612.132775602784"/>
            </table:cell-content-deletion>
            <table:cell-content-deletion table:id="ct4417">
              <table:change-track-table-cell table:cell-address="'MPI Computing Times'.E55" table:formula="of:=[.C55]/[.$B$9]" office:value-type="float" office:value="610.975368195377"/>
            </table:cell-content-deletion>
            <table:cell-content-deletion table:id="ct4416">
              <table:change-track-table-cell table:cell-address="'MPI Computing Times'.D55" table:formula="of:=[.$B$11]*[.A55]*[.$B$5]*2/(3600*24)" office:value-type="float" office:value="1.15740740740741"/>
            </table:cell-content-deletion>
            <table:cell-content-deletion table:id="ct4415">
              <table:change-track-table-cell table:cell-address="'MPI Computing Times'.C55" table:formula="of:=([.A55]*[.B55]/([.$E$4]*10^6)+[.A55]*[.B55]/([.$E$5]*10^6))*[.$B$5]/(3600*24)" office:value-type="float" office:value="6109.75368195377"/>
            </table:cell-content-deletion>
          </table:deletions>
        </table:movement>
        <table:cell-content-change table:id="ct4460">
          <table:cell-address table:column="1" table:row="54" table:table="2"/>
          <office:change-info>
            <dc:creator>aau </dc:creator>
            <dc:date>2013-08-29T15:41:28.04</dc:date>
          </office:change-info>
          <table:previous>
            <table:change-track-table-cell/>
          </table:previous>
        </table:cell-content-change>
        <table:cell-content-change table:id="ct4461">
          <table:cell-address table:column="1" table:row="55" table:table="2"/>
          <office:change-info>
            <dc:creator>aau </dc:creator>
            <dc:date>2013-08-29T15:41:28.48</dc:date>
          </office:change-info>
          <table:previous>
            <table:change-track-table-cell/>
          </table:previous>
        </table:cell-content-change>
        <table:cell-content-change table:id="ct4462">
          <table:cell-address table:column="1" table:row="56" table:table="2"/>
          <office:change-info>
            <dc:creator>aau </dc:creator>
            <dc:date>2013-08-29T15:41:28.96</dc:date>
          </office:change-info>
          <table:previous>
            <table:change-track-table-cell/>
          </table:previous>
        </table:cell-content-change>
        <table:cell-content-change table:id="ct4463">
          <table:cell-address table:column="1" table:row="57" table:table="2"/>
          <office:change-info>
            <dc:creator>aau </dc:creator>
            <dc:date>2013-08-29T15:41:31.69</dc:date>
          </office:change-info>
          <table:previous>
            <table:change-track-table-cell/>
          </table:previous>
        </table:cell-content-change>
        <table:cell-content-change table:id="ct4464">
          <table:cell-address table:column="1" table:row="58" table:table="2"/>
          <office:change-info>
            <dc:creator>aau </dc:creator>
            <dc:date>2013-08-29T15:41:32.18</dc:date>
          </office:change-info>
          <table:previous>
            <table:change-track-table-cell/>
          </table:previous>
        </table:cell-content-change>
        <table:cell-content-change table:id="ct4465">
          <table:cell-address table:column="1" table:row="59" table:table="2"/>
          <office:change-info>
            <dc:creator>aau </dc:creator>
            <dc:date>2013-08-29T15:41:32.82</dc:date>
          </office:change-info>
          <table:previous>
            <table:change-track-table-cell/>
          </table:previous>
        </table:cell-content-change>
        <table:cell-content-change table:id="ct4466">
          <table:cell-address table:column="1" table:row="60" table:table="2"/>
          <office:change-info>
            <dc:creator>aau </dc:creator>
            <dc:date>2013-08-29T15:41:33.31</dc:date>
          </office:change-info>
          <table:previous>
            <table:change-track-table-cell/>
          </table:previous>
        </table:cell-content-change>
        <table:cell-content-change table:id="ct4467">
          <table:cell-address table:column="1" table:row="61" table:table="2"/>
          <office:change-info>
            <dc:creator>aau </dc:creator>
            <dc:date>2013-08-29T15:41:33.92</dc:date>
          </office:change-info>
          <table:previous>
            <table:change-track-table-cell/>
          </table:previous>
        </table:cell-content-change>
        <table:cell-content-change table:id="ct4468">
          <table:cell-address table:column="1" table:row="62" table:table="2"/>
          <office:change-info>
            <dc:creator>aau </dc:creator>
            <dc:date>2013-08-29T15:41:35.53</dc:date>
          </office:change-info>
          <table:previous>
            <table:change-track-table-cell/>
          </table:previous>
        </table:cell-content-change>
        <table:cell-content-change table:id="ct4469">
          <table:cell-address table:column="1" table:row="6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0">
          <table:cell-address table:column="1" table:row="6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1">
          <table:cell-address table:column="1" table:row="6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2">
          <table:cell-address table:column="1" table:row="6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3">
          <table:cell-address table:column="1" table:row="6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4">
          <table:cell-address table:column="1" table:row="6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5">
          <table:cell-address table:column="1" table:row="6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6">
          <table:cell-address table:column="1" table:row="7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7">
          <table:cell-address table:column="1" table:row="7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8">
          <table:cell-address table:column="1" table:row="7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79">
          <table:cell-address table:column="1" table:row="7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0">
          <table:cell-address table:column="1" table:row="7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1">
          <table:cell-address table:column="1" table:row="7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2">
          <table:cell-address table:column="1" table:row="7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3">
          <table:cell-address table:column="1" table:row="7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4">
          <table:cell-address table:column="1" table:row="7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5">
          <table:cell-address table:column="1" table:row="7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6">
          <table:cell-address table:column="1" table:row="8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7">
          <table:cell-address table:column="1" table:row="8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8">
          <table:cell-address table:column="1" table:row="8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89">
          <table:cell-address table:column="1" table:row="8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0">
          <table:cell-address table:column="1" table:row="8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1">
          <table:cell-address table:column="1" table:row="8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2">
          <table:cell-address table:column="1" table:row="8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3">
          <table:cell-address table:column="1" table:row="8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4">
          <table:cell-address table:column="1" table:row="8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5">
          <table:cell-address table:column="1" table:row="8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6">
          <table:cell-address table:column="1" table:row="9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7">
          <table:cell-address table:column="1" table:row="9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8">
          <table:cell-address table:column="1" table:row="9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499">
          <table:cell-address table:column="1" table:row="9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0">
          <table:cell-address table:column="1" table:row="94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1">
          <table:cell-address table:column="1" table:row="95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2">
          <table:cell-address table:column="1" table:row="96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3">
          <table:cell-address table:column="1" table:row="97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4">
          <table:cell-address table:column="1" table:row="98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5">
          <table:cell-address table:column="1" table:row="99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6">
          <table:cell-address table:column="1" table:row="100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7">
          <table:cell-address table:column="1" table:row="101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8">
          <table:cell-address table:column="1" table:row="102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09">
          <table:cell-address table:column="1" table:row="103" table:table="2"/>
          <office:change-info>
            <dc:creator>aau </dc:creator>
            <dc:date>2013-08-29T15:41:55.19</dc:date>
          </office:change-info>
          <table:previous>
            <table:change-track-table-cell/>
          </table:previous>
        </table:cell-content-change>
        <table:cell-content-change table:id="ct4510">
          <table:cell-address table:column="2" table:row="7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1">
          <table:cell-address table:column="2" table:row="7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2">
          <table:cell-address table:column="2" table:row="7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3">
          <table:cell-address table:column="2" table:row="7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4">
          <table:cell-address table:column="2" table:row="7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5">
          <table:cell-address table:column="2" table:row="8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6">
          <table:cell-address table:column="2" table:row="8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7">
          <table:cell-address table:column="2" table:row="8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8">
          <table:cell-address table:column="2" table:row="8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19">
          <table:cell-address table:column="2" table:row="84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0">
          <table:cell-address table:column="2" table:row="8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1">
          <table:cell-address table:column="2" table:row="8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2">
          <table:cell-address table:column="2" table:row="8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3">
          <table:cell-address table:column="2" table:row="8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4">
          <table:cell-address table:column="2" table:row="8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5">
          <table:cell-address table:column="2" table:row="9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6">
          <table:cell-address table:column="2" table:row="9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7">
          <table:cell-address table:column="2" table:row="9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8">
          <table:cell-address table:column="2" table:row="9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29">
          <table:cell-address table:column="2" table:row="94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0">
          <table:cell-address table:column="2" table:row="95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1">
          <table:cell-address table:column="2" table:row="96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2">
          <table:cell-address table:column="2" table:row="97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3">
          <table:cell-address table:column="2" table:row="98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4">
          <table:cell-address table:column="2" table:row="99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5">
          <table:cell-address table:column="2" table:row="100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6">
          <table:cell-address table:column="2" table:row="101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7">
          <table:cell-address table:column="2" table:row="102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8">
          <table:cell-address table:column="2" table:row="103" table:table="2"/>
          <office:change-info>
            <dc:creator>aau </dc:creator>
            <dc:date>2013-08-29T15:41:59.15</dc:date>
          </office:change-info>
          <table:previous>
            <table:change-track-table-cell/>
          </table:previous>
        </table:cell-content-change>
        <table:cell-content-change table:id="ct4539">
          <table:cell-address table:column="3" table:row="7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0">
          <table:cell-address table:column="3" table:row="7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1">
          <table:cell-address table:column="3" table:row="7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2">
          <table:cell-address table:column="3" table:row="7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3">
          <table:cell-address table:column="3" table:row="7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4">
          <table:cell-address table:column="3" table:row="8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5">
          <table:cell-address table:column="3" table:row="8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6">
          <table:cell-address table:column="3" table:row="8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7">
          <table:cell-address table:column="3" table:row="8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8">
          <table:cell-address table:column="3" table:row="84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49">
          <table:cell-address table:column="3" table:row="8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0">
          <table:cell-address table:column="3" table:row="8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1">
          <table:cell-address table:column="3" table:row="8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2">
          <table:cell-address table:column="3" table:row="8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3">
          <table:cell-address table:column="3" table:row="8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4">
          <table:cell-address table:column="3" table:row="9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5">
          <table:cell-address table:column="3" table:row="9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6">
          <table:cell-address table:column="3" table:row="9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7">
          <table:cell-address table:column="3" table:row="9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8">
          <table:cell-address table:column="3" table:row="94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59">
          <table:cell-address table:column="3" table:row="95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0">
          <table:cell-address table:column="3" table:row="96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1">
          <table:cell-address table:column="3" table:row="97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2">
          <table:cell-address table:column="3" table:row="98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3">
          <table:cell-address table:column="3" table:row="99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4">
          <table:cell-address table:column="3" table:row="100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5">
          <table:cell-address table:column="3" table:row="101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6">
          <table:cell-address table:column="3" table:row="102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cell-content-change table:id="ct4567">
          <table:cell-address table:column="3" table:row="103" table:table="2"/>
          <office:change-info>
            <dc:creator>aau </dc:creator>
            <dc:date>2013-08-29T15:42:03.33</dc:date>
          </office:change-info>
          <table:previous>
            <table:change-track-table-cell/>
          </table:previous>
        </table:cell-content-change>
        <table:movement table:id="ct4568">
          <table:source-range-address table:start-column="2" table:start-row="32" table:start-table="2" table:end-column="5" table:end-row="49" table:end-table="2"/>
          <table:target-range-address table:start-column="3" table:start-row="32" table:start-table="2" table:end-column="6" table:end-row="49" table:end-table="2"/>
          <office:change-info>
            <dc:creator>aau </dc:creator>
            <dc:date>2013-08-29T15:43:16.70</dc:date>
          </office:change-info>
          <table:dependencies>
            <table:dependence table:id="ct4586"/>
            <table:dependence table:id="ct4585"/>
            <table:dependence table:id="ct4584"/>
            <table:dependence table:id="ct4583"/>
            <table:dependence table:id="ct4582"/>
            <table:dependence table:id="ct4581"/>
            <table:dependence table:id="ct4580"/>
            <table:dependence table:id="ct4579"/>
            <table:dependence table:id="ct4578"/>
            <table:dependence table:id="ct4577"/>
            <table:dependence table:id="ct4576"/>
            <table:dependence table:id="ct4575"/>
            <table:dependence table:id="ct4574"/>
            <table:dependence table:id="ct4573"/>
            <table:dependence table:id="ct4572"/>
            <table:dependence table:id="ct4571"/>
            <table:dependence table:id="ct4570"/>
            <table:dependence table:id="ct4569"/>
          </table:dependencies>
          <table:deletions>
            <table:cell-content-deletion table:id="ct4387">
              <table:change-track-table-cell table:cell-address="'MPI Computing Times'.F50" table:formula="of:=[.E50]+[.D50]" office:value-type="float" office:value="97704.5149699126"/>
            </table:cell-content-deletion>
            <table:cell-content-deletion table:id="ct4386">
              <table:change-track-table-cell table:cell-address="'MPI Computing Times'.F49" table:formula="of:=[.E49]+[.D49]" office:value-type="float" office:value="54963.2190247872"/>
            </table:cell-content-deletion>
            <table:cell-content-deletion table:id="ct4385">
              <table:change-track-table-cell table:cell-address="'MPI Computing Times'.F48" table:formula="of:=[.E48]+[.D48]" office:value-type="float" office:value="24446.6611482673"/>
            </table:cell-content-deletion>
            <table:cell-content-deletion table:id="ct4384">
              <table:change-track-table-cell table:cell-address="'MPI Computing Times'.F47" table:formula="of:=[.E47]+[.D47]" office:value-type="float" office:value="6110.91108936117"/>
            </table:cell-content-deletion>
            <table:cell-content-deletion table:id="ct4383">
              <table:change-track-table-cell table:cell-address="'MPI Computing Times'.F46" table:formula="of:=[.E46]+[.D46]" office:value-type="float" office:value="977.184056259839"/>
            </table:cell-content-deletion>
            <table:cell-content-deletion table:id="ct4382">
              <table:change-track-table-cell table:cell-address="'MPI Computing Times'.F45" table:formula="of:=[.E45]+[.D45]" office:value-type="float" office:value="551.336578346383"/>
            </table:cell-content-deletion>
            <table:cell-content-deletion table:id="ct4381">
              <table:change-track-table-cell table:cell-address="'MPI Computing Times'.F44" table:formula="of:=[.E44]+[.D44]" office:value-type="float" office:value="245.15478932337"/>
            </table:cell-content-deletion>
            <table:cell-content-deletion table:id="ct4380">
              <table:change-track-table-cell table:cell-address="'MPI Computing Times'.F43" table:formula="of:=[.E43]+[.D43]" office:value-type="float" office:value="61.1608090717955"/>
            </table:cell-content-deletion>
            <table:cell-content-deletion table:id="ct4379">
              <table:change-track-table-cell table:cell-address="'MPI Computing Times'.F42" table:formula="of:=[.E42]+[.D42]" office:value-type="float" office:value="9.87816455122628"/>
            </table:cell-content-deletion>
            <table:cell-content-deletion table:id="ct4378">
              <table:change-track-table-cell table:cell-address="'MPI Computing Times'.F41" table:formula="of:=[.E41]+[.D41]" office:value-type="float" office:value="5.51975782803567"/>
            </table:cell-content-deletion>
            <table:cell-content-deletion table:id="ct4377">
              <table:change-track-table-cell table:cell-address="'MPI Computing Times'.F40" table:formula="of:=[.E40]+[.D40]" office:value-type="float" office:value="2.46559664740244"/>
            </table:cell-content-deletion>
            <table:cell-content-deletion table:id="ct4376">
              <table:change-track-table-cell table:cell-address="'MPI Computing Times'.F39" table:formula="of:=[.E39]+[.D39]" office:value-type="float" office:value="0.629592327838885"/>
            </table:cell-content-deletion>
            <table:cell-content-deletion table:id="ct4375">
              <table:change-track-table-cell table:cell-address="'MPI Computing Times'.F38" table:formula="of:=[.E38]+[.D38]" office:value-type="float" office:value="0.102301738959317"/>
            </table:cell-content-deletion>
            <table:cell-content-deletion table:id="ct4374">
              <table:change-track-table-cell table:cell-address="'MPI Computing Times'.F37" table:formula="of:=[.E37]+[.D37]" office:value-type="float" office:value="0.0592664056674124"/>
            </table:cell-content-deletion>
            <table:cell-content-deletion table:id="ct4373">
              <table:change-track-table-cell table:cell-address="'MPI Computing Times'.F36" table:formula="of:=[.E36]+[.D36]" office:value-type="float" office:value="0.0268700674248074"/>
            </table:cell-content-deletion>
            <table:cell-content-deletion table:id="ct4372">
              <table:change-track-table-cell table:cell-address="'MPI Computing Times'.F35" table:formula="of:=[.E35]+[.D35]" office:value-type="float" office:value="0.00726191424051288"/>
            </table:cell-content-deletion>
            <table:cell-content-deletion table:id="ct4371">
              <table:change-track-table-cell table:cell-address="'MPI Computing Times'.F34" table:formula="of:=[.E34]+[.D34]" office:value-type="float" office:value="0.00145179216898666"/>
            </table:cell-content-deletion>
            <table:cell-content-deletion table:id="ct4370">
              <table:change-track-table-cell table:cell-address="'MPI Computing Times'.E50" table:formula="of:=[.C50]/[.$B$9]" office:value-type="float" office:value="347.9"/>
            </table:cell-content-deletion>
            <table:cell-content-deletion table:id="ct4369">
              <table:change-track-table-cell table:cell-address="'MPI Computing Times'.E49" table:formula="of:=[.C49]/[.$B$9]" office:value-type="float" office:value="301.3"/>
            </table:cell-content-deletion>
            <table:cell-content-deletion table:id="ct4368">
              <table:change-track-table-cell table:cell-address="'MPI Computing Times'.E48" table:formula="of:=[.C48]/[.$B$9]" office:value-type="float" office:value="246.1"/>
            </table:cell-content-deletion>
            <table:cell-content-deletion table:id="ct4367">
              <table:change-track-table-cell table:cell-address="'MPI Computing Times'.E47" table:formula="of:=[.C47]/[.$B$9]" office:value-type="float" office:value="174"/>
            </table:cell-content-deletion>
            <table:cell-content-deletion table:id="ct4366">
              <table:change-track-table-cell table:cell-address="'MPI Computing Times'.E46" table:formula="of:=[.C46]/[.$B$9]" office:value-type="float" office:value="110"/>
            </table:cell-content-deletion>
            <table:cell-content-deletion table:id="ct4365">
              <table:change-track-table-cell table:cell-address="'MPI Computing Times'.E45" table:formula="of:=[.C45]/[.$B$9]" office:value-type="float" office:value="95.4"/>
            </table:cell-content-deletion>
            <table:cell-content-deletion table:id="ct4364">
              <table:change-track-table-cell table:cell-address="'MPI Computing Times'.E44" table:formula="of:=[.C44]/[.$B$9]" office:value-type="float" office:value="77.9"/>
            </table:cell-content-deletion>
            <table:cell-content-deletion table:id="ct4363">
              <table:change-track-table-cell table:cell-address="'MPI Computing Times'.E43" table:formula="of:=[.C43]/[.$B$9]" office:value-type="float" office:value="55"/>
            </table:cell-content-deletion>
            <table:cell-content-deletion table:id="ct4362">
              <table:change-track-table-cell table:cell-address="'MPI Computing Times'.E42" table:formula="of:=[.C42]/[.$B$9]" office:value-type="float" office:value="34.9"/>
            </table:cell-content-deletion>
            <table:cell-content-deletion table:id="ct4361">
              <table:change-track-table-cell table:cell-address="'MPI Computing Times'.E41" table:formula="of:=[.C41]/[.$B$9]" office:value-type="float" office:value="30.1"/>
            </table:cell-content-deletion>
            <table:cell-content-deletion table:id="ct4360">
              <table:change-track-table-cell table:cell-address="'MPI Computing Times'.E40" table:formula="of:=[.C40]/[.$B$9]" office:value-type="float" office:value="24.6"/>
            </table:cell-content-deletion>
            <table:cell-content-deletion table:id="ct4359">
              <table:change-track-table-cell table:cell-address="'MPI Computing Times'.E39" table:formula="of:=[.C39]/[.$B$9]" office:value-type="float" office:value="17.5"/>
            </table:cell-content-deletion>
            <table:cell-content-deletion table:id="ct4358">
              <table:change-track-table-cell table:cell-address="'MPI Computing Times'.E38" table:formula="of:=[.C38]/[.$B$9]" office:value-type="float" office:value="11"/>
            </table:cell-content-deletion>
            <table:cell-content-deletion table:id="ct4357">
              <table:change-track-table-cell table:cell-address="'MPI Computing Times'.E37" table:formula="of:=[.C37]/[.$B$9]" office:value-type="float" office:value="9.6"/>
            </table:cell-content-deletion>
            <table:cell-content-deletion table:id="ct4356">
              <table:change-track-table-cell table:cell-address="'MPI Computing Times'.E36" table:formula="of:=[.C36]/[.$B$9]" office:value-type="float" office:value="7.8"/>
            </table:cell-content-deletion>
            <table:cell-content-deletion table:id="ct4355">
              <table:change-track-table-cell table:cell-address="'MPI Computing Times'.E35" table:formula="of:=[.C35]/[.$B$9]" office:value-type="float" office:value="5.5"/>
            </table:cell-content-deletion>
            <table:cell-content-deletion table:id="ct4354">
              <table:change-track-table-cell table:cell-address="'MPI Computing Times'.E34" table:formula="of:=[.C34]/[.$B$9]" office:value-type="float" office:value="3.5"/>
            </table:cell-content-deletion>
            <table:cell-content-deletion table:id="ct4407">
              <table:change-track-table-cell table:cell-address="'MPI Computing Times'.D50" table:formula="of:=[.$B$11]*[.A50]*[.$B$5]*2/(3600*24)" office:value-type="float" office:value="4.62962962962963"/>
            </table:cell-content-deletion>
            <table:cell-content-deletion table:id="ct4406">
              <table:change-track-table-cell table:cell-address="'MPI Computing Times'.D49" table:formula="of:=[.$B$11]*[.A49]*[.$B$5]*2/(3600*24)" office:value-type="float" office:value="3.47222222222222"/>
            </table:cell-content-deletion>
            <table:cell-content-deletion table:id="ct4405">
              <table:change-track-table-cell table:cell-address="'MPI Computing Times'.D48" table:formula="of:=[.$B$11]*[.A48]*[.$B$5]*2/(3600*24)" office:value-type="float" office:value="2.31481481481481"/>
            </table:cell-content-deletion>
            <table:cell-content-deletion table:id="ct4404">
              <table:change-track-table-cell table:cell-address="'MPI Computing Times'.D47" table:formula="of:=[.$B$11]*[.A47]*[.$B$5]*2/(3600*24)" office:value-type="float" office:value="1.15740740740741"/>
            </table:cell-content-deletion>
            <table:cell-content-deletion table:id="ct4403">
              <table:change-track-table-cell table:cell-address="'MPI Computing Times'.D46" table:formula="of:=[.$B$11]*[.A46]*[.$B$5]*2/(3600*24)" office:value-type="float" office:value="0.462962962962963"/>
            </table:cell-content-deletion>
            <table:cell-content-deletion table:id="ct4402">
              <table:change-track-table-cell table:cell-address="'MPI Computing Times'.D45" table:formula="of:=[.$B$11]*[.A45]*[.$B$5]*2/(3600*24)" office:value-type="float" office:value="0.347222222222222"/>
            </table:cell-content-deletion>
            <table:cell-content-deletion table:id="ct4401">
              <table:change-track-table-cell table:cell-address="'MPI Computing Times'.D44" table:formula="of:=[.$B$11]*[.A44]*[.$B$5]*2/(3600*24)" office:value-type="float" office:value="0.231481481481481"/>
            </table:cell-content-deletion>
            <table:cell-content-deletion table:id="ct4400">
              <table:change-track-table-cell table:cell-address="'MPI Computing Times'.D43" table:formula="of:=[.$B$11]*[.A43]*[.$B$5]*2/(3600*24)" office:value-type="float" office:value="0.115740740740741"/>
            </table:cell-content-deletion>
            <table:cell-content-deletion table:id="ct4399">
              <table:change-track-table-cell table:cell-address="'MPI Computing Times'.D42" table:formula="of:=[.$B$11]*[.A42]*[.$B$5]*2/(3600*24)" office:value-type="float" office:value="0.0462962962962963"/>
            </table:cell-content-deletion>
            <table:cell-content-deletion table:id="ct4398">
              <table:change-track-table-cell table:cell-address="'MPI Computing Times'.D41" table:formula="of:=[.$B$11]*[.A41]*[.$B$5]*2/(3600*24)" office:value-type="float" office:value="0.0347222222222222"/>
            </table:cell-content-deletion>
            <table:cell-content-deletion table:id="ct4397">
              <table:change-track-table-cell table:cell-address="'MPI Computing Times'.D40" table:formula="of:=[.$B$11]*[.A40]*[.$B$5]*2/(3600*24)" office:value-type="float" office:value="0.0231481481481481"/>
            </table:cell-content-deletion>
            <table:cell-content-deletion table:id="ct4396">
              <table:change-track-table-cell table:cell-address="'MPI Computing Times'.D39" table:formula="of:=[.$B$11]*[.A39]*[.$B$5]*2/(3600*24)" office:value-type="float" office:value="0.0115740740740741"/>
            </table:cell-content-deletion>
            <table:cell-content-deletion table:id="ct4395">
              <table:change-track-table-cell table:cell-address="'MPI Computing Times'.D38" table:formula="of:=[.$B$11]*[.A38]*[.$B$5]*2/(3600*24)" office:value-type="float" office:value="0.00462962962962963"/>
            </table:cell-content-deletion>
            <table:cell-content-deletion table:id="ct4394">
              <table:change-track-table-cell table:cell-address="'MPI Computing Times'.D37" table:formula="of:=[.$B$11]*[.A37]*[.$B$5]*2/(3600*24)" office:value-type="float" office:value="0.00347222222222222"/>
            </table:cell-content-deletion>
            <table:cell-content-deletion table:id="ct4393">
              <table:change-track-table-cell table:cell-address="'MPI Computing Times'.D36" table:formula="of:=[.$B$11]*[.A36]*[.$B$5]*2/(3600*24)" office:value-type="float" office:value="0.00231481481481481"/>
            </table:cell-content-deletion>
            <table:cell-content-deletion table:id="ct4392">
              <table:change-track-table-cell table:cell-address="'MPI Computing Times'.D35" table:formula="of:=[.$B$11]*[.A35]*[.$B$5]*2/(3600*24)" office:value-type="float" office:value="0.00115740740740741"/>
            </table:cell-content-deletion>
            <table:cell-content-deletion table:id="ct4391">
              <table:change-track-table-cell table:cell-address="'MPI Computing Times'.D34" table:formula="of:=[.$B$11]*[.A34]*[.$B$5]*2/(3600*24)" office:value-type="float" office:value="0.000462962962962963"/>
            </table:cell-content-deletion>
            <table:cell-content-deletion table:id="ct4333">
              <table:change-track-table-cell office:value-type="string">
                <text:p>Sync time MPI</text:p>
              </table:change-track-table-cell>
            </table:cell-content-deletion>
            <table:cell-content-deletion table:id="ct4200">
              <table:change-track-table-cell/>
            </table:cell-content-deletion>
            <table:cell-content-deletion table:id="ct4332">
              <table:change-track-table-cell office:value-type="string">
                <text:p>Runtime MPI</text:p>
              </table:change-track-table-cell>
            </table:cell-content-deletion>
            <table:cell-content-deletion table:id="ct4334">
              <table:change-track-table-cell office:value-type="string">
                <text:p>Calculation MPI</text:p>
              </table:change-track-table-cell>
            </table:cell-content-deletion>
            <table:cell-content-deletion table:id="ct4155">
              <table:change-track-table-cell/>
            </table:cell-content-deletion>
          </table:deletions>
        </table:movement>
        <table:cell-content-change table:id="ct4569">
          <table:cell-address table:column="2" table:row="32" table:table="2"/>
          <office:change-info>
            <dc:creator>aau </dc:creator>
            <dc:date>2013-08-29T15:43:21.89</dc:date>
          </office:change-info>
          <table:previous>
            <table:change-track-table-cell/>
          </table:previous>
        </table:cell-content-change>
        <table:cell-content-change table:id="ct4570">
          <table:cell-address table:column="2" table:row="33" table:table="2"/>
          <office:change-info>
            <dc:creator>aau </dc:creator>
            <dc:date>2013-08-29T15:43:53.39</dc:date>
          </office:change-info>
          <table:previous>
            <table:change-track-table-cell/>
          </table:previous>
        </table:cell-content-change>
        <table:cell-content-change table:id="ct4571">
          <table:cell-address table:column="2" table:row="34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2">
          <table:cell-address table:column="2" table:row="35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3">
          <table:cell-address table:column="2" table:row="36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4">
          <table:cell-address table:column="2" table:row="37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5">
          <table:cell-address table:column="2" table:row="38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6">
          <table:cell-address table:column="2" table:row="39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7">
          <table:cell-address table:column="2" table:row="40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8">
          <table:cell-address table:column="2" table:row="41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79">
          <table:cell-address table:column="2" table:row="42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0">
          <table:cell-address table:column="2" table:row="43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1">
          <table:cell-address table:column="2" table:row="44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2">
          <table:cell-address table:column="2" table:row="45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3">
          <table:cell-address table:column="2" table:row="46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4">
          <table:cell-address table:column="2" table:row="47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5">
          <table:cell-address table:column="2" table:row="48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6">
          <table:cell-address table:column="2" table:row="49" table:table="2"/>
          <office:change-info>
            <dc:creator>aau </dc:creator>
            <dc:date>2013-08-29T15:43:57.12</dc:date>
          </office:change-info>
          <table:previous>
            <table:change-track-table-cell/>
          </table:previous>
        </table:cell-content-change>
        <table:cell-content-change table:id="ct4587">
          <table:cell-address table:column="6" table:row="54" table:table="2"/>
          <office:change-info>
            <dc:creator>aau </dc:creator>
            <dc:date>2013-08-29T15:45:22.14</dc:date>
          </office:change-info>
          <table:previous>
            <table:change-track-table-cell table:cell-address="'MPI Computing Times'.G55" table:formula="of:=[.E55]/[.$B$9]" office:value-type="float" office:value="610.975368195377"/>
          </table:previous>
        </table:cell-content-change>
        <table:cell-content-change table:id="ct4588">
          <table:cell-address table:column="4" table:row="5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89">
          <table:cell-address table:column="4" table:row="5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0">
          <table:cell-address table:column="4" table:row="5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1">
          <table:cell-address table:column="4" table:row="5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2">
          <table:cell-address table:column="4" table:row="5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3">
          <table:cell-address table:column="4" table:row="6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4">
          <table:cell-address table:column="4" table:row="6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5">
          <table:cell-address table:column="4" table:row="6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6">
          <table:cell-address table:column="4" table:row="6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7">
          <table:cell-address table:column="4" table:row="6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8">
          <table:cell-address table:column="4" table:row="6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599">
          <table:cell-address table:column="4" table:row="6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0">
          <table:cell-address table:column="4" table:row="6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1">
          <table:cell-address table:column="4" table:row="6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2">
          <table:cell-address table:column="4" table:row="6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3">
          <table:cell-address table:column="4" table:row="7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4">
          <table:cell-address table:column="4" table:row="7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5">
          <table:cell-address table:column="4" table:row="7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6">
          <table:cell-address table:column="4" table:row="7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7">
          <table:cell-address table:column="4" table:row="7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8">
          <table:cell-address table:column="4" table:row="7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09">
          <table:cell-address table:column="4" table:row="7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0">
          <table:cell-address table:column="4" table:row="7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1">
          <table:cell-address table:column="4" table:row="7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2">
          <table:cell-address table:column="4" table:row="7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3">
          <table:cell-address table:column="4" table:row="8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4">
          <table:cell-address table:column="4" table:row="8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5">
          <table:cell-address table:column="4" table:row="8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6">
          <table:cell-address table:column="4" table:row="8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7">
          <table:cell-address table:column="4" table:row="8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8">
          <table:cell-address table:column="4" table:row="8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19">
          <table:cell-address table:column="4" table:row="8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0">
          <table:cell-address table:column="4" table:row="8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1">
          <table:cell-address table:column="4" table:row="8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2">
          <table:cell-address table:column="4" table:row="8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3">
          <table:cell-address table:column="4" table:row="9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4">
          <table:cell-address table:column="4" table:row="9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5">
          <table:cell-address table:column="4" table:row="9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6">
          <table:cell-address table:column="4" table:row="9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7">
          <table:cell-address table:column="4" table:row="94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8">
          <table:cell-address table:column="4" table:row="95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29">
          <table:cell-address table:column="4" table:row="96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0">
          <table:cell-address table:column="4" table:row="97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1">
          <table:cell-address table:column="4" table:row="98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2">
          <table:cell-address table:column="4" table:row="99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3">
          <table:cell-address table:column="4" table:row="100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4">
          <table:cell-address table:column="4" table:row="101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5">
          <table:cell-address table:column="4" table:row="102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6">
          <table:cell-address table:column="4" table:row="103" table:table="2"/>
          <office:change-info>
            <dc:creator>aau </dc:creator>
            <dc:date>2013-08-29T15:45:32.90</dc:date>
          </office:change-info>
          <table:previous>
            <table:change-track-table-cell/>
          </table:previous>
        </table:cell-content-change>
        <table:cell-content-change table:id="ct4637">
          <table:cell-address table:column="5" table:row="5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38">
          <table:cell-address table:column="5" table:row="5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39">
          <table:cell-address table:column="5" table:row="5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0">
          <table:cell-address table:column="5" table:row="5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1">
          <table:cell-address table:column="5" table:row="5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2">
          <table:cell-address table:column="5" table:row="6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3">
          <table:cell-address table:column="5" table:row="6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4">
          <table:cell-address table:column="5" table:row="6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5">
          <table:cell-address table:column="5" table:row="6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6">
          <table:cell-address table:column="5" table:row="6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7">
          <table:cell-address table:column="5" table:row="6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8">
          <table:cell-address table:column="5" table:row="6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49">
          <table:cell-address table:column="5" table:row="6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0">
          <table:cell-address table:column="5" table:row="6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1">
          <table:cell-address table:column="5" table:row="6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2">
          <table:cell-address table:column="5" table:row="7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3">
          <table:cell-address table:column="5" table:row="7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4">
          <table:cell-address table:column="5" table:row="7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5">
          <table:cell-address table:column="5" table:row="7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6">
          <table:cell-address table:column="5" table:row="7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7">
          <table:cell-address table:column="5" table:row="7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8">
          <table:cell-address table:column="5" table:row="7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59">
          <table:cell-address table:column="5" table:row="7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0">
          <table:cell-address table:column="5" table:row="7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1">
          <table:cell-address table:column="5" table:row="7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2">
          <table:cell-address table:column="5" table:row="8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3">
          <table:cell-address table:column="5" table:row="8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4">
          <table:cell-address table:column="5" table:row="8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5">
          <table:cell-address table:column="5" table:row="8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6">
          <table:cell-address table:column="5" table:row="8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7">
          <table:cell-address table:column="5" table:row="8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8">
          <table:cell-address table:column="5" table:row="8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69">
          <table:cell-address table:column="5" table:row="8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0">
          <table:cell-address table:column="5" table:row="8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1">
          <table:cell-address table:column="5" table:row="8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2">
          <table:cell-address table:column="5" table:row="9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3">
          <table:cell-address table:column="5" table:row="9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4">
          <table:cell-address table:column="5" table:row="9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5">
          <table:cell-address table:column="5" table:row="9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6">
          <table:cell-address table:column="5" table:row="94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7">
          <table:cell-address table:column="5" table:row="95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8">
          <table:cell-address table:column="5" table:row="96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79">
          <table:cell-address table:column="5" table:row="97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0">
          <table:cell-address table:column="5" table:row="98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1">
          <table:cell-address table:column="5" table:row="99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2">
          <table:cell-address table:column="5" table:row="100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3">
          <table:cell-address table:column="5" table:row="101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4">
          <table:cell-address table:column="5" table:row="102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5">
          <table:cell-address table:column="5" table:row="103" table:table="2"/>
          <office:change-info>
            <dc:creator>aau </dc:creator>
            <dc:date>2013-08-29T15:45:38.05</dc:date>
          </office:change-info>
          <table:previous>
            <table:change-track-table-cell/>
          </table:previous>
        </table:cell-content-change>
        <table:cell-content-change table:id="ct4686">
          <table:cell-address table:column="6" table:row="5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7">
          <table:cell-address table:column="6" table:row="5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8">
          <table:cell-address table:column="6" table:row="5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89">
          <table:cell-address table:column="6" table:row="5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0">
          <table:cell-address table:column="6" table:row="59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1">
          <table:cell-address table:column="6" table:row="60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2">
          <table:cell-address table:column="6" table:row="61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3">
          <table:cell-address table:column="6" table:row="62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4">
          <table:cell-address table:column="6" table:row="63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5">
          <table:cell-address table:column="6" table:row="64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6">
          <table:cell-address table:column="6" table:row="6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7">
          <table:cell-address table:column="6" table:row="6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8">
          <table:cell-address table:column="6" table:row="6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699">
          <table:cell-address table:column="6" table:row="6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0">
          <table:cell-address table:column="6" table:row="69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1">
          <table:cell-address table:column="6" table:row="70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2">
          <table:cell-address table:column="6" table:row="71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3">
          <table:cell-address table:column="6" table:row="72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4">
          <table:cell-address table:column="6" table:row="73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5">
          <table:cell-address table:column="6" table:row="74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6">
          <table:cell-address table:column="6" table:row="75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7">
          <table:cell-address table:column="6" table:row="76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8">
          <table:cell-address table:column="6" table:row="77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09">
          <table:cell-address table:column="6" table:row="78" table:table="2"/>
          <office:change-info>
            <dc:creator>aau </dc:creator>
            <dc:date>2013-08-29T15:46:10.22</dc:date>
          </office:change-info>
          <table:previous>
            <table:change-track-table-cell/>
          </table:previous>
        </table:cell-content-change>
        <table:cell-content-change table:id="ct4710">
          <table:cell-address table:column="6" table:row="7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1">
          <table:cell-address table:column="6" table:row="8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2">
          <table:cell-address table:column="6" table:row="8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3">
          <table:cell-address table:column="6" table:row="8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4">
          <table:cell-address table:column="6" table:row="8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5">
          <table:cell-address table:column="6" table:row="84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6">
          <table:cell-address table:column="6" table:row="85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7">
          <table:cell-address table:column="6" table:row="86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8">
          <table:cell-address table:column="6" table:row="87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19">
          <table:cell-address table:column="6" table:row="88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0">
          <table:cell-address table:column="6" table:row="8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1">
          <table:cell-address table:column="6" table:row="9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2">
          <table:cell-address table:column="6" table:row="9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3">
          <table:cell-address table:column="6" table:row="9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4">
          <table:cell-address table:column="6" table:row="9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5">
          <table:cell-address table:column="6" table:row="94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6">
          <table:cell-address table:column="6" table:row="95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7">
          <table:cell-address table:column="6" table:row="96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8">
          <table:cell-address table:column="6" table:row="97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29">
          <table:cell-address table:column="6" table:row="98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0">
          <table:cell-address table:column="6" table:row="99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1">
          <table:cell-address table:column="6" table:row="100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2">
          <table:cell-address table:column="6" table:row="101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3">
          <table:cell-address table:column="6" table:row="102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4">
          <table:cell-address table:column="6" table:row="103" table:table="2"/>
          <office:change-info>
            <dc:creator>aau </dc:creator>
            <dc:date>2013-08-29T15:46:10.23</dc:date>
          </office:change-info>
          <table:previous>
            <table:change-track-table-cell/>
          </table:previous>
        </table:cell-content-change>
        <table:cell-content-change table:id="ct4735">
          <table:cell-address table:column="7" table:row="5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6">
          <table:cell-address table:column="7" table:row="5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7">
          <table:cell-address table:column="7" table:row="5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8">
          <table:cell-address table:column="7" table:row="5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39">
          <table:cell-address table:column="7" table:row="5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0">
          <table:cell-address table:column="7" table:row="6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1">
          <table:cell-address table:column="7" table:row="6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2">
          <table:cell-address table:column="7" table:row="6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3">
          <table:cell-address table:column="7" table:row="6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4">
          <table:cell-address table:column="7" table:row="6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5">
          <table:cell-address table:column="7" table:row="6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6">
          <table:cell-address table:column="7" table:row="6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7">
          <table:cell-address table:column="7" table:row="6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8">
          <table:cell-address table:column="7" table:row="6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49">
          <table:cell-address table:column="7" table:row="6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0">
          <table:cell-address table:column="7" table:row="7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1">
          <table:cell-address table:column="7" table:row="7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2">
          <table:cell-address table:column="7" table:row="7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3">
          <table:cell-address table:column="7" table:row="7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4">
          <table:cell-address table:column="7" table:row="7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5">
          <table:cell-address table:column="7" table:row="7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6">
          <table:cell-address table:column="7" table:row="7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7">
          <table:cell-address table:column="7" table:row="7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8">
          <table:cell-address table:column="7" table:row="7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59">
          <table:cell-address table:column="7" table:row="7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0">
          <table:cell-address table:column="7" table:row="8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1">
          <table:cell-address table:column="7" table:row="8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2">
          <table:cell-address table:column="7" table:row="8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3">
          <table:cell-address table:column="7" table:row="8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4">
          <table:cell-address table:column="7" table:row="8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5">
          <table:cell-address table:column="7" table:row="8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6">
          <table:cell-address table:column="7" table:row="8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7">
          <table:cell-address table:column="7" table:row="8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8">
          <table:cell-address table:column="7" table:row="8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69">
          <table:cell-address table:column="7" table:row="8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0">
          <table:cell-address table:column="7" table:row="9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1">
          <table:cell-address table:column="7" table:row="9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2">
          <table:cell-address table:column="7" table:row="9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3">
          <table:cell-address table:column="7" table:row="9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4">
          <table:cell-address table:column="7" table:row="94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5">
          <table:cell-address table:column="7" table:row="95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6">
          <table:cell-address table:column="7" table:row="96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7">
          <table:cell-address table:column="7" table:row="97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8">
          <table:cell-address table:column="7" table:row="98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79">
          <table:cell-address table:column="7" table:row="99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0">
          <table:cell-address table:column="7" table:row="100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1">
          <table:cell-address table:column="7" table:row="101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2">
          <table:cell-address table:column="7" table:row="102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  <table:cell-content-change table:id="ct4783">
          <table:cell-address table:column="7" table:row="103" table:table="2"/>
          <office:change-info>
            <dc:creator>aau </dc:creator>
            <dc:date>2013-08-29T15:46:15.46</dc:date>
          </office:change-info>
          <table:previous>
            <table:change-track-table-cell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,25</text:p>
          </table:table-cell>
          <table:table-cell table:formula="of:=[.$B$4]*(([.$B$5]/[.$B$4])^[.C9])" office:value-type="float" office:value="0.111803398874989">
            <text:p>0,11</text:p>
          </table:table-cell>
          <table:table-cell table:formula="of:=[.$B$4]*(([.$B$5]/[.$B$4])^[.D9])" office:value-type="float" office:value="0.05">
            <text:p>0,05</text:p>
          </table:table-cell>
          <table:table-cell table:formula="of:=[.$B$4]*(([.$B$5]/[.$B$4])^[.E9])" office:value-type="float" office:value="0.0223606797749979">
            <text:p>0,02</text:p>
          </table:table-cell>
          <table:table-cell table:formula="of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draw:style-name="gr1" svg:width="43.435cm" svg:height="17.708cm" svg:x="0.119cm" svg:y="0.399cm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,25</text:p>
          </table:table-cell>
          <table:table-cell table:style-name="ce4" table:formula="of:=EXP(-([.A63]/[.$B$3])/[.$E$6])*[.$C$10]" office:value-type="float" office:value="0.111803398874989">
            <text:p>0,11</text:p>
          </table:table-cell>
          <table:table-cell table:style-name="ce4" table:formula="of:=EXP(-([.A63]/[.$B$3])/[.$E$6])*[.$D$10]" office:value-type="float" office:value="0.05">
            <text:p>0,05</text:p>
          </table:table-cell>
          <table:table-cell table:style-name="ce4" table:formula="of:=EXP(-([.A63]/[.$B$3])/[.$E$6])*[.$E$10]" office:value-type="float" office:value="0.0223606797749979">
            <text:p>0,02</text:p>
          </table:table-cell>
          <table:table-cell table:style-name="ce4" table:formula="of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,23</text:p>
          </table:table-cell>
          <table:table-cell table:style-name="ce4" table:formula="of:=EXP(-([.A64]/[.$B$3])/[.$E$6])*[.$C$10]" office:value-type="float" office:value="0.10199100159064">
            <text:p>0,1</text:p>
          </table:table-cell>
          <table:table-cell table:style-name="ce4" table:formula="of:=EXP(-([.A64]/[.$B$3])/[.$E$6])*[.$D$10]" office:value-type="float" office:value="0.045611762529992">
            <text:p>0,05</text:p>
          </table:table-cell>
          <table:table-cell table:style-name="ce4" table:formula="of:=EXP(-([.A64]/[.$B$3])/[.$E$6])*[.$E$10]" office:value-type="float" office:value="0.020398200318128">
            <text:p>0,02</text:p>
          </table:table-cell>
          <table:table-cell table:style-name="ce4" table:formula="of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,21</text:p>
          </table:table-cell>
          <table:table-cell table:style-name="ce4" table:formula="of:=EXP(-([.A65]/[.$B$3])/[.$E$6])*[.$C$10]" office:value-type="float" office:value="0.0930397868949662">
            <text:p>0,09</text:p>
          </table:table-cell>
          <table:table-cell table:style-name="ce4" table:formula="of:=EXP(-([.A65]/[.$B$3])/[.$E$6])*[.$D$10]" office:value-type="float" office:value="0.0416086576218477">
            <text:p>0,04</text:p>
          </table:table-cell>
          <table:table-cell table:style-name="ce4" table:formula="of:=EXP(-([.A65]/[.$B$3])/[.$E$6])*[.$E$10]" office:value-type="float" office:value="0.0186079573789932">
            <text:p>0,02</text:p>
          </table:table-cell>
          <table:table-cell table:style-name="ce4" table:formula="of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,19</text:p>
          </table:table-cell>
          <table:table-cell table:style-name="ce4" table:formula="of:=EXP(-([.A66]/[.$B$3])/[.$E$6])*[.$C$10]" office:value-type="float" office:value="0.0848741733138852">
            <text:p>0,08</text:p>
          </table:table-cell>
          <table:table-cell table:style-name="ce4" table:formula="of:=EXP(-([.A66]/[.$B$3])/[.$E$6])*[.$D$10]" office:value-type="float" office:value="0.0379568842127892">
            <text:p>0,04</text:p>
          </table:table-cell>
          <table:table-cell table:style-name="ce4" table:formula="of:=EXP(-([.A66]/[.$B$3])/[.$E$6])*[.$E$10]" office:value-type="float" office:value="0.016974834662777">
            <text:p>0,02</text:p>
          </table:table-cell>
          <table:table-cell table:style-name="ce4" table:formula="of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,17</text:p>
          </table:table-cell>
          <table:table-cell table:style-name="ce4" table:formula="of:=EXP(-([.A67]/[.$B$3])/[.$E$6])*[.$C$10]" office:value-type="float" office:value="0.0774252127624464">
            <text:p>0,08</text:p>
          </table:table-cell>
          <table:table-cell table:style-name="ce4" table:formula="of:=EXP(-([.A67]/[.$B$3])/[.$E$6])*[.$D$10]" office:value-type="float" office:value="0.0346256077818429">
            <text:p>0,03</text:p>
          </table:table-cell>
          <table:table-cell table:style-name="ce4" table:formula="of:=EXP(-([.A67]/[.$B$3])/[.$E$6])*[.$E$10]" office:value-type="float" office:value="0.0154850425524893">
            <text:p>0,02</text:p>
          </table:table-cell>
          <table:table-cell table:style-name="ce4" table:formula="of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,16</text:p>
          </table:table-cell>
          <table:table-cell table:style-name="ce4" table:formula="of:=EXP(-([.A68]/[.$B$3])/[.$E$6])*[.$C$10]" office:value-type="float" office:value="0.0706300083670963">
            <text:p>0,07</text:p>
          </table:table-cell>
          <table:table-cell table:style-name="ce4" table:formula="of:=EXP(-([.A68]/[.$B$3])/[.$E$6])*[.$D$10]" office:value-type="float" office:value="0.0315866999920412">
            <text:p>0,03</text:p>
          </table:table-cell>
          <table:table-cell table:style-name="ce4" table:formula="of:=EXP(-([.A68]/[.$B$3])/[.$E$6])*[.$E$10]" office:value-type="float" office:value="0.0141260016734193">
            <text:p>0,01</text:p>
          </table:table-cell>
          <table:table-cell table:style-name="ce4" table:formula="of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,14</text:p>
          </table:table-cell>
          <table:table-cell table:style-name="ce4" table:formula="of:=EXP(-([.A69]/[.$B$3])/[.$E$6])*[.$C$10]" office:value-type="float" office:value="0.0644311833826269">
            <text:p>0,06</text:p>
          </table:table-cell>
          <table:table-cell table:style-name="ce4" table:formula="of:=EXP(-([.A69]/[.$B$3])/[.$E$6])*[.$D$10]" office:value-type="float" office:value="0.0288145011828617">
            <text:p>0,03</text:p>
          </table:table-cell>
          <table:table-cell table:style-name="ce4" table:formula="of:=EXP(-([.A69]/[.$B$3])/[.$E$6])*[.$E$10]" office:value-type="float" office:value="0.0128862366765254">
            <text:p>0,01</text:p>
          </table:table-cell>
          <table:table-cell table:style-name="ce4" table:formula="of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,13</text:p>
          </table:table-cell>
          <table:table-cell table:style-name="ce4" table:formula="of:=EXP(-([.A70]/[.$B$3])/[.$E$6])*[.$C$10]" office:value-type="float" office:value="0.0587763967194949">
            <text:p>0,06</text:p>
          </table:table-cell>
          <table:table-cell table:style-name="ce4" table:formula="of:=EXP(-([.A70]/[.$B$3])/[.$E$6])*[.$D$10]" office:value-type="float" office:value="0.0262856037074573">
            <text:p>0,03</text:p>
          </table:table-cell>
          <table:table-cell table:style-name="ce4" table:formula="of:=EXP(-([.A70]/[.$B$3])/[.$E$6])*[.$E$10]" office:value-type="float" office:value="0.011755279343899">
            <text:p>0,01</text:p>
          </table:table-cell>
          <table:table-cell table:style-name="ce4" table:formula="of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,12</text:p>
          </table:table-cell>
          <table:table-cell table:style-name="ce4" table:formula="of:=EXP(-([.A71]/[.$B$3])/[.$E$6])*[.$C$10]" office:value-type="float" office:value="0.0536179009907641">
            <text:p>0,05</text:p>
          </table:table-cell>
          <table:table-cell table:style-name="ce4" table:formula="of:=EXP(-([.A71]/[.$B$3])/[.$E$6])*[.$D$10]" office:value-type="float" office:value="0.0239786542852404">
            <text:p>0,02</text:p>
          </table:table-cell>
          <table:table-cell table:style-name="ce4" table:formula="of:=EXP(-([.A71]/[.$B$3])/[.$E$6])*[.$E$10]" office:value-type="float" office:value="0.0107235801981528">
            <text:p>0,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,11</text:p>
          </table:table-cell>
          <table:table-cell table:style-name="ce4" table:formula="of:=EXP(-([.A72]/[.$B$3])/[.$E$6])*[.$C$10]" office:value-type="float" office:value="0.0489121393469471">
            <text:p>0,05</text:p>
          </table:table-cell>
          <table:table-cell table:style-name="ce4" table:formula="of:=EXP(-([.A72]/[.$B$3])/[.$E$6])*[.$D$10]" office:value-type="float" office:value="0.0218741737009432">
            <text:p>0,02</text:p>
          </table:table-cell>
          <table:table-cell table:style-name="ce4" table:formula="of:=EXP(-([.A72]/[.$B$3])/[.$E$6])*[.$E$10]" office:value-type="float" office:value="0.00978242786938942">
            <text:p>0,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,1</text:p>
          </table:table-cell>
          <table:table-cell table:style-name="ce4" table:formula="of:=EXP(-([.A73]/[.$B$3])/[.$E$6])*[.$C$10]" office:value-type="float" office:value="0.0446193776945366">
            <text:p>0,04</text:p>
          </table:table-cell>
          <table:table-cell table:style-name="ce4" table:formula="of:=EXP(-([.A73]/[.$B$3])/[.$E$6])*[.$D$10]" office:value-type="float" office:value="0.0199543923277444">
            <text:p>0,02</text:p>
          </table:table-cell>
          <table:table-cell table:style-name="ce4" table:formula="of:=EXP(-([.A73]/[.$B$3])/[.$E$6])*[.$E$10]" office:value-type="float" office:value="0.00892387553890733">
            <text:p>0,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,09</text:p>
          </table:table-cell>
          <table:table-cell table:style-name="ce4" table:formula="of:=EXP(-([.A74]/[.$B$3])/[.$E$6])*[.$C$10]" office:value-type="float" office:value="0.0407033691927846">
            <text:p>0,04</text:p>
          </table:table-cell>
          <table:table-cell table:style-name="ce4" table:formula="of:=EXP(-([.A74]/[.$B$3])/[.$E$6])*[.$D$10]" office:value-type="float" office:value="0.0182031000856674">
            <text:p>0,02</text:p>
          </table:table-cell>
          <table:table-cell table:style-name="ce4" table:formula="of:=EXP(-([.A74]/[.$B$3])/[.$E$6])*[.$E$10]" office:value-type="float" office:value="0.00814067383855691">
            <text:p>0,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,08</text:p>
          </table:table-cell>
          <table:table-cell table:style-name="ce4" table:formula="of:=EXP(-([.A75]/[.$B$3])/[.$E$6])*[.$C$10]" office:value-type="float" office:value="0.0371310481958376">
            <text:p>0,04</text:p>
          </table:table-cell>
          <table:table-cell table:style-name="ce4" table:formula="of:=EXP(-([.A75]/[.$B$3])/[.$E$6])*[.$D$10]" office:value-type="float" office:value="0.0166055095683428">
            <text:p>0,02</text:p>
          </table:table-cell>
          <table:table-cell table:style-name="ce4" table:formula="of:=EXP(-([.A75]/[.$B$3])/[.$E$6])*[.$E$10]" office:value-type="float" office:value="0.00742620963916753">
            <text:p>0,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,08</text:p>
          </table:table-cell>
          <table:table-cell table:style-name="ce4" table:formula="of:=EXP(-([.A76]/[.$B$3])/[.$E$6])*[.$C$10]" office:value-type="float" office:value="0.0338722510559647">
            <text:p>0,03</text:p>
          </table:table-cell>
          <table:table-cell table:style-name="ce4" table:formula="of:=EXP(-([.A76]/[.$B$3])/[.$E$6])*[.$D$10]" office:value-type="float" office:value="0.0151481311824152">
            <text:p>0,02</text:p>
          </table:table-cell>
          <table:table-cell table:style-name="ce4" table:formula="of:=EXP(-([.A76]/[.$B$3])/[.$E$6])*[.$E$10]" office:value-type="float" office:value="0.00677445021119294">
            <text:p>0,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,07</text:p>
          </table:table-cell>
          <table:table-cell table:style-name="ce4" table:formula="of:=EXP(-([.A77]/[.$B$3])/[.$E$6])*[.$C$10]" office:value-type="float" office:value="0.0308994614304187">
            <text:p>0,03</text:p>
          </table:table-cell>
          <table:table-cell table:style-name="ce4" table:formula="of:=EXP(-([.A77]/[.$B$3])/[.$E$6])*[.$D$10]" office:value-type="float" office:value="0.0138186592453098">
            <text:p>0,01</text:p>
          </table:table-cell>
          <table:table-cell table:style-name="ce4" table:formula="of:=EXP(-([.A77]/[.$B$3])/[.$E$6])*[.$E$10]" office:value-type="float" office:value="0.00617989228608374">
            <text:p>0,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,06</text:p>
          </table:table-cell>
          <table:table-cell table:style-name="ce4" table:formula="of:=EXP(-([.A78]/[.$B$3])/[.$E$6])*[.$C$10]" office:value-type="float" office:value="0.0281875779413781">
            <text:p>0,03</text:p>
          </table:table-cell>
          <table:table-cell table:style-name="ce4" table:formula="of:=EXP(-([.A78]/[.$B$3])/[.$E$6])*[.$D$10]" office:value-type="float" office:value="0.012605868079599">
            <text:p>0,01</text:p>
          </table:table-cell>
          <table:table-cell table:style-name="ce4" table:formula="of:=EXP(-([.A78]/[.$B$3])/[.$E$6])*[.$E$10]" office:value-type="float" office:value="0.00563751558827562">
            <text:p>0,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,06</text:p>
          </table:table-cell>
          <table:table-cell table:style-name="ce4" table:formula="of:=EXP(-([.A79]/[.$B$3])/[.$E$6])*[.$C$10]" office:value-type="float" office:value="0.0257137022271556">
            <text:p>0,03</text:p>
          </table:table-cell>
          <table:table-cell table:style-name="ce4" table:formula="of:=EXP(-([.A79]/[.$B$3])/[.$E$6])*[.$D$10]" office:value-type="float" office:value="0.0114995172266215">
            <text:p>0,01</text:p>
          </table:table-cell>
          <table:table-cell table:style-name="ce4" table:formula="of:=EXP(-([.A79]/[.$B$3])/[.$E$6])*[.$E$10]" office:value-type="float" office:value="0.00514274044543112">
            <text:p>0,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,05</text:p>
          </table:table-cell>
          <table:table-cell table:style-name="ce4" table:formula="of:=EXP(-([.A80]/[.$B$3])/[.$E$6])*[.$C$10]" office:value-type="float" office:value="0.023456945595039">
            <text:p>0,02</text:p>
          </table:table-cell>
          <table:table-cell table:style-name="ce4" table:formula="of:=EXP(-([.A80]/[.$B$3])/[.$E$6])*[.$D$10]" office:value-type="float" office:value="0.0104902649790043">
            <text:p>0,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,05</text:p>
          </table:table-cell>
          <table:table-cell table:style-name="ce4" table:formula="of:=EXP(-([.A81]/[.$B$3])/[.$E$6])*[.$C$10]" office:value-type="float" office:value="0.0213982526431972">
            <text:p>0,02</text:p>
          </table:table-cell>
          <table:table-cell table:style-name="ce4" table:formula="of:=EXP(-([.A81]/[.$B$3])/[.$E$6])*[.$D$10]" office:value-type="float" office:value="0.00956958950198069">
            <text:p>0,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,04</text:p>
          </table:table-cell>
          <table:table-cell table:style-name="ce4" table:formula="of:=EXP(-([.A82]/[.$B$3])/[.$E$6])*[.$C$10]" office:value-type="float" office:value="0.0195202403623657">
            <text:p>0,02</text:p>
          </table:table-cell>
          <table:table-cell table:style-name="ce4" table:formula="of:=EXP(-([.A82]/[.$B$3])/[.$E$6])*[.$D$10]" office:value-type="float" office:value="0.00872971687747696">
            <text:p>0,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,04</text:p>
          </table:table-cell>
          <table:table-cell table:style-name="ce4" table:formula="of:=EXP(-([.A83]/[.$B$3])/[.$E$6])*[.$C$10]" office:value-type="float" office:value="0.0178070513587318">
            <text:p>0,02</text:p>
          </table:table-cell>
          <table:table-cell table:style-name="ce4" table:formula="of:=EXP(-([.A83]/[.$B$3])/[.$E$6])*[.$D$10]" office:value-type="float" office:value="0.00796355546339085">
            <text:p>0,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,04</text:p>
          </table:table-cell>
          <table:table-cell table:style-name="ce4" table:formula="of:=EXP(-([.A84]/[.$B$3])/[.$E$6])*[.$C$10]" office:value-type="float" office:value="0.0162442199586769">
            <text:p>0,02</text:p>
          </table:table-cell>
          <table:table-cell table:style-name="ce4" table:formula="of:=EXP(-([.A84]/[.$B$3])/[.$E$6])*[.$D$10]" office:value-type="float" office:value="0.00726463601381208">
            <text:p>0,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,03</text:p>
          </table:table-cell>
          <table:table-cell table:style-name="ce4" table:formula="of:=EXP(-([.A85]/[.$B$3])/[.$E$6])*[.$C$10]" office:value-type="float" office:value="0.0148185500648026">
            <text:p>0,01</text:p>
          </table:table-cell>
          <table:table-cell table:style-name="ce4" table:formula="of:=EXP(-([.A85]/[.$B$3])/[.$E$6])*[.$D$10]" office:value-type="float" office:value="0.00662705705457649">
            <text:p>0,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,03</text:p>
          </table:table-cell>
          <table:table-cell table:style-name="ce4" table:formula="of:=EXP(-([.A86]/[.$B$3])/[.$E$6])*[.$C$10]" office:value-type="float" office:value="0.0135180037318915">
            <text:p>0,01</text:p>
          </table:table-cell>
          <table:table-cell table:style-name="ce4" table:formula="of:=EXP(-([.A86]/[.$B$3])/[.$E$6])*[.$D$10]" office:value-type="float" office:value="0.00604543505292103">
            <text:p>0,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,03</text:p>
          </table:table-cell>
          <table:table-cell table:style-name="ce4" table:formula="of:=EXP(-([.A87]/[.$B$3])/[.$E$6])*[.$C$10]" office:value-type="float" office:value="0.0123315995219716">
            <text:p>0,01</text:p>
          </table:table-cell>
          <table:table-cell table:style-name="ce4" table:formula="of:=EXP(-([.A87]/[.$B$3])/[.$E$6])*[.$D$10]" office:value-type="float" office:value="0.00551485896048647">
            <text:p>0,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,03</text:p>
          </table:table-cell>
          <table:table-cell table:style-name="ce4" table:formula="of:=EXP(-([.A88]/[.$B$3])/[.$E$6])*[.$C$10]" office:value-type="float" office:value="0.0112493197802226">
            <text:p>0,01</text:p>
          </table:table-cell>
          <table:table-cell table:style-name="ce4" table:formula="of:=EXP(-([.A88]/[.$B$3])/[.$E$6])*[.$D$10]" office:value-type="float" office:value="0.00503084874584215">
            <text:p>0,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,02</text:p>
          </table:table-cell>
          <table:table-cell table:style-name="ce4" table:formula="of:=EXP(-([.A89]/[.$B$3])/[.$E$6])*[.$C$10]" office:value-type="float" office:value="0.0102620260487891">
            <text:p>0,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,02</text:p>
          </table:table-cell>
          <table:table-cell table:style-name="ce4" table:formula="of:=EXP(-([.A90]/[.$B$3])/[.$E$6])*[.$C$10]" office:value-type="float" office:value="0.00936138190427923">
            <text:p>0,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,02</text:p>
          </table:table-cell>
          <table:table-cell table:style-name="ce4" table:formula="of:=EXP(-([.A91]/[.$B$3])/[.$E$6])*[.$C$10]" office:value-type="float" office:value="0.00853978256741098">
            <text:p>0,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,02</text:p>
          </table:table-cell>
          <table:table-cell table:style-name="ce4" table:formula="of:=EXP(-([.A92]/[.$B$3])/[.$E$6])*[.$C$10]" office:value-type="float" office:value="0.0077902906904503">
            <text:p>0,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,02</text:p>
          </table:table-cell>
          <table:table-cell table:style-name="ce4" table:formula="of:=EXP(-([.A93]/[.$B$3])/[.$E$6])*[.$C$10]" office:value-type="float" office:value="0.00710657778024854">
            <text:p>0,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,01</text:p>
          </table:table-cell>
          <table:table-cell table:style-name="ce4" table:formula="of:=EXP(-([.A94]/[.$B$3])/[.$E$6])*[.$C$10]" office:value-type="float" office:value="0.00648287076227229">
            <text:p>0,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,01</text:p>
          </table:table-cell>
          <table:table-cell table:style-name="ce4" table:formula="of:=EXP(-([.A95]/[.$B$3])/[.$E$6])*[.$C$10]" office:value-type="float" office:value="0.00591390323442784">
            <text:p>0,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,01</text:p>
          </table:table-cell>
          <table:table-cell table:style-name="ce4" table:formula="of:=EXP(-([.A96]/[.$B$3])/[.$E$6])*[.$C$10]" office:value-type="float" office:value="0.00539487099908149">
            <text:p>0,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,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,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,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,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,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,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,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,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,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.46">
            <text:p>8,46</text:p>
          </table:table-cell>
          <table:table-cell table:number-columns-repeated="4"/>
          <table:table-cell table:formula="of:=(ROUND(ROUNDUP(SQRT([.B4]))*1.1))^2" office:value-type="float" office:value="737881">
            <text:p>73788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4.749697518814">
            <text:p>14,7497</text:p>
          </table:table-cell>
          <table:table-cell table:formula="of:=[.B11]/24" office:value-type="float" office:value="0.614570729950585">
            <text:p>0,61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formula="of:=[.B12]/24" office:value-type="float" office:value="1.16314728755748">
            <text:p>1,1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f:=[.B11]+[.B12]" office:value-type="float" office:value="42.6652324201936">
            <text:p>42,6652</text:p>
          </table:table-cell>
          <table:table-cell table:formula="of:=[.B13]/24" office:value-type="float" office:value="1.77771801750807">
            <text:p>1,78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8533.04648403872">
            <text:p>8533,0465</text:p>
          </table:table-cell>
          <table:table-cell table:formula="of:=[.B14]/24" office:value-type="float" office:value="355.543603501613">
            <text:p>355,54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47541951030339">
            <text:p>1,47542</text:p>
          </table:table-cell>
          <table:table-cell table:style-name="ce14" table:formula="of:=[.B17]/24" office:value-type="float" office:value="0.0614758129293079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11725137903861">
            <text:p>0,00512</text:p>
          </table:table-cell>
          <table:table-cell table:style-name="ce14" table:formula="of:=[.B18]/24" office:value-type="float" office:value="0.000213218807459942">
            <text:p>0,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f:=[.B17]+[.B18]" office:value-type="float" office:value="1.48053676168243">
            <text:p>1,48054</text:p>
          </table:table-cell>
          <table:table-cell table:style-name="ce14" table:formula="of:=[.B19]/24" office:value-type="float" office:value="0.0616890317367678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96.107352336485">
            <text:p>296,10735</text:p>
          </table:table-cell>
          <table:table-cell table:style-name="ce14" table:formula="of:=[.B20]/24" office:value-type="float" office:value="12.3378063473536">
            <text:p>12,34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f:=[.B8]*[.B4]/(1024*1024*1024)" office:value-type="float" office:value="1.13396532833576">
            <text:p>1,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f:=[.B8]*[.J4]/(1024*1024*1024)" office:value-type="float" office:value="1.37441046535969">
            <text:p>1,37</text:p>
          </table:table-cell>
          <table:table-cell table:number-columns-repeated="254"/>
        </table:table-row>
        <table:table-row table:style-name="ro2">
          <table:table-cell office:value-type="string">
            <text:p>Total [GB]</text:p>
          </table:table-cell>
          <table:table-cell table:formula="of:=[.B23]+[.B24]" office:value-type="float" office:value="2.50837579369545">
            <text:p>2,51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,005</text:p>
          </table:table-cell>
          <table:table-cell table:style-name="ce9" table:formula="of:=ROUND((1-[.B34])*0.5*[.$B$28]+2)" office:value-type="float" office:value="429">
            <text:p>429</text:p>
          </table:table-cell>
          <table:table-cell table:style-name="ce9" table:formula="of:=MIN(([.C34]*2+1)^2;[.$J$4])" office:value-type="float" office:value="737881">
            <text:p>737881</text:p>
          </table:table-cell>
          <table:table-cell table:style-name="ce9" table:formula="of:=((([.$B$4]*[.D34])*[.$B$29]+(1-[.$B$29])*([.$B$4]*[.$J$4]))/([.$E$4]*10^6))/3600" office:value-type="float" office:value="14.749697518814">
            <text:p>14,75</text:p>
          </table:table-cell>
          <table:table-cell table:style-name="ce9" table:formula="of:=[.E34]/24" office:value-type="float" office:value="0.614570729950585">
            <text:p>0,61</text:p>
          </table:table-cell>
          <table:table-cell table:style-name="ce9" table:formula="of:=(([.$B$4]*[.D34])/([.$E$5]*10^6))/3600" office:value-type="float" office:value="27.9155349013796">
            <text:p>27,92</text:p>
          </table:table-cell>
          <table:table-cell table:style-name="ce9" table:formula="of:=[.G34]/24" office:value-type="float" office:value="1.16314728755748">
            <text:p>1,16</text:p>
          </table:table-cell>
          <table:table-cell table:style-name="ce9" table:formula="of:=[.E34]+[.G34]" office:value-type="float" office:value="42.6652324201936">
            <text:p>42,67</text:p>
          </table:table-cell>
          <table:table-cell table:style-name="ce9" table:formula="of:=[.I34]/24" office:value-type="float" office:value="1.77771801750807">
            <text:p>1,78</text:p>
          </table:table-cell>
          <table:table-cell table:style-name="ce9" table:formula="of:=SUM([.$J$34:.J34])" office:value-type="float" office:value="1.77771801750807">
            <text:p>1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,010</text:p>
          </table:table-cell>
          <table:table-cell table:style-name="ce9" table:formula="of:=ROUND((1-[.B35])*0.5*[.$B$28]+2)" office:value-type="float" office:value="427">
            <text:p>427</text:p>
          </table:table-cell>
          <table:table-cell table:style-name="ce9" table:formula="of:=MIN(([.C35]*2+1)^2;[.$J$4])" office:value-type="float" office:value="731025">
            <text:p>731025</text:p>
          </table:table-cell>
          <table:table-cell table:style-name="ce9" table:formula="of:=((([.$B$4]*[.D35])*[.$B$29]+(1-[.$B$29])*([.$B$4]*[.$J$4]))/([.$E$4]*10^6))/3600" office:value-type="float" office:value="14.6126511303192">
            <text:p>14,61</text:p>
          </table:table-cell>
          <table:table-cell table:style-name="ce9" table:formula="of:=[.E35]/24" office:value-type="float" office:value="0.608860463763298">
            <text:p>0,61</text:p>
          </table:table-cell>
          <table:table-cell table:style-name="ce9" table:formula="of:=(([.$B$4]*[.D35])/([.$E$5]*10^6))/3600" office:value-type="float" office:value="27.6561585151007">
            <text:p>27,66</text:p>
          </table:table-cell>
          <table:table-cell table:style-name="ce9" table:formula="of:=[.G35]/24" office:value-type="float" office:value="1.15233993812919">
            <text:p>1,15</text:p>
          </table:table-cell>
          <table:table-cell table:style-name="ce9" table:formula="of:=[.E35]+[.G35]" office:value-type="float" office:value="42.2688096454198">
            <text:p>42,27</text:p>
          </table:table-cell>
          <table:table-cell table:style-name="ce9" table:formula="of:=[.I35]/24" office:value-type="float" office:value="1.76120040189249">
            <text:p>1,76</text:p>
          </table:table-cell>
          <table:table-cell table:style-name="ce9" table:formula="of:=SUM([.$J$34:.J35])" office:value-type="float" office:value="3.53891841940056">
            <text:p>3,5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,015</text:p>
          </table:table-cell>
          <table:table-cell table:style-name="ce9" table:formula="of:=ROUND((1-[.B36])*0.5*[.$B$28]+2)" office:value-type="float" office:value="425">
            <text:p>425</text:p>
          </table:table-cell>
          <table:table-cell table:style-name="ce9" table:formula="of:=MIN(([.C36]*2+1)^2;[.$J$4])" office:value-type="float" office:value="724201">
            <text:p>724201</text:p>
          </table:table-cell>
          <table:table-cell table:style-name="ce9" table:formula="of:=((([.$B$4]*[.D36])*[.$B$29]+(1-[.$B$29])*([.$B$4]*[.$J$4]))/([.$E$4]*10^6))/3600" office:value-type="float" office:value="14.4762443982467">
            <text:p>14,48</text:p>
          </table:table-cell>
          <table:table-cell table:style-name="ce9" table:formula="of:=[.E36]/24" office:value-type="float" office:value="0.603176849926944">
            <text:p>0,6</text:p>
          </table:table-cell>
          <table:table-cell table:style-name="ce9" table:formula="of:=(([.$B$4]*[.D36])/([.$E$5]*10^6))/3600" office:value-type="float" office:value="27.3979927537286">
            <text:p>27,4</text:p>
          </table:table-cell>
          <table:table-cell table:style-name="ce9" table:formula="of:=[.G36]/24" office:value-type="float" office:value="1.14158303140536">
            <text:p>1,14</text:p>
          </table:table-cell>
          <table:table-cell table:style-name="ce9" table:formula="of:=[.E36]+[.G36]" office:value-type="float" office:value="41.8742371519752">
            <text:p>41,87</text:p>
          </table:table-cell>
          <table:table-cell table:style-name="ce9" table:formula="of:=[.I36]/24" office:value-type="float" office:value="1.7447598813323">
            <text:p>1,74</text:p>
          </table:table-cell>
          <table:table-cell table:style-name="ce9" table:formula="of:=SUM([.$J$34:.J36])" office:value-type="float" office:value="5.28367830073286">
            <text:p>5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,020</text:p>
          </table:table-cell>
          <table:table-cell table:style-name="ce9" table:formula="of:=ROUND((1-[.B37])*0.5*[.$B$28]+2)" office:value-type="float" office:value="423">
            <text:p>423</text:p>
          </table:table-cell>
          <table:table-cell table:style-name="ce9" table:formula="of:=MIN(([.C37]*2+1)^2;[.$J$4])" office:value-type="float" office:value="717409">
            <text:p>717409</text:p>
          </table:table-cell>
          <table:table-cell table:style-name="ce9" table:formula="of:=((([.$B$4]*[.D37])*[.$B$29]+(1-[.$B$29])*([.$B$4]*[.$J$4]))/([.$E$4]*10^6))/3600" office:value-type="float" office:value="14.3404773225965">
            <text:p>14,34</text:p>
          </table:table-cell>
          <table:table-cell table:style-name="ce9" table:formula="of:=[.E37]/24" office:value-type="float" office:value="0.597519888441522">
            <text:p>0,6</text:p>
          </table:table-cell>
          <table:table-cell table:style-name="ce9" table:formula="of:=(([.$B$4]*[.D37])/([.$E$5]*10^6))/3600" office:value-type="float" office:value="27.1410376172632">
            <text:p>27,14</text:p>
          </table:table-cell>
          <table:table-cell table:style-name="ce9" table:formula="of:=[.G37]/24" office:value-type="float" office:value="1.13087656738597">
            <text:p>1,13</text:p>
          </table:table-cell>
          <table:table-cell table:style-name="ce9" table:formula="of:=[.E37]+[.G37]" office:value-type="float" office:value="41.4815149398598">
            <text:p>41,48</text:p>
          </table:table-cell>
          <table:table-cell table:style-name="ce9" table:formula="of:=[.I37]/24" office:value-type="float" office:value="1.72839645582749">
            <text:p>1,73</text:p>
          </table:table-cell>
          <table:table-cell table:style-name="ce9" table:formula="of:=SUM([.$J$34:.J37])" office:value-type="float" office:value="7.01207475656035">
            <text:p>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,025</text:p>
          </table:table-cell>
          <table:table-cell table:style-name="ce9" table:formula="of:=ROUND((1-[.B38])*0.5*[.$B$28]+2)" office:value-type="float" office:value="421">
            <text:p>421</text:p>
          </table:table-cell>
          <table:table-cell table:style-name="ce9" table:formula="of:=MIN(([.C38]*2+1)^2;[.$J$4])" office:value-type="float" office:value="710649">
            <text:p>710649</text:p>
          </table:table-cell>
          <table:table-cell table:style-name="ce9" table:formula="of:=((([.$B$4]*[.D38])*[.$B$29]+(1-[.$B$29])*([.$B$4]*[.$J$4]))/([.$E$4]*10^6))/3600" office:value-type="float" office:value="14.2053499033688">
            <text:p>14,21</text:p>
          </table:table-cell>
          <table:table-cell table:style-name="ce9" table:formula="of:=[.E38]/24" office:value-type="float" office:value="0.591889579307033">
            <text:p>0,59</text:p>
          </table:table-cell>
          <table:table-cell table:style-name="ce9" table:formula="of:=(([.$B$4]*[.D38])/([.$E$5]*10^6))/3600" office:value-type="float" office:value="26.8852931057047">
            <text:p>26,89</text:p>
          </table:table-cell>
          <table:table-cell table:style-name="ce9" table:formula="of:=[.G38]/24" office:value-type="float" office:value="1.12022054607103">
            <text:p>1,12</text:p>
          </table:table-cell>
          <table:table-cell table:style-name="ce9" table:formula="of:=[.E38]+[.G38]" office:value-type="float" office:value="41.0906430090735">
            <text:p>41,09</text:p>
          </table:table-cell>
          <table:table-cell table:style-name="ce9" table:formula="of:=[.I38]/24" office:value-type="float" office:value="1.71211012537806">
            <text:p>1,71</text:p>
          </table:table-cell>
          <table:table-cell table:style-name="ce9" table:formula="of:=SUM([.$J$34:.J38])" office:value-type="float" office:value="8.72418488193841">
            <text:p>8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,030</text:p>
          </table:table-cell>
          <table:table-cell table:style-name="ce9" table:formula="of:=ROUND((1-[.B39])*0.5*[.$B$28]+2)" office:value-type="float" office:value="419">
            <text:p>419</text:p>
          </table:table-cell>
          <table:table-cell table:style-name="ce9" table:formula="of:=MIN(([.C39]*2+1)^2;[.$J$4])" office:value-type="float" office:value="703921">
            <text:p>703921</text:p>
          </table:table-cell>
          <table:table-cell table:style-name="ce9" table:formula="of:=((([.$B$4]*[.D39])*[.$B$29]+(1-[.$B$29])*([.$B$4]*[.$J$4]))/([.$E$4]*10^6))/3600" office:value-type="float" office:value="14.0708621405634">
            <text:p>14,07</text:p>
          </table:table-cell>
          <table:table-cell table:style-name="ce9" table:formula="of:=[.E39]/24" office:value-type="float" office:value="0.586285922523477">
            <text:p>0,59</text:p>
          </table:table-cell>
          <table:table-cell table:style-name="ce9" table:formula="of:=(([.$B$4]*[.D39])/([.$E$5]*10^6))/3600" office:value-type="float" office:value="26.6307592190529">
            <text:p>26,63</text:p>
          </table:table-cell>
          <table:table-cell table:style-name="ce9" table:formula="of:=[.G39]/24" office:value-type="float" office:value="1.10961496746054">
            <text:p>1,11</text:p>
          </table:table-cell>
          <table:table-cell table:style-name="ce9" table:formula="of:=[.E39]+[.G39]" office:value-type="float" office:value="40.7016213596164">
            <text:p>40,7</text:p>
          </table:table-cell>
          <table:table-cell table:style-name="ce9" table:formula="of:=[.I39]/24" office:value-type="float" office:value="1.69590088998402">
            <text:p>1,7</text:p>
          </table:table-cell>
          <table:table-cell table:style-name="ce9" table:formula="of:=SUM([.$J$34:.J39])" office:value-type="float" office:value="10.4200857719224">
            <text:p>10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,035</text:p>
          </table:table-cell>
          <table:table-cell table:style-name="ce9" table:formula="of:=ROUND((1-[.B40])*0.5*[.$B$28]+2)" office:value-type="float" office:value="416">
            <text:p>416</text:p>
          </table:table-cell>
          <table:table-cell table:style-name="ce9" table:formula="of:=MIN(([.C40]*2+1)^2;[.$J$4])" office:value-type="float" office:value="693889">
            <text:p>693889</text:p>
          </table:table-cell>
          <table:table-cell table:style-name="ce9" table:formula="of:=((([.$B$4]*[.D40])*[.$B$29]+(1-[.$B$29])*([.$B$4]*[.$J$4]))/([.$E$4]*10^6))/3600" office:value-type="float" office:value="13.8703298521474">
            <text:p>13,87</text:p>
          </table:table-cell>
          <table:table-cell table:style-name="ce9" table:formula="of:=[.E40]/24" office:value-type="float" office:value="0.57793041050614">
            <text:p>0,58</text:p>
          </table:table-cell>
          <table:table-cell table:style-name="ce9" table:formula="of:=(([.$B$4]*[.D40])/([.$E$5]*10^6))/3600" office:value-type="float" office:value="26.2512283107755">
            <text:p>26,25</text:p>
          </table:table-cell>
          <table:table-cell table:style-name="ce9" table:formula="of:=[.G40]/24" office:value-type="float" office:value="1.09380117961565">
            <text:p>1,09</text:p>
          </table:table-cell>
          <table:table-cell table:style-name="ce9" table:formula="of:=[.E40]+[.G40]" office:value-type="float" office:value="40.1215581629229">
            <text:p>40,12</text:p>
          </table:table-cell>
          <table:table-cell table:style-name="ce9" table:formula="of:=[.I40]/24" office:value-type="float" office:value="1.67173159012179">
            <text:p>1,67</text:p>
          </table:table-cell>
          <table:table-cell table:style-name="ce9" table:formula="of:=SUM([.$J$34:.J40])" office:value-type="float" office:value="12.0918173620442">
            <text:p>12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,040</text:p>
          </table:table-cell>
          <table:table-cell table:style-name="ce9" table:formula="of:=ROUND((1-[.B41])*0.5*[.$B$28]+2)" office:value-type="float" office:value="414">
            <text:p>414</text:p>
          </table:table-cell>
          <table:table-cell table:style-name="ce9" table:formula="of:=MIN(([.C41]*2+1)^2;[.$J$4])" office:value-type="float" office:value="687241">
            <text:p>687241</text:p>
          </table:table-cell>
          <table:table-cell table:style-name="ce9" table:formula="of:=((([.$B$4]*[.D41])*[.$B$29]+(1-[.$B$29])*([.$B$4]*[.$J$4]))/([.$E$4]*10^6))/3600" office:value-type="float" office:value="13.737441230398">
            <text:p>13,74</text:p>
          </table:table-cell>
          <table:table-cell table:style-name="ce9" table:formula="of:=[.E41]/24" office:value-type="float" office:value="0.572393384599915">
            <text:p>0,57</text:p>
          </table:table-cell>
          <table:table-cell table:style-name="ce9" table:formula="of:=(([.$B$4]*[.D41])/([.$E$5]*10^6))/3600" office:value-type="float" office:value="25.9997209863908">
            <text:p>26</text:p>
          </table:table-cell>
          <table:table-cell table:style-name="ce9" table:formula="of:=[.G41]/24" office:value-type="float" office:value="1.08332170776628">
            <text:p>1,08</text:p>
          </table:table-cell>
          <table:table-cell table:style-name="ce9" table:formula="of:=[.E41]+[.G41]" office:value-type="float" office:value="39.7371622167887">
            <text:p>39,74</text:p>
          </table:table-cell>
          <table:table-cell table:style-name="ce9" table:formula="of:=[.I41]/24" office:value-type="float" office:value="1.6557150923662">
            <text:p>1,66</text:p>
          </table:table-cell>
          <table:table-cell table:style-name="ce9" table:formula="of:=SUM([.$J$34:.J41])" office:value-type="float" office:value="13.7475324544104">
            <text:p>13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,045</text:p>
          </table:table-cell>
          <table:table-cell table:style-name="ce9" table:formula="of:=ROUND((1-[.B42])*0.5*[.$B$28]+2)" office:value-type="float" office:value="412">
            <text:p>412</text:p>
          </table:table-cell>
          <table:table-cell table:style-name="ce9" table:formula="of:=MIN(([.C42]*2+1)^2;[.$J$4])" office:value-type="float" office:value="680625">
            <text:p>680625</text:p>
          </table:table-cell>
          <table:table-cell table:style-name="ce9" table:formula="of:=((([.$B$4]*[.D42])*[.$B$29]+(1-[.$B$29])*([.$B$4]*[.$J$4]))/([.$E$4]*10^6))/3600" office:value-type="float" office:value="13.6051922650709">
            <text:p>13,61</text:p>
          </table:table-cell>
          <table:table-cell table:style-name="ce9" table:formula="of:=[.E42]/24" office:value-type="float" office:value="0.566883011044622">
            <text:p>0,57</text:p>
          </table:table-cell>
          <table:table-cell table:style-name="ce9" table:formula="of:=(([.$B$4]*[.D42])/([.$E$5]*10^6))/3600" office:value-type="float" office:value="25.7494242869128">
            <text:p>25,75</text:p>
          </table:table-cell>
          <table:table-cell table:style-name="ce9" table:formula="of:=[.G42]/24" office:value-type="float" office:value="1.07289267862136">
            <text:p>1,07</text:p>
          </table:table-cell>
          <table:table-cell table:style-name="ce9" table:formula="of:=[.E42]+[.G42]" office:value-type="float" office:value="39.3546165519837">
            <text:p>39,35</text:p>
          </table:table-cell>
          <table:table-cell table:style-name="ce9" table:formula="of:=[.I42]/24" office:value-type="float" office:value="1.63977568966599">
            <text:p>1,64</text:p>
          </table:table-cell>
          <table:table-cell table:style-name="ce9" table:formula="of:=SUM([.$J$34:.J42])" office:value-type="float" office:value="15.3873081440764">
            <text:p>15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,050</text:p>
          </table:table-cell>
          <table:table-cell table:style-name="ce9" table:formula="of:=ROUND((1-[.B43])*0.5*[.$B$28]+2)" office:value-type="float" office:value="410">
            <text:p>410</text:p>
          </table:table-cell>
          <table:table-cell table:style-name="ce9" table:formula="of:=MIN(([.C43]*2+1)^2;[.$J$4])" office:value-type="float" office:value="674041">
            <text:p>674041</text:p>
          </table:table-cell>
          <table:table-cell table:style-name="ce9" table:formula="of:=((([.$B$4]*[.D43])*[.$B$29]+(1-[.$B$29])*([.$B$4]*[.$J$4]))/([.$E$4]*10^6))/3600" office:value-type="float" office:value="13.4735829561663">
            <text:p>13,47</text:p>
          </table:table-cell>
          <table:table-cell table:style-name="ce9" table:formula="of:=[.E43]/24" office:value-type="float" office:value="0.561399289840261">
            <text:p>0,56</text:p>
          </table:table-cell>
          <table:table-cell table:style-name="ce9" table:formula="of:=(([.$B$4]*[.D43])/([.$E$5]*10^6))/3600" office:value-type="float" office:value="25.5003382123415">
            <text:p>25,5</text:p>
          </table:table-cell>
          <table:table-cell table:style-name="ce9" table:formula="of:=[.G43]/24" office:value-type="float" office:value="1.0625140921809">
            <text:p>1,06</text:p>
          </table:table-cell>
          <table:table-cell table:style-name="ce9" table:formula="of:=[.E43]+[.G43]" office:value-type="float" office:value="38.9739211685078">
            <text:p>38,97</text:p>
          </table:table-cell>
          <table:table-cell table:style-name="ce9" table:formula="of:=[.I43]/24" office:value-type="float" office:value="1.62391338202116">
            <text:p>1,62</text:p>
          </table:table-cell>
          <table:table-cell table:style-name="ce9" table:formula="of:=SUM([.$J$34:.J43])" office:value-type="float" office:value="17.0112215260976">
            <text:p>1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,055</text:p>
          </table:table-cell>
          <table:table-cell table:style-name="ce9" table:formula="of:=ROUND((1-[.B44])*0.5*[.$B$28]+2)" office:value-type="float" office:value="408">
            <text:p>408</text:p>
          </table:table-cell>
          <table:table-cell table:style-name="ce9" table:formula="of:=MIN(([.C44]*2+1)^2;[.$J$4])" office:value-type="float" office:value="667489">
            <text:p>667489</text:p>
          </table:table-cell>
          <table:table-cell table:style-name="ce9" table:formula="of:=((([.$B$4]*[.D44])*[.$B$29]+(1-[.$B$29])*([.$B$4]*[.$J$4]))/([.$E$4]*10^6))/3600" office:value-type="float" office:value="13.342613303684">
            <text:p>13,34</text:p>
          </table:table-cell>
          <table:table-cell table:style-name="ce9" table:formula="of:=[.E44]/24" office:value-type="float" office:value="0.555942220986833">
            <text:p>0,56</text:p>
          </table:table-cell>
          <table:table-cell table:style-name="ce9" table:formula="of:=(([.$B$4]*[.D44])/([.$E$5]*10^6))/3600" office:value-type="float" office:value="25.2524627626771">
            <text:p>25,25</text:p>
          </table:table-cell>
          <table:table-cell table:style-name="ce9" table:formula="of:=[.G44]/24" office:value-type="float" office:value="1.05218594844488">
            <text:p>1,05</text:p>
          </table:table-cell>
          <table:table-cell table:style-name="ce9" table:formula="of:=[.E44]+[.G44]" office:value-type="float" office:value="38.5950760663611">
            <text:p>38,6</text:p>
          </table:table-cell>
          <table:table-cell table:style-name="ce9" table:formula="of:=[.I44]/24" office:value-type="float" office:value="1.60812816943171">
            <text:p>1,61</text:p>
          </table:table-cell>
          <table:table-cell table:style-name="ce9" table:formula="of:=SUM([.$J$34:.J44])" office:value-type="float" office:value="18.6193496955293">
            <text:p>1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,060</text:p>
          </table:table-cell>
          <table:table-cell table:style-name="ce9" table:formula="of:=ROUND((1-[.B45])*0.5*[.$B$28]+2)" office:value-type="float" office:value="406">
            <text:p>406</text:p>
          </table:table-cell>
          <table:table-cell table:style-name="ce9" table:formula="of:=MIN(([.C45]*2+1)^2;[.$J$4])" office:value-type="float" office:value="660969">
            <text:p>660969</text:p>
          </table:table-cell>
          <table:table-cell table:style-name="ce9" table:formula="of:=((([.$B$4]*[.D45])*[.$B$29]+(1-[.$B$29])*([.$B$4]*[.$J$4]))/([.$E$4]*10^6))/3600" office:value-type="float" office:value="13.2122833076241">
            <text:p>13,21</text:p>
          </table:table-cell>
          <table:table-cell table:style-name="ce9" table:formula="of:=[.E45]/24" office:value-type="float" office:value="0.550511804484338">
            <text:p>0,55</text:p>
          </table:table-cell>
          <table:table-cell table:style-name="ce9" table:formula="of:=(([.$B$4]*[.D45])/([.$E$5]*10^6))/3600" office:value-type="float" office:value="25.0057979379195">
            <text:p>25,01</text:p>
          </table:table-cell>
          <table:table-cell table:style-name="ce9" table:formula="of:=[.G45]/24" office:value-type="float" office:value="1.04190824741331">
            <text:p>1,04</text:p>
          </table:table-cell>
          <table:table-cell table:style-name="ce9" table:formula="of:=[.E45]+[.G45]" office:value-type="float" office:value="38.2180812455436">
            <text:p>38,22</text:p>
          </table:table-cell>
          <table:table-cell table:style-name="ce9" table:formula="of:=[.I45]/24" office:value-type="float" office:value="1.59242005189765">
            <text:p>1,59</text:p>
          </table:table-cell>
          <table:table-cell table:style-name="ce9" table:formula="of:=SUM([.$J$34:.J45])" office:value-type="float" office:value="20.2117697474269">
            <text:p>20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,065</text:p>
          </table:table-cell>
          <table:table-cell table:style-name="ce9" table:formula="of:=ROUND((1-[.B46])*0.5*[.$B$28]+2)" office:value-type="float" office:value="404">
            <text:p>404</text:p>
          </table:table-cell>
          <table:table-cell table:style-name="ce9" table:formula="of:=MIN(([.C46]*2+1)^2;[.$J$4])" office:value-type="float" office:value="654481">
            <text:p>654481</text:p>
          </table:table-cell>
          <table:table-cell table:style-name="ce9" table:formula="of:=((([.$B$4]*[.D46])*[.$B$29]+(1-[.$B$29])*([.$B$4]*[.$J$4]))/([.$E$4]*10^6))/3600" office:value-type="float" office:value="13.0825929679866">
            <text:p>13,08</text:p>
          </table:table-cell>
          <table:table-cell table:style-name="ce9" table:formula="of:=[.E46]/24" office:value-type="float" office:value="0.545108040332775">
            <text:p>0,55</text:p>
          </table:table-cell>
          <table:table-cell table:style-name="ce9" table:formula="of:=(([.$B$4]*[.D46])/([.$E$5]*10^6))/3600" office:value-type="float" office:value="24.7603437380686">
            <text:p>24,76</text:p>
          </table:table-cell>
          <table:table-cell table:style-name="ce9" table:formula="of:=[.G46]/24" office:value-type="float" office:value="1.03168098908619">
            <text:p>1,03</text:p>
          </table:table-cell>
          <table:table-cell table:style-name="ce9" table:formula="of:=[.E46]+[.G46]" office:value-type="float" office:value="37.8429367060552">
            <text:p>37,84</text:p>
          </table:table-cell>
          <table:table-cell table:style-name="ce9" table:formula="of:=[.I46]/24" office:value-type="float" office:value="1.57678902941897">
            <text:p>1,58</text:p>
          </table:table-cell>
          <table:table-cell table:style-name="ce9" table:formula="of:=SUM([.$J$34:.J46])" office:value-type="float" office:value="21.7885587768459">
            <text:p>21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,070</text:p>
          </table:table-cell>
          <table:table-cell table:style-name="ce9" table:formula="of:=ROUND((1-[.B47])*0.5*[.$B$28]+2)" office:value-type="float" office:value="401">
            <text:p>401</text:p>
          </table:table-cell>
          <table:table-cell table:style-name="ce9" table:formula="of:=MIN(([.C47]*2+1)^2;[.$J$4])" office:value-type="float" office:value="644809">
            <text:p>644809</text:p>
          </table:table-cell>
          <table:table-cell table:style-name="ce9" table:formula="of:=((([.$B$4]*[.D47])*[.$B$29]+(1-[.$B$29])*([.$B$4]*[.$J$4]))/([.$E$4]*10^6))/3600" office:value-type="float" office:value="12.8892568143223">
            <text:p>12,89</text:p>
          </table:table-cell>
          <table:table-cell table:style-name="ce9" table:formula="of:=[.E47]/24" office:value-type="float" office:value="0.537052367263429">
            <text:p>0,54</text:p>
          </table:table-cell>
          <table:table-cell table:style-name="ce9" table:formula="of:=(([.$B$4]*[.D47])/([.$E$5]*10^6))/3600" office:value-type="float" office:value="24.3944323599925">
            <text:p>24,39</text:p>
          </table:table-cell>
          <table:table-cell table:style-name="ce9" table:formula="of:=[.G47]/24" office:value-type="float" office:value="1.01643468166636">
            <text:p>1,02</text:p>
          </table:table-cell>
          <table:table-cell table:style-name="ce9" table:formula="of:=[.E47]+[.G47]" office:value-type="float" office:value="37.2836891743148">
            <text:p>37,28</text:p>
          </table:table-cell>
          <table:table-cell table:style-name="ce9" table:formula="of:=[.I47]/24" office:value-type="float" office:value="1.55348704892979">
            <text:p>1,55</text:p>
          </table:table-cell>
          <table:table-cell table:style-name="ce9" table:formula="of:=SUM([.$J$34:.J47])" office:value-type="float" office:value="23.3420458257757">
            <text:p>23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,075</text:p>
          </table:table-cell>
          <table:table-cell table:style-name="ce9" table:formula="of:=ROUND((1-[.B48])*0.5*[.$B$28]+2)" office:value-type="float" office:value="399">
            <text:p>399</text:p>
          </table:table-cell>
          <table:table-cell table:style-name="ce9" table:formula="of:=MIN(([.C48]*2+1)^2;[.$J$4])" office:value-type="float" office:value="638401">
            <text:p>638401</text:p>
          </table:table-cell>
          <table:table-cell table:style-name="ce9" table:formula="of:=((([.$B$4]*[.D48])*[.$B$29]+(1-[.$B$29])*([.$B$4]*[.$J$4]))/([.$E$4]*10^6))/3600" office:value-type="float" office:value="12.7611656157407">
            <text:p>12,76</text:p>
          </table:table-cell>
          <table:table-cell table:style-name="ce9" table:formula="of:=[.E48]/24" office:value-type="float" office:value="0.531715233989198">
            <text:p>0,53</text:p>
          </table:table-cell>
          <table:table-cell table:style-name="ce9" table:formula="of:=(([.$B$4]*[.D48])/([.$E$5]*10^6))/3600" office:value-type="float" office:value="24.1520047224086">
            <text:p>24,15</text:p>
          </table:table-cell>
          <table:table-cell table:style-name="ce9" table:formula="of:=[.G48]/24" office:value-type="float" office:value="1.00633353010036">
            <text:p>1,01</text:p>
          </table:table-cell>
          <table:table-cell table:style-name="ce9" table:formula="of:=[.E48]+[.G48]" office:value-type="float" office:value="36.9131703381494">
            <text:p>36,91</text:p>
          </table:table-cell>
          <table:table-cell table:style-name="ce9" table:formula="of:=[.I48]/24" office:value-type="float" office:value="1.53804876408956">
            <text:p>1,54</text:p>
          </table:table-cell>
          <table:table-cell table:style-name="ce9" table:formula="of:=SUM([.$J$34:.J48])" office:value-type="float" office:value="24.8800945898652">
            <text:p>24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,080</text:p>
          </table:table-cell>
          <table:table-cell table:style-name="ce9" table:formula="of:=ROUND((1-[.B49])*0.5*[.$B$28]+2)" office:value-type="float" office:value="397">
            <text:p>397</text:p>
          </table:table-cell>
          <table:table-cell table:style-name="ce9" table:formula="of:=MIN(([.C49]*2+1)^2;[.$J$4])" office:value-type="float" office:value="632025">
            <text:p>632025</text:p>
          </table:table-cell>
          <table:table-cell table:style-name="ce9" table:formula="of:=((([.$B$4]*[.D49])*[.$B$29]+(1-[.$B$29])*([.$B$4]*[.$J$4]))/([.$E$4]*10^6))/3600" office:value-type="float" office:value="12.6337140735816">
            <text:p>12,63</text:p>
          </table:table-cell>
          <table:table-cell table:style-name="ce9" table:formula="of:=[.E49]/24" office:value-type="float" office:value="0.526404753065898">
            <text:p>0,53</text:p>
          </table:table-cell>
          <table:table-cell table:style-name="ce9" table:formula="of:=(([.$B$4]*[.D49])/([.$E$5]*10^6))/3600" office:value-type="float" office:value="23.9107877097315">
            <text:p>23,91</text:p>
          </table:table-cell>
          <table:table-cell table:style-name="ce9" table:formula="of:=[.G49]/24" office:value-type="float" office:value="0.996282821238814">
            <text:p>1</text:p>
          </table:table-cell>
          <table:table-cell table:style-name="ce9" table:formula="of:=[.E49]+[.G49]" office:value-type="float" office:value="36.5445017833131">
            <text:p>36,54</text:p>
          </table:table-cell>
          <table:table-cell table:style-name="ce9" table:formula="of:=[.I49]/24" office:value-type="float" office:value="1.52268757430471">
            <text:p>1,52</text:p>
          </table:table-cell>
          <table:table-cell table:style-name="ce9" table:formula="of:=SUM([.$J$34:.J49])" office:value-type="float" office:value="26.4027821641699">
            <text:p>26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,085</text:p>
          </table:table-cell>
          <table:table-cell table:style-name="ce9" table:formula="of:=ROUND((1-[.B50])*0.5*[.$B$28]+2)" office:value-type="float" office:value="395">
            <text:p>395</text:p>
          </table:table-cell>
          <table:table-cell table:style-name="ce9" table:formula="of:=MIN(([.C50]*2+1)^2;[.$J$4])" office:value-type="float" office:value="625681">
            <text:p>625681</text:p>
          </table:table-cell>
          <table:table-cell table:style-name="ce9" table:formula="of:=((([.$B$4]*[.D50])*[.$B$29]+(1-[.$B$29])*([.$B$4]*[.$J$4]))/([.$E$4]*10^6))/3600" office:value-type="float" office:value="12.5069021878448">
            <text:p>12,51</text:p>
          </table:table-cell>
          <table:table-cell table:style-name="ce9" table:formula="of:=[.E50]/24" office:value-type="float" office:value="0.521120924493532">
            <text:p>0,52</text:p>
          </table:table-cell>
          <table:table-cell table:style-name="ce9" table:formula="of:=(([.$B$4]*[.D50])/([.$E$5]*10^6))/3600" office:value-type="float" office:value="23.6707813219612">
            <text:p>23,67</text:p>
          </table:table-cell>
          <table:table-cell table:style-name="ce9" table:formula="of:=[.G50]/24" office:value-type="float" office:value="0.986282555081718">
            <text:p>0,99</text:p>
          </table:table-cell>
          <table:table-cell table:style-name="ce9" table:formula="of:=[.E50]+[.G50]" office:value-type="float" office:value="36.177683509806">
            <text:p>36,18</text:p>
          </table:table-cell>
          <table:table-cell table:style-name="ce9" table:formula="of:=[.I50]/24" office:value-type="float" office:value="1.50740347957525">
            <text:p>1,51</text:p>
          </table:table-cell>
          <table:table-cell table:style-name="ce9" table:formula="of:=SUM([.$J$34:.J50])" office:value-type="float" office:value="27.9101856437452">
            <text:p>2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,090</text:p>
          </table:table-cell>
          <table:table-cell table:style-name="ce9" table:formula="of:=ROUND((1-[.B51])*0.5*[.$B$28]+2)" office:value-type="float" office:value="393">
            <text:p>393</text:p>
          </table:table-cell>
          <table:table-cell table:style-name="ce9" table:formula="of:=MIN(([.C51]*2+1)^2;[.$J$4])" office:value-type="float" office:value="619369">
            <text:p>619369</text:p>
          </table:table-cell>
          <table:table-cell table:style-name="ce9" table:formula="of:=((([.$B$4]*[.D51])*[.$B$29]+(1-[.$B$29])*([.$B$4]*[.$J$4]))/([.$E$4]*10^6))/3600" office:value-type="float" office:value="12.3807299585303">
            <text:p>12,38</text:p>
          </table:table-cell>
          <table:table-cell table:style-name="ce9" table:formula="of:=[.E51]/24" office:value-type="float" office:value="0.515863748272097">
            <text:p>0,52</text:p>
          </table:table-cell>
          <table:table-cell table:style-name="ce9" table:formula="of:=(([.$B$4]*[.D51])/([.$E$5]*10^6))/3600" office:value-type="float" office:value="23.4319855590977">
            <text:p>23,43</text:p>
          </table:table-cell>
          <table:table-cell table:style-name="ce9" table:formula="of:=[.G51]/24" office:value-type="float" office:value="0.97633273162907">
            <text:p>0,98</text:p>
          </table:table-cell>
          <table:table-cell table:style-name="ce9" table:formula="of:=[.E51]+[.G51]" office:value-type="float" office:value="35.812715517628">
            <text:p>35,81</text:p>
          </table:table-cell>
          <table:table-cell table:style-name="ce9" table:formula="of:=[.I51]/24" office:value-type="float" office:value="1.49219647990117">
            <text:p>1,49</text:p>
          </table:table-cell>
          <table:table-cell table:style-name="ce9" table:formula="of:=SUM([.$J$34:.J51])" office:value-type="float" office:value="29.4023821236464">
            <text:p>2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,095</text:p>
          </table:table-cell>
          <table:table-cell table:style-name="ce9" table:formula="of:=ROUND((1-[.B52])*0.5*[.$B$28]+2)" office:value-type="float" office:value="391">
            <text:p>391</text:p>
          </table:table-cell>
          <table:table-cell table:style-name="ce9" table:formula="of:=MIN(([.C52]*2+1)^2;[.$J$4])" office:value-type="float" office:value="613089">
            <text:p>613089</text:p>
          </table:table-cell>
          <table:table-cell table:style-name="ce9" table:formula="of:=((([.$B$4]*[.D52])*[.$B$29]+(1-[.$B$29])*([.$B$4]*[.$J$4]))/([.$E$4]*10^6))/3600" office:value-type="float" office:value="12.2551973856383">
            <text:p>12,26</text:p>
          </table:table-cell>
          <table:table-cell table:style-name="ce9" table:formula="of:=[.E52]/24" office:value-type="float" office:value="0.510633224401596">
            <text:p>0,51</text:p>
          </table:table-cell>
          <table:table-cell table:style-name="ce9" table:formula="of:=(([.$B$4]*[.D52])/([.$E$5]*10^6))/3600" office:value-type="float" office:value="23.1944004211409">
            <text:p>23,19</text:p>
          </table:table-cell>
          <table:table-cell table:style-name="ce9" table:formula="of:=[.G52]/24" office:value-type="float" office:value="0.966433350880872">
            <text:p>0,97</text:p>
          </table:table-cell>
          <table:table-cell table:style-name="ce9" table:formula="of:=[.E52]+[.G52]" office:value-type="float" office:value="35.4495978067792">
            <text:p>35,45</text:p>
          </table:table-cell>
          <table:table-cell table:style-name="ce9" table:formula="of:=[.I52]/24" office:value-type="float" office:value="1.47706657528247">
            <text:p>1,48</text:p>
          </table:table-cell>
          <table:table-cell table:style-name="ce9" table:formula="of:=SUM([.$J$34:.J52])" office:value-type="float" office:value="30.8794486989288">
            <text:p>30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,100</text:p>
          </table:table-cell>
          <table:table-cell table:style-name="ce9" table:formula="of:=ROUND((1-[.B53])*0.5*[.$B$28]+2)" office:value-type="float" office:value="389">
            <text:p>389</text:p>
          </table:table-cell>
          <table:table-cell table:style-name="ce9" table:formula="of:=MIN(([.C53]*2+1)^2;[.$J$4])" office:value-type="float" office:value="606841">
            <text:p>606841</text:p>
          </table:table-cell>
          <table:table-cell table:style-name="ce9" table:formula="of:=((([.$B$4]*[.D53])*[.$B$29]+(1-[.$B$29])*([.$B$4]*[.$J$4]))/([.$E$4]*10^6))/3600" office:value-type="float" office:value="12.1303044691686">
            <text:p>12,13</text:p>
          </table:table-cell>
          <table:table-cell table:style-name="ce9" table:formula="of:=[.E53]/24" office:value-type="float" office:value="0.505429352882026">
            <text:p>0,51</text:p>
          </table:table-cell>
          <table:table-cell table:style-name="ce9" table:formula="of:=(([.$B$4]*[.D53])/([.$E$5]*10^6))/3600" office:value-type="float" office:value="22.958025908091">
            <text:p>22,96</text:p>
          </table:table-cell>
          <table:table-cell table:style-name="ce9" table:formula="of:=[.G53]/24" office:value-type="float" office:value="0.956584412837124">
            <text:p>0,96</text:p>
          </table:table-cell>
          <table:table-cell table:style-name="ce9" table:formula="of:=[.E53]+[.G53]" office:value-type="float" office:value="35.0883303772596">
            <text:p>35,09</text:p>
          </table:table-cell>
          <table:table-cell table:style-name="ce9" table:formula="of:=[.I53]/24" office:value-type="float" office:value="1.46201376571915">
            <text:p>1,46</text:p>
          </table:table-cell>
          <table:table-cell table:style-name="ce9" table:formula="of:=SUM([.$J$34:.J53])" office:value-type="float" office:value="32.341462464648">
            <text:p>3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,105</text:p>
          </table:table-cell>
          <table:table-cell table:style-name="ce9" table:formula="of:=ROUND((1-[.B54])*0.5*[.$B$28]+2)" office:value-type="float" office:value="386">
            <text:p>386</text:p>
          </table:table-cell>
          <table:table-cell table:style-name="ce9" table:formula="of:=MIN(([.C54]*2+1)^2;[.$J$4])" office:value-type="float" office:value="597529">
            <text:p>597529</text:p>
          </table:table-cell>
          <table:table-cell table:style-name="ce9" table:formula="of:=((([.$B$4]*[.D54])*[.$B$29]+(1-[.$B$29])*([.$B$4]*[.$J$4]))/([.$E$4]*10^6))/3600" office:value-type="float" office:value="11.9441644502561">
            <text:p>11,94</text:p>
          </table:table-cell>
          <table:table-cell table:style-name="ce9" table:formula="of:=[.E54]/24" office:value-type="float" office:value="0.497673518760671">
            <text:p>0,5</text:p>
          </table:table-cell>
          <table:table-cell table:style-name="ce9" table:formula="of:=(([.$B$4]*[.D54])/([.$E$5]*10^6))/3600" office:value-type="float" office:value="22.6057340602163">
            <text:p>22,61</text:p>
          </table:table-cell>
          <table:table-cell table:style-name="ce9" table:formula="of:=[.G54]/24" office:value-type="float" office:value="0.941905585842344">
            <text:p>0,94</text:p>
          </table:table-cell>
          <table:table-cell table:style-name="ce9" table:formula="of:=[.E54]+[.G54]" office:value-type="float" office:value="34.5498985104724">
            <text:p>34,55</text:p>
          </table:table-cell>
          <table:table-cell table:style-name="ce9" table:formula="of:=[.I54]/24" office:value-type="float" office:value="1.43957910460302">
            <text:p>1,44</text:p>
          </table:table-cell>
          <table:table-cell table:style-name="ce9" table:formula="of:=SUM([.$J$34:.J54])" office:value-type="float" office:value="33.781041569251">
            <text:p>3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,110</text:p>
          </table:table-cell>
          <table:table-cell table:style-name="ce9" table:formula="of:=ROUND((1-[.B55])*0.5*[.$B$28]+2)" office:value-type="float" office:value="384">
            <text:p>384</text:p>
          </table:table-cell>
          <table:table-cell table:style-name="ce9" table:formula="of:=MIN(([.C55]*2+1)^2;[.$J$4])" office:value-type="float" office:value="591361">
            <text:p>591361</text:p>
          </table:table-cell>
          <table:table-cell table:style-name="ce9" table:formula="of:=((([.$B$4]*[.D55])*[.$B$29]+(1-[.$B$29])*([.$B$4]*[.$J$4]))/([.$E$4]*10^6))/3600" office:value-type="float" office:value="11.8208706748424">
            <text:p>11,82</text:p>
          </table:table-cell>
          <table:table-cell table:style-name="ce9" table:formula="of:=[.E55]/24" office:value-type="float" office:value="0.492536278118433">
            <text:p>0,49</text:p>
          </table:table-cell>
          <table:table-cell table:style-name="ce9" table:formula="of:=(([.$B$4]*[.D55])/([.$E$5]*10^6))/3600" office:value-type="float" office:value="22.3723861094333">
            <text:p>22,37</text:p>
          </table:table-cell>
          <table:table-cell table:style-name="ce9" table:formula="of:=[.G55]/24" office:value-type="float" office:value="0.932182754559719">
            <text:p>0,93</text:p>
          </table:table-cell>
          <table:table-cell table:style-name="ce9" table:formula="of:=[.E55]+[.G55]" office:value-type="float" office:value="34.1932567842757">
            <text:p>34,19</text:p>
          </table:table-cell>
          <table:table-cell table:style-name="ce9" table:formula="of:=[.I55]/24" office:value-type="float" office:value="1.42471903267815">
            <text:p>1,42</text:p>
          </table:table-cell>
          <table:table-cell table:style-name="ce9" table:formula="of:=SUM([.$J$34:.J55])" office:value-type="float" office:value="35.2057606019291">
            <text:p>35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,115</text:p>
          </table:table-cell>
          <table:table-cell table:style-name="ce9" table:formula="of:=ROUND((1-[.B56])*0.5*[.$B$28]+2)" office:value-type="float" office:value="382">
            <text:p>382</text:p>
          </table:table-cell>
          <table:table-cell table:style-name="ce9" table:formula="of:=MIN(([.C56]*2+1)^2;[.$J$4])" office:value-type="float" office:value="585225">
            <text:p>585225</text:p>
          </table:table-cell>
          <table:table-cell table:style-name="ce9" table:formula="of:=((([.$B$4]*[.D56])*[.$B$29]+(1-[.$B$29])*([.$B$4]*[.$J$4]))/([.$E$4]*10^6))/3600" office:value-type="float" office:value="11.6982165558511">
            <text:p>11,7</text:p>
          </table:table-cell>
          <table:table-cell table:style-name="ce9" table:formula="of:=[.E56]/24" office:value-type="float" office:value="0.487425689827128">
            <text:p>0,49</text:p>
          </table:table-cell>
          <table:table-cell table:style-name="ce9" table:formula="of:=(([.$B$4]*[.D56])/([.$E$5]*10^6))/3600" office:value-type="float" office:value="22.140248783557">
            <text:p>22,14</text:p>
          </table:table-cell>
          <table:table-cell table:style-name="ce9" table:formula="of:=[.G56]/24" office:value-type="float" office:value="0.922510365981544">
            <text:p>0,92</text:p>
          </table:table-cell>
          <table:table-cell table:style-name="ce9" table:formula="of:=[.E56]+[.G56]" office:value-type="float" office:value="33.8384653394081">
            <text:p>33,84</text:p>
          </table:table-cell>
          <table:table-cell table:style-name="ce9" table:formula="of:=[.I56]/24" office:value-type="float" office:value="1.40993605580867">
            <text:p>1,41</text:p>
          </table:table-cell>
          <table:table-cell table:style-name="ce9" table:formula="of:=SUM([.$J$34:.J56])" office:value-type="float" office:value="36.6156966577378">
            <text:p>36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,120</text:p>
          </table:table-cell>
          <table:table-cell table:style-name="ce9" table:formula="of:=ROUND((1-[.B57])*0.5*[.$B$28]+2)" office:value-type="float" office:value="380">
            <text:p>380</text:p>
          </table:table-cell>
          <table:table-cell table:style-name="ce9" table:formula="of:=MIN(([.C57]*2+1)^2;[.$J$4])" office:value-type="float" office:value="579121">
            <text:p>579121</text:p>
          </table:table-cell>
          <table:table-cell table:style-name="ce9" table:formula="of:=((([.$B$4]*[.D57])*[.$B$29]+(1-[.$B$29])*([.$B$4]*[.$J$4]))/([.$E$4]*10^6))/3600" office:value-type="float" office:value="11.5762020932821">
            <text:p>11,58</text:p>
          </table:table-cell>
          <table:table-cell table:style-name="ce9" table:formula="of:=[.E57]/24" office:value-type="float" office:value="0.482341753886755">
            <text:p>0,48</text:p>
          </table:table-cell>
          <table:table-cell table:style-name="ce9" table:formula="of:=(([.$B$4]*[.D57])/([.$E$5]*10^6))/3600" office:value-type="float" office:value="21.9093220825876">
            <text:p>21,91</text:p>
          </table:table-cell>
          <table:table-cell table:style-name="ce9" table:formula="of:=[.G57]/24" office:value-type="float" office:value="0.912888420107818">
            <text:p>0,91</text:p>
          </table:table-cell>
          <table:table-cell table:style-name="ce9" table:formula="of:=[.E57]+[.G57]" office:value-type="float" office:value="33.4855241758697">
            <text:p>33,49</text:p>
          </table:table-cell>
          <table:table-cell table:style-name="ce9" table:formula="of:=[.I57]/24" office:value-type="float" office:value="1.39523017399457">
            <text:p>1,4</text:p>
          </table:table-cell>
          <table:table-cell table:style-name="ce9" table:formula="of:=SUM([.$J$34:.J57])" office:value-type="float" office:value="38.0109268317324">
            <text:p>3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,125</text:p>
          </table:table-cell>
          <table:table-cell table:style-name="ce9" table:formula="of:=ROUND((1-[.B58])*0.5*[.$B$28]+2)" office:value-type="float" office:value="378">
            <text:p>378</text:p>
          </table:table-cell>
          <table:table-cell table:style-name="ce9" table:formula="of:=MIN(([.C58]*2+1)^2;[.$J$4])" office:value-type="float" office:value="573049">
            <text:p>573049</text:p>
          </table:table-cell>
          <table:table-cell table:style-name="ce9" table:formula="of:=((([.$B$4]*[.D58])*[.$B$29]+(1-[.$B$29])*([.$B$4]*[.$J$4]))/([.$E$4]*10^6))/3600" office:value-type="float" office:value="11.4548272871355">
            <text:p>11,45</text:p>
          </table:table-cell>
          <table:table-cell table:style-name="ce9" table:formula="of:=[.E58]/24" office:value-type="float" office:value="0.477284470297314">
            <text:p>0,48</text:p>
          </table:table-cell>
          <table:table-cell table:style-name="ce9" table:formula="of:=(([.$B$4]*[.D58])/([.$E$5]*10^6))/3600" office:value-type="float" office:value="21.679606006525">
            <text:p>21,68</text:p>
          </table:table-cell>
          <table:table-cell table:style-name="ce9" table:formula="of:=[.G58]/24" office:value-type="float" office:value="0.903316916938541">
            <text:p>0,9</text:p>
          </table:table-cell>
          <table:table-cell table:style-name="ce9" table:formula="of:=[.E58]+[.G58]" office:value-type="float" office:value="33.1344332936605">
            <text:p>33,13</text:p>
          </table:table-cell>
          <table:table-cell table:style-name="ce9" table:formula="of:=[.I58]/24" office:value-type="float" office:value="1.38060138723586">
            <text:p>1,38</text:p>
          </table:table-cell>
          <table:table-cell table:style-name="ce9" table:formula="of:=SUM([.$J$34:.J58])" office:value-type="float" office:value="39.3915282189682">
            <text:p>39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,130</text:p>
          </table:table-cell>
          <table:table-cell table:style-name="ce9" table:formula="of:=ROUND((1-[.B59])*0.5*[.$B$28]+2)" office:value-type="float" office:value="376">
            <text:p>376</text:p>
          </table:table-cell>
          <table:table-cell table:style-name="ce9" table:formula="of:=MIN(([.C59]*2+1)^2;[.$J$4])" office:value-type="float" office:value="567009">
            <text:p>567009</text:p>
          </table:table-cell>
          <table:table-cell table:style-name="ce9" table:formula="of:=((([.$B$4]*[.D59])*[.$B$29]+(1-[.$B$29])*([.$B$4]*[.$J$4]))/([.$E$4]*10^6))/3600" office:value-type="float" office:value="11.3340921374113">
            <text:p>11,33</text:p>
          </table:table-cell>
          <table:table-cell table:style-name="ce9" table:formula="of:=[.E59]/24" office:value-type="float" office:value="0.472253839058806">
            <text:p>0,47</text:p>
          </table:table-cell>
          <table:table-cell table:style-name="ce9" table:formula="of:=(([.$B$4]*[.D59])/([.$E$5]*10^6))/3600" office:value-type="float" office:value="21.4511005553691">
            <text:p>21,45</text:p>
          </table:table-cell>
          <table:table-cell table:style-name="ce9" table:formula="of:=[.G59]/24" office:value-type="float" office:value="0.893795856473714">
            <text:p>0,89</text:p>
          </table:table-cell>
          <table:table-cell table:style-name="ce9" table:formula="of:=[.E59]+[.G59]" office:value-type="float" office:value="32.7851926927805">
            <text:p>32,79</text:p>
          </table:table-cell>
          <table:table-cell table:style-name="ce9" table:formula="of:=[.I59]/24" office:value-type="float" office:value="1.36604969553252">
            <text:p>1,37</text:p>
          </table:table-cell>
          <table:table-cell table:style-name="ce9" table:formula="of:=SUM([.$J$34:.J59])" office:value-type="float" office:value="40.7575779145008">
            <text:p>40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,135</text:p>
          </table:table-cell>
          <table:table-cell table:style-name="ce9" table:formula="of:=ROUND((1-[.B60])*0.5*[.$B$28]+2)" office:value-type="float" office:value="374">
            <text:p>374</text:p>
          </table:table-cell>
          <table:table-cell table:style-name="ce9" table:formula="of:=MIN(([.C60]*2+1)^2;[.$J$4])" office:value-type="float" office:value="561001">
            <text:p>561001</text:p>
          </table:table-cell>
          <table:table-cell table:style-name="ce9" table:formula="of:=((([.$B$4]*[.D60])*[.$B$29]+(1-[.$B$29])*([.$B$4]*[.$J$4]))/([.$E$4]*10^6))/3600" office:value-type="float" office:value="11.2139966441095">
            <text:p>11,21</text:p>
          </table:table-cell>
          <table:table-cell table:style-name="ce9" table:formula="of:=[.E60]/24" office:value-type="float" office:value="0.467249860171231">
            <text:p>0,47</text:p>
          </table:table-cell>
          <table:table-cell table:style-name="ce9" table:formula="of:=(([.$B$4]*[.D60])/([.$E$5]*10^6))/3600" office:value-type="float" office:value="21.2238057291201">
            <text:p>21,22</text:p>
          </table:table-cell>
          <table:table-cell table:style-name="ce9" table:formula="of:=[.G60]/24" office:value-type="float" office:value="0.884325238713336">
            <text:p>0,88</text:p>
          </table:table-cell>
          <table:table-cell table:style-name="ce9" table:formula="of:=[.E60]+[.G60]" office:value-type="float" office:value="32.4378023732296">
            <text:p>32,44</text:p>
          </table:table-cell>
          <table:table-cell table:style-name="ce9" table:formula="of:=[.I60]/24" office:value-type="float" office:value="1.35157509888457">
            <text:p>1,35</text:p>
          </table:table-cell>
          <table:table-cell table:style-name="ce9" table:formula="of:=SUM([.$J$34:.J60])" office:value-type="float" office:value="42.1091530133853">
            <text:p>42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,140</text:p>
          </table:table-cell>
          <table:table-cell table:style-name="ce9" table:formula="of:=ROUND((1-[.B61])*0.5*[.$B$28]+2)" office:value-type="float" office:value="371">
            <text:p>371</text:p>
          </table:table-cell>
          <table:table-cell table:style-name="ce9" table:formula="of:=MIN(([.C61]*2+1)^2;[.$J$4])" office:value-type="float" office:value="552049">
            <text:p>552049</text:p>
          </table:table-cell>
          <table:table-cell table:style-name="ce9" table:formula="of:=((([.$B$4]*[.D61])*[.$B$29]+(1-[.$B$29])*([.$B$4]*[.$J$4]))/([.$E$4]*10^6))/3600" office:value-type="float" office:value="11.0350527599488">
            <text:p>11,04</text:p>
          </table:table-cell>
          <table:table-cell table:style-name="ce9" table:formula="of:=[.E61]/24" office:value-type="float" office:value="0.459793864997866">
            <text:p>0,46</text:p>
          </table:table-cell>
          <table:table-cell table:style-name="ce9" table:formula="of:=(([.$B$4]*[.D61])/([.$E$5]*10^6))/3600" office:value-type="float" office:value="20.8851334114467">
            <text:p>20,89</text:p>
          </table:table-cell>
          <table:table-cell table:style-name="ce9" table:formula="of:=[.G61]/24" office:value-type="float" office:value="0.870213892143612">
            <text:p>0,87</text:p>
          </table:table-cell>
          <table:table-cell table:style-name="ce9" table:formula="of:=[.E61]+[.G61]" office:value-type="float" office:value="31.9201861713955">
            <text:p>31,92</text:p>
          </table:table-cell>
          <table:table-cell table:style-name="ce9" table:formula="of:=[.I61]/24" office:value-type="float" office:value="1.33000775714148">
            <text:p>1,33</text:p>
          </table:table-cell>
          <table:table-cell table:style-name="ce9" table:formula="of:=SUM([.$J$34:.J61])" office:value-type="float" office:value="43.4391607705268">
            <text:p>43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,145</text:p>
          </table:table-cell>
          <table:table-cell table:style-name="ce9" table:formula="of:=ROUND((1-[.B62])*0.5*[.$B$28]+2)" office:value-type="float" office:value="369">
            <text:p>369</text:p>
          </table:table-cell>
          <table:table-cell table:style-name="ce9" table:formula="of:=MIN(([.C62]*2+1)^2;[.$J$4])" office:value-type="float" office:value="546121">
            <text:p>546121</text:p>
          </table:table-cell>
          <table:table-cell table:style-name="ce9" table:formula="of:=((([.$B$4]*[.D62])*[.$B$29]+(1-[.$B$29])*([.$B$4]*[.$J$4]))/([.$E$4]*10^6))/3600" office:value-type="float" office:value="10.9165564077029">
            <text:p>10,92</text:p>
          </table:table-cell>
          <table:table-cell table:style-name="ce9" table:formula="of:=[.E62]/24" office:value-type="float" office:value="0.454856516987621">
            <text:p>0,45</text:p>
          </table:table-cell>
          <table:table-cell table:style-name="ce9" table:formula="of:=(([.$B$4]*[.D62])/([.$E$5]*10^6))/3600" office:value-type="float" office:value="20.6608651474646">
            <text:p>20,66</text:p>
          </table:table-cell>
          <table:table-cell table:style-name="ce9" table:formula="of:=[.G62]/24" office:value-type="float" office:value="0.860869381144357">
            <text:p>0,86</text:p>
          </table:table-cell>
          <table:table-cell table:style-name="ce9" table:formula="of:=[.E62]+[.G62]" office:value-type="float" office:value="31.5774215551675">
            <text:p>31,58</text:p>
          </table:table-cell>
          <table:table-cell table:style-name="ce9" table:formula="of:=[.I62]/24" office:value-type="float" office:value="1.31572589813198">
            <text:p>1,32</text:p>
          </table:table-cell>
          <table:table-cell table:style-name="ce9" table:formula="of:=SUM([.$J$34:.J62])" office:value-type="float" office:value="44.7548866686588">
            <text:p>4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,150</text:p>
          </table:table-cell>
          <table:table-cell table:style-name="ce9" table:formula="of:=ROUND((1-[.B63])*0.5*[.$B$28]+2)" office:value-type="float" office:value="367">
            <text:p>367</text:p>
          </table:table-cell>
          <table:table-cell table:style-name="ce9" table:formula="of:=MIN(([.C63]*2+1)^2;[.$J$4])" office:value-type="float" office:value="540225">
            <text:p>540225</text:p>
          </table:table-cell>
          <table:table-cell table:style-name="ce9" table:formula="of:=((([.$B$4]*[.D63])*[.$B$29]+(1-[.$B$29])*([.$B$4]*[.$J$4]))/([.$E$4]*10^6))/3600" office:value-type="float" office:value="10.7986997118794">
            <text:p>10,8</text:p>
          </table:table-cell>
          <table:table-cell table:style-name="ce9" table:formula="of:=[.E63]/24" office:value-type="float" office:value="0.44994582132831">
            <text:p>0,45</text:p>
          </table:table-cell>
          <table:table-cell table:style-name="ce9" table:formula="of:=(([.$B$4]*[.D63])/([.$E$5]*10^6))/3600" office:value-type="float" office:value="20.4378075083893">
            <text:p>20,44</text:p>
          </table:table-cell>
          <table:table-cell table:style-name="ce9" table:formula="of:=[.G63]/24" office:value-type="float" office:value="0.851575312849553">
            <text:p>0,85</text:p>
          </table:table-cell>
          <table:table-cell table:style-name="ce9" table:formula="of:=[.E63]+[.G63]" office:value-type="float" office:value="31.2365072202687">
            <text:p>31,24</text:p>
          </table:table-cell>
          <table:table-cell table:style-name="ce9" table:formula="of:=[.I63]/24" office:value-type="float" office:value="1.30152113417786">
            <text:p>1,3</text:p>
          </table:table-cell>
          <table:table-cell table:style-name="ce9" table:formula="of:=SUM([.$J$34:.J63])" office:value-type="float" office:value="46.0564078028366">
            <text:p>46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,155</text:p>
          </table:table-cell>
          <table:table-cell table:style-name="ce9" table:formula="of:=ROUND((1-[.B64])*0.5*[.$B$28]+2)" office:value-type="float" office:value="365">
            <text:p>365</text:p>
          </table:table-cell>
          <table:table-cell table:style-name="ce9" table:formula="of:=MIN(([.C64]*2+1)^2;[.$J$4])" office:value-type="float" office:value="534361">
            <text:p>534361</text:p>
          </table:table-cell>
          <table:table-cell table:style-name="ce9" table:formula="of:=((([.$B$4]*[.D64])*[.$B$29]+(1-[.$B$29])*([.$B$4]*[.$J$4]))/([.$E$4]*10^6))/3600" office:value-type="float" office:value="10.6814826724783">
            <text:p>10,68</text:p>
          </table:table-cell>
          <table:table-cell table:style-name="ce9" table:formula="of:=[.E64]/24" office:value-type="float" office:value="0.44506177801993">
            <text:p>0,45</text:p>
          </table:table-cell>
          <table:table-cell table:style-name="ce9" table:formula="of:=(([.$B$4]*[.D64])/([.$E$5]*10^6))/3600" office:value-type="float" office:value="20.2159604942207">
            <text:p>20,22</text:p>
          </table:table-cell>
          <table:table-cell table:style-name="ce9" table:formula="of:=[.G64]/24" office:value-type="float" office:value="0.842331687259197">
            <text:p>0,84</text:p>
          </table:table-cell>
          <table:table-cell table:style-name="ce9" table:formula="of:=[.E64]+[.G64]" office:value-type="float" office:value="30.8974431666991">
            <text:p>30,9</text:p>
          </table:table-cell>
          <table:table-cell table:style-name="ce9" table:formula="of:=[.I64]/24" office:value-type="float" office:value="1.28739346527913">
            <text:p>1,29</text:p>
          </table:table-cell>
          <table:table-cell table:style-name="ce9" table:formula="of:=SUM([.$J$34:.J64])" office:value-type="float" office:value="47.3438012681158">
            <text:p>47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,160</text:p>
          </table:table-cell>
          <table:table-cell table:style-name="ce9" table:formula="of:=ROUND((1-[.B65])*0.5*[.$B$28]+2)" office:value-type="float" office:value="363">
            <text:p>363</text:p>
          </table:table-cell>
          <table:table-cell table:style-name="ce9" table:formula="of:=MIN(([.C65]*2+1)^2;[.$J$4])" office:value-type="float" office:value="528529">
            <text:p>528529</text:p>
          </table:table-cell>
          <table:table-cell table:style-name="ce9" table:formula="of:=((([.$B$4]*[.D65])*[.$B$29]+(1-[.$B$29])*([.$B$4]*[.$J$4]))/([.$E$4]*10^6))/3600" office:value-type="float" office:value="10.5649052894996">
            <text:p>10,56</text:p>
          </table:table-cell>
          <table:table-cell table:style-name="ce9" table:formula="of:=[.E65]/24" office:value-type="float" office:value="0.440204387062484">
            <text:p>0,44</text:p>
          </table:table-cell>
          <table:table-cell table:style-name="ce9" table:formula="of:=(([.$B$4]*[.D65])/([.$E$5]*10^6))/3600" office:value-type="float" office:value="19.995324104959">
            <text:p>20</text:p>
          </table:table-cell>
          <table:table-cell table:style-name="ce9" table:formula="of:=[.G65]/24" office:value-type="float" office:value="0.833138504373291">
            <text:p>0,83</text:p>
          </table:table-cell>
          <table:table-cell table:style-name="ce9" table:formula="of:=[.E65]+[.G65]" office:value-type="float" office:value="30.5602293944586">
            <text:p>30,56</text:p>
          </table:table-cell>
          <table:table-cell table:style-name="ce9" table:formula="of:=[.I65]/24" office:value-type="float" office:value="1.27334289143577">
            <text:p>1,27</text:p>
          </table:table-cell>
          <table:table-cell table:style-name="ce9" table:formula="of:=SUM([.$J$34:.J65])" office:value-type="float" office:value="48.6171441595516">
            <text:p>4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,165</text:p>
          </table:table-cell>
          <table:table-cell table:style-name="ce9" table:formula="of:=ROUND((1-[.B66])*0.5*[.$B$28]+2)" office:value-type="float" office:value="361">
            <text:p>361</text:p>
          </table:table-cell>
          <table:table-cell table:style-name="ce9" table:formula="of:=MIN(([.C66]*2+1)^2;[.$J$4])" office:value-type="float" office:value="522729">
            <text:p>522729</text:p>
          </table:table-cell>
          <table:table-cell table:style-name="ce9" table:formula="of:=((([.$B$4]*[.D66])*[.$B$29]+(1-[.$B$29])*([.$B$4]*[.$J$4]))/([.$E$4]*10^6))/3600" office:value-type="float" office:value="10.4489675629433">
            <text:p>10,45</text:p>
          </table:table-cell>
          <table:table-cell table:style-name="ce9" table:formula="of:=[.E66]/24" office:value-type="float" office:value="0.435373648455969">
            <text:p>0,44</text:p>
          </table:table-cell>
          <table:table-cell table:style-name="ce9" table:formula="of:=(([.$B$4]*[.D66])/([.$E$5]*10^6))/3600" office:value-type="float" office:value="19.775898340604">
            <text:p>19,78</text:p>
          </table:table-cell>
          <table:table-cell table:style-name="ce9" table:formula="of:=[.G66]/24" office:value-type="float" office:value="0.823995764191834">
            <text:p>0,82</text:p>
          </table:table-cell>
          <table:table-cell table:style-name="ce9" table:formula="of:=[.E66]+[.G66]" office:value-type="float" office:value="30.2248659035473">
            <text:p>30,22</text:p>
          </table:table-cell>
          <table:table-cell table:style-name="ce9" table:formula="of:=[.I66]/24" office:value-type="float" office:value="1.2593694126478">
            <text:p>1,26</text:p>
          </table:table-cell>
          <table:table-cell table:style-name="ce9" table:formula="of:=SUM([.$J$34:.J66])" office:value-type="float" office:value="49.8765135721994">
            <text:p>49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,170</text:p>
          </table:table-cell>
          <table:table-cell table:style-name="ce9" table:formula="of:=ROUND((1-[.B67])*0.5*[.$B$28]+2)" office:value-type="float" office:value="358">
            <text:p>358</text:p>
          </table:table-cell>
          <table:table-cell table:style-name="ce9" table:formula="of:=MIN(([.C67]*2+1)^2;[.$J$4])" office:value-type="float" office:value="514089">
            <text:p>514089</text:p>
          </table:table-cell>
          <table:table-cell table:style-name="ce9" table:formula="of:=((([.$B$4]*[.D67])*[.$B$29]+(1-[.$B$29])*([.$B$4]*[.$J$4]))/([.$E$4]*10^6))/3600" office:value-type="float" office:value="10.2762603289007">
            <text:p>10,28</text:p>
          </table:table-cell>
          <table:table-cell table:style-name="ce9" table:formula="of:=[.E67]/24" office:value-type="float" office:value="0.428177513704196">
            <text:p>0,43</text:p>
          </table:table-cell>
          <table:table-cell table:style-name="ce9" table:formula="of:=(([.$B$4]*[.D67])/([.$E$5]*10^6))/3600" office:value-type="float" office:value="19.4490296157718">
            <text:p>19,45</text:p>
          </table:table-cell>
          <table:table-cell table:style-name="ce9" table:formula="of:=[.G67]/24" office:value-type="float" office:value="0.810376233990492">
            <text:p>0,81</text:p>
          </table:table-cell>
          <table:table-cell table:style-name="ce9" table:formula="of:=[.E67]+[.G67]" office:value-type="float" office:value="29.7252899446725">
            <text:p>29,73</text:p>
          </table:table-cell>
          <table:table-cell table:style-name="ce9" table:formula="of:=[.I67]/24" office:value-type="float" office:value="1.23855374769469">
            <text:p>1,24</text:p>
          </table:table-cell>
          <table:table-cell table:style-name="ce9" table:formula="of:=SUM([.$J$34:.J67])" office:value-type="float" office:value="51.115067319894">
            <text:p>51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,175</text:p>
          </table:table-cell>
          <table:table-cell table:style-name="ce9" table:formula="of:=ROUND((1-[.B68])*0.5*[.$B$28]+2)" office:value-type="float" office:value="356">
            <text:p>356</text:p>
          </table:table-cell>
          <table:table-cell table:style-name="ce9" table:formula="of:=MIN(([.C68]*2+1)^2;[.$J$4])" office:value-type="float" office:value="508369">
            <text:p>508369</text:p>
          </table:table-cell>
          <table:table-cell table:style-name="ce9" table:formula="of:=((([.$B$4]*[.D68])*[.$B$29]+(1-[.$B$29])*([.$B$4]*[.$J$4]))/([.$E$4]*10^6))/3600" office:value-type="float" office:value="10.1619217434003">
            <text:p>10,16</text:p>
          </table:table-cell>
          <table:table-cell table:style-name="ce9" table:formula="of:=[.E68]/24" office:value-type="float" office:value="0.423413405975013">
            <text:p>0,42</text:p>
          </table:table-cell>
          <table:table-cell table:style-name="ce9" table:formula="of:=(([.$B$4]*[.D68])/([.$E$5]*10^6))/3600" office:value-type="float" office:value="19.2326304136838">
            <text:p>19,23</text:p>
          </table:table-cell>
          <table:table-cell table:style-name="ce9" table:formula="of:=[.G68]/24" office:value-type="float" office:value="0.801359600570159">
            <text:p>0,8</text:p>
          </table:table-cell>
          <table:table-cell table:style-name="ce9" table:formula="of:=[.E68]+[.G68]" office:value-type="float" office:value="29.3945521570841">
            <text:p>29,39</text:p>
          </table:table-cell>
          <table:table-cell table:style-name="ce9" table:formula="of:=[.I68]/24" office:value-type="float" office:value="1.22477300654517">
            <text:p>1,22</text:p>
          </table:table-cell>
          <table:table-cell table:style-name="ce9" table:formula="of:=SUM([.$J$34:.J68])" office:value-type="float" office:value="52.3398403264392">
            <text:p>5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,180</text:p>
          </table:table-cell>
          <table:table-cell table:style-name="ce9" table:formula="of:=ROUND((1-[.B69])*0.5*[.$B$28]+2)" office:value-type="float" office:value="354">
            <text:p>354</text:p>
          </table:table-cell>
          <table:table-cell table:style-name="ce9" table:formula="of:=MIN(([.C69]*2+1)^2;[.$J$4])" office:value-type="float" office:value="502681">
            <text:p>502681</text:p>
          </table:table-cell>
          <table:table-cell table:style-name="ce9" table:formula="of:=((([.$B$4]*[.D69])*[.$B$29]+(1-[.$B$29])*([.$B$4]*[.$J$4]))/([.$E$4]*10^6))/3600" office:value-type="float" office:value="10.0482228143223">
            <text:p>10,05</text:p>
          </table:table-cell>
          <table:table-cell table:style-name="ce9" table:formula="of:=[.E69]/24" office:value-type="float" office:value="0.418675950596763">
            <text:p>0,42</text:p>
          </table:table-cell>
          <table:table-cell table:style-name="ce9" table:formula="of:=(([.$B$4]*[.D69])/([.$E$5]*10^6))/3600" office:value-type="float" office:value="19.0174418365026">
            <text:p>19,02</text:p>
          </table:table-cell>
          <table:table-cell table:style-name="ce9" table:formula="of:=[.G69]/24" office:value-type="float" office:value="0.792393409854275">
            <text:p>0,79</text:p>
          </table:table-cell>
          <table:table-cell table:style-name="ce9" table:formula="of:=[.E69]+[.G69]" office:value-type="float" office:value="29.0656646508249">
            <text:p>29,07</text:p>
          </table:table-cell>
          <table:table-cell table:style-name="ce9" table:formula="of:=[.I69]/24" office:value-type="float" office:value="1.21106936045104">
            <text:p>1,21</text:p>
          </table:table-cell>
          <table:table-cell table:style-name="ce9" table:formula="of:=SUM([.$J$34:.J69])" office:value-type="float" office:value="53.5509096868903">
            <text:p>53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,185</text:p>
          </table:table-cell>
          <table:table-cell table:style-name="ce9" table:formula="of:=ROUND((1-[.B70])*0.5*[.$B$28]+2)" office:value-type="float" office:value="352">
            <text:p>352</text:p>
          </table:table-cell>
          <table:table-cell table:style-name="ce9" table:formula="of:=MIN(([.C70]*2+1)^2;[.$J$4])" office:value-type="float" office:value="497025">
            <text:p>497025</text:p>
          </table:table-cell>
          <table:table-cell table:style-name="ce9" table:formula="of:=((([.$B$4]*[.D70])*[.$B$29]+(1-[.$B$29])*([.$B$4]*[.$J$4]))/([.$E$4]*10^6))/3600" office:value-type="float" office:value="9.93516354166667">
            <text:p>9,94</text:p>
          </table:table-cell>
          <table:table-cell table:style-name="ce9" table:formula="of:=[.E70]/24" office:value-type="float" office:value="0.413965147569445">
            <text:p>0,41</text:p>
          </table:table-cell>
          <table:table-cell table:style-name="ce9" table:formula="of:=(([.$B$4]*[.D70])/([.$E$5]*10^6))/3600" office:value-type="float" office:value="18.8034638842282">
            <text:p>18,8</text:p>
          </table:table-cell>
          <table:table-cell table:style-name="ce9" table:formula="of:=[.G70]/24" office:value-type="float" office:value="0.783477661842841">
            <text:p>0,78</text:p>
          </table:table-cell>
          <table:table-cell table:style-name="ce9" table:formula="of:=[.E70]+[.G70]" office:value-type="float" office:value="28.7386274258949">
            <text:p>28,74</text:p>
          </table:table-cell>
          <table:table-cell table:style-name="ce9" table:formula="of:=[.I70]/24" office:value-type="float" office:value="1.19744280941229">
            <text:p>1,2</text:p>
          </table:table-cell>
          <table:table-cell table:style-name="ce9" table:formula="of:=SUM([.$J$34:.J70])" office:value-type="float" office:value="54.7483524963025">
            <text:p>5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,190</text:p>
          </table:table-cell>
          <table:table-cell table:style-name="ce9" table:formula="of:=ROUND((1-[.B71])*0.5*[.$B$28]+2)" office:value-type="float" office:value="350">
            <text:p>350</text:p>
          </table:table-cell>
          <table:table-cell table:style-name="ce9" table:formula="of:=MIN(([.C71]*2+1)^2;[.$J$4])" office:value-type="float" office:value="491401">
            <text:p>491401</text:p>
          </table:table-cell>
          <table:table-cell table:style-name="ce9" table:formula="of:=((([.$B$4]*[.D71])*[.$B$29]+(1-[.$B$29])*([.$B$4]*[.$J$4]))/([.$E$4]*10^6))/3600" office:value-type="float" office:value="9.82274392543341">
            <text:p>9,82</text:p>
          </table:table-cell>
          <table:table-cell table:style-name="ce9" table:formula="of:=[.E71]/24" office:value-type="float" office:value="0.409280996893059">
            <text:p>0,41</text:p>
          </table:table-cell>
          <table:table-cell table:style-name="ce9" table:formula="of:=(([.$B$4]*[.D71])/([.$E$5]*10^6))/3600" office:value-type="float" office:value="18.5906965568606">
            <text:p>18,59</text:p>
          </table:table-cell>
          <table:table-cell table:style-name="ce9" table:formula="of:=[.G71]/24" office:value-type="float" office:value="0.774612356535856">
            <text:p>0,77</text:p>
          </table:table-cell>
          <table:table-cell table:style-name="ce9" table:formula="of:=[.E71]+[.G71]" office:value-type="float" office:value="28.413440482294">
            <text:p>28,41</text:p>
          </table:table-cell>
          <table:table-cell table:style-name="ce9" table:formula="of:=[.I71]/24" office:value-type="float" office:value="1.18389335342892">
            <text:p>1,18</text:p>
          </table:table-cell>
          <table:table-cell table:style-name="ce9" table:formula="of:=SUM([.$J$34:.J71])" office:value-type="float" office:value="55.9322458497315">
            <text:p>55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,195</text:p>
          </table:table-cell>
          <table:table-cell table:style-name="ce9" table:formula="of:=ROUND((1-[.B72])*0.5*[.$B$28]+2)" office:value-type="float" office:value="348">
            <text:p>348</text:p>
          </table:table-cell>
          <table:table-cell table:style-name="ce9" table:formula="of:=MIN(([.C72]*2+1)^2;[.$J$4])" office:value-type="float" office:value="485809">
            <text:p>485809</text:p>
          </table:table-cell>
          <table:table-cell table:style-name="ce9" table:formula="of:=((([.$B$4]*[.D72])*[.$B$29]+(1-[.$B$29])*([.$B$4]*[.$J$4]))/([.$E$4]*10^6))/3600" office:value-type="float" office:value="9.71096396562254">
            <text:p>9,71</text:p>
          </table:table-cell>
          <table:table-cell table:style-name="ce9" table:formula="of:=[.E72]/24" office:value-type="float" office:value="0.404623498567606">
            <text:p>0,4</text:p>
          </table:table-cell>
          <table:table-cell table:style-name="ce9" table:formula="of:=(([.$B$4]*[.D72])/([.$E$5]*10^6))/3600" office:value-type="float" office:value="18.3791398543997">
            <text:p>18,38</text:p>
          </table:table-cell>
          <table:table-cell table:style-name="ce9" table:formula="of:=[.G72]/24" office:value-type="float" office:value="0.765797493933321">
            <text:p>0,77</text:p>
          </table:table-cell>
          <table:table-cell table:style-name="ce9" table:formula="of:=[.E72]+[.G72]" office:value-type="float" office:value="28.0901038200222">
            <text:p>28,09</text:p>
          </table:table-cell>
          <table:table-cell table:style-name="ce9" table:formula="of:=[.I72]/24" office:value-type="float" office:value="1.17042099250093">
            <text:p>1,17</text:p>
          </table:table-cell>
          <table:table-cell table:style-name="ce9" table:formula="of:=SUM([.$J$34:.J72])" office:value-type="float" office:value="57.1026668422324">
            <text:p>57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,200</text:p>
          </table:table-cell>
          <table:table-cell table:style-name="ce9" table:formula="of:=ROUND((1-[.B73])*0.5*[.$B$28]+2)" office:value-type="float" office:value="346">
            <text:p>346</text:p>
          </table:table-cell>
          <table:table-cell table:style-name="ce9" table:formula="of:=MIN(([.C73]*2+1)^2;[.$J$4])" office:value-type="float" office:value="480249">
            <text:p>480249</text:p>
          </table:table-cell>
          <table:table-cell table:style-name="ce9" table:formula="of:=((([.$B$4]*[.D73])*[.$B$29]+(1-[.$B$29])*([.$B$4]*[.$J$4]))/([.$E$4]*10^6))/3600" office:value-type="float" office:value="9.59982366223404">
            <text:p>9,6</text:p>
          </table:table-cell>
          <table:table-cell table:style-name="ce9" table:formula="of:=[.E73]/24" office:value-type="float" office:value="0.399992652593085">
            <text:p>0,4</text:p>
          </table:table-cell>
          <table:table-cell table:style-name="ce9" table:formula="of:=(([.$B$4]*[.D73])/([.$E$5]*10^6))/3600" office:value-type="float" office:value="18.1687937768456">
            <text:p>18,17</text:p>
          </table:table-cell>
          <table:table-cell table:style-name="ce9" table:formula="of:=[.G73]/24" office:value-type="float" office:value="0.757033074035235">
            <text:p>0,76</text:p>
          </table:table-cell>
          <table:table-cell table:style-name="ce9" table:formula="of:=[.E73]+[.G73]" office:value-type="float" office:value="27.7686174390797">
            <text:p>27,77</text:p>
          </table:table-cell>
          <table:table-cell table:style-name="ce9" table:formula="of:=[.I73]/24" office:value-type="float" office:value="1.15702572662832">
            <text:p>1,16</text:p>
          </table:table-cell>
          <table:table-cell table:style-name="ce9" table:formula="of:=SUM([.$J$34:.J73])" office:value-type="float" office:value="58.2596925688607">
            <text:p>58,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,205</text:p>
          </table:table-cell>
          <table:table-cell table:style-name="ce9" table:formula="of:=ROUND((1-[.B74])*0.5*[.$B$28]+2)" office:value-type="float" office:value="343">
            <text:p>343</text:p>
          </table:table-cell>
          <table:table-cell table:style-name="ce9" table:formula="of:=MIN(([.C74]*2+1)^2;[.$J$4])" office:value-type="float" office:value="471969">
            <text:p>471969</text:p>
          </table:table-cell>
          <table:table-cell table:style-name="ce9" table:formula="of:=((([.$B$4]*[.D74])*[.$B$29]+(1-[.$B$29])*([.$B$4]*[.$J$4]))/([.$E$4]*10^6))/3600" office:value-type="float" office:value="9.43431256294326">
            <text:p>9,43</text:p>
          </table:table-cell>
          <table:table-cell table:style-name="ce9" table:formula="of:=[.E74]/24" office:value-type="float" office:value="0.393096356789303">
            <text:p>0,39</text:p>
          </table:table-cell>
          <table:table-cell table:style-name="ce9" table:formula="of:=(([.$B$4]*[.D74])/([.$E$5]*10^6))/3600" office:value-type="float" office:value="17.8555445822148">
            <text:p>17,86</text:p>
          </table:table-cell>
          <table:table-cell table:style-name="ce9" table:formula="of:=[.G74]/24" office:value-type="float" office:value="0.743981024258949">
            <text:p>0,74</text:p>
          </table:table-cell>
          <table:table-cell table:style-name="ce9" table:formula="of:=[.E74]+[.G74]" office:value-type="float" office:value="27.289857145158">
            <text:p>27,29</text:p>
          </table:table-cell>
          <table:table-cell table:style-name="ce9" table:formula="of:=[.I74]/24" office:value-type="float" office:value="1.13707738104825">
            <text:p>1,14</text:p>
          </table:table-cell>
          <table:table-cell table:style-name="ce9" table:formula="of:=SUM([.$J$34:.J74])" office:value-type="float" office:value="59.396769949909">
            <text:p>5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,210</text:p>
          </table:table-cell>
          <table:table-cell table:style-name="ce9" table:formula="of:=ROUND((1-[.B75])*0.5*[.$B$28]+2)" office:value-type="float" office:value="341">
            <text:p>341</text:p>
          </table:table-cell>
          <table:table-cell table:style-name="ce9" table:formula="of:=MIN(([.C75]*2+1)^2;[.$J$4])" office:value-type="float" office:value="466489">
            <text:p>466489</text:p>
          </table:table-cell>
          <table:table-cell table:style-name="ce9" table:formula="of:=((([.$B$4]*[.D75])*[.$B$29]+(1-[.$B$29])*([.$B$4]*[.$J$4]))/([.$E$4]*10^6))/3600" office:value-type="float" office:value="9.32477140061072">
            <text:p>9,32</text:p>
          </table:table-cell>
          <table:table-cell table:style-name="ce9" table:formula="of:=[.E75]/24" office:value-type="float" office:value="0.388532141692113">
            <text:p>0,39</text:p>
          </table:table-cell>
          <table:table-cell table:style-name="ce9" table:formula="of:=(([.$B$4]*[.D75])/([.$E$5]*10^6))/3600" office:value-type="float" office:value="17.6482250669277">
            <text:p>17,65</text:p>
          </table:table-cell>
          <table:table-cell table:style-name="ce9" table:formula="of:=[.G75]/24" office:value-type="float" office:value="0.735342711121986">
            <text:p>0,74</text:p>
          </table:table-cell>
          <table:table-cell table:style-name="ce9" table:formula="of:=[.E75]+[.G75]" office:value-type="float" office:value="26.9729964675384">
            <text:p>26,97</text:p>
          </table:table-cell>
          <table:table-cell table:style-name="ce9" table:formula="of:=[.I75]/24" office:value-type="float" office:value="1.1238748528141">
            <text:p>1,12</text:p>
          </table:table-cell>
          <table:table-cell table:style-name="ce9" table:formula="of:=SUM([.$J$34:.J75])" office:value-type="float" office:value="60.5206448027231">
            <text:p>60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,215</text:p>
          </table:table-cell>
          <table:table-cell table:style-name="ce9" table:formula="of:=ROUND((1-[.B76])*0.5*[.$B$28]+2)" office:value-type="float" office:value="339">
            <text:p>339</text:p>
          </table:table-cell>
          <table:table-cell table:style-name="ce9" table:formula="of:=MIN(([.C76]*2+1)^2;[.$J$4])" office:value-type="float" office:value="461041">
            <text:p>461041</text:p>
          </table:table-cell>
          <table:table-cell table:style-name="ce9" table:formula="of:=((([.$B$4]*[.D76])*[.$B$29]+(1-[.$B$29])*([.$B$4]*[.$J$4]))/([.$E$4]*10^6))/3600" office:value-type="float" office:value="9.21586989470055">
            <text:p>9,22</text:p>
          </table:table-cell>
          <table:table-cell table:style-name="ce9" table:formula="of:=[.E76]/24" office:value-type="float" office:value="0.383994578945856">
            <text:p>0,38</text:p>
          </table:table-cell>
          <table:table-cell table:style-name="ce9" table:formula="of:=(([.$B$4]*[.D76])/([.$E$5]*10^6))/3600" office:value-type="float" office:value="17.4421161765474">
            <text:p>17,44</text:p>
          </table:table-cell>
          <table:table-cell table:style-name="ce9" table:formula="of:=[.G76]/24" office:value-type="float" office:value="0.726754840689473">
            <text:p>0,73</text:p>
          </table:table-cell>
          <table:table-cell table:style-name="ce9" table:formula="of:=[.E76]+[.G76]" office:value-type="float" office:value="26.6579860712479">
            <text:p>26,66</text:p>
          </table:table-cell>
          <table:table-cell table:style-name="ce9" table:formula="of:=[.I76]/24" office:value-type="float" office:value="1.11074941963533">
            <text:p>1,11</text:p>
          </table:table-cell>
          <table:table-cell table:style-name="ce9" table:formula="of:=SUM([.$J$34:.J76])" office:value-type="float" office:value="61.6313942223584">
            <text:p>6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,220</text:p>
          </table:table-cell>
          <table:table-cell table:style-name="ce9" table:formula="of:=ROUND((1-[.B77])*0.5*[.$B$28]+2)" office:value-type="float" office:value="337">
            <text:p>337</text:p>
          </table:table-cell>
          <table:table-cell table:style-name="ce9" table:formula="of:=MIN(([.C77]*2+1)^2;[.$J$4])" office:value-type="float" office:value="455625">
            <text:p>455625</text:p>
          </table:table-cell>
          <table:table-cell table:style-name="ce9" table:formula="of:=((([.$B$4]*[.D77])*[.$B$29]+(1-[.$B$29])*([.$B$4]*[.$J$4]))/([.$E$4]*10^6))/3600" office:value-type="float" office:value="9.10760804521277">
            <text:p>9,11</text:p>
          </table:table-cell>
          <table:table-cell table:style-name="ce9" table:formula="of:=[.E77]/24" office:value-type="float" office:value="0.379483668550532">
            <text:p>0,38</text:p>
          </table:table-cell>
          <table:table-cell table:style-name="ce9" table:formula="of:=(([.$B$4]*[.D77])/([.$E$5]*10^6))/3600" office:value-type="float" office:value="17.2372179110738">
            <text:p>17,24</text:p>
          </table:table-cell>
          <table:table-cell table:style-name="ce9" table:formula="of:=[.G77]/24" office:value-type="float" office:value="0.718217412961409">
            <text:p>0,72</text:p>
          </table:table-cell>
          <table:table-cell table:style-name="ce9" table:formula="of:=[.E77]+[.G77]" office:value-type="float" office:value="26.3448259562866">
            <text:p>26,34</text:p>
          </table:table-cell>
          <table:table-cell table:style-name="ce9" table:formula="of:=[.I77]/24" office:value-type="float" office:value="1.09770108151194">
            <text:p>1,1</text:p>
          </table:table-cell>
          <table:table-cell table:style-name="ce9" table:formula="of:=SUM([.$J$34:.J77])" office:value-type="float" office:value="62.7290953038703">
            <text:p>62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,225</text:p>
          </table:table-cell>
          <table:table-cell table:style-name="ce9" table:formula="of:=ROUND((1-[.B78])*0.5*[.$B$28]+2)" office:value-type="float" office:value="335">
            <text:p>335</text:p>
          </table:table-cell>
          <table:table-cell table:style-name="ce9" table:formula="of:=MIN(([.C78]*2+1)^2;[.$J$4])" office:value-type="float" office:value="450241">
            <text:p>450241</text:p>
          </table:table-cell>
          <table:table-cell table:style-name="ce9" table:formula="of:=((([.$B$4]*[.D78])*[.$B$29]+(1-[.$B$29])*([.$B$4]*[.$J$4]))/([.$E$4]*10^6))/3600" office:value-type="float" office:value="8.99998585214736">
            <text:p>9</text:p>
          </table:table-cell>
          <table:table-cell table:style-name="ce9" table:formula="of:=[.E78]/24" office:value-type="float" office:value="0.37499941050614">
            <text:p>0,37</text:p>
          </table:table-cell>
          <table:table-cell table:style-name="ce9" table:formula="of:=(([.$B$4]*[.D78])/([.$E$5]*10^6))/3600" office:value-type="float" office:value="17.0335302705071">
            <text:p>17,03</text:p>
          </table:table-cell>
          <table:table-cell table:style-name="ce9" table:formula="of:=[.G78]/24" office:value-type="float" office:value="0.709730427937795">
            <text:p>0,71</text:p>
          </table:table-cell>
          <table:table-cell table:style-name="ce9" table:formula="of:=[.E78]+[.G78]" office:value-type="float" office:value="26.0335161226544">
            <text:p>26,03</text:p>
          </table:table-cell>
          <table:table-cell table:style-name="ce9" table:formula="of:=[.I78]/24" office:value-type="float" office:value="1.08472983844394">
            <text:p>1,08</text:p>
          </table:table-cell>
          <table:table-cell table:style-name="ce9" table:formula="of:=SUM([.$J$34:.J78])" office:value-type="float" office:value="63.8138251423143">
            <text:p>63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,230</text:p>
          </table:table-cell>
          <table:table-cell table:style-name="ce9" table:formula="of:=ROUND((1-[.B79])*0.5*[.$B$28]+2)" office:value-type="float" office:value="333">
            <text:p>333</text:p>
          </table:table-cell>
          <table:table-cell table:style-name="ce9" table:formula="of:=MIN(([.C79]*2+1)^2;[.$J$4])" office:value-type="float" office:value="444889">
            <text:p>444889</text:p>
          </table:table-cell>
          <table:table-cell table:style-name="ce9" table:formula="of:=((([.$B$4]*[.D79])*[.$B$29]+(1-[.$B$29])*([.$B$4]*[.$J$4]))/([.$E$4]*10^6))/3600" office:value-type="float" office:value="8.89300331550433">
            <text:p>8,89</text:p>
          </table:table-cell>
          <table:table-cell table:style-name="ce9" table:formula="of:=[.E79]/24" office:value-type="float" office:value="0.370541804812681">
            <text:p>0,37</text:p>
          </table:table-cell>
          <table:table-cell table:style-name="ce9" table:formula="of:=(([.$B$4]*[.D79])/([.$E$5]*10^6))/3600" office:value-type="float" office:value="16.8310532548471">
            <text:p>16,83</text:p>
          </table:table-cell>
          <table:table-cell table:style-name="ce9" table:formula="of:=[.G79]/24" office:value-type="float" office:value="0.70129388561863">
            <text:p>0,7</text:p>
          </table:table-cell>
          <table:table-cell table:style-name="ce9" table:formula="of:=[.E79]+[.G79]" office:value-type="float" office:value="25.7240565703515">
            <text:p>25,72</text:p>
          </table:table-cell>
          <table:table-cell table:style-name="ce9" table:formula="of:=[.I79]/24" office:value-type="float" office:value="1.07183569043131">
            <text:p>1,07</text:p>
          </table:table-cell>
          <table:table-cell table:style-name="ce9" table:formula="of:=SUM([.$J$34:.J79])" office:value-type="float" office:value="64.8856608327456">
            <text:p>64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,235</text:p>
          </table:table-cell>
          <table:table-cell table:style-name="ce9" table:formula="of:=ROUND((1-[.B80])*0.5*[.$B$28]+2)" office:value-type="float" office:value="331">
            <text:p>331</text:p>
          </table:table-cell>
          <table:table-cell table:style-name="ce9" table:formula="of:=MIN(([.C80]*2+1)^2;[.$J$4])" office:value-type="float" office:value="439569">
            <text:p>439569</text:p>
          </table:table-cell>
          <table:table-cell table:style-name="ce9" table:formula="of:=((([.$B$4]*[.D80])*[.$B$29]+(1-[.$B$29])*([.$B$4]*[.$J$4]))/([.$E$4]*10^6))/3600" office:value-type="float" office:value="8.78666043528369">
            <text:p>8,79</text:p>
          </table:table-cell>
          <table:table-cell table:style-name="ce9" table:formula="of:=[.E80]/24" office:value-type="float" office:value="0.366110851470154">
            <text:p>0,37</text:p>
          </table:table-cell>
          <table:table-cell table:style-name="ce9" table:formula="of:=(([.$B$4]*[.D80])/([.$E$5]*10^6))/3600" office:value-type="float" office:value="16.629786864094">
            <text:p>16,63</text:p>
          </table:table-cell>
          <table:table-cell table:style-name="ce9" table:formula="of:=[.G80]/24" office:value-type="float" office:value="0.692907786003915">
            <text:p>0,69</text:p>
          </table:table-cell>
          <table:table-cell table:style-name="ce9" table:formula="of:=[.E80]+[.G80]" office:value-type="float" office:value="25.4164472993776">
            <text:p>25,42</text:p>
          </table:table-cell>
          <table:table-cell table:style-name="ce9" table:formula="of:=[.I80]/24" office:value-type="float" office:value="1.05901863747407">
            <text:p>1,06</text:p>
          </table:table-cell>
          <table:table-cell table:style-name="ce9" table:formula="of:=SUM([.$J$34:.J80])" office:value-type="float" office:value="65.9446794702196">
            <text:p>65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,240</text:p>
          </table:table-cell>
          <table:table-cell table:style-name="ce9" table:formula="of:=ROUND((1-[.B81])*0.5*[.$B$28]+2)" office:value-type="float" office:value="328">
            <text:p>328</text:p>
          </table:table-cell>
          <table:table-cell table:style-name="ce9" table:formula="of:=MIN(([.C81]*2+1)^2;[.$J$4])" office:value-type="float" office:value="431649">
            <text:p>431649</text:p>
          </table:table-cell>
          <table:table-cell table:style-name="ce9" table:formula="of:=((([.$B$4]*[.D81])*[.$B$29]+(1-[.$B$29])*([.$B$4]*[.$J$4]))/([.$E$4]*10^6))/3600" office:value-type="float" office:value="8.62834547074468">
            <text:p>8,63</text:p>
          </table:table-cell>
          <table:table-cell table:style-name="ce9" table:formula="of:=[.E81]/24" office:value-type="float" office:value="0.359514394614362">
            <text:p>0,36</text:p>
          </table:table-cell>
          <table:table-cell table:style-name="ce9" table:formula="of:=(([.$B$4]*[.D81])/([.$E$5]*10^6))/3600" office:value-type="float" office:value="16.3301571996644">
            <text:p>16,33</text:p>
          </table:table-cell>
          <table:table-cell table:style-name="ce9" table:formula="of:=[.G81]/24" office:value-type="float" office:value="0.680423216652685">
            <text:p>0,68</text:p>
          </table:table-cell>
          <table:table-cell table:style-name="ce9" table:formula="of:=[.E81]+[.G81]" office:value-type="float" office:value="24.9585026704091">
            <text:p>24,96</text:p>
          </table:table-cell>
          <table:table-cell table:style-name="ce9" table:formula="of:=[.I81]/24" office:value-type="float" office:value="1.03993761126705">
            <text:p>1,04</text:p>
          </table:table-cell>
          <table:table-cell table:style-name="ce9" table:formula="of:=SUM([.$J$34:.J81])" office:value-type="float" office:value="66.9846170814867">
            <text:p>66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,245</text:p>
          </table:table-cell>
          <table:table-cell table:style-name="ce9" table:formula="of:=ROUND((1-[.B82])*0.5*[.$B$28]+2)" office:value-type="float" office:value="326">
            <text:p>326</text:p>
          </table:table-cell>
          <table:table-cell table:style-name="ce9" table:formula="of:=MIN(([.C82]*2+1)^2;[.$J$4])" office:value-type="float" office:value="426409">
            <text:p>426409</text:p>
          </table:table-cell>
          <table:table-cell table:style-name="ce9" table:formula="of:=((([.$B$4]*[.D82])*[.$B$29]+(1-[.$B$29])*([.$B$4]*[.$J$4]))/([.$E$4]*10^6))/3600" office:value-type="float" office:value="8.52360173157999">
            <text:p>8,52</text:p>
          </table:table-cell>
          <table:table-cell table:style-name="ce9" table:formula="of:=[.E82]/24" office:value-type="float" office:value="0.355150072149166">
            <text:p>0,36</text:p>
          </table:table-cell>
          <table:table-cell table:style-name="ce9" table:formula="of:=(([.$B$4]*[.D82])/([.$E$5]*10^6))/3600" office:value-type="float" office:value="16.1319173711782">
            <text:p>16,13</text:p>
          </table:table-cell>
          <table:table-cell table:style-name="ce9" table:formula="of:=[.G82]/24" office:value-type="float" office:value="0.672163223799093">
            <text:p>0,67</text:p>
          </table:table-cell>
          <table:table-cell table:style-name="ce9" table:formula="of:=[.E82]+[.G82]" office:value-type="float" office:value="24.6555191027582">
            <text:p>24,66</text:p>
          </table:table-cell>
          <table:table-cell table:style-name="ce9" table:formula="of:=[.I82]/24" office:value-type="float" office:value="1.02731329594826">
            <text:p>1,03</text:p>
          </table:table-cell>
          <table:table-cell table:style-name="ce9" table:formula="of:=SUM([.$J$34:.J82])" office:value-type="float" office:value="68.011930377435">
            <text:p>6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,250</text:p>
          </table:table-cell>
          <table:table-cell table:style-name="ce9" table:formula="of:=ROUND((1-[.B83])*0.5*[.$B$28]+2)" office:value-type="float" office:value="324">
            <text:p>324</text:p>
          </table:table-cell>
          <table:table-cell table:style-name="ce9" table:formula="of:=MIN(([.C83]*2+1)^2;[.$J$4])" office:value-type="float" office:value="421201">
            <text:p>421201</text:p>
          </table:table-cell>
          <table:table-cell table:style-name="ce9" table:formula="of:=((([.$B$4]*[.D83])*[.$B$29]+(1-[.$B$29])*([.$B$4]*[.$J$4]))/([.$E$4]*10^6))/3600" office:value-type="float" office:value="8.41949764883767">
            <text:p>8,42</text:p>
          </table:table-cell>
          <table:table-cell table:style-name="ce9" table:formula="of:=[.E83]/24" office:value-type="float" office:value="0.350812402034903">
            <text:p>0,35</text:p>
          </table:table-cell>
          <table:table-cell table:style-name="ce9" table:formula="of:=(([.$B$4]*[.D83])/([.$E$5]*10^6))/3600" office:value-type="float" office:value="15.9348881675988">
            <text:p>15,93</text:p>
          </table:table-cell>
          <table:table-cell table:style-name="ce9" table:formula="of:=[.G83]/24" office:value-type="float" office:value="0.66395367364995">
            <text:p>0,66</text:p>
          </table:table-cell>
          <table:table-cell table:style-name="ce9" table:formula="of:=[.E83]+[.G83]" office:value-type="float" office:value="24.3543858164365">
            <text:p>24,35</text:p>
          </table:table-cell>
          <table:table-cell table:style-name="ce9" table:formula="of:=[.I83]/24" office:value-type="float" office:value="1.01476607568485">
            <text:p>1,01</text:p>
          </table:table-cell>
          <table:table-cell table:style-name="ce9" table:formula="of:=SUM([.$J$34:.J83])" office:value-type="float" office:value="69.0266964531198">
            <text:p>69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,255</text:p>
          </table:table-cell>
          <table:table-cell table:style-name="ce9" table:formula="of:=ROUND((1-[.B84])*0.5*[.$B$28]+2)" office:value-type="float" office:value="322">
            <text:p>322</text:p>
          </table:table-cell>
          <table:table-cell table:style-name="ce9" table:formula="of:=MIN(([.C84]*2+1)^2;[.$J$4])" office:value-type="float" office:value="416025">
            <text:p>416025</text:p>
          </table:table-cell>
          <table:table-cell table:style-name="ce9" table:formula="of:=((([.$B$4]*[.D84])*[.$B$29]+(1-[.$B$29])*([.$B$4]*[.$J$4]))/([.$E$4]*10^6))/3600" office:value-type="float" office:value="8.31603322251773">
            <text:p>8,32</text:p>
          </table:table-cell>
          <table:table-cell table:style-name="ce9" table:formula="of:=[.E84]/24" office:value-type="float" office:value="0.346501384271572">
            <text:p>0,35</text:p>
          </table:table-cell>
          <table:table-cell table:style-name="ce9" table:formula="of:=(([.$B$4]*[.D84])/([.$E$5]*10^6))/3600" office:value-type="float" office:value="15.7390695889262">
            <text:p>15,74</text:p>
          </table:table-cell>
          <table:table-cell table:style-name="ce9" table:formula="of:=[.G84]/24" office:value-type="float" office:value="0.655794566205257">
            <text:p>0,66</text:p>
          </table:table-cell>
          <table:table-cell table:style-name="ce9" table:formula="of:=[.E84]+[.G84]" office:value-type="float" office:value="24.0551028114439">
            <text:p>24,06</text:p>
          </table:table-cell>
          <table:table-cell table:style-name="ce9" table:formula="of:=[.I84]/24" office:value-type="float" office:value="1.00229595047683">
            <text:p>1</text:p>
          </table:table-cell>
          <table:table-cell table:style-name="ce9" table:formula="of:=SUM([.$J$34:.J84])" office:value-type="float" office:value="70.0289924035966">
            <text:p>70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,260</text:p>
          </table:table-cell>
          <table:table-cell table:style-name="ce9" table:formula="of:=ROUND((1-[.B85])*0.5*[.$B$28]+2)" office:value-type="float" office:value="320">
            <text:p>320</text:p>
          </table:table-cell>
          <table:table-cell table:style-name="ce9" table:formula="of:=MIN(([.C85]*2+1)^2;[.$J$4])" office:value-type="float" office:value="410881">
            <text:p>410881</text:p>
          </table:table-cell>
          <table:table-cell table:style-name="ce9" table:formula="of:=((([.$B$4]*[.D85])*[.$B$29]+(1-[.$B$29])*([.$B$4]*[.$J$4]))/([.$E$4]*10^6))/3600" office:value-type="float" office:value="8.21320845262017">
            <text:p>8,21</text:p>
          </table:table-cell>
          <table:table-cell table:style-name="ce9" table:formula="of:=[.E85]/24" office:value-type="float" office:value="0.342217018859174">
            <text:p>0,34</text:p>
          </table:table-cell>
          <table:table-cell table:style-name="ce9" table:formula="of:=(([.$B$4]*[.D85])/([.$E$5]*10^6))/3600" office:value-type="float" office:value="15.5444616351603">
            <text:p>15,54</text:p>
          </table:table-cell>
          <table:table-cell table:style-name="ce9" table:formula="of:=[.G85]/24" office:value-type="float" office:value="0.647685901465014">
            <text:p>0,65</text:p>
          </table:table-cell>
          <table:table-cell table:style-name="ce9" table:formula="of:=[.E85]+[.G85]" office:value-type="float" office:value="23.7576700877805">
            <text:p>23,76</text:p>
          </table:table-cell>
          <table:table-cell table:style-name="ce9" table:formula="of:=[.I85]/24" office:value-type="float" office:value="0.989902920324188">
            <text:p>0,99</text:p>
          </table:table-cell>
          <table:table-cell table:style-name="ce9" table:formula="of:=SUM([.$J$34:.J85])" office:value-type="float" office:value="71.0188953239208">
            <text:p>7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,265</text:p>
          </table:table-cell>
          <table:table-cell table:style-name="ce9" table:formula="of:=ROUND((1-[.B86])*0.5*[.$B$28]+2)" office:value-type="float" office:value="318">
            <text:p>318</text:p>
          </table:table-cell>
          <table:table-cell table:style-name="ce9" table:formula="of:=MIN(([.C86]*2+1)^2;[.$J$4])" office:value-type="float" office:value="405769">
            <text:p>405769</text:p>
          </table:table-cell>
          <table:table-cell table:style-name="ce9" table:formula="of:=((([.$B$4]*[.D86])*[.$B$29]+(1-[.$B$29])*([.$B$4]*[.$J$4]))/([.$E$4]*10^6))/3600" office:value-type="float" office:value="8.111023339145">
            <text:p>8,11</text:p>
          </table:table-cell>
          <table:table-cell table:style-name="ce9" table:formula="of:=[.E86]/24" office:value-type="float" office:value="0.337959305797708">
            <text:p>0,34</text:p>
          </table:table-cell>
          <table:table-cell table:style-name="ce9" table:formula="of:=(([.$B$4]*[.D86])/([.$E$5]*10^6))/3600" office:value-type="float" office:value="15.3510643063013">
            <text:p>15,35</text:p>
          </table:table-cell>
          <table:table-cell table:style-name="ce9" table:formula="of:=[.G86]/24" office:value-type="float" office:value="0.63962767942922">
            <text:p>0,64</text:p>
          </table:table-cell>
          <table:table-cell table:style-name="ce9" table:formula="of:=[.E86]+[.G86]" office:value-type="float" office:value="23.4620876454463">
            <text:p>23,46</text:p>
          </table:table-cell>
          <table:table-cell table:style-name="ce9" table:formula="of:=[.I86]/24" office:value-type="float" office:value="0.977586985226928">
            <text:p>0,98</text:p>
          </table:table-cell>
          <table:table-cell table:style-name="ce9" table:formula="of:=SUM([.$J$34:.J86])" office:value-type="float" office:value="71.9964823091477">
            <text:p>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,270</text:p>
          </table:table-cell>
          <table:table-cell table:style-name="ce9" table:formula="of:=ROUND((1-[.B87])*0.5*[.$B$28]+2)" office:value-type="float" office:value="316">
            <text:p>316</text:p>
          </table:table-cell>
          <table:table-cell table:style-name="ce9" table:formula="of:=MIN(([.C87]*2+1)^2;[.$J$4])" office:value-type="float" office:value="400689">
            <text:p>400689</text:p>
          </table:table-cell>
          <table:table-cell table:style-name="ce9" table:formula="of:=((([.$B$4]*[.D87])*[.$B$29]+(1-[.$B$29])*([.$B$4]*[.$J$4]))/([.$E$4]*10^6))/3600" office:value-type="float" office:value="8.0094778820922">
            <text:p>8,01</text:p>
          </table:table-cell>
          <table:table-cell table:style-name="ce9" table:formula="of:=[.E87]/24" office:value-type="float" office:value="0.333728245087175">
            <text:p>0,33</text:p>
          </table:table-cell>
          <table:table-cell table:style-name="ce9" table:formula="of:=(([.$B$4]*[.D87])/([.$E$5]*10^6))/3600" office:value-type="float" office:value="15.158877602349">
            <text:p>15,16</text:p>
          </table:table-cell>
          <table:table-cell table:style-name="ce9" table:formula="of:=[.G87]/24" office:value-type="float" office:value="0.631619900097875">
            <text:p>0,63</text:p>
          </table:table-cell>
          <table:table-cell table:style-name="ce9" table:formula="of:=[.E87]+[.G87]" office:value-type="float" office:value="23.1683554844412">
            <text:p>23,17</text:p>
          </table:table-cell>
          <table:table-cell table:style-name="ce9" table:formula="of:=[.I87]/24" office:value-type="float" office:value="0.96534814518505">
            <text:p>0,97</text:p>
          </table:table-cell>
          <table:table-cell table:style-name="ce9" table:formula="of:=SUM([.$J$34:.J87])" office:value-type="float" office:value="72.9618304543328">
            <text:p>72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,275</text:p>
          </table:table-cell>
          <table:table-cell table:style-name="ce9" table:formula="of:=ROUND((1-[.B88])*0.5*[.$B$28]+2)" office:value-type="float" office:value="313">
            <text:p>313</text:p>
          </table:table-cell>
          <table:table-cell table:style-name="ce9" table:formula="of:=MIN(([.C88]*2+1)^2;[.$J$4])" office:value-type="float" office:value="393129">
            <text:p>393129</text:p>
          </table:table-cell>
          <table:table-cell table:style-name="ce9" table:formula="of:=((([.$B$4]*[.D88])*[.$B$29]+(1-[.$B$29])*([.$B$4]*[.$J$4]))/([.$E$4]*10^6))/3600" office:value-type="float" office:value="7.85835905230497">
            <text:p>7,86</text:p>
          </table:table-cell>
          <table:table-cell table:style-name="ce9" table:formula="of:=[.E88]/24" office:value-type="float" office:value="0.327431627179373">
            <text:p>0,33</text:p>
          </table:table-cell>
          <table:table-cell table:style-name="ce9" table:formula="of:=(([.$B$4]*[.D88])/([.$E$5]*10^6))/3600" office:value-type="float" office:value="14.8728674681208">
            <text:p>14,87</text:p>
          </table:table-cell>
          <table:table-cell table:style-name="ce9" table:formula="of:=[.G88]/24" office:value-type="float" office:value="0.6197028111717">
            <text:p>0,62</text:p>
          </table:table-cell>
          <table:table-cell table:style-name="ce9" table:formula="of:=[.E88]+[.G88]" office:value-type="float" office:value="22.7312265204258">
            <text:p>22,73</text:p>
          </table:table-cell>
          <table:table-cell table:style-name="ce9" table:formula="of:=[.I88]/24" office:value-type="float" office:value="0.947134438351074">
            <text:p>0,95</text:p>
          </table:table-cell>
          <table:table-cell table:style-name="ce9" table:formula="of:=SUM([.$J$34:.J88])" office:value-type="float" office:value="73.9089648926839">
            <text:p>73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,280</text:p>
          </table:table-cell>
          <table:table-cell table:style-name="ce9" table:formula="of:=ROUND((1-[.B89])*0.5*[.$B$28]+2)" office:value-type="float" office:value="311">
            <text:p>311</text:p>
          </table:table-cell>
          <table:table-cell table:style-name="ce9" table:formula="of:=MIN(([.C89]*2+1)^2;[.$J$4])" office:value-type="float" office:value="388129">
            <text:p>388129</text:p>
          </table:table-cell>
          <table:table-cell table:style-name="ce9" table:formula="of:=((([.$B$4]*[.D89])*[.$B$29]+(1-[.$B$29])*([.$B$4]*[.$J$4]))/([.$E$4]*10^6))/3600" office:value-type="float" office:value="7.75841273630812">
            <text:p>7,76</text:p>
          </table:table-cell>
          <table:table-cell table:style-name="ce9" table:formula="of:=[.E89]/24" office:value-type="float" office:value="0.323267197346171">
            <text:p>0,32</text:p>
          </table:table-cell>
          <table:table-cell table:style-name="ce9" table:formula="of:=(([.$B$4]*[.D89])/([.$E$5]*10^6))/3600" office:value-type="float" office:value="14.6837073264355">
            <text:p>14,68</text:p>
          </table:table-cell>
          <table:table-cell table:style-name="ce9" table:formula="of:=[.G89]/24" office:value-type="float" office:value="0.611821138601479">
            <text:p>0,61</text:p>
          </table:table-cell>
          <table:table-cell table:style-name="ce9" table:formula="of:=[.E89]+[.G89]" office:value-type="float" office:value="22.4421200627436">
            <text:p>22,44</text:p>
          </table:table-cell>
          <table:table-cell table:style-name="ce9" table:formula="of:=[.I89]/24" office:value-type="float" office:value="0.935088335947651">
            <text:p>0,94</text:p>
          </table:table-cell>
          <table:table-cell table:style-name="ce9" table:formula="of:=SUM([.$J$34:.J89])" office:value-type="float" office:value="74.8440532286315">
            <text:p>74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,285</text:p>
          </table:table-cell>
          <table:table-cell table:style-name="ce9" table:formula="of:=ROUND((1-[.B90])*0.5*[.$B$28]+2)" office:value-type="float" office:value="309">
            <text:p>309</text:p>
          </table:table-cell>
          <table:table-cell table:style-name="ce9" table:formula="of:=MIN(([.C90]*2+1)^2;[.$J$4])" office:value-type="float" office:value="383161">
            <text:p>383161</text:p>
          </table:table-cell>
          <table:table-cell table:style-name="ce9" table:formula="of:=((([.$B$4]*[.D90])*[.$B$29]+(1-[.$B$29])*([.$B$4]*[.$J$4]))/([.$E$4]*10^6))/3600" office:value-type="float" office:value="7.65910607673365">
            <text:p>7,66</text:p>
          </table:table-cell>
          <table:table-cell table:style-name="ce9" table:formula="of:=[.E90]/24" office:value-type="float" office:value="0.319129419863902">
            <text:p>0,32</text:p>
          </table:table-cell>
          <table:table-cell table:style-name="ce9" table:formula="of:=(([.$B$4]*[.D90])/([.$E$5]*10^6))/3600" office:value-type="float" office:value="14.495757809657">
            <text:p>14,5</text:p>
          </table:table-cell>
          <table:table-cell table:style-name="ce9" table:formula="of:=[.G90]/24" office:value-type="float" office:value="0.603989908735707">
            <text:p>0,6</text:p>
          </table:table-cell>
          <table:table-cell table:style-name="ce9" table:formula="of:=[.E90]+[.G90]" office:value-type="float" office:value="22.1548638863906">
            <text:p>22,15</text:p>
          </table:table-cell>
          <table:table-cell table:style-name="ce9" table:formula="of:=[.I90]/24" office:value-type="float" office:value="0.923119328599609">
            <text:p>0,92</text:p>
          </table:table-cell>
          <table:table-cell table:style-name="ce9" table:formula="of:=SUM([.$J$34:.J90])" office:value-type="float" office:value="75.7671725572311">
            <text:p>75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,290</text:p>
          </table:table-cell>
          <table:table-cell table:style-name="ce9" table:formula="of:=ROUND((1-[.B91])*0.5*[.$B$28]+2)" office:value-type="float" office:value="307">
            <text:p>307</text:p>
          </table:table-cell>
          <table:table-cell table:style-name="ce9" table:formula="of:=MIN(([.C91]*2+1)^2;[.$J$4])" office:value-type="float" office:value="378225">
            <text:p>378225</text:p>
          </table:table-cell>
          <table:table-cell table:style-name="ce9" table:formula="of:=((([.$B$4]*[.D91])*[.$B$29]+(1-[.$B$29])*([.$B$4]*[.$J$4]))/([.$E$4]*10^6))/3600" office:value-type="float" office:value="7.56043907358156">
            <text:p>7,56</text:p>
          </table:table-cell>
          <table:table-cell table:style-name="ce9" table:formula="of:=[.E91]/24" office:value-type="float" office:value="0.315018294732565">
            <text:p>0,32</text:p>
          </table:table-cell>
          <table:table-cell table:style-name="ce9" table:formula="of:=(([.$B$4]*[.D91])/([.$E$5]*10^6))/3600" office:value-type="float" office:value="14.3090189177852">
            <text:p>14,31</text:p>
          </table:table-cell>
          <table:table-cell table:style-name="ce9" table:formula="of:=[.G91]/24" office:value-type="float" office:value="0.596209121574385">
            <text:p>0,6</text:p>
          </table:table-cell>
          <table:table-cell table:style-name="ce9" table:formula="of:=[.E91]+[.G91]" office:value-type="float" office:value="21.8694579913668">
            <text:p>21,87</text:p>
          </table:table-cell>
          <table:table-cell table:style-name="ce9" table:formula="of:=[.I91]/24" office:value-type="float" office:value="0.91122741630695">
            <text:p>0,91</text:p>
          </table:table-cell>
          <table:table-cell table:style-name="ce9" table:formula="of:=SUM([.$J$34:.J91])" office:value-type="float" office:value="76.6783999735381">
            <text:p>76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,295</text:p>
          </table:table-cell>
          <table:table-cell table:style-name="ce9" table:formula="of:=ROUND((1-[.B92])*0.5*[.$B$28]+2)" office:value-type="float" office:value="305">
            <text:p>305</text:p>
          </table:table-cell>
          <table:table-cell table:style-name="ce9" table:formula="of:=MIN(([.C92]*2+1)^2;[.$J$4])" office:value-type="float" office:value="373321">
            <text:p>373321</text:p>
          </table:table-cell>
          <table:table-cell table:style-name="ce9" table:formula="of:=((([.$B$4]*[.D92])*[.$B$29]+(1-[.$B$29])*([.$B$4]*[.$J$4]))/([.$E$4]*10^6))/3600" office:value-type="float" office:value="7.46241172685185">
            <text:p>7,46</text:p>
          </table:table-cell>
          <table:table-cell table:style-name="ce9" table:formula="of:=[.E92]/24" office:value-type="float" office:value="0.31093382195216">
            <text:p>0,31</text:p>
          </table:table-cell>
          <table:table-cell table:style-name="ce9" table:formula="of:=(([.$B$4]*[.D92])/([.$E$5]*10^6))/3600" office:value-type="float" office:value="14.1234906508203">
            <text:p>14,12</text:p>
          </table:table-cell>
          <table:table-cell table:style-name="ce9" table:formula="of:=[.G92]/24" office:value-type="float" office:value="0.588478777117512">
            <text:p>0,59</text:p>
          </table:table-cell>
          <table:table-cell table:style-name="ce9" table:formula="of:=[.E92]+[.G92]" office:value-type="float" office:value="21.5859023776721">
            <text:p>21,59</text:p>
          </table:table-cell>
          <table:table-cell table:style-name="ce9" table:formula="of:=[.I92]/24" office:value-type="float" office:value="0.899412599069672">
            <text:p>0,9</text:p>
          </table:table-cell>
          <table:table-cell table:style-name="ce9" table:formula="of:=SUM([.$J$34:.J92])" office:value-type="float" office:value="77.5778125726077">
            <text:p>77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,300</text:p>
          </table:table-cell>
          <table:table-cell table:style-name="ce9" table:formula="of:=ROUND((1-[.B93])*0.5*[.$B$28]+2)" office:value-type="float" office:value="303">
            <text:p>303</text:p>
          </table:table-cell>
          <table:table-cell table:style-name="ce9" table:formula="of:=MIN(([.C93]*2+1)^2;[.$J$4])" office:value-type="float" office:value="368449">
            <text:p>368449</text:p>
          </table:table-cell>
          <table:table-cell table:style-name="ce9" table:formula="of:=((([.$B$4]*[.D93])*[.$B$29]+(1-[.$B$29])*([.$B$4]*[.$J$4]))/([.$E$4]*10^6))/3600" office:value-type="float" office:value="7.36502403654452">
            <text:p>7,37</text:p>
          </table:table-cell>
          <table:table-cell table:style-name="ce9" table:formula="of:=[.E93]/24" office:value-type="float" office:value="0.306876001522688">
            <text:p>0,31</text:p>
          </table:table-cell>
          <table:table-cell table:style-name="ce9" table:formula="of:=(([.$B$4]*[.D93])/([.$E$5]*10^6))/3600" office:value-type="float" office:value="13.9391730087621">
            <text:p>13,94</text:p>
          </table:table-cell>
          <table:table-cell table:style-name="ce9" table:formula="of:=[.G93]/24" office:value-type="float" office:value="0.580798875365088">
            <text:p>0,58</text:p>
          </table:table-cell>
          <table:table-cell table:style-name="ce9" table:formula="of:=[.E93]+[.G93]" office:value-type="float" office:value="21.3041970453066">
            <text:p>21,3</text:p>
          </table:table-cell>
          <table:table-cell table:style-name="ce9" table:formula="of:=[.I93]/24" office:value-type="float" office:value="0.887674876887777">
            <text:p>0,89</text:p>
          </table:table-cell>
          <table:table-cell table:style-name="ce9" table:formula="of:=SUM([.$J$34:.J93])" office:value-type="float" office:value="78.4654874494955">
            <text:p>78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,305</text:p>
          </table:table-cell>
          <table:table-cell table:style-name="ce9" table:formula="of:=ROUND((1-[.B94])*0.5*[.$B$28]+2)" office:value-type="float" office:value="301">
            <text:p>301</text:p>
          </table:table-cell>
          <table:table-cell table:style-name="ce9" table:formula="of:=MIN(([.C94]*2+1)^2;[.$J$4])" office:value-type="float" office:value="363609">
            <text:p>363609</text:p>
          </table:table-cell>
          <table:table-cell table:style-name="ce9" table:formula="of:=((([.$B$4]*[.D94])*[.$B$29]+(1-[.$B$29])*([.$B$4]*[.$J$4]))/([.$E$4]*10^6))/3600" office:value-type="float" office:value="7.26827600265958">
            <text:p>7,27</text:p>
          </table:table-cell>
          <table:table-cell table:style-name="ce9" table:formula="of:=[.E94]/24" office:value-type="float" office:value="0.302844833444149">
            <text:p>0,3</text:p>
          </table:table-cell>
          <table:table-cell table:style-name="ce9" table:formula="of:=(([.$B$4]*[.D94])/([.$E$5]*10^6))/3600" office:value-type="float" office:value="13.7560659916107">
            <text:p>13,76</text:p>
          </table:table-cell>
          <table:table-cell table:style-name="ce9" table:formula="of:=[.G94]/24" office:value-type="float" office:value="0.573169416317114">
            <text:p>0,57</text:p>
          </table:table-cell>
          <table:table-cell table:style-name="ce9" table:formula="of:=[.E94]+[.G94]" office:value-type="float" office:value="21.0243419942703">
            <text:p>21,02</text:p>
          </table:table-cell>
          <table:table-cell table:style-name="ce9" table:formula="of:=[.I94]/24" office:value-type="float" office:value="0.876014249761263">
            <text:p>0,88</text:p>
          </table:table-cell>
          <table:table-cell table:style-name="ce9" table:formula="of:=SUM([.$J$34:.J94])" office:value-type="float" office:value="79.3415016992568">
            <text:p>79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,310</text:p>
          </table:table-cell>
          <table:table-cell table:style-name="ce9" table:formula="of:=ROUND((1-[.B95])*0.5*[.$B$28]+2)" office:value-type="float" office:value="298">
            <text:p>298</text:p>
          </table:table-cell>
          <table:table-cell table:style-name="ce9" table:formula="of:=MIN(([.C95]*2+1)^2;[.$J$4])" office:value-type="float" office:value="356409">
            <text:p>356409</text:p>
          </table:table-cell>
          <table:table-cell table:style-name="ce9" table:formula="of:=((([.$B$4]*[.D95])*[.$B$29]+(1-[.$B$29])*([.$B$4]*[.$J$4]))/([.$E$4]*10^6))/3600" office:value-type="float" office:value="7.12435330762411">
            <text:p>7,12</text:p>
          </table:table-cell>
          <table:table-cell table:style-name="ce9" table:formula="of:=[.E95]/24" office:value-type="float" office:value="0.296848054484338">
            <text:p>0,3</text:p>
          </table:table-cell>
          <table:table-cell table:style-name="ce9" table:formula="of:=(([.$B$4]*[.D95])/([.$E$5]*10^6))/3600" office:value-type="float" office:value="13.4836753875839">
            <text:p>13,48</text:p>
          </table:table-cell>
          <table:table-cell table:style-name="ce9" table:formula="of:=[.G95]/24" office:value-type="float" office:value="0.561819807815995">
            <text:p>0,56</text:p>
          </table:table-cell>
          <table:table-cell table:style-name="ce9" table:formula="of:=[.E95]+[.G95]" office:value-type="float" office:value="20.608028695208">
            <text:p>20,61</text:p>
          </table:table-cell>
          <table:table-cell table:style-name="ce9" table:formula="of:=[.I95]/24" office:value-type="float" office:value="0.858667862300334">
            <text:p>0,86</text:p>
          </table:table-cell>
          <table:table-cell table:style-name="ce9" table:formula="of:=SUM([.$J$34:.J95])" office:value-type="float" office:value="80.2001695615571">
            <text:p>80,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,315</text:p>
          </table:table-cell>
          <table:table-cell table:style-name="ce9" table:formula="of:=ROUND((1-[.B96])*0.5*[.$B$28]+2)" office:value-type="float" office:value="296">
            <text:p>296</text:p>
          </table:table-cell>
          <table:table-cell table:style-name="ce9" table:formula="of:=MIN(([.C96]*2+1)^2;[.$J$4])" office:value-type="float" office:value="351649">
            <text:p>351649</text:p>
          </table:table-cell>
          <table:table-cell table:style-name="ce9" table:formula="of:=((([.$B$4]*[.D96])*[.$B$29]+(1-[.$B$29])*([.$B$4]*[.$J$4]))/([.$E$4]*10^6))/3600" office:value-type="float" office:value="7.02920441479511">
            <text:p>7,03</text:p>
          </table:table-cell>
          <table:table-cell table:style-name="ce9" table:formula="of:=[.E96]/24" office:value-type="float" office:value="0.29288351728313">
            <text:p>0,29</text:p>
          </table:table-cell>
          <table:table-cell table:style-name="ce9" table:formula="of:=(([.$B$4]*[.D96])/([.$E$5]*10^6))/3600" office:value-type="float" office:value="13.3035949326995">
            <text:p>13,3</text:p>
          </table:table-cell>
          <table:table-cell table:style-name="ce9" table:formula="of:=[.G96]/24" office:value-type="float" office:value="0.554316455529145">
            <text:p>0,55</text:p>
          </table:table-cell>
          <table:table-cell table:style-name="ce9" table:formula="of:=[.E96]+[.G96]" office:value-type="float" office:value="20.3327993474946">
            <text:p>20,33</text:p>
          </table:table-cell>
          <table:table-cell table:style-name="ce9" table:formula="of:=[.I96]/24" office:value-type="float" office:value="0.847199972812275">
            <text:p>0,85</text:p>
          </table:table-cell>
          <table:table-cell table:style-name="ce9" table:formula="of:=SUM([.$J$34:.J96])" office:value-type="float" office:value="81.0473695343694">
            <text:p>81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,320</text:p>
          </table:table-cell>
          <table:table-cell table:style-name="ce9" table:formula="of:=ROUND((1-[.B97])*0.5*[.$B$28]+2)" office:value-type="float" office:value="294">
            <text:p>294</text:p>
          </table:table-cell>
          <table:table-cell table:style-name="ce9" table:formula="of:=MIN(([.C97]*2+1)^2;[.$J$4])" office:value-type="float" office:value="346921">
            <text:p>346921</text:p>
          </table:table-cell>
          <table:table-cell table:style-name="ce9" table:formula="of:=((([.$B$4]*[.D97])*[.$B$29]+(1-[.$B$29])*([.$B$4]*[.$J$4]))/([.$E$4]*10^6))/3600" office:value-type="float" office:value="6.9346951783885">
            <text:p>6,93</text:p>
          </table:table-cell>
          <table:table-cell table:style-name="ce9" table:formula="of:=[.E97]/24" office:value-type="float" office:value="0.288945632432854">
            <text:p>0,29</text:p>
          </table:table-cell>
          <table:table-cell table:style-name="ce9" table:formula="of:=(([.$B$4]*[.D97])/([.$E$5]*10^6))/3600" office:value-type="float" office:value="13.1247251027218">
            <text:p>13,12</text:p>
          </table:table-cell>
          <table:table-cell table:style-name="ce9" table:formula="of:=[.G97]/24" office:value-type="float" office:value="0.546863545946744">
            <text:p>0,55</text:p>
          </table:table-cell>
          <table:table-cell table:style-name="ce9" table:formula="of:=[.E97]+[.G97]" office:value-type="float" office:value="20.0594202811103">
            <text:p>20,06</text:p>
          </table:table-cell>
          <table:table-cell table:style-name="ce9" table:formula="of:=[.I97]/24" office:value-type="float" office:value="0.835809178379598">
            <text:p>0,84</text:p>
          </table:table-cell>
          <table:table-cell table:style-name="ce9" table:formula="of:=SUM([.$J$34:.J97])" office:value-type="float" office:value="81.883178712749">
            <text:p>81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,325</text:p>
          </table:table-cell>
          <table:table-cell table:style-name="ce9" table:formula="of:=ROUND((1-[.B98])*0.5*[.$B$28]+2)" office:value-type="float" office:value="292">
            <text:p>292</text:p>
          </table:table-cell>
          <table:table-cell table:style-name="ce9" table:formula="of:=MIN(([.C98]*2+1)^2;[.$J$4])" office:value-type="float" office:value="342225">
            <text:p>342225</text:p>
          </table:table-cell>
          <table:table-cell table:style-name="ce9" table:formula="of:=((([.$B$4]*[.D98])*[.$B$29]+(1-[.$B$29])*([.$B$4]*[.$J$4]))/([.$E$4]*10^6))/3600" office:value-type="float" office:value="6.84082559840426">
            <text:p>6,84</text:p>
          </table:table-cell>
          <table:table-cell table:style-name="ce9" table:formula="of:=[.E98]/24" office:value-type="float" office:value="0.285034399933511">
            <text:p>0,29</text:p>
          </table:table-cell>
          <table:table-cell table:style-name="ce9" table:formula="of:=(([.$B$4]*[.D98])/([.$E$5]*10^6))/3600" office:value-type="float" office:value="12.947065897651">
            <text:p>12,95</text:p>
          </table:table-cell>
          <table:table-cell table:style-name="ce9" table:formula="of:=[.G98]/24" office:value-type="float" office:value="0.539461079068792">
            <text:p>0,54</text:p>
          </table:table-cell>
          <table:table-cell table:style-name="ce9" table:formula="of:=[.E98]+[.G98]" office:value-type="float" office:value="19.7878914960553">
            <text:p>19,79</text:p>
          </table:table-cell>
          <table:table-cell table:style-name="ce9" table:formula="of:=[.I98]/24" office:value-type="float" office:value="0.824495479002303">
            <text:p>0,82</text:p>
          </table:table-cell>
          <table:table-cell table:style-name="ce9" table:formula="of:=SUM([.$J$34:.J98])" office:value-type="float" office:value="82.7076741917513">
            <text:p>8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,330</text:p>
          </table:table-cell>
          <table:table-cell table:style-name="ce9" table:formula="of:=ROUND((1-[.B99])*0.5*[.$B$28]+2)" office:value-type="float" office:value="290">
            <text:p>290</text:p>
          </table:table-cell>
          <table:table-cell table:style-name="ce9" table:formula="of:=MIN(([.C99]*2+1)^2;[.$J$4])" office:value-type="float" office:value="337561">
            <text:p>337561</text:p>
          </table:table-cell>
          <table:table-cell table:style-name="ce9" table:formula="of:=((([.$B$4]*[.D99])*[.$B$29]+(1-[.$B$29])*([.$B$4]*[.$J$4]))/([.$E$4]*10^6))/3600" office:value-type="float" office:value="6.7475956748424">
            <text:p>6,75</text:p>
          </table:table-cell>
          <table:table-cell table:style-name="ce9" table:formula="of:=[.E99]/24" office:value-type="float" office:value="0.2811498197851">
            <text:p>0,28</text:p>
          </table:table-cell>
          <table:table-cell table:style-name="ce9" table:formula="of:=(([.$B$4]*[.D99])/([.$E$5]*10^6))/3600" office:value-type="float" office:value="12.770617317487">
            <text:p>12,77</text:p>
          </table:table-cell>
          <table:table-cell table:style-name="ce9" table:formula="of:=[.G99]/24" office:value-type="float" office:value="0.53210905489529">
            <text:p>0,53</text:p>
          </table:table-cell>
          <table:table-cell table:style-name="ce9" table:formula="of:=[.E99]+[.G99]" office:value-type="float" office:value="19.5182129923293">
            <text:p>19,52</text:p>
          </table:table-cell>
          <table:table-cell table:style-name="ce9" table:formula="of:=[.I99]/24" office:value-type="float" office:value="0.813258874680389">
            <text:p>0,81</text:p>
          </table:table-cell>
          <table:table-cell table:style-name="ce9" table:formula="of:=SUM([.$J$34:.J99])" office:value-type="float" office:value="83.5209330664317">
            <text:p>83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,335</text:p>
          </table:table-cell>
          <table:table-cell table:style-name="ce9" table:formula="of:=ROUND((1-[.B100])*0.5*[.$B$28]+2)" office:value-type="float" office:value="288">
            <text:p>288</text:p>
          </table:table-cell>
          <table:table-cell table:style-name="ce9" table:formula="of:=MIN(([.C100]*2+1)^2;[.$J$4])" office:value-type="float" office:value="332929">
            <text:p>332929</text:p>
          </table:table-cell>
          <table:table-cell table:style-name="ce9" table:formula="of:=((([.$B$4]*[.D100])*[.$B$29]+(1-[.$B$29])*([.$B$4]*[.$J$4]))/([.$E$4]*10^6))/3600" office:value-type="float" office:value="6.65500540770292">
            <text:p>6,66</text:p>
          </table:table-cell>
          <table:table-cell table:style-name="ce9" table:formula="of:=[.E100]/24" office:value-type="float" office:value="0.277291891987621">
            <text:p>0,28</text:p>
          </table:table-cell>
          <table:table-cell table:style-name="ce9" table:formula="of:=(([.$B$4]*[.D100])/([.$E$5]*10^6))/3600" office:value-type="float" office:value="12.5953793622297">
            <text:p>12,6</text:p>
          </table:table-cell>
          <table:table-cell table:style-name="ce9" table:formula="of:=[.G100]/24" office:value-type="float" office:value="0.524807473426237">
            <text:p>0,52</text:p>
          </table:table-cell>
          <table:table-cell table:style-name="ce9" table:formula="of:=[.E100]+[.G100]" office:value-type="float" office:value="19.2503847699326">
            <text:p>19,25</text:p>
          </table:table-cell>
          <table:table-cell table:style-name="ce9" table:formula="of:=[.I100]/24" office:value-type="float" office:value="0.802099365413858">
            <text:p>0,8</text:p>
          </table:table-cell>
          <table:table-cell table:style-name="ce9" table:formula="of:=SUM([.$J$34:.J100])" office:value-type="float" office:value="84.3230324318455">
            <text:p>84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,340</text:p>
          </table:table-cell>
          <table:table-cell table:style-name="ce9" table:formula="of:=ROUND((1-[.B101])*0.5*[.$B$28]+2)" office:value-type="float" office:value="285">
            <text:p>285</text:p>
          </table:table-cell>
          <table:table-cell table:style-name="ce9" table:formula="of:=MIN(([.C101]*2+1)^2;[.$J$4])" office:value-type="float" office:value="326041">
            <text:p>326041</text:p>
          </table:table-cell>
          <table:table-cell table:style-name="ce9" table:formula="of:=((([.$B$4]*[.D101])*[.$B$29]+(1-[.$B$29])*([.$B$4]*[.$J$4]))/([.$E$4]*10^6))/3600" office:value-type="float" office:value="6.51731936278566">
            <text:p>6,52</text:p>
          </table:table-cell>
          <table:table-cell table:style-name="ce9" table:formula="of:=[.E101]/24" office:value-type="float" office:value="0.271554973449402">
            <text:p>0,27</text:p>
          </table:table-cell>
          <table:table-cell table:style-name="ce9" table:formula="of:=(([.$B$4]*[.D101])/([.$E$5]*10^6))/3600" office:value-type="float" office:value="12.334792351044">
            <text:p>12,33</text:p>
          </table:table-cell>
          <table:table-cell table:style-name="ce9" table:formula="of:=[.G101]/24" office:value-type="float" office:value="0.5139496812935">
            <text:p>0,51</text:p>
          </table:table-cell>
          <table:table-cell table:style-name="ce9" table:formula="of:=[.E101]+[.G101]" office:value-type="float" office:value="18.8521117138297">
            <text:p>18,85</text:p>
          </table:table-cell>
          <table:table-cell table:style-name="ce9" table:formula="of:=[.I101]/24" office:value-type="float" office:value="0.785504654742902">
            <text:p>0,79</text:p>
          </table:table-cell>
          <table:table-cell table:style-name="ce9" table:formula="of:=SUM([.$J$34:.J101])" office:value-type="float" office:value="85.1085370865884">
            <text:p>8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,345</text:p>
          </table:table-cell>
          <table:table-cell table:style-name="ce9" table:formula="of:=ROUND((1-[.B102])*0.5*[.$B$28]+2)" office:value-type="float" office:value="283">
            <text:p>283</text:p>
          </table:table-cell>
          <table:table-cell table:style-name="ce9" table:formula="of:=MIN(([.C102]*2+1)^2;[.$J$4])" office:value-type="float" office:value="321489">
            <text:p>321489</text:p>
          </table:table-cell>
          <table:table-cell table:style-name="ce9" table:formula="of:=((([.$B$4]*[.D102])*[.$B$29]+(1-[.$B$29])*([.$B$4]*[.$J$4]))/([.$E$4]*10^6))/3600" office:value-type="float" office:value="6.42632823670213">
            <text:p>6,43</text:p>
          </table:table-cell>
          <table:table-cell table:style-name="ce9" table:formula="of:=[.E102]/24" office:value-type="float" office:value="0.267763676529255">
            <text:p>0,27</text:p>
          </table:table-cell>
          <table:table-cell table:style-name="ce9" table:formula="of:=(([.$B$4]*[.D102])/([.$E$5]*10^6))/3600" office:value-type="float" office:value="12.1625809580537">
            <text:p>12,16</text:p>
          </table:table-cell>
          <table:table-cell table:style-name="ce9" table:formula="of:=[.G102]/24" office:value-type="float" office:value="0.506774206585571">
            <text:p>0,51</text:p>
          </table:table-cell>
          <table:table-cell table:style-name="ce9" table:formula="of:=[.E102]+[.G102]" office:value-type="float" office:value="18.5889091947558">
            <text:p>18,59</text:p>
          </table:table-cell>
          <table:table-cell table:style-name="ce9" table:formula="of:=[.I102]/24" office:value-type="float" office:value="0.774537883114826">
            <text:p>0,77</text:p>
          </table:table-cell>
          <table:table-cell table:style-name="ce9" table:formula="of:=SUM([.$J$34:.J102])" office:value-type="float" office:value="85.8830749697033">
            <text:p>85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,350</text:p>
          </table:table-cell>
          <table:table-cell table:style-name="ce9" table:formula="of:=ROUND((1-[.B103])*0.5*[.$B$28]+2)" office:value-type="float" office:value="281">
            <text:p>281</text:p>
          </table:table-cell>
          <table:table-cell table:style-name="ce9" table:formula="of:=MIN(([.C103]*2+1)^2;[.$J$4])" office:value-type="float" office:value="316969">
            <text:p>316969</text:p>
          </table:table-cell>
          <table:table-cell table:style-name="ce9" table:formula="of:=((([.$B$4]*[.D103])*[.$B$29]+(1-[.$B$29])*([.$B$4]*[.$J$4]))/([.$E$4]*10^6))/3600" office:value-type="float" office:value="6.33597676704098">
            <text:p>6,34</text:p>
          </table:table-cell>
          <table:table-cell table:style-name="ce9" table:formula="of:=[.E103]/24" office:value-type="float" office:value="0.263999031960041">
            <text:p>0,26</text:p>
          </table:table-cell>
          <table:table-cell table:style-name="ce9" table:formula="of:=(([.$B$4]*[.D103])/([.$E$5]*10^6))/3600" office:value-type="float" office:value="11.9915801899702">
            <text:p>11,99</text:p>
          </table:table-cell>
          <table:table-cell table:style-name="ce9" table:formula="of:=[.G103]/24" office:value-type="float" office:value="0.49964917458209">
            <text:p>0,5</text:p>
          </table:table-cell>
          <table:table-cell table:style-name="ce9" table:formula="of:=[.E103]+[.G103]" office:value-type="float" office:value="18.3275569570111">
            <text:p>18,33</text:p>
          </table:table-cell>
          <table:table-cell table:style-name="ce9" table:formula="of:=[.I103]/24" office:value-type="float" office:value="0.763648206542131">
            <text:p>0,76</text:p>
          </table:table-cell>
          <table:table-cell table:style-name="ce9" table:formula="of:=SUM([.$J$34:.J103])" office:value-type="float" office:value="86.6467231762454">
            <text:p>86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,355</text:p>
          </table:table-cell>
          <table:table-cell table:style-name="ce9" table:formula="of:=ROUND((1-[.B104])*0.5*[.$B$28]+2)" office:value-type="float" office:value="279">
            <text:p>279</text:p>
          </table:table-cell>
          <table:table-cell table:style-name="ce9" table:formula="of:=MIN(([.C104]*2+1)^2;[.$J$4])" office:value-type="float" office:value="312481">
            <text:p>312481</text:p>
          </table:table-cell>
          <table:table-cell table:style-name="ce9" table:formula="of:=((([.$B$4]*[.D104])*[.$B$29]+(1-[.$B$29])*([.$B$4]*[.$J$4]))/([.$E$4]*10^6))/3600" office:value-type="float" office:value="6.24626495380221">
            <text:p>6,25</text:p>
          </table:table-cell>
          <table:table-cell table:style-name="ce9" table:formula="of:=[.E104]/24" office:value-type="float" office:value="0.260261039741759">
            <text:p>0,26</text:p>
          </table:table-cell>
          <table:table-cell table:style-name="ce9" table:formula="of:=(([.$B$4]*[.D104])/([.$E$5]*10^6))/3600" office:value-type="float" office:value="11.8217900467934">
            <text:p>11,82</text:p>
          </table:table-cell>
          <table:table-cell table:style-name="ce9" table:formula="of:=[.G104]/24" office:value-type="float" office:value="0.49257458528306">
            <text:p>0,49</text:p>
          </table:table-cell>
          <table:table-cell table:style-name="ce9" table:formula="of:=[.E104]+[.G104]" office:value-type="float" office:value="18.0680550005956">
            <text:p>18,07</text:p>
          </table:table-cell>
          <table:table-cell table:style-name="ce9" table:formula="of:=[.I104]/24" office:value-type="float" office:value="0.752835625024819">
            <text:p>0,75</text:p>
          </table:table-cell>
          <table:table-cell table:style-name="ce9" table:formula="of:=SUM([.$J$34:.J104])" office:value-type="float" office:value="87.3995588012702">
            <text:p>87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,360</text:p>
          </table:table-cell>
          <table:table-cell table:style-name="ce9" table:formula="of:=ROUND((1-[.B105])*0.5*[.$B$28]+2)" office:value-type="float" office:value="277">
            <text:p>277</text:p>
          </table:table-cell>
          <table:table-cell table:style-name="ce9" table:formula="of:=MIN(([.C105]*2+1)^2;[.$J$4])" office:value-type="float" office:value="308025">
            <text:p>308025</text:p>
          </table:table-cell>
          <table:table-cell table:style-name="ce9" table:formula="of:=((([.$B$4]*[.D105])*[.$B$29]+(1-[.$B$29])*([.$B$4]*[.$J$4]))/([.$E$4]*10^6))/3600" office:value-type="float" office:value="6.15719279698582">
            <text:p>6,16</text:p>
          </table:table-cell>
          <table:table-cell table:style-name="ce9" table:formula="of:=[.E105]/24" office:value-type="float" office:value="0.256549699874409">
            <text:p>0,26</text:p>
          </table:table-cell>
          <table:table-cell table:style-name="ce9" table:formula="of:=(([.$B$4]*[.D105])/([.$E$5]*10^6))/3600" office:value-type="float" office:value="11.6532105285235">
            <text:p>11,65</text:p>
          </table:table-cell>
          <table:table-cell table:style-name="ce9" table:formula="of:=[.G105]/24" office:value-type="float" office:value="0.485550438688479">
            <text:p>0,49</text:p>
          </table:table-cell>
          <table:table-cell table:style-name="ce9" table:formula="of:=[.E105]+[.G105]" office:value-type="float" office:value="17.8104033255093">
            <text:p>17,81</text:p>
          </table:table-cell>
          <table:table-cell table:style-name="ce9" table:formula="of:=[.I105]/24" office:value-type="float" office:value="0.742100138562888">
            <text:p>0,74</text:p>
          </table:table-cell>
          <table:table-cell table:style-name="ce9" table:formula="of:=SUM([.$J$34:.J105])" office:value-type="float" office:value="88.1416589398331">
            <text:p>88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,365</text:p>
          </table:table-cell>
          <table:table-cell table:style-name="ce9" table:formula="of:=ROUND((1-[.B106])*0.5*[.$B$28]+2)" office:value-type="float" office:value="275">
            <text:p>275</text:p>
          </table:table-cell>
          <table:table-cell table:style-name="ce9" table:formula="of:=MIN(([.C106]*2+1)^2;[.$J$4])" office:value-type="float" office:value="303601">
            <text:p>303601</text:p>
          </table:table-cell>
          <table:table-cell table:style-name="ce9" table:formula="of:=((([.$B$4]*[.D106])*[.$B$29]+(1-[.$B$29])*([.$B$4]*[.$J$4]))/([.$E$4]*10^6))/3600" office:value-type="float" office:value="6.0687602965918">
            <text:p>6,07</text:p>
          </table:table-cell>
          <table:table-cell table:style-name="ce9" table:formula="of:=[.E106]/24" office:value-type="float" office:value="0.252865012357992">
            <text:p>0,25</text:p>
          </table:table-cell>
          <table:table-cell table:style-name="ce9" table:formula="of:=(([.$B$4]*[.D106])/([.$E$5]*10^6))/3600" office:value-type="float" office:value="11.4858416351603">
            <text:p>11,49</text:p>
          </table:table-cell>
          <table:table-cell table:style-name="ce9" table:formula="of:=[.G106]/24" office:value-type="float" office:value="0.478576734798347">
            <text:p>0,48</text:p>
          </table:table-cell>
          <table:table-cell table:style-name="ce9" table:formula="of:=[.E106]+[.G106]" office:value-type="float" office:value="17.5546019317521">
            <text:p>17,55</text:p>
          </table:table-cell>
          <table:table-cell table:style-name="ce9" table:formula="of:=[.I106]/24" office:value-type="float" office:value="0.731441747156339">
            <text:p>0,73</text:p>
          </table:table-cell>
          <table:table-cell table:style-name="ce9" table:formula="of:=SUM([.$J$34:.J106])" office:value-type="float" office:value="88.8731006869894">
            <text:p>88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,370</text:p>
          </table:table-cell>
          <table:table-cell table:style-name="ce9" table:formula="of:=ROUND((1-[.B107])*0.5*[.$B$28]+2)" office:value-type="float" office:value="273">
            <text:p>273</text:p>
          </table:table-cell>
          <table:table-cell table:style-name="ce9" table:formula="of:=MIN(([.C107]*2+1)^2;[.$J$4])" office:value-type="float" office:value="299209">
            <text:p>299209</text:p>
          </table:table-cell>
          <table:table-cell table:style-name="ce9" table:formula="of:=((([.$B$4]*[.D107])*[.$B$29]+(1-[.$B$29])*([.$B$4]*[.$J$4]))/([.$E$4]*10^6))/3600" office:value-type="float" office:value="5.98096745262017">
            <text:p>5,98</text:p>
          </table:table-cell>
          <table:table-cell table:style-name="ce9" table:formula="of:=[.E107]/24" office:value-type="float" office:value="0.249206977192507">
            <text:p>0,25</text:p>
          </table:table-cell>
          <table:table-cell table:style-name="ce9" table:formula="of:=(([.$B$4]*[.D107])/([.$E$5]*10^6))/3600" office:value-type="float" office:value="11.319683366704">
            <text:p>11,32</text:p>
          </table:table-cell>
          <table:table-cell table:style-name="ce9" table:formula="of:=[.G107]/24" office:value-type="float" office:value="0.471653473612665">
            <text:p>0,47</text:p>
          </table:table-cell>
          <table:table-cell table:style-name="ce9" table:formula="of:=[.E107]+[.G107]" office:value-type="float" office:value="17.3006508193241">
            <text:p>17,3</text:p>
          </table:table-cell>
          <table:table-cell table:style-name="ce9" table:formula="of:=[.I107]/24" office:value-type="float" office:value="0.720860450805172">
            <text:p>0,72</text:p>
          </table:table-cell>
          <table:table-cell table:style-name="ce9" table:formula="of:=SUM([.$J$34:.J107])" office:value-type="float" office:value="89.5939611377946">
            <text:p>89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,375</text:p>
          </table:table-cell>
          <table:table-cell table:style-name="ce9" table:formula="of:=ROUND((1-[.B108])*0.5*[.$B$28]+2)" office:value-type="float" office:value="270">
            <text:p>270</text:p>
          </table:table-cell>
          <table:table-cell table:style-name="ce9" table:formula="of:=MIN(([.C108]*2+1)^2;[.$J$4])" office:value-type="float" office:value="292681">
            <text:p>292681</text:p>
          </table:table-cell>
          <table:table-cell table:style-name="ce9" table:formula="of:=((([.$B$4]*[.D108])*[.$B$29]+(1-[.$B$29])*([.$B$4]*[.$J$4]))/([.$E$4]*10^6))/3600" office:value-type="float" office:value="5.85047754245469">
            <text:p>5,85</text:p>
          </table:table-cell>
          <table:table-cell table:style-name="ce9" table:formula="of:=[.E108]/24" office:value-type="float" office:value="0.243769897602279">
            <text:p>0,24</text:p>
          </table:table-cell>
          <table:table-cell table:style-name="ce9" table:formula="of:=(([.$B$4]*[.D108])/([.$E$5]*10^6))/3600" office:value-type="float" office:value="11.0727158857196">
            <text:p>11,07</text:p>
          </table:table-cell>
          <table:table-cell table:style-name="ce9" table:formula="of:=[.G108]/24" office:value-type="float" office:value="0.461363161904984">
            <text:p>0,46</text:p>
          </table:table-cell>
          <table:table-cell table:style-name="ce9" table:formula="of:=[.E108]+[.G108]" office:value-type="float" office:value="16.9231934281743">
            <text:p>16,92</text:p>
          </table:table-cell>
          <table:table-cell table:style-name="ce9" table:formula="of:=[.I108]/24" office:value-type="float" office:value="0.705133059507263">
            <text:p>0,71</text:p>
          </table:table-cell>
          <table:table-cell table:style-name="ce9" table:formula="of:=SUM([.$J$34:.J108])" office:value-type="float" office:value="90.2990941973019">
            <text:p>90,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,380</text:p>
          </table:table-cell>
          <table:table-cell table:style-name="ce9" table:formula="of:=ROUND((1-[.B109])*0.5*[.$B$28]+2)" office:value-type="float" office:value="268">
            <text:p>268</text:p>
          </table:table-cell>
          <table:table-cell table:style-name="ce9" table:formula="of:=MIN(([.C109]*2+1)^2;[.$J$4])" office:value-type="float" office:value="288369">
            <text:p>288369</text:p>
          </table:table-cell>
          <table:table-cell table:style-name="ce9" table:formula="of:=((([.$B$4]*[.D109])*[.$B$29]+(1-[.$B$29])*([.$B$4]*[.$J$4]))/([.$E$4]*10^6))/3600" office:value-type="float" office:value="5.76428383953901">
            <text:p>5,76</text:p>
          </table:table-cell>
          <table:table-cell table:style-name="ce9" table:formula="of:=[.E109]/24" office:value-type="float" office:value="0.240178493314125">
            <text:p>0,24</text:p>
          </table:table-cell>
          <table:table-cell table:style-name="ce9" table:formula="of:=(([.$B$4]*[.D109])/([.$E$5]*10^6))/3600" office:value-type="float" office:value="10.9095841795302">
            <text:p>10,91</text:p>
          </table:table-cell>
          <table:table-cell table:style-name="ce9" table:formula="of:=[.G109]/24" office:value-type="float" office:value="0.454566007480425">
            <text:p>0,45</text:p>
          </table:table-cell>
          <table:table-cell table:style-name="ce9" table:formula="of:=[.E109]+[.G109]" office:value-type="float" office:value="16.6738680190692">
            <text:p>16,67</text:p>
          </table:table-cell>
          <table:table-cell table:style-name="ce9" table:formula="of:=[.I109]/24" office:value-type="float" office:value="0.69474450079455">
            <text:p>0,69</text:p>
          </table:table-cell>
          <table:table-cell table:style-name="ce9" table:formula="of:=SUM([.$J$34:.J109])" office:value-type="float" office:value="90.9938386980964">
            <text:p>90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,385</text:p>
          </table:table-cell>
          <table:table-cell table:style-name="ce9" table:formula="of:=ROUND((1-[.B110])*0.5*[.$B$28]+2)" office:value-type="float" office:value="266">
            <text:p>266</text:p>
          </table:table-cell>
          <table:table-cell table:style-name="ce9" table:formula="of:=MIN(([.C110]*2+1)^2;[.$J$4])" office:value-type="float" office:value="284089">
            <text:p>284089</text:p>
          </table:table-cell>
          <table:table-cell table:style-name="ce9" table:formula="of:=((([.$B$4]*[.D110])*[.$B$29]+(1-[.$B$29])*([.$B$4]*[.$J$4]))/([.$E$4]*10^6))/3600" office:value-type="float" office:value="5.67872979304571">
            <text:p>5,68</text:p>
          </table:table-cell>
          <table:table-cell table:style-name="ce9" table:formula="of:=[.E110]/24" office:value-type="float" office:value="0.236613741376904">
            <text:p>0,24</text:p>
          </table:table-cell>
          <table:table-cell table:style-name="ce9" table:formula="of:=(([.$B$4]*[.D110])/([.$E$5]*10^6))/3600" office:value-type="float" office:value="10.7476630982476">
            <text:p>10,75</text:p>
          </table:table-cell>
          <table:table-cell table:style-name="ce9" table:formula="of:=[.G110]/24" office:value-type="float" office:value="0.447819295760316">
            <text:p>0,45</text:p>
          </table:table-cell>
          <table:table-cell table:style-name="ce9" table:formula="of:=[.E110]+[.G110]" office:value-type="float" office:value="16.4263928912933">
            <text:p>16,43</text:p>
          </table:table-cell>
          <table:table-cell table:style-name="ce9" table:formula="of:=[.I110]/24" office:value-type="float" office:value="0.68443303713722">
            <text:p>0,68</text:p>
          </table:table-cell>
          <table:table-cell table:style-name="ce9" table:formula="of:=SUM([.$J$34:.J110])" office:value-type="float" office:value="91.6782717352337">
            <text:p>91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,390</text:p>
          </table:table-cell>
          <table:table-cell table:style-name="ce9" table:formula="of:=ROUND((1-[.B111])*0.5*[.$B$28]+2)" office:value-type="float" office:value="264">
            <text:p>264</text:p>
          </table:table-cell>
          <table:table-cell table:style-name="ce9" table:formula="of:=MIN(([.C111]*2+1)^2;[.$J$4])" office:value-type="float" office:value="279841">
            <text:p>279841</text:p>
          </table:table-cell>
          <table:table-cell table:style-name="ce9" table:formula="of:=((([.$B$4]*[.D111])*[.$B$29]+(1-[.$B$29])*([.$B$4]*[.$J$4]))/([.$E$4]*10^6))/3600" office:value-type="float" office:value="5.59381540297478">
            <text:p>5,59</text:p>
          </table:table-cell>
          <table:table-cell table:style-name="ce9" table:formula="of:=[.E111]/24" office:value-type="float" office:value="0.233075641790616">
            <text:p>0,23</text:p>
          </table:table-cell>
          <table:table-cell table:style-name="ce9" table:formula="of:=(([.$B$4]*[.D111])/([.$E$5]*10^6))/3600" office:value-type="float" office:value="10.5869526418717">
            <text:p>10,59</text:p>
          </table:table-cell>
          <table:table-cell table:style-name="ce9" table:formula="of:=[.G111]/24" office:value-type="float" office:value="0.441123026744656">
            <text:p>0,44</text:p>
          </table:table-cell>
          <table:table-cell table:style-name="ce9" table:formula="of:=[.E111]+[.G111]" office:value-type="float" office:value="16.1807680448465">
            <text:p>16,18</text:p>
          </table:table-cell>
          <table:table-cell table:style-name="ce9" table:formula="of:=[.I111]/24" office:value-type="float" office:value="0.674198668535272">
            <text:p>0,67</text:p>
          </table:table-cell>
          <table:table-cell table:style-name="ce9" table:formula="of:=SUM([.$J$34:.J111])" office:value-type="float" office:value="92.3524704037689">
            <text:p>92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,395</text:p>
          </table:table-cell>
          <table:table-cell table:style-name="ce9" table:formula="of:=ROUND((1-[.B112])*0.5*[.$B$28]+2)" office:value-type="float" office:value="262">
            <text:p>262</text:p>
          </table:table-cell>
          <table:table-cell table:style-name="ce9" table:formula="of:=MIN(([.C112]*2+1)^2;[.$J$4])" office:value-type="float" office:value="275625">
            <text:p>275625</text:p>
          </table:table-cell>
          <table:table-cell table:style-name="ce9" table:formula="of:=((([.$B$4]*[.D112])*[.$B$29]+(1-[.$B$29])*([.$B$4]*[.$J$4]))/([.$E$4]*10^6))/3600" office:value-type="float" office:value="5.50954066932624">
            <text:p>5,51</text:p>
          </table:table-cell>
          <table:table-cell table:style-name="ce9" table:formula="of:=[.E112]/24" office:value-type="float" office:value="0.22956419455526">
            <text:p>0,23</text:p>
          </table:table-cell>
          <table:table-cell table:style-name="ce9" table:formula="of:=(([.$B$4]*[.D112])/([.$E$5]*10^6))/3600" office:value-type="float" office:value="10.4274528104027">
            <text:p>10,43</text:p>
          </table:table-cell>
          <table:table-cell table:style-name="ce9" table:formula="of:=[.G112]/24" office:value-type="float" office:value="0.434477200433445">
            <text:p>0,43</text:p>
          </table:table-cell>
          <table:table-cell table:style-name="ce9" table:formula="of:=[.E112]+[.G112]" office:value-type="float" office:value="15.9369934797289">
            <text:p>15,94</text:p>
          </table:table-cell>
          <table:table-cell table:style-name="ce9" table:formula="of:=[.I112]/24" office:value-type="float" office:value="0.664041394988705">
            <text:p>0,66</text:p>
          </table:table-cell>
          <table:table-cell table:style-name="ce9" table:formula="of:=SUM([.$J$34:.J112])" office:value-type="float" office:value="93.0165117987576">
            <text:p>9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,400</text:p>
          </table:table-cell>
          <table:table-cell table:style-name="ce9" table:formula="of:=ROUND((1-[.B113])*0.5*[.$B$28]+2)" office:value-type="float" office:value="260">
            <text:p>260</text:p>
          </table:table-cell>
          <table:table-cell table:style-name="ce9" table:formula="of:=MIN(([.C113]*2+1)^2;[.$J$4])" office:value-type="float" office:value="271441">
            <text:p>271441</text:p>
          </table:table-cell>
          <table:table-cell table:style-name="ce9" table:formula="of:=((([.$B$4]*[.D113])*[.$B$29]+(1-[.$B$29])*([.$B$4]*[.$J$4]))/([.$E$4]*10^6))/3600" office:value-type="float" office:value="5.42590559210008">
            <text:p>5,43</text:p>
          </table:table-cell>
          <table:table-cell table:style-name="ce9" table:formula="of:=[.E113]/24" office:value-type="float" office:value="0.226079399670837">
            <text:p>0,23</text:p>
          </table:table-cell>
          <table:table-cell table:style-name="ce9" table:formula="of:=(([.$B$4]*[.D113])/([.$E$5]*10^6))/3600" office:value-type="float" office:value="10.2691636038404">
            <text:p>10,27</text:p>
          </table:table-cell>
          <table:table-cell table:style-name="ce9" table:formula="of:=[.G113]/24" office:value-type="float" office:value="0.427881816826684">
            <text:p>0,43</text:p>
          </table:table-cell>
          <table:table-cell table:style-name="ce9" table:formula="of:=[.E113]+[.G113]" office:value-type="float" office:value="15.6950691959405">
            <text:p>15,7</text:p>
          </table:table-cell>
          <table:table-cell table:style-name="ce9" table:formula="of:=[.I113]/24" office:value-type="float" office:value="0.653961216497521">
            <text:p>0,65</text:p>
          </table:table-cell>
          <table:table-cell table:style-name="ce9" table:formula="of:=SUM([.$J$34:.J113])" office:value-type="float" office:value="93.6704730152552">
            <text:p>9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,405</text:p>
          </table:table-cell>
          <table:table-cell table:style-name="ce9" table:formula="of:=ROUND((1-[.B114])*0.5*[.$B$28]+2)" office:value-type="float" office:value="258">
            <text:p>258</text:p>
          </table:table-cell>
          <table:table-cell table:style-name="ce9" table:formula="of:=MIN(([.C114]*2+1)^2;[.$J$4])" office:value-type="float" office:value="267289">
            <text:p>267289</text:p>
          </table:table-cell>
          <table:table-cell table:style-name="ce9" table:formula="of:=((([.$B$4]*[.D114])*[.$B$29]+(1-[.$B$29])*([.$B$4]*[.$J$4]))/([.$E$4]*10^6))/3600" office:value-type="float" office:value="5.3429101712963">
            <text:p>5,34</text:p>
          </table:table-cell>
          <table:table-cell table:style-name="ce9" table:formula="of:=[.E114]/24" office:value-type="float" office:value="0.222621257137346">
            <text:p>0,22</text:p>
          </table:table-cell>
          <table:table-cell table:style-name="ce9" table:formula="of:=(([.$B$4]*[.D114])/([.$E$5]*10^6))/3600" office:value-type="float" office:value="10.1120850221849">
            <text:p>10,11</text:p>
          </table:table-cell>
          <table:table-cell table:style-name="ce9" table:formula="of:=[.G114]/24" office:value-type="float" office:value="0.421336875924372">
            <text:p>0,42</text:p>
          </table:table-cell>
          <table:table-cell table:style-name="ce9" table:formula="of:=[.E114]+[.G114]" office:value-type="float" office:value="15.4549951934812">
            <text:p>15,45</text:p>
          </table:table-cell>
          <table:table-cell table:style-name="ce9" table:formula="of:=[.I114]/24" office:value-type="float" office:value="0.643958133061718">
            <text:p>0,64</text:p>
          </table:table-cell>
          <table:table-cell table:style-name="ce9" table:formula="of:=SUM([.$J$34:.J114])" office:value-type="float" office:value="94.3144311483169">
            <text:p>94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,410</text:p>
          </table:table-cell>
          <table:table-cell table:style-name="ce9" table:formula="of:=ROUND((1-[.B115])*0.5*[.$B$28]+2)" office:value-type="float" office:value="255">
            <text:p>255</text:p>
          </table:table-cell>
          <table:table-cell table:style-name="ce9" table:formula="of:=MIN(([.C115]*2+1)^2;[.$J$4])" office:value-type="float" office:value="261121">
            <text:p>261121</text:p>
          </table:table-cell>
          <table:table-cell table:style-name="ce9" table:formula="of:=((([.$B$4]*[.D115])*[.$B$29]+(1-[.$B$29])*([.$B$4]*[.$J$4]))/([.$E$4]*10^6))/3600" office:value-type="float" office:value="5.21961639588259">
            <text:p>5,22</text:p>
          </table:table-cell>
          <table:table-cell table:style-name="ce9" table:formula="of:=[.E115]/24" office:value-type="float" office:value="0.217484016495108">
            <text:p>0,22</text:p>
          </table:table-cell>
          <table:table-cell table:style-name="ce9" table:formula="of:=(([.$B$4]*[.D115])/([.$E$5]*10^6))/3600" office:value-type="float" office:value="9.87873707140194">
            <text:p>9,88</text:p>
          </table:table-cell>
          <table:table-cell table:style-name="ce9" table:formula="of:=[.G115]/24" office:value-type="float" office:value="0.411614044641747">
            <text:p>0,41</text:p>
          </table:table-cell>
          <table:table-cell table:style-name="ce9" table:formula="of:=[.E115]+[.G115]" office:value-type="float" office:value="15.0983534672845">
            <text:p>15,1</text:p>
          </table:table-cell>
          <table:table-cell table:style-name="ce9" table:formula="of:=[.I115]/24" office:value-type="float" office:value="0.629098061136855">
            <text:p>0,63</text:p>
          </table:table-cell>
          <table:table-cell table:style-name="ce9" table:formula="of:=SUM([.$J$34:.J115])" office:value-type="float" office:value="94.9435292094537">
            <text:p>94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,415</text:p>
          </table:table-cell>
          <table:table-cell table:style-name="ce9" table:formula="of:=ROUND((1-[.B116])*0.5*[.$B$28]+2)" office:value-type="float" office:value="253">
            <text:p>253</text:p>
          </table:table-cell>
          <table:table-cell table:style-name="ce9" table:formula="of:=MIN(([.C116]*2+1)^2;[.$J$4])" office:value-type="float" office:value="257049">
            <text:p>257049</text:p>
          </table:table-cell>
          <table:table-cell table:style-name="ce9" table:formula="of:=((([.$B$4]*[.D116])*[.$B$29]+(1-[.$B$29])*([.$B$4]*[.$J$4]))/([.$E$4]*10^6))/3600" office:value-type="float" office:value="5.13822011613475">
            <text:p>5,14</text:p>
          </table:table-cell>
          <table:table-cell table:style-name="ce9" table:formula="of:=[.E116]/24" office:value-type="float" office:value="0.214092504838948">
            <text:p>0,21</text:p>
          </table:table-cell>
          <table:table-cell table:style-name="ce9" table:formula="of:=(([.$B$4]*[.D116])/([.$E$5]*10^6))/3600" office:value-type="float" office:value="9.72468505201342">
            <text:p>9,72</text:p>
          </table:table-cell>
          <table:table-cell table:style-name="ce9" table:formula="of:=[.G116]/24" office:value-type="float" office:value="0.405195210500559">
            <text:p>0,41</text:p>
          </table:table-cell>
          <table:table-cell table:style-name="ce9" table:formula="of:=[.E116]+[.G116]" office:value-type="float" office:value="14.8629051681482">
            <text:p>14,86</text:p>
          </table:table-cell>
          <table:table-cell table:style-name="ce9" table:formula="of:=[.I116]/24" office:value-type="float" office:value="0.619287715339507">
            <text:p>0,62</text:p>
          </table:table-cell>
          <table:table-cell table:style-name="ce9" table:formula="of:=SUM([.$J$34:.J116])" office:value-type="float" office:value="95.5628169247932">
            <text:p>95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,420</text:p>
          </table:table-cell>
          <table:table-cell table:style-name="ce9" table:formula="of:=ROUND((1-[.B117])*0.5*[.$B$28]+2)" office:value-type="float" office:value="251">
            <text:p>251</text:p>
          </table:table-cell>
          <table:table-cell table:style-name="ce9" table:formula="of:=MIN(([.C117]*2+1)^2;[.$J$4])" office:value-type="float" office:value="253009">
            <text:p>253009</text:p>
          </table:table-cell>
          <table:table-cell table:style-name="ce9" table:formula="of:=((([.$B$4]*[.D117])*[.$B$29]+(1-[.$B$29])*([.$B$4]*[.$J$4]))/([.$E$4]*10^6))/3600" office:value-type="float" office:value="5.0574634928093">
            <text:p>5,06</text:p>
          </table:table-cell>
          <table:table-cell table:style-name="ce9" table:formula="of:=[.E117]/24" office:value-type="float" office:value="0.210727645533721">
            <text:p>0,21</text:p>
          </table:table-cell>
          <table:table-cell table:style-name="ce9" table:formula="of:=(([.$B$4]*[.D117])/([.$E$5]*10^6))/3600" office:value-type="float" office:value="9.57184365753169">
            <text:p>9,57</text:p>
          </table:table-cell>
          <table:table-cell table:style-name="ce9" table:formula="of:=[.G117]/24" office:value-type="float" office:value="0.39882681906382">
            <text:p>0,4</text:p>
          </table:table-cell>
          <table:table-cell table:style-name="ce9" table:formula="of:=[.E117]+[.G117]" office:value-type="float" office:value="14.629307150341">
            <text:p>14,63</text:p>
          </table:table-cell>
          <table:table-cell table:style-name="ce9" table:formula="of:=[.I117]/24" office:value-type="float" office:value="0.609554464597541">
            <text:p>0,61</text:p>
          </table:table-cell>
          <table:table-cell table:style-name="ce9" table:formula="of:=SUM([.$J$34:.J117])" office:value-type="float" office:value="96.1723713893908">
            <text:p>96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,425</text:p>
          </table:table-cell>
          <table:table-cell table:style-name="ce9" table:formula="of:=ROUND((1-[.B118])*0.5*[.$B$28]+2)" office:value-type="float" office:value="249">
            <text:p>249</text:p>
          </table:table-cell>
          <table:table-cell table:style-name="ce9" table:formula="of:=MIN(([.C118]*2+1)^2;[.$J$4])" office:value-type="float" office:value="249001">
            <text:p>249001</text:p>
          </table:table-cell>
          <table:table-cell table:style-name="ce9" table:formula="of:=((([.$B$4]*[.D118])*[.$B$29]+(1-[.$B$29])*([.$B$4]*[.$J$4]))/([.$E$4]*10^6))/3600" office:value-type="float" office:value="4.97734652590623">
            <text:p>4,98</text:p>
          </table:table-cell>
          <table:table-cell table:style-name="ce9" table:formula="of:=[.E118]/24" office:value-type="float" office:value="0.207389438579426">
            <text:p>0,21</text:p>
          </table:table-cell>
          <table:table-cell table:style-name="ce9" table:formula="of:=(([.$B$4]*[.D118])/([.$E$5]*10^6))/3600" office:value-type="float" office:value="9.42021288795675">
            <text:p>9,42</text:p>
          </table:table-cell>
          <table:table-cell table:style-name="ce9" table:formula="of:=[.G118]/24" office:value-type="float" office:value="0.392508870331531">
            <text:p>0,39</text:p>
          </table:table-cell>
          <table:table-cell table:style-name="ce9" table:formula="of:=[.E118]+[.G118]" office:value-type="float" office:value="14.397559413863">
            <text:p>14,4</text:p>
          </table:table-cell>
          <table:table-cell table:style-name="ce9" table:formula="of:=[.I118]/24" office:value-type="float" office:value="0.599898308910957">
            <text:p>0,6</text:p>
          </table:table-cell>
          <table:table-cell table:style-name="ce9" table:formula="of:=SUM([.$J$34:.J118])" office:value-type="float" office:value="96.7722696983017">
            <text:p>96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,430</text:p>
          </table:table-cell>
          <table:table-cell table:style-name="ce9" table:formula="of:=ROUND((1-[.B119])*0.5*[.$B$28]+2)" office:value-type="float" office:value="247">
            <text:p>247</text:p>
          </table:table-cell>
          <table:table-cell table:style-name="ce9" table:formula="of:=MIN(([.C119]*2+1)^2;[.$J$4])" office:value-type="float" office:value="245025">
            <text:p>245025</text:p>
          </table:table-cell>
          <table:table-cell table:style-name="ce9" table:formula="of:=((([.$B$4]*[.D119])*[.$B$29]+(1-[.$B$29])*([.$B$4]*[.$J$4]))/([.$E$4]*10^6))/3600" office:value-type="float" office:value="4.89786921542553">
            <text:p>4,9</text:p>
          </table:table-cell>
          <table:table-cell table:style-name="ce9" table:formula="of:=[.E119]/24" office:value-type="float" office:value="0.204077883976064">
            <text:p>0,2</text:p>
          </table:table-cell>
          <table:table-cell table:style-name="ce9" table:formula="of:=(([.$B$4]*[.D119])/([.$E$5]*10^6))/3600" office:value-type="float" office:value="9.26979274328859">
            <text:p>9,27</text:p>
          </table:table-cell>
          <table:table-cell table:style-name="ce9" table:formula="of:=[.G119]/24" office:value-type="float" office:value="0.386241364303691">
            <text:p>0,39</text:p>
          </table:table-cell>
          <table:table-cell table:style-name="ce9" table:formula="of:=[.E119]+[.G119]" office:value-type="float" office:value="14.1676619587141">
            <text:p>14,17</text:p>
          </table:table-cell>
          <table:table-cell table:style-name="ce9" table:formula="of:=[.I119]/24" office:value-type="float" office:value="0.590319248279755">
            <text:p>0,59</text:p>
          </table:table-cell>
          <table:table-cell table:style-name="ce9" table:formula="of:=SUM([.$J$34:.J119])" office:value-type="float" office:value="97.3625889465815">
            <text:p>97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,435</text:p>
          </table:table-cell>
          <table:table-cell table:style-name="ce9" table:formula="of:=ROUND((1-[.B120])*0.5*[.$B$28]+2)" office:value-type="float" office:value="245">
            <text:p>245</text:p>
          </table:table-cell>
          <table:table-cell table:style-name="ce9" table:formula="of:=MIN(([.C120]*2+1)^2;[.$J$4])" office:value-type="float" office:value="241081">
            <text:p>241081</text:p>
          </table:table-cell>
          <table:table-cell table:style-name="ce9" table:formula="of:=((([.$B$4]*[.D120])*[.$B$29]+(1-[.$B$29])*([.$B$4]*[.$J$4]))/([.$E$4]*10^6))/3600" office:value-type="float" office:value="4.81903156136722">
            <text:p>4,82</text:p>
          </table:table-cell>
          <table:table-cell table:style-name="ce9" table:formula="of:=[.E120]/24" office:value-type="float" office:value="0.200792981723634">
            <text:p>0,2</text:p>
          </table:table-cell>
          <table:table-cell table:style-name="ce9" table:formula="of:=(([.$B$4]*[.D120])/([.$E$5]*10^6))/3600" office:value-type="float" office:value="9.12058322352722">
            <text:p>9,12</text:p>
          </table:table-cell>
          <table:table-cell table:style-name="ce9" table:formula="of:=[.G120]/24" office:value-type="float" office:value="0.380024300980301">
            <text:p>0,38</text:p>
          </table:table-cell>
          <table:table-cell table:style-name="ce9" table:formula="of:=[.E120]+[.G120]" office:value-type="float" office:value="13.9396147848944">
            <text:p>13,94</text:p>
          </table:table-cell>
          <table:table-cell table:style-name="ce9" table:formula="of:=[.I120]/24" office:value-type="float" office:value="0.580817282703935">
            <text:p>0,58</text:p>
          </table:table-cell>
          <table:table-cell table:style-name="ce9" table:formula="of:=SUM([.$J$34:.J120])" office:value-type="float" office:value="97.9434062292854">
            <text:p>97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,440</text:p>
          </table:table-cell>
          <table:table-cell table:style-name="ce9" table:formula="of:=ROUND((1-[.B121])*0.5*[.$B$28]+2)" office:value-type="float" office:value="243">
            <text:p>243</text:p>
          </table:table-cell>
          <table:table-cell table:style-name="ce9" table:formula="of:=MIN(([.C121]*2+1)^2;[.$J$4])" office:value-type="float" office:value="237169">
            <text:p>237169</text:p>
          </table:table-cell>
          <table:table-cell table:style-name="ce9" table:formula="of:=((([.$B$4]*[.D121])*[.$B$29]+(1-[.$B$29])*([.$B$4]*[.$J$4]))/([.$E$4]*10^6))/3600" office:value-type="float" office:value="4.74083356373129">
            <text:p>4,74</text:p>
          </table:table-cell>
          <table:table-cell table:style-name="ce9" table:formula="of:=[.E121]/24" office:value-type="float" office:value="0.197534731822137">
            <text:p>0,2</text:p>
          </table:table-cell>
          <table:table-cell table:style-name="ce9" table:formula="of:=(([.$B$4]*[.D121])/([.$E$5]*10^6))/3600" office:value-type="float" office:value="8.97258432867263">
            <text:p>8,97</text:p>
          </table:table-cell>
          <table:table-cell table:style-name="ce9" table:formula="of:=[.G121]/24" office:value-type="float" office:value="0.37385768036136">
            <text:p>0,37</text:p>
          </table:table-cell>
          <table:table-cell table:style-name="ce9" table:formula="of:=[.E121]+[.G121]" office:value-type="float" office:value="13.7134178924039">
            <text:p>13,71</text:p>
          </table:table-cell>
          <table:table-cell table:style-name="ce9" table:formula="of:=[.I121]/24" office:value-type="float" office:value="0.571392412183497">
            <text:p>0,57</text:p>
          </table:table-cell>
          <table:table-cell table:style-name="ce9" table:formula="of:=SUM([.$J$34:.J121])" office:value-type="float" office:value="98.5147986414689">
            <text:p>98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,445</text:p>
          </table:table-cell>
          <table:table-cell table:style-name="ce9" table:formula="of:=ROUND((1-[.B122])*0.5*[.$B$28]+2)" office:value-type="float" office:value="240">
            <text:p>240</text:p>
          </table:table-cell>
          <table:table-cell table:style-name="ce9" table:formula="of:=MIN(([.C122]*2+1)^2;[.$J$4])" office:value-type="float" office:value="231361">
            <text:p>231361</text:p>
          </table:table-cell>
          <table:table-cell table:style-name="ce9" table:formula="of:=((([.$B$4]*[.D122])*[.$B$29]+(1-[.$B$29])*([.$B$4]*[.$J$4]))/([.$E$4]*10^6))/3600" office:value-type="float" office:value="4.62473592306935">
            <text:p>4,62</text:p>
          </table:table-cell>
          <table:table-cell table:style-name="ce9" table:formula="of:=[.E122]/24" office:value-type="float" office:value="0.192697330127889">
            <text:p>0,19</text:p>
          </table:table-cell>
          <table:table-cell table:style-name="ce9" table:formula="of:=(([.$B$4]*[.D122])/([.$E$5]*10^6))/3600" office:value-type="float" office:value="8.75285590809098">
            <text:p>8,75</text:p>
          </table:table-cell>
          <table:table-cell table:style-name="ce9" table:formula="of:=[.G122]/24" office:value-type="float" office:value="0.364702329503791">
            <text:p>0,36</text:p>
          </table:table-cell>
          <table:table-cell table:style-name="ce9" table:formula="of:=[.E122]+[.G122]" office:value-type="float" office:value="13.3775918311603">
            <text:p>13,38</text:p>
          </table:table-cell>
          <table:table-cell table:style-name="ce9" table:formula="of:=[.I122]/24" office:value-type="float" office:value="0.55739965963168">
            <text:p>0,56</text:p>
          </table:table-cell>
          <table:table-cell table:style-name="ce9" table:formula="of:=SUM([.$J$34:.J122])" office:value-type="float" office:value="99.0721983011006">
            <text:p>99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,450</text:p>
          </table:table-cell>
          <table:table-cell table:style-name="ce9" table:formula="of:=ROUND((1-[.B123])*0.5*[.$B$28]+2)" office:value-type="float" office:value="238">
            <text:p>238</text:p>
          </table:table-cell>
          <table:table-cell table:style-name="ce9" table:formula="of:=MIN(([.C123]*2+1)^2;[.$J$4])" office:value-type="float" office:value="227529">
            <text:p>227529</text:p>
          </table:table-cell>
          <table:table-cell table:style-name="ce9" table:formula="of:=((([.$B$4]*[.D123])*[.$B$29]+(1-[.$B$29])*([.$B$4]*[.$J$4]))/([.$E$4]*10^6))/3600" office:value-type="float" office:value="4.54813706648936">
            <text:p>4,55</text:p>
          </table:table-cell>
          <table:table-cell table:style-name="ce9" table:formula="of:=[.E123]/24" office:value-type="float" office:value="0.189505711103723">
            <text:p>0,19</text:p>
          </table:table-cell>
          <table:table-cell table:style-name="ce9" table:formula="of:=(([.$B$4]*[.D123])/([.$E$5]*10^6))/3600" office:value-type="float" office:value="8.60788357550336">
            <text:p>8,61</text:p>
          </table:table-cell>
          <table:table-cell table:style-name="ce9" table:formula="of:=[.G123]/24" office:value-type="float" office:value="0.358661815645973">
            <text:p>0,36</text:p>
          </table:table-cell>
          <table:table-cell table:style-name="ce9" table:formula="of:=[.E123]+[.G123]" office:value-type="float" office:value="13.1560206419927">
            <text:p>13,16</text:p>
          </table:table-cell>
          <table:table-cell table:style-name="ce9" table:formula="of:=[.I123]/24" office:value-type="float" office:value="0.548167526749697">
            <text:p>0,55</text:p>
          </table:table-cell>
          <table:table-cell table:style-name="ce9" table:formula="of:=SUM([.$J$34:.J123])" office:value-type="float" office:value="99.6203658278503">
            <text:p>9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,455</text:p>
          </table:table-cell>
          <table:table-cell table:style-name="ce9" table:formula="of:=ROUND((1-[.B124])*0.5*[.$B$28]+2)" office:value-type="float" office:value="236">
            <text:p>236</text:p>
          </table:table-cell>
          <table:table-cell table:style-name="ce9" table:formula="of:=MIN(([.C124]*2+1)^2;[.$J$4])" office:value-type="float" office:value="223729">
            <text:p>223729</text:p>
          </table:table-cell>
          <table:table-cell table:style-name="ce9" table:formula="of:=((([.$B$4]*[.D124])*[.$B$29]+(1-[.$B$29])*([.$B$4]*[.$J$4]))/([.$E$4]*10^6))/3600" office:value-type="float" office:value="4.47217786633176">
            <text:p>4,47</text:p>
          </table:table-cell>
          <table:table-cell table:style-name="ce9" table:formula="of:=[.E124]/24" office:value-type="float" office:value="0.18634074443049">
            <text:p>0,19</text:p>
          </table:table-cell>
          <table:table-cell table:style-name="ce9" table:formula="of:=(([.$B$4]*[.D124])/([.$E$5]*10^6))/3600" office:value-type="float" office:value="8.46412186782252">
            <text:p>8,46</text:p>
          </table:table-cell>
          <table:table-cell table:style-name="ce9" table:formula="of:=[.G124]/24" office:value-type="float" office:value="0.352671744492605">
            <text:p>0,35</text:p>
          </table:table-cell>
          <table:table-cell table:style-name="ce9" table:formula="of:=[.E124]+[.G124]" office:value-type="float" office:value="12.9362997341543">
            <text:p>12,94</text:p>
          </table:table-cell>
          <table:table-cell table:style-name="ce9" table:formula="of:=[.I124]/24" office:value-type="float" office:value="0.539012488923095">
            <text:p>0,54</text:p>
          </table:table-cell>
          <table:table-cell table:style-name="ce9" table:formula="of:=SUM([.$J$34:.J124])" office:value-type="float" office:value="100.159378316773">
            <text:p>100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,460</text:p>
          </table:table-cell>
          <table:table-cell table:style-name="ce9" table:formula="of:=ROUND((1-[.B125])*0.5*[.$B$28]+2)" office:value-type="float" office:value="234">
            <text:p>234</text:p>
          </table:table-cell>
          <table:table-cell table:style-name="ce9" table:formula="of:=MIN(([.C125]*2+1)^2;[.$J$4])" office:value-type="float" office:value="219961">
            <text:p>219961</text:p>
          </table:table-cell>
          <table:table-cell table:style-name="ce9" table:formula="of:=((([.$B$4]*[.D125])*[.$B$29]+(1-[.$B$29])*([.$B$4]*[.$J$4]))/([.$E$4]*10^6))/3600" office:value-type="float" office:value="4.39685832259653">
            <text:p>4,4</text:p>
          </table:table-cell>
          <table:table-cell table:style-name="ce9" table:formula="of:=[.E125]/24" office:value-type="float" office:value="0.183202430108189">
            <text:p>0,18</text:p>
          </table:table-cell>
          <table:table-cell table:style-name="ce9" table:formula="of:=(([.$B$4]*[.D125])/([.$E$5]*10^6))/3600" office:value-type="float" office:value="8.32157078504847">
            <text:p>8,32</text:p>
          </table:table-cell>
          <table:table-cell table:style-name="ce9" table:formula="of:=[.G125]/24" office:value-type="float" office:value="0.346732116043686">
            <text:p>0,35</text:p>
          </table:table-cell>
          <table:table-cell table:style-name="ce9" table:formula="of:=[.E125]+[.G125]" office:value-type="float" office:value="12.718429107645">
            <text:p>12,72</text:p>
          </table:table-cell>
          <table:table-cell table:style-name="ce9" table:formula="of:=[.I125]/24" office:value-type="float" office:value="0.529934546151875">
            <text:p>0,53</text:p>
          </table:table-cell>
          <table:table-cell table:style-name="ce9" table:formula="of:=SUM([.$J$34:.J125])" office:value-type="float" office:value="100.689312862925">
            <text:p>100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,465</text:p>
          </table:table-cell>
          <table:table-cell table:style-name="ce9" table:formula="of:=ROUND((1-[.B126])*0.5*[.$B$28]+2)" office:value-type="float" office:value="232">
            <text:p>232</text:p>
          </table:table-cell>
          <table:table-cell table:style-name="ce9" table:formula="of:=MIN(([.C126]*2+1)^2;[.$J$4])" office:value-type="float" office:value="216225">
            <text:p>216225</text:p>
          </table:table-cell>
          <table:table-cell table:style-name="ce9" table:formula="of:=((([.$B$4]*[.D126])*[.$B$29]+(1-[.$B$29])*([.$B$4]*[.$J$4]))/([.$E$4]*10^6))/3600" office:value-type="float" office:value="4.32217843528369">
            <text:p>4,32</text:p>
          </table:table-cell>
          <table:table-cell table:style-name="ce9" table:formula="of:=[.E126]/24" office:value-type="float" office:value="0.18009076813682">
            <text:p>0,18</text:p>
          </table:table-cell>
          <table:table-cell table:style-name="ce9" table:formula="of:=(([.$B$4]*[.D126])/([.$E$5]*10^6))/3600" office:value-type="float" office:value="8.18023032718121">
            <text:p>8,18</text:p>
          </table:table-cell>
          <table:table-cell table:style-name="ce9" table:formula="of:=[.G126]/24" office:value-type="float" office:value="0.340842930299217">
            <text:p>0,34</text:p>
          </table:table-cell>
          <table:table-cell table:style-name="ce9" table:formula="of:=[.E126]+[.G126]" office:value-type="float" office:value="12.5024087624649">
            <text:p>12,5</text:p>
          </table:table-cell>
          <table:table-cell table:style-name="ce9" table:formula="of:=[.I126]/24" office:value-type="float" office:value="0.520933698436037">
            <text:p>0,52</text:p>
          </table:table-cell>
          <table:table-cell table:style-name="ce9" table:formula="of:=SUM([.$J$34:.J126])" office:value-type="float" office:value="101.210246561361">
            <text:p>101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,470</text:p>
          </table:table-cell>
          <table:table-cell table:style-name="ce9" table:formula="of:=ROUND((1-[.B127])*0.5*[.$B$28]+2)" office:value-type="float" office:value="230">
            <text:p>230</text:p>
          </table:table-cell>
          <table:table-cell table:style-name="ce9" table:formula="of:=MIN(([.C127]*2+1)^2;[.$J$4])" office:value-type="float" office:value="212521">
            <text:p>212521</text:p>
          </table:table-cell>
          <table:table-cell table:style-name="ce9" table:formula="of:=((([.$B$4]*[.D127])*[.$B$29]+(1-[.$B$29])*([.$B$4]*[.$J$4]))/([.$E$4]*10^6))/3600" office:value-type="float" office:value="4.24813820439322">
            <text:p>4,25</text:p>
          </table:table-cell>
          <table:table-cell table:style-name="ce9" table:formula="of:=[.E127]/24" office:value-type="float" office:value="0.177005758516384">
            <text:p>0,18</text:p>
          </table:table-cell>
          <table:table-cell table:style-name="ce9" table:formula="of:=(([.$B$4]*[.D127])/([.$E$5]*10^6))/3600" office:value-type="float" office:value="8.04010049422073">
            <text:p>8,04</text:p>
          </table:table-cell>
          <table:table-cell table:style-name="ce9" table:formula="of:=[.G127]/24" office:value-type="float" office:value="0.335004187259197">
            <text:p>0,34</text:p>
          </table:table-cell>
          <table:table-cell table:style-name="ce9" table:formula="of:=[.E127]+[.G127]" office:value-type="float" office:value="12.288238698614">
            <text:p>12,29</text:p>
          </table:table-cell>
          <table:table-cell table:style-name="ce9" table:formula="of:=[.I127]/24" office:value-type="float" office:value="0.512009945775581">
            <text:p>0,51</text:p>
          </table:table-cell>
          <table:table-cell table:style-name="ce9" table:formula="of:=SUM([.$J$34:.J127])" office:value-type="float" office:value="101.722256507137">
            <text:p>101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,475</text:p>
          </table:table-cell>
          <table:table-cell table:style-name="ce9" table:formula="of:=ROUND((1-[.B128])*0.5*[.$B$28]+2)" office:value-type="float" office:value="227">
            <text:p>227</text:p>
          </table:table-cell>
          <table:table-cell table:style-name="ce9" table:formula="of:=MIN(([.C128]*2+1)^2;[.$J$4])" office:value-type="float" office:value="207025">
            <text:p>207025</text:p>
          </table:table-cell>
          <table:table-cell table:style-name="ce9" table:formula="of:=((([.$B$4]*[.D128])*[.$B$29]+(1-[.$B$29])*([.$B$4]*[.$J$4]))/([.$E$4]*10^6))/3600" office:value-type="float" office:value="4.13827721384949">
            <text:p>4,14</text:p>
          </table:table-cell>
          <table:table-cell table:style-name="ce9" table:formula="of:=[.E128]/24" office:value-type="float" office:value="0.172428217243729">
            <text:p>0,17</text:p>
          </table:table-cell>
          <table:table-cell table:style-name="ce9" table:formula="of:=(([.$B$4]*[.D128])/([.$E$5]*10^6))/3600" office:value-type="float" office:value="7.83217566648024">
            <text:p>7,83</text:p>
          </table:table-cell>
          <table:table-cell table:style-name="ce9" table:formula="of:=[.G128]/24" office:value-type="float" office:value="0.32634065277001">
            <text:p>0,33</text:p>
          </table:table-cell>
          <table:table-cell table:style-name="ce9" table:formula="of:=[.E128]+[.G128]" office:value-type="float" office:value="11.9704528803297">
            <text:p>11,97</text:p>
          </table:table-cell>
          <table:table-cell table:style-name="ce9" table:formula="of:=[.I128]/24" office:value-type="float" office:value="0.498768870013739">
            <text:p>0,5</text:p>
          </table:table-cell>
          <table:table-cell table:style-name="ce9" table:formula="of:=SUM([.$J$34:.J128])" office:value-type="float" office:value="102.221025377151">
            <text:p>102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,480</text:p>
          </table:table-cell>
          <table:table-cell table:style-name="ce9" table:formula="of:=ROUND((1-[.B129])*0.5*[.$B$28]+2)" office:value-type="float" office:value="225">
            <text:p>225</text:p>
          </table:table-cell>
          <table:table-cell table:style-name="ce9" table:formula="of:=MIN(([.C129]*2+1)^2;[.$J$4])" office:value-type="float" office:value="203401">
            <text:p>203401</text:p>
          </table:table-cell>
          <table:table-cell table:style-name="ce9" table:formula="of:=((([.$B$4]*[.D129])*[.$B$29]+(1-[.$B$29])*([.$B$4]*[.$J$4]))/([.$E$4]*10^6))/3600" office:value-type="float" office:value="4.06583612401497">
            <text:p>4,07</text:p>
          </table:table-cell>
          <table:table-cell table:style-name="ce9" table:formula="of:=[.E129]/24" office:value-type="float" office:value="0.169409838500624">
            <text:p>0,17</text:p>
          </table:table-cell>
          <table:table-cell table:style-name="ce9" table:formula="of:=(([.$B$4]*[.D129])/([.$E$5]*10^6))/3600" office:value-type="float" office:value="7.69507239578673">
            <text:p>7,7</text:p>
          </table:table-cell>
          <table:table-cell table:style-name="ce9" table:formula="of:=[.G129]/24" office:value-type="float" office:value="0.320628016491114">
            <text:p>0,32</text:p>
          </table:table-cell>
          <table:table-cell table:style-name="ce9" table:formula="of:=[.E129]+[.G129]" office:value-type="float" office:value="11.7609085198017">
            <text:p>11,76</text:p>
          </table:table-cell>
          <table:table-cell table:style-name="ce9" table:formula="of:=[.I129]/24" office:value-type="float" office:value="0.490037854991737">
            <text:p>0,49</text:p>
          </table:table-cell>
          <table:table-cell table:style-name="ce9" table:formula="of:=SUM([.$J$34:.J129])" office:value-type="float" office:value="102.711063232142">
            <text:p>10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,485</text:p>
          </table:table-cell>
          <table:table-cell table:style-name="ce9" table:formula="of:=ROUND((1-[.B130])*0.5*[.$B$28]+2)" office:value-type="float" office:value="223">
            <text:p>223</text:p>
          </table:table-cell>
          <table:table-cell table:style-name="ce9" table:formula="of:=MIN(([.C130]*2+1)^2;[.$J$4])" office:value-type="float" office:value="199809">
            <text:p>199809</text:p>
          </table:table-cell>
          <table:table-cell table:style-name="ce9" table:formula="of:=((([.$B$4]*[.D130])*[.$B$29]+(1-[.$B$29])*([.$B$4]*[.$J$4]))/([.$E$4]*10^6))/3600" office:value-type="float" office:value="3.99403469060284">
            <text:p>3,99</text:p>
          </table:table-cell>
          <table:table-cell table:style-name="ce9" table:formula="of:=[.E130]/24" office:value-type="float" office:value="0.166418112108452">
            <text:p>0,17</text:p>
          </table:table-cell>
          <table:table-cell table:style-name="ce9" table:formula="of:=(([.$B$4]*[.D130])/([.$E$5]*10^6))/3600" office:value-type="float" office:value="7.55917975">
            <text:p>7,56</text:p>
          </table:table-cell>
          <table:table-cell table:style-name="ce9" table:formula="of:=[.G130]/24" office:value-type="float" office:value="0.314965822916667">
            <text:p>0,31</text:p>
          </table:table-cell>
          <table:table-cell table:style-name="ce9" table:formula="of:=[.E130]+[.G130]" office:value-type="float" office:value="11.5532144406028">
            <text:p>11,55</text:p>
          </table:table-cell>
          <table:table-cell table:style-name="ce9" table:formula="of:=[.I130]/24" office:value-type="float" office:value="0.481383935025118">
            <text:p>0,48</text:p>
          </table:table-cell>
          <table:table-cell table:style-name="ce9" table:formula="of:=SUM([.$J$34:.J130])" office:value-type="float" office:value="103.192447167167">
            <text:p>103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,490</text:p>
          </table:table-cell>
          <table:table-cell table:style-name="ce9" table:formula="of:=ROUND((1-[.B131])*0.5*[.$B$28]+2)" office:value-type="float" office:value="221">
            <text:p>221</text:p>
          </table:table-cell>
          <table:table-cell table:style-name="ce9" table:formula="of:=MIN(([.C131]*2+1)^2;[.$J$4])" office:value-type="float" office:value="196249">
            <text:p>196249</text:p>
          </table:table-cell>
          <table:table-cell table:style-name="ce9" table:formula="of:=((([.$B$4]*[.D131])*[.$B$29]+(1-[.$B$29])*([.$B$4]*[.$J$4]))/([.$E$4]*10^6))/3600" office:value-type="float" office:value="3.92287291361308">
            <text:p>3,92</text:p>
          </table:table-cell>
          <table:table-cell table:style-name="ce9" table:formula="of:=[.E131]/24" office:value-type="float" office:value="0.163453038067212">
            <text:p>0,16</text:p>
          </table:table-cell>
          <table:table-cell table:style-name="ce9" table:formula="of:=(([.$B$4]*[.D131])/([.$E$5]*10^6))/3600" office:value-type="float" office:value="7.42449772912006">
            <text:p>7,42</text:p>
          </table:table-cell>
          <table:table-cell table:style-name="ce9" table:formula="of:=[.G131]/24" office:value-type="float" office:value="0.309354072046669">
            <text:p>0,31</text:p>
          </table:table-cell>
          <table:table-cell table:style-name="ce9" table:formula="of:=[.E131]+[.G131]" office:value-type="float" office:value="11.3473706427331">
            <text:p>11,35</text:p>
          </table:table-cell>
          <table:table-cell table:style-name="ce9" table:formula="of:=[.I131]/24" office:value-type="float" office:value="0.472807110113881">
            <text:p>0,47</text:p>
          </table:table-cell>
          <table:table-cell table:style-name="ce9" table:formula="of:=SUM([.$J$34:.J131])" office:value-type="float" office:value="103.665254277281">
            <text:p>10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,495</text:p>
          </table:table-cell>
          <table:table-cell table:style-name="ce9" table:formula="of:=ROUND((1-[.B132])*0.5*[.$B$28]+2)" office:value-type="float" office:value="219">
            <text:p>219</text:p>
          </table:table-cell>
          <table:table-cell table:style-name="ce9" table:formula="of:=MIN(([.C132]*2+1)^2;[.$J$4])" office:value-type="float" office:value="192721">
            <text:p>192721</text:p>
          </table:table-cell>
          <table:table-cell table:style-name="ce9" table:formula="of:=((([.$B$4]*[.D132])*[.$B$29]+(1-[.$B$29])*([.$B$4]*[.$J$4]))/([.$E$4]*10^6))/3600" office:value-type="float" office:value="3.85235079304571">
            <text:p>3,85</text:p>
          </table:table-cell>
          <table:table-cell table:style-name="ce9" table:formula="of:=[.E132]/24" office:value-type="float" office:value="0.160514616376904">
            <text:p>0,16</text:p>
          </table:table-cell>
          <table:table-cell table:style-name="ce9" table:formula="of:=(([.$B$4]*[.D132])/([.$E$5]*10^6))/3600" office:value-type="float" office:value="7.29102633314691">
            <text:p>7,29</text:p>
          </table:table-cell>
          <table:table-cell table:style-name="ce9" table:formula="of:=[.G132]/24" office:value-type="float" office:value="0.303792763881121">
            <text:p>0,3</text:p>
          </table:table-cell>
          <table:table-cell table:style-name="ce9" table:formula="of:=[.E132]+[.G132]" office:value-type="float" office:value="11.1433771261926">
            <text:p>11,14</text:p>
          </table:table-cell>
          <table:table-cell table:style-name="ce9" table:formula="of:=[.I132]/24" office:value-type="float" office:value="0.464307380258026">
            <text:p>0,46</text:p>
          </table:table-cell>
          <table:table-cell table:style-name="ce9" table:formula="of:=SUM([.$J$34:.J132])" office:value-type="float" office:value="104.129561657539">
            <text:p>104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,500</text:p>
          </table:table-cell>
          <table:table-cell table:style-name="ce9" table:formula="of:=ROUND((1-[.B133])*0.5*[.$B$28]+2)" office:value-type="float" office:value="217">
            <text:p>217</text:p>
          </table:table-cell>
          <table:table-cell table:style-name="ce9" table:formula="of:=MIN(([.C133]*2+1)^2;[.$J$4])" office:value-type="float" office:value="189225">
            <text:p>189225</text:p>
          </table:table-cell>
          <table:table-cell table:style-name="ce9" table:formula="of:=((([.$B$4]*[.D133])*[.$B$29]+(1-[.$B$29])*([.$B$4]*[.$J$4]))/([.$E$4]*10^6))/3600" office:value-type="float" office:value="3.78246832890071">
            <text:p>3,78</text:p>
          </table:table-cell>
          <table:table-cell table:style-name="ce9" table:formula="of:=[.E133]/24" office:value-type="float" office:value="0.15760284703753">
            <text:p>0,16</text:p>
          </table:table-cell>
          <table:table-cell table:style-name="ce9" table:formula="of:=(([.$B$4]*[.D133])/([.$E$5]*10^6))/3600" office:value-type="float" office:value="7.15876556208054">
            <text:p>7,16</text:p>
          </table:table-cell>
          <table:table-cell table:style-name="ce9" table:formula="of:=[.G133]/24" office:value-type="float" office:value="0.298281898420022">
            <text:p>0,3</text:p>
          </table:table-cell>
          <table:table-cell table:style-name="ce9" table:formula="of:=[.E133]+[.G133]" office:value-type="float" office:value="10.9412338909812">
            <text:p>10,94</text:p>
          </table:table-cell>
          <table:table-cell table:style-name="ce9" table:formula="of:=[.I133]/24" office:value-type="float" office:value="0.455884745457552">
            <text:p>0,46</text:p>
          </table:table-cell>
          <table:table-cell table:style-name="ce9" table:formula="of:=SUM([.$J$34:.J133])" office:value-type="float" office:value="104.585446402997">
            <text:p>104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,505</text:p>
          </table:table-cell>
          <table:table-cell table:style-name="ce9" table:formula="of:=ROUND((1-[.B134])*0.5*[.$B$28]+2)" office:value-type="float" office:value="215">
            <text:p>215</text:p>
          </table:table-cell>
          <table:table-cell table:style-name="ce9" table:formula="of:=MIN(([.C134]*2+1)^2;[.$J$4])" office:value-type="float" office:value="185761">
            <text:p>185761</text:p>
          </table:table-cell>
          <table:table-cell table:style-name="ce9" table:formula="of:=((([.$B$4]*[.D134])*[.$B$29]+(1-[.$B$29])*([.$B$4]*[.$J$4]))/([.$E$4]*10^6))/3600" office:value-type="float" office:value="3.71322552117809">
            <text:p>3,71</text:p>
          </table:table-cell>
          <table:table-cell table:style-name="ce9" table:formula="of:=[.E134]/24" office:value-type="float" office:value="0.154717730049087">
            <text:p>0,15</text:p>
          </table:table-cell>
          <table:table-cell table:style-name="ce9" table:formula="of:=(([.$B$4]*[.D134])/([.$E$5]*10^6))/3600" office:value-type="float" office:value="7.02771541592095">
            <text:p>7,03</text:p>
          </table:table-cell>
          <table:table-cell table:style-name="ce9" table:formula="of:=[.G134]/24" office:value-type="float" office:value="0.292821475663373">
            <text:p>0,29</text:p>
          </table:table-cell>
          <table:table-cell table:style-name="ce9" table:formula="of:=[.E134]+[.G134]" office:value-type="float" office:value="10.740940937099">
            <text:p>10,74</text:p>
          </table:table-cell>
          <table:table-cell table:style-name="ce9" table:formula="of:=[.I134]/24" office:value-type="float" office:value="0.44753920571246">
            <text:p>0,45</text:p>
          </table:table-cell>
          <table:table-cell table:style-name="ce9" table:formula="of:=SUM([.$J$34:.J134])" office:value-type="float" office:value="105.032985608709">
            <text:p>105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,510</text:p>
          </table:table-cell>
          <table:table-cell table:style-name="ce9" table:formula="of:=ROUND((1-[.B135])*0.5*[.$B$28]+2)" office:value-type="float" office:value="212">
            <text:p>212</text:p>
          </table:table-cell>
          <table:table-cell table:style-name="ce9" table:formula="of:=MIN(([.C135]*2+1)^2;[.$J$4])" office:value-type="float" office:value="180625">
            <text:p>180625</text:p>
          </table:table-cell>
          <table:table-cell table:style-name="ce9" table:formula="of:=((([.$B$4]*[.D135])*[.$B$29]+(1-[.$B$29])*([.$B$4]*[.$J$4]))/([.$E$4]*10^6))/3600" office:value-type="float" office:value="3.61056066538613">
            <text:p>3,61</text:p>
          </table:table-cell>
          <table:table-cell table:style-name="ce9" table:formula="of:=[.E135]/24" office:value-type="float" office:value="0.150440027724422">
            <text:p>0,15</text:p>
          </table:table-cell>
          <table:table-cell table:style-name="ce9" table:formula="of:=(([.$B$4]*[.D135])/([.$E$5]*10^6))/3600" office:value-type="float" office:value="6.8334101183818">
            <text:p>6,83</text:p>
          </table:table-cell>
          <table:table-cell table:style-name="ce9" table:formula="of:=[.G135]/24" office:value-type="float" office:value="0.284725421599242">
            <text:p>0,28</text:p>
          </table:table-cell>
          <table:table-cell table:style-name="ce9" table:formula="of:=[.E135]+[.G135]" office:value-type="float" office:value="10.4439707837679">
            <text:p>10,44</text:p>
          </table:table-cell>
          <table:table-cell table:style-name="ce9" table:formula="of:=[.I135]/24" office:value-type="float" office:value="0.435165449323664">
            <text:p>0,44</text:p>
          </table:table-cell>
          <table:table-cell table:style-name="ce9" table:formula="of:=SUM([.$J$34:.J135])" office:value-type="float" office:value="105.468151058033">
            <text:p>105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,515</text:p>
          </table:table-cell>
          <table:table-cell table:style-name="ce9" table:formula="of:=ROUND((1-[.B136])*0.5*[.$B$28]+2)" office:value-type="float" office:value="210">
            <text:p>210</text:p>
          </table:table-cell>
          <table:table-cell table:style-name="ce9" table:formula="of:=MIN(([.C136]*2+1)^2;[.$J$4])" office:value-type="float" office:value="177241">
            <text:p>177241</text:p>
          </table:table-cell>
          <table:table-cell table:style-name="ce9" table:formula="of:=((([.$B$4]*[.D136])*[.$B$29]+(1-[.$B$29])*([.$B$4]*[.$J$4]))/([.$E$4]*10^6))/3600" office:value-type="float" office:value="3.54291699871946">
            <text:p>3,54</text:p>
          </table:table-cell>
          <table:table-cell table:style-name="ce9" table:formula="of:=[.E136]/24" office:value-type="float" office:value="0.147621541613311">
            <text:p>0,15</text:p>
          </table:table-cell>
          <table:table-cell table:style-name="ce9" table:formula="of:=(([.$B$4]*[.D136])/([.$E$5]*10^6))/3600" office:value-type="float" office:value="6.70538653448919">
            <text:p>6,71</text:p>
          </table:table-cell>
          <table:table-cell table:style-name="ce9" table:formula="of:=[.G136]/24" office:value-type="float" office:value="0.279391105603716">
            <text:p>0,28</text:p>
          </table:table-cell>
          <table:table-cell table:style-name="ce9" table:formula="of:=[.E136]+[.G136]" office:value-type="float" office:value="10.2483035332087">
            <text:p>10,25</text:p>
          </table:table-cell>
          <table:table-cell table:style-name="ce9" table:formula="of:=[.I136]/24" office:value-type="float" office:value="0.427012647217027">
            <text:p>0,43</text:p>
          </table:table-cell>
          <table:table-cell table:style-name="ce9" table:formula="of:=SUM([.$J$34:.J136])" office:value-type="float" office:value="105.89516370525">
            <text:p>105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,520</text:p>
          </table:table-cell>
          <table:table-cell table:style-name="ce9" table:formula="of:=ROUND((1-[.B137])*0.5*[.$B$28]+2)" office:value-type="float" office:value="208">
            <text:p>208</text:p>
          </table:table-cell>
          <table:table-cell table:style-name="ce9" table:formula="of:=MIN(([.C137]*2+1)^2;[.$J$4])" office:value-type="float" office:value="173889">
            <text:p>173889</text:p>
          </table:table-cell>
          <table:table-cell table:style-name="ce9" table:formula="of:=((([.$B$4]*[.D137])*[.$B$29]+(1-[.$B$29])*([.$B$4]*[.$J$4]))/([.$E$4]*10^6))/3600" office:value-type="float" office:value="3.47591298847518">
            <text:p>3,48</text:p>
          </table:table-cell>
          <table:table-cell table:style-name="ce9" table:formula="of:=[.E137]/24" office:value-type="float" office:value="0.144829707853132">
            <text:p>0,14</text:p>
          </table:table-cell>
          <table:table-cell table:style-name="ce9" table:formula="of:=(([.$B$4]*[.D137])/([.$E$5]*10^6))/3600" office:value-type="float" office:value="6.57857357550336">
            <text:p>6,58</text:p>
          </table:table-cell>
          <table:table-cell table:style-name="ce9" table:formula="of:=[.G137]/24" office:value-type="float" office:value="0.27410723231264">
            <text:p>0,27</text:p>
          </table:table-cell>
          <table:table-cell table:style-name="ce9" table:formula="of:=[.E137]+[.G137]" office:value-type="float" office:value="10.0544865639785">
            <text:p>10,05</text:p>
          </table:table-cell>
          <table:table-cell table:style-name="ce9" table:formula="of:=[.I137]/24" office:value-type="float" office:value="0.418936940165772">
            <text:p>0,42</text:p>
          </table:table-cell>
          <table:table-cell table:style-name="ce9" table:formula="of:=SUM([.$J$34:.J137])" office:value-type="float" office:value="106.314100645416">
            <text:p>106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,525</text:p>
          </table:table-cell>
          <table:table-cell table:style-name="ce9" table:formula="of:=ROUND((1-[.B138])*0.5*[.$B$28]+2)" office:value-type="float" office:value="206">
            <text:p>206</text:p>
          </table:table-cell>
          <table:table-cell table:style-name="ce9" table:formula="of:=MIN(([.C138]*2+1)^2;[.$J$4])" office:value-type="float" office:value="170569">
            <text:p>170569</text:p>
          </table:table-cell>
          <table:table-cell table:style-name="ce9" table:formula="of:=((([.$B$4]*[.D138])*[.$B$29]+(1-[.$B$29])*([.$B$4]*[.$J$4]))/([.$E$4]*10^6))/3600" office:value-type="float" office:value="3.40954863465327">
            <text:p>3,41</text:p>
          </table:table-cell>
          <table:table-cell table:style-name="ce9" table:formula="of:=[.E138]/24" office:value-type="float" office:value="0.142064526443886">
            <text:p>0,14</text:p>
          </table:table-cell>
          <table:table-cell table:style-name="ce9" table:formula="of:=(([.$B$4]*[.D138])/([.$E$5]*10^6))/3600" office:value-type="float" office:value="6.45297124142431">
            <text:p>6,45</text:p>
          </table:table-cell>
          <table:table-cell table:style-name="ce9" table:formula="of:=[.G138]/24" office:value-type="float" office:value="0.268873801726013">
            <text:p>0,27</text:p>
          </table:table-cell>
          <table:table-cell table:style-name="ce9" table:formula="of:=[.E138]+[.G138]" office:value-type="float" office:value="9.86251987607758">
            <text:p>9,86</text:p>
          </table:table-cell>
          <table:table-cell table:style-name="ce9" table:formula="of:=[.I138]/24" office:value-type="float" office:value="0.410938328169899">
            <text:p>0,41</text:p>
          </table:table-cell>
          <table:table-cell table:style-name="ce9" table:formula="of:=SUM([.$J$34:.J138])" office:value-type="float" office:value="106.725038973586">
            <text:p>106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,530</text:p>
          </table:table-cell>
          <table:table-cell table:style-name="ce9" table:formula="of:=ROUND((1-[.B139])*0.5*[.$B$28]+2)" office:value-type="float" office:value="204">
            <text:p>204</text:p>
          </table:table-cell>
          <table:table-cell table:style-name="ce9" table:formula="of:=MIN(([.C139]*2+1)^2;[.$J$4])" office:value-type="float" office:value="167281">
            <text:p>167281</text:p>
          </table:table-cell>
          <table:table-cell table:style-name="ce9" table:formula="of:=((([.$B$4]*[.D139])*[.$B$29]+(1-[.$B$29])*([.$B$4]*[.$J$4]))/([.$E$4]*10^6))/3600" office:value-type="float" office:value="3.34382393725374">
            <text:p>3,34</text:p>
          </table:table-cell>
          <table:table-cell table:style-name="ce9" table:formula="of:=[.E139]/24" office:value-type="float" office:value="0.139325997385573">
            <text:p>0,14</text:p>
          </table:table-cell>
          <table:table-cell table:style-name="ce9" table:formula="of:=(([.$B$4]*[.D139])/([.$E$5]*10^6))/3600" office:value-type="float" office:value="6.32857953225205">
            <text:p>6,33</text:p>
          </table:table-cell>
          <table:table-cell table:style-name="ce9" table:formula="of:=[.G139]/24" office:value-type="float" office:value="0.263690813843835">
            <text:p>0,26</text:p>
          </table:table-cell>
          <table:table-cell table:style-name="ce9" table:formula="of:=[.E139]+[.G139]" office:value-type="float" office:value="9.67240346950579">
            <text:p>9,67</text:p>
          </table:table-cell>
          <table:table-cell table:style-name="ce9" table:formula="of:=[.I139]/24" office:value-type="float" office:value="0.403016811229408">
            <text:p>0,4</text:p>
          </table:table-cell>
          <table:table-cell table:style-name="ce9" table:formula="of:=SUM([.$J$34:.J139])" office:value-type="float" office:value="107.128055784815">
            <text:p>107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,535</text:p>
          </table:table-cell>
          <table:table-cell table:style-name="ce9" table:formula="of:=ROUND((1-[.B140])*0.5*[.$B$28]+2)" office:value-type="float" office:value="202">
            <text:p>202</text:p>
          </table:table-cell>
          <table:table-cell table:style-name="ce9" table:formula="of:=MIN(([.C140]*2+1)^2;[.$J$4])" office:value-type="float" office:value="164025">
            <text:p>164025</text:p>
          </table:table-cell>
          <table:table-cell table:style-name="ce9" table:formula="of:=((([.$B$4]*[.D140])*[.$B$29]+(1-[.$B$29])*([.$B$4]*[.$J$4]))/([.$E$4]*10^6))/3600" office:value-type="float" office:value="3.2787388962766">
            <text:p>3,28</text:p>
          </table:table-cell>
          <table:table-cell table:style-name="ce9" table:formula="of:=[.E140]/24" office:value-type="float" office:value="0.136614120678191">
            <text:p>0,14</text:p>
          </table:table-cell>
          <table:table-cell table:style-name="ce9" table:formula="of:=(([.$B$4]*[.D140])/([.$E$5]*10^6))/3600" office:value-type="float" office:value="6.20539844798658">
            <text:p>6,21</text:p>
          </table:table-cell>
          <table:table-cell table:style-name="ce9" table:formula="of:=[.G140]/24" office:value-type="float" office:value="0.258558268666107">
            <text:p>0,26</text:p>
          </table:table-cell>
          <table:table-cell table:style-name="ce9" table:formula="of:=[.E140]+[.G140]" office:value-type="float" office:value="9.48413734426317">
            <text:p>9,48</text:p>
          </table:table-cell>
          <table:table-cell table:style-name="ce9" table:formula="of:=[.I140]/24" office:value-type="float" office:value="0.395172389344299">
            <text:p>0,4</text:p>
          </table:table-cell>
          <table:table-cell table:style-name="ce9" table:formula="of:=SUM([.$J$34:.J140])" office:value-type="float" office:value="107.523228174159">
            <text:p>107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,540</text:p>
          </table:table-cell>
          <table:table-cell table:style-name="ce9" table:formula="of:=ROUND((1-[.B141])*0.5*[.$B$28]+2)" office:value-type="float" office:value="200">
            <text:p>200</text:p>
          </table:table-cell>
          <table:table-cell table:style-name="ce9" table:formula="of:=MIN(([.C141]*2+1)^2;[.$J$4])" office:value-type="float" office:value="160801">
            <text:p>160801</text:p>
          </table:table-cell>
          <table:table-cell table:style-name="ce9" table:formula="of:=((([.$B$4]*[.D141])*[.$B$29]+(1-[.$B$29])*([.$B$4]*[.$J$4]))/([.$E$4]*10^6))/3600" office:value-type="float" office:value="3.21429351172183">
            <text:p>3,21</text:p>
          </table:table-cell>
          <table:table-cell table:style-name="ce9" table:formula="of:=[.E141]/24" office:value-type="float" office:value="0.133928896321743">
            <text:p>0,13</text:p>
          </table:table-cell>
          <table:table-cell table:style-name="ce9" table:formula="of:=(([.$B$4]*[.D141])/([.$E$5]*10^6))/3600" office:value-type="float" office:value="6.08342798862789">
            <text:p>6,08</text:p>
          </table:table-cell>
          <table:table-cell table:style-name="ce9" table:formula="of:=[.G141]/24" office:value-type="float" office:value="0.253476166192829">
            <text:p>0,25</text:p>
          </table:table-cell>
          <table:table-cell table:style-name="ce9" table:formula="of:=[.E141]+[.G141]" office:value-type="float" office:value="9.29772150034972">
            <text:p>9,3</text:p>
          </table:table-cell>
          <table:table-cell table:style-name="ce9" table:formula="of:=[.I141]/24" office:value-type="float" office:value="0.387405062514572">
            <text:p>0,39</text:p>
          </table:table-cell>
          <table:table-cell table:style-name="ce9" table:formula="of:=SUM([.$J$34:.J141])" office:value-type="float" office:value="107.910633236674">
            <text:p>10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,545</text:p>
          </table:table-cell>
          <table:table-cell table:style-name="ce9" table:formula="of:=ROUND((1-[.B142])*0.5*[.$B$28]+2)" office:value-type="float" office:value="197">
            <text:p>197</text:p>
          </table:table-cell>
          <table:table-cell table:style-name="ce9" table:formula="of:=MIN(([.C142]*2+1)^2;[.$J$4])" office:value-type="float" office:value="156025">
            <text:p>156025</text:p>
          </table:table-cell>
          <table:table-cell table:style-name="ce9" table:formula="of:=((([.$B$4]*[.D142])*[.$B$29]+(1-[.$B$29])*([.$B$4]*[.$J$4]))/([.$E$4]*10^6))/3600" office:value-type="float" office:value="3.11882479068164">
            <text:p>3,12</text:p>
          </table:table-cell>
          <table:table-cell table:style-name="ce9" table:formula="of:=[.E142]/24" office:value-type="float" office:value="0.129951032945068">
            <text:p>0,13</text:p>
          </table:table-cell>
          <table:table-cell table:style-name="ce9" table:formula="of:=(([.$B$4]*[.D142])/([.$E$5]*10^6))/3600" office:value-type="float" office:value="5.90274222129008">
            <text:p>5,9</text:p>
          </table:table-cell>
          <table:table-cell table:style-name="ce9" table:formula="of:=[.G142]/24" office:value-type="float" office:value="0.245947592553753">
            <text:p>0,25</text:p>
          </table:table-cell>
          <table:table-cell table:style-name="ce9" table:formula="of:=[.E142]+[.G142]" office:value-type="float" office:value="9.02156701197172">
            <text:p>9,02</text:p>
          </table:table-cell>
          <table:table-cell table:style-name="ce9" table:formula="of:=[.I142]/24" office:value-type="float" office:value="0.375898625498822">
            <text:p>0,38</text:p>
          </table:table-cell>
          <table:table-cell table:style-name="ce9" table:formula="of:=SUM([.$J$34:.J142])" office:value-type="float" office:value="108.286531862173">
            <text:p>10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,550</text:p>
          </table:table-cell>
          <table:table-cell table:style-name="ce9" table:formula="of:=ROUND((1-[.B143])*0.5*[.$B$28]+2)" office:value-type="float" office:value="195">
            <text:p>195</text:p>
          </table:table-cell>
          <table:table-cell table:style-name="ce9" table:formula="of:=MIN(([.C143]*2+1)^2;[.$J$4])" office:value-type="float" office:value="152881">
            <text:p>152881</text:p>
          </table:table-cell>
          <table:table-cell table:style-name="ce9" table:formula="of:=((([.$B$4]*[.D143])*[.$B$29]+(1-[.$B$29])*([.$B$4]*[.$J$4]))/([.$E$4]*10^6))/3600" office:value-type="float" office:value="3.05597854718282">
            <text:p>3,06</text:p>
          </table:table-cell>
          <table:table-cell table:style-name="ce9" table:formula="of:=[.E143]/24" office:value-type="float" office:value="0.127332439465951">
            <text:p>0,13</text:p>
          </table:table-cell>
          <table:table-cell table:style-name="ce9" table:formula="of:=(([.$B$4]*[.D143])/([.$E$5]*10^6))/3600" office:value-type="float" office:value="5.78379832419836">
            <text:p>5,78</text:p>
          </table:table-cell>
          <table:table-cell table:style-name="ce9" table:formula="of:=[.G143]/24" office:value-type="float" office:value="0.240991596841598">
            <text:p>0,24</text:p>
          </table:table-cell>
          <table:table-cell table:style-name="ce9" table:formula="of:=[.E143]+[.G143]" office:value-type="float" office:value="8.83977687138118">
            <text:p>8,84</text:p>
          </table:table-cell>
          <table:table-cell table:style-name="ce9" table:formula="of:=[.I143]/24" office:value-type="float" office:value="0.368324036307549">
            <text:p>0,37</text:p>
          </table:table-cell>
          <table:table-cell table:style-name="ce9" table:formula="of:=SUM([.$J$34:.J143])" office:value-type="float" office:value="108.65485589848">
            <text:p>108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,555</text:p>
          </table:table-cell>
          <table:table-cell table:style-name="ce9" table:formula="of:=ROUND((1-[.B144])*0.5*[.$B$28]+2)" office:value-type="float" office:value="193">
            <text:p>193</text:p>
          </table:table-cell>
          <table:table-cell table:style-name="ce9" table:formula="of:=MIN(([.C144]*2+1)^2;[.$J$4])" office:value-type="float" office:value="149769">
            <text:p>149769</text:p>
          </table:table-cell>
          <table:table-cell table:style-name="ce9" table:formula="of:=((([.$B$4]*[.D144])*[.$B$29]+(1-[.$B$29])*([.$B$4]*[.$J$4]))/([.$E$4]*10^6))/3600" office:value-type="float" office:value="2.99377196010638">
            <text:p>2,99</text:p>
          </table:table-cell>
          <table:table-cell table:style-name="ce9" table:formula="of:=[.E144]/24" office:value-type="float" office:value="0.124740498337766">
            <text:p>0,12</text:p>
          </table:table-cell>
          <table:table-cell table:style-name="ce9" table:formula="of:=(([.$B$4]*[.D144])/([.$E$5]*10^6))/3600" office:value-type="float" office:value="5.66606505201342">
            <text:p>5,67</text:p>
          </table:table-cell>
          <table:table-cell table:style-name="ce9" table:formula="of:=[.G144]/24" office:value-type="float" office:value="0.236086043833893">
            <text:p>0,24</text:p>
          </table:table-cell>
          <table:table-cell table:style-name="ce9" table:formula="of:=[.E144]+[.G144]" office:value-type="float" office:value="8.65983701211981">
            <text:p>8,66</text:p>
          </table:table-cell>
          <table:table-cell table:style-name="ce9" table:formula="of:=[.I144]/24" office:value-type="float" office:value="0.360826542171659">
            <text:p>0,36</text:p>
          </table:table-cell>
          <table:table-cell table:style-name="ce9" table:formula="of:=SUM([.$J$34:.J144])" office:value-type="float" office:value="109.015682440652">
            <text:p>10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,560</text:p>
          </table:table-cell>
          <table:table-cell table:style-name="ce9" table:formula="of:=ROUND((1-[.B145])*0.5*[.$B$28]+2)" office:value-type="float" office:value="191">
            <text:p>191</text:p>
          </table:table-cell>
          <table:table-cell table:style-name="ce9" table:formula="of:=MIN(([.C145]*2+1)^2;[.$J$4])" office:value-type="float" office:value="146689">
            <text:p>146689</text:p>
          </table:table-cell>
          <table:table-cell table:style-name="ce9" table:formula="of:=((([.$B$4]*[.D145])*[.$B$29]+(1-[.$B$29])*([.$B$4]*[.$J$4]))/([.$E$4]*10^6))/3600" office:value-type="float" office:value="2.93220502945232">
            <text:p>2,93</text:p>
          </table:table-cell>
          <table:table-cell table:style-name="ce9" table:formula="of:=[.E145]/24" office:value-type="float" office:value="0.122175209560514">
            <text:p>0,12</text:p>
          </table:table-cell>
          <table:table-cell table:style-name="ce9" table:formula="of:=(([.$B$4]*[.D145])/([.$E$5]*10^6))/3600" office:value-type="float" office:value="5.54954240473527">
            <text:p>5,55</text:p>
          </table:table-cell>
          <table:table-cell table:style-name="ce9" table:formula="of:=[.G145]/24" office:value-type="float" office:value="0.231230933530636">
            <text:p>0,23</text:p>
          </table:table-cell>
          <table:table-cell table:style-name="ce9" table:formula="of:=[.E145]+[.G145]" office:value-type="float" office:value="8.4817474341876">
            <text:p>8,48</text:p>
          </table:table-cell>
          <table:table-cell table:style-name="ce9" table:formula="of:=[.I145]/24" office:value-type="float" office:value="0.35340614309115">
            <text:p>0,35</text:p>
          </table:table-cell>
          <table:table-cell table:style-name="ce9" table:formula="of:=SUM([.$J$34:.J145])" office:value-type="float" office:value="109.369088583743">
            <text:p>109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,565</text:p>
          </table:table-cell>
          <table:table-cell table:style-name="ce9" table:formula="of:=ROUND((1-[.B146])*0.5*[.$B$28]+2)" office:value-type="float" office:value="189">
            <text:p>189</text:p>
          </table:table-cell>
          <table:table-cell table:style-name="ce9" table:formula="of:=MIN(([.C146]*2+1)^2;[.$J$4])" office:value-type="float" office:value="143641">
            <text:p>143641</text:p>
          </table:table-cell>
          <table:table-cell table:style-name="ce9" table:formula="of:=((([.$B$4]*[.D146])*[.$B$29]+(1-[.$B$29])*([.$B$4]*[.$J$4]))/([.$E$4]*10^6))/3600" office:value-type="float" office:value="2.87127775522065">
            <text:p>2,87</text:p>
          </table:table-cell>
          <table:table-cell table:style-name="ce9" table:formula="of:=[.E146]/24" office:value-type="float" office:value="0.119636573134194">
            <text:p>0,12</text:p>
          </table:table-cell>
          <table:table-cell table:style-name="ce9" table:formula="of:=(([.$B$4]*[.D146])/([.$E$5]*10^6))/3600" office:value-type="float" office:value="5.43423038236391">
            <text:p>5,43</text:p>
          </table:table-cell>
          <table:table-cell table:style-name="ce9" table:formula="of:=[.G146]/24" office:value-type="float" office:value="0.226426265931829">
            <text:p>0,23</text:p>
          </table:table-cell>
          <table:table-cell table:style-name="ce9" table:formula="of:=[.E146]+[.G146]" office:value-type="float" office:value="8.30550813758455">
            <text:p>8,31</text:p>
          </table:table-cell>
          <table:table-cell table:style-name="ce9" table:formula="of:=[.I146]/24" office:value-type="float" office:value="0.346062839066023">
            <text:p>0,35</text:p>
          </table:table-cell>
          <table:table-cell table:style-name="ce9" table:formula="of:=SUM([.$J$34:.J146])" office:value-type="float" office:value="109.715151422809">
            <text:p>109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,570</text:p>
          </table:table-cell>
          <table:table-cell table:style-name="ce9" table:formula="of:=ROUND((1-[.B147])*0.5*[.$B$28]+2)" office:value-type="float" office:value="187">
            <text:p>187</text:p>
          </table:table-cell>
          <table:table-cell table:style-name="ce9" table:formula="of:=MIN(([.C147]*2+1)^2;[.$J$4])" office:value-type="float" office:value="140625">
            <text:p>140625</text:p>
          </table:table-cell>
          <table:table-cell table:style-name="ce9" table:formula="of:=((([.$B$4]*[.D147])*[.$B$29]+(1-[.$B$29])*([.$B$4]*[.$J$4]))/([.$E$4]*10^6))/3600" office:value-type="float" office:value="2.81099013741135">
            <text:p>2,81</text:p>
          </table:table-cell>
          <table:table-cell table:style-name="ce9" table:formula="of:=[.E147]/24" office:value-type="float" office:value="0.117124589058806">
            <text:p>0,12</text:p>
          </table:table-cell>
          <table:table-cell table:style-name="ce9" table:formula="of:=(([.$B$4]*[.D147])/([.$E$5]*10^6))/3600" office:value-type="float" office:value="5.32012898489933">
            <text:p>5,32</text:p>
          </table:table-cell>
          <table:table-cell table:style-name="ce9" table:formula="of:=[.G147]/24" office:value-type="float" office:value="0.221672041037472">
            <text:p>0,22</text:p>
          </table:table-cell>
          <table:table-cell table:style-name="ce9" table:formula="of:=[.E147]+[.G147]" office:value-type="float" office:value="8.13111912231068">
            <text:p>8,13</text:p>
          </table:table-cell>
          <table:table-cell table:style-name="ce9" table:formula="of:=[.I147]/24" office:value-type="float" office:value="0.338796630096278">
            <text:p>0,34</text:p>
          </table:table-cell>
          <table:table-cell table:style-name="ce9" table:formula="of:=SUM([.$J$34:.J147])" office:value-type="float" office:value="110.053948052906">
            <text:p>110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,575</text:p>
          </table:table-cell>
          <table:table-cell table:style-name="ce9" table:formula="of:=ROUND((1-[.B148])*0.5*[.$B$28]+2)" office:value-type="float" office:value="185">
            <text:p>185</text:p>
          </table:table-cell>
          <table:table-cell table:style-name="ce9" table:formula="of:=MIN(([.C148]*2+1)^2;[.$J$4])" office:value-type="float" office:value="137641">
            <text:p>137641</text:p>
          </table:table-cell>
          <table:table-cell table:style-name="ce9" table:formula="of:=((([.$B$4]*[.D148])*[.$B$29]+(1-[.$B$29])*([.$B$4]*[.$J$4]))/([.$E$4]*10^6))/3600" office:value-type="float" office:value="2.75134217602443">
            <text:p>2,75</text:p>
          </table:table-cell>
          <table:table-cell table:style-name="ce9" table:formula="of:=[.E148]/24" office:value-type="float" office:value="0.114639257334351">
            <text:p>0,11</text:p>
          </table:table-cell>
          <table:table-cell table:style-name="ce9" table:formula="of:=(([.$B$4]*[.D148])/([.$E$5]*10^6))/3600" office:value-type="float" office:value="5.20723821234154">
            <text:p>5,21</text:p>
          </table:table-cell>
          <table:table-cell table:style-name="ce9" table:formula="of:=[.G148]/24" office:value-type="float" office:value="0.216968258847564">
            <text:p>0,22</text:p>
          </table:table-cell>
          <table:table-cell table:style-name="ce9" table:formula="of:=[.E148]+[.G148]" office:value-type="float" office:value="7.95858038836597">
            <text:p>7,96</text:p>
          </table:table-cell>
          <table:table-cell table:style-name="ce9" table:formula="of:=[.I148]/24" office:value-type="float" office:value="0.331607516181915">
            <text:p>0,33</text:p>
          </table:table-cell>
          <table:table-cell table:style-name="ce9" table:formula="of:=SUM([.$J$34:.J148])" office:value-type="float" office:value="110.385555569087">
            <text:p>110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,580</text:p>
          </table:table-cell>
          <table:table-cell table:style-name="ce9" table:formula="of:=ROUND((1-[.B149])*0.5*[.$B$28]+2)" office:value-type="float" office:value="182">
            <text:p>182</text:p>
          </table:table-cell>
          <table:table-cell table:style-name="ce9" table:formula="of:=MIN(([.C149]*2+1)^2;[.$J$4])" office:value-type="float" office:value="133225">
            <text:p>133225</text:p>
          </table:table-cell>
          <table:table-cell table:style-name="ce9" table:formula="of:=((([.$B$4]*[.D149])*[.$B$29]+(1-[.$B$29])*([.$B$4]*[.$J$4]))/([.$E$4]*10^6))/3600" office:value-type="float" office:value="2.66306958973601">
            <text:p>2,66</text:p>
          </table:table-cell>
          <table:table-cell table:style-name="ce9" table:formula="of:=[.E149]/24" office:value-type="float" office:value="0.110961232905667">
            <text:p>0,11</text:p>
          </table:table-cell>
          <table:table-cell table:style-name="ce9" table:formula="of:=(([.$B$4]*[.D149])/([.$E$5]*10^6))/3600" office:value-type="float" office:value="5.04017197520507">
            <text:p>5,04</text:p>
          </table:table-cell>
          <table:table-cell table:style-name="ce9" table:formula="of:=[.G149]/24" office:value-type="float" office:value="0.210007165633545">
            <text:p>0,21</text:p>
          </table:table-cell>
          <table:table-cell table:style-name="ce9" table:formula="of:=[.E149]+[.G149]" office:value-type="float" office:value="7.70324156494108">
            <text:p>7,7</text:p>
          </table:table-cell>
          <table:table-cell table:style-name="ce9" table:formula="of:=[.I149]/24" office:value-type="float" office:value="0.320968398539212">
            <text:p>0,32</text:p>
          </table:table-cell>
          <table:table-cell table:style-name="ce9" table:formula="of:=SUM([.$J$34:.J149])" office:value-type="float" office:value="110.706523967627">
            <text:p>110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,585</text:p>
          </table:table-cell>
          <table:table-cell table:style-name="ce9" table:formula="of:=ROUND((1-[.B150])*0.5*[.$B$28]+2)" office:value-type="float" office:value="180">
            <text:p>180</text:p>
          </table:table-cell>
          <table:table-cell table:style-name="ce9" table:formula="of:=MIN(([.C150]*2+1)^2;[.$J$4])" office:value-type="float" office:value="130321">
            <text:p>130321</text:p>
          </table:table-cell>
          <table:table-cell table:style-name="ce9" table:formula="of:=((([.$B$4]*[.D150])*[.$B$29]+(1-[.$B$29])*([.$B$4]*[.$J$4]))/([.$E$4]*10^6))/3600" office:value-type="float" office:value="2.60502076940504">
            <text:p>2,61</text:p>
          </table:table-cell>
          <table:table-cell table:style-name="ce9" table:formula="of:=[.E150]/24" office:value-type="float" office:value="0.108542532058543">
            <text:p>0,11</text:p>
          </table:table-cell>
          <table:table-cell table:style-name="ce9" table:formula="of:=(([.$B$4]*[.D150])/([.$E$5]*10^6))/3600" office:value-type="float" office:value="4.93030776491424">
            <text:p>4,93</text:p>
          </table:table-cell>
          <table:table-cell table:style-name="ce9" table:formula="of:=[.G150]/24" office:value-type="float" office:value="0.20542949020476">
            <text:p>0,21</text:p>
          </table:table-cell>
          <table:table-cell table:style-name="ce9" table:formula="of:=[.E150]+[.G150]" office:value-type="float" office:value="7.53532853431929">
            <text:p>7,54</text:p>
          </table:table-cell>
          <table:table-cell table:style-name="ce9" table:formula="of:=[.I150]/24" office:value-type="float" office:value="0.313972022263304">
            <text:p>0,31</text:p>
          </table:table-cell>
          <table:table-cell table:style-name="ce9" table:formula="of:=SUM([.$J$34:.J150])" office:value-type="float" office:value="111.02049598989">
            <text:p>11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,590</text:p>
          </table:table-cell>
          <table:table-cell table:style-name="ce9" table:formula="of:=ROUND((1-[.B151])*0.5*[.$B$28]+2)" office:value-type="float" office:value="178">
            <text:p>178</text:p>
          </table:table-cell>
          <table:table-cell table:style-name="ce9" table:formula="of:=MIN(([.C151]*2+1)^2;[.$J$4])" office:value-type="float" office:value="127449">
            <text:p>127449</text:p>
          </table:table-cell>
          <table:table-cell table:style-name="ce9" table:formula="of:=((([.$B$4]*[.D151])*[.$B$29]+(1-[.$B$29])*([.$B$4]*[.$J$4]))/([.$E$4]*10^6))/3600" office:value-type="float" office:value="2.54761160549645">
            <text:p>2,55</text:p>
          </table:table-cell>
          <table:table-cell table:style-name="ce9" table:formula="of:=[.E151]/24" office:value-type="float" office:value="0.106150483562352">
            <text:p>0,11</text:p>
          </table:table-cell>
          <table:table-cell table:style-name="ce9" table:formula="of:=(([.$B$4]*[.D151])/([.$E$5]*10^6))/3600" office:value-type="float" office:value="4.8216541795302">
            <text:p>4,82</text:p>
          </table:table-cell>
          <table:table-cell table:style-name="ce9" table:formula="of:=[.G151]/24" office:value-type="float" office:value="0.200902257480425">
            <text:p>0,2</text:p>
          </table:table-cell>
          <table:table-cell table:style-name="ce9" table:formula="of:=[.E151]+[.G151]" office:value-type="float" office:value="7.36926578502666">
            <text:p>7,37</text:p>
          </table:table-cell>
          <table:table-cell table:style-name="ce9" table:formula="of:=[.I151]/24" office:value-type="float" office:value="0.307052741042777">
            <text:p>0,31</text:p>
          </table:table-cell>
          <table:table-cell table:style-name="ce9" table:formula="of:=SUM([.$J$34:.J151])" office:value-type="float" office:value="111.327548730933">
            <text:p>111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,595</text:p>
          </table:table-cell>
          <table:table-cell table:style-name="ce9" table:formula="of:=ROUND((1-[.B152])*0.5*[.$B$28]+2)" office:value-type="float" office:value="176">
            <text:p>176</text:p>
          </table:table-cell>
          <table:table-cell table:style-name="ce9" table:formula="of:=MIN(([.C152]*2+1)^2;[.$J$4])" office:value-type="float" office:value="124609">
            <text:p>124609</text:p>
          </table:table-cell>
          <table:table-cell table:style-name="ce9" table:formula="of:=((([.$B$4]*[.D152])*[.$B$29]+(1-[.$B$29])*([.$B$4]*[.$J$4]))/([.$E$4]*10^6))/3600" office:value-type="float" office:value="2.49084209801024">
            <text:p>2,49</text:p>
          </table:table-cell>
          <table:table-cell table:style-name="ce9" table:formula="of:=[.E152]/24" office:value-type="float" office:value="0.103785087417094">
            <text:p>0,1</text:p>
          </table:table-cell>
          <table:table-cell table:style-name="ce9" table:formula="of:=(([.$B$4]*[.D152])/([.$E$5]*10^6))/3600" office:value-type="float" office:value="4.71421121905295">
            <text:p>4,71</text:p>
          </table:table-cell>
          <table:table-cell table:style-name="ce9" table:formula="of:=[.G152]/24" office:value-type="float" office:value="0.196425467460539">
            <text:p>0,2</text:p>
          </table:table-cell>
          <table:table-cell table:style-name="ce9" table:formula="of:=[.E152]+[.G152]" office:value-type="float" office:value="7.20505331706319">
            <text:p>7,21</text:p>
          </table:table-cell>
          <table:table-cell table:style-name="ce9" table:formula="of:=[.I152]/24" office:value-type="float" office:value="0.300210554877633">
            <text:p>0,3</text:p>
          </table:table-cell>
          <table:table-cell table:style-name="ce9" table:formula="of:=SUM([.$J$34:.J152])" office:value-type="float" office:value="111.62775928581">
            <text:p>11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,600</text:p>
          </table:table-cell>
          <table:table-cell table:style-name="ce9" table:formula="of:=ROUND((1-[.B153])*0.5*[.$B$28]+2)" office:value-type="float" office:value="174">
            <text:p>174</text:p>
          </table:table-cell>
          <table:table-cell table:style-name="ce9" table:formula="of:=MIN(([.C153]*2+1)^2;[.$J$4])" office:value-type="float" office:value="121801">
            <text:p>121801</text:p>
          </table:table-cell>
          <table:table-cell table:style-name="ce9" table:formula="of:=((([.$B$4]*[.D153])*[.$B$29]+(1-[.$B$29])*([.$B$4]*[.$J$4]))/([.$E$4]*10^6))/3600" office:value-type="float" office:value="2.43471224694641">
            <text:p>2,43</text:p>
          </table:table-cell>
          <table:table-cell table:style-name="ce9" table:formula="of:=[.E153]/24" office:value-type="float" office:value="0.101446343622767">
            <text:p>0,1</text:p>
          </table:table-cell>
          <table:table-cell table:style-name="ce9" table:formula="of:=(([.$B$4]*[.D153])/([.$E$5]*10^6))/3600" office:value-type="float" office:value="4.60797888348248">
            <text:p>4,61</text:p>
          </table:table-cell>
          <table:table-cell table:style-name="ce9" table:formula="of:=[.G153]/24" office:value-type="float" office:value="0.191999120145103">
            <text:p>0,19</text:p>
          </table:table-cell>
          <table:table-cell table:style-name="ce9" table:formula="of:=[.E153]+[.G153]" office:value-type="float" office:value="7.04269113042889">
            <text:p>7,04</text:p>
          </table:table-cell>
          <table:table-cell table:style-name="ce9" table:formula="of:=[.I153]/24" office:value-type="float" office:value="0.29344546376787">
            <text:p>0,29</text:p>
          </table:table-cell>
          <table:table-cell table:style-name="ce9" table:formula="of:=SUM([.$J$34:.J153])" office:value-type="float" office:value="111.921204749578">
            <text:p>111,9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,605</text:p>
          </table:table-cell>
          <table:table-cell table:style-name="ce9" table:formula="of:=ROUND((1-[.B154])*0.5*[.$B$28]+2)" office:value-type="float" office:value="172">
            <text:p>172</text:p>
          </table:table-cell>
          <table:table-cell table:style-name="ce9" table:formula="of:=MIN(([.C154]*2+1)^2;[.$J$4])" office:value-type="float" office:value="119025">
            <text:p>119025</text:p>
          </table:table-cell>
          <table:table-cell table:style-name="ce9" table:formula="of:=((([.$B$4]*[.D154])*[.$B$29]+(1-[.$B$29])*([.$B$4]*[.$J$4]))/([.$E$4]*10^6))/3600" office:value-type="float" office:value="2.37922205230496">
            <text:p>2,38</text:p>
          </table:table-cell>
          <table:table-cell table:style-name="ce9" table:formula="of:=[.E154]/24" office:value-type="float" office:value="0.0991342521793735">
            <text:p>0,1</text:p>
          </table:table-cell>
          <table:table-cell table:style-name="ce9" table:formula="of:=(([.$B$4]*[.D154])/([.$E$5]*10^6))/3600" office:value-type="float" office:value="4.50295717281879">
            <text:p>4,5</text:p>
          </table:table-cell>
          <table:table-cell table:style-name="ce9" table:formula="of:=[.G154]/24" office:value-type="float" office:value="0.187623215534116">
            <text:p>0,19</text:p>
          </table:table-cell>
          <table:table-cell table:style-name="ce9" table:formula="of:=[.E154]+[.G154]" office:value-type="float" office:value="6.88217922512376">
            <text:p>6,88</text:p>
          </table:table-cell>
          <table:table-cell table:style-name="ce9" table:formula="of:=[.I154]/24" office:value-type="float" office:value="0.28675746771349">
            <text:p>0,29</text:p>
          </table:table-cell>
          <table:table-cell table:style-name="ce9" table:formula="of:=SUM([.$J$34:.J154])" office:value-type="float" office:value="112.207962217292">
            <text:p>112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,610</text:p>
          </table:table-cell>
          <table:table-cell table:style-name="ce9" table:formula="of:=ROUND((1-[.B155])*0.5*[.$B$28]+2)" office:value-type="float" office:value="170">
            <text:p>170</text:p>
          </table:table-cell>
          <table:table-cell table:style-name="ce9" table:formula="of:=MIN(([.C155]*2+1)^2;[.$J$4])" office:value-type="float" office:value="116281">
            <text:p>116281</text:p>
          </table:table-cell>
          <table:table-cell table:style-name="ce9" table:formula="of:=((([.$B$4]*[.D155])*[.$B$29]+(1-[.$B$29])*([.$B$4]*[.$J$4]))/([.$E$4]*10^6))/3600" office:value-type="float" office:value="2.32437151408589">
            <text:p>2,32</text:p>
          </table:table-cell>
          <table:table-cell table:style-name="ce9" table:formula="of:=[.E155]/24" office:value-type="float" office:value="0.0968488130869122">
            <text:p>0,1</text:p>
          </table:table-cell>
          <table:table-cell table:style-name="ce9" table:formula="of:=(([.$B$4]*[.D155])/([.$E$5]*10^6))/3600" office:value-type="float" office:value="4.39914608706189">
            <text:p>4,4</text:p>
          </table:table-cell>
          <table:table-cell table:style-name="ce9" table:formula="of:=[.G155]/24" office:value-type="float" office:value="0.183297753627579">
            <text:p>0,18</text:p>
          </table:table-cell>
          <table:table-cell table:style-name="ce9" table:formula="of:=[.E155]+[.G155]" office:value-type="float" office:value="6.72351760114779">
            <text:p>6,72</text:p>
          </table:table-cell>
          <table:table-cell table:style-name="ce9" table:formula="of:=[.I155]/24" office:value-type="float" office:value="0.280146566714491">
            <text:p>0,28</text:p>
          </table:table-cell>
          <table:table-cell table:style-name="ce9" table:formula="of:=SUM([.$J$34:.J155])" office:value-type="float" office:value="112.488108784006">
            <text:p>112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,615</text:p>
          </table:table-cell>
          <table:table-cell table:style-name="ce9" table:formula="of:=ROUND((1-[.B156])*0.5*[.$B$28]+2)" office:value-type="float" office:value="167">
            <text:p>167</text:p>
          </table:table-cell>
          <table:table-cell table:style-name="ce9" table:formula="of:=MIN(([.C156]*2+1)^2;[.$J$4])" office:value-type="float" office:value="112225">
            <text:p>112225</text:p>
          </table:table-cell>
          <table:table-cell table:style-name="ce9" table:formula="of:=((([.$B$4]*[.D156])*[.$B$29]+(1-[.$B$29])*([.$B$4]*[.$J$4]))/([.$E$4]*10^6))/3600" office:value-type="float" office:value="2.24329506254925">
            <text:p>2,24</text:p>
          </table:table-cell>
          <table:table-cell table:style-name="ce9" table:formula="of:=[.E156]/24" office:value-type="float" office:value="0.0934706276062188">
            <text:p>0,09</text:p>
          </table:table-cell>
          <table:table-cell table:style-name="ce9" table:formula="of:=(([.$B$4]*[.D156])/([.$E$5]*10^6))/3600" office:value-type="float" office:value="4.24569938012677">
            <text:p>4,25</text:p>
          </table:table-cell>
          <table:table-cell table:style-name="ce9" table:formula="of:=[.G156]/24" office:value-type="float" office:value="0.176904140838615">
            <text:p>0,18</text:p>
          </table:table-cell>
          <table:table-cell table:style-name="ce9" table:formula="of:=[.E156]+[.G156]" office:value-type="float" office:value="6.48899444267602">
            <text:p>6,49</text:p>
          </table:table-cell>
          <table:table-cell table:style-name="ce9" table:formula="of:=[.I156]/24" office:value-type="float" office:value="0.270374768444834">
            <text:p>0,27</text:p>
          </table:table-cell>
          <table:table-cell table:style-name="ce9" table:formula="of:=SUM([.$J$34:.J156])" office:value-type="float" office:value="112.758483552451">
            <text:p>112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,620</text:p>
          </table:table-cell>
          <table:table-cell table:style-name="ce9" table:formula="of:=ROUND((1-[.B157])*0.5*[.$B$28]+2)" office:value-type="float" office:value="165">
            <text:p>165</text:p>
          </table:table-cell>
          <table:table-cell table:style-name="ce9" table:formula="of:=MIN(([.C157]*2+1)^2;[.$J$4])" office:value-type="float" office:value="109561">
            <text:p>109561</text:p>
          </table:table-cell>
          <table:table-cell table:style-name="ce9" table:formula="of:=((([.$B$4]*[.D157])*[.$B$29]+(1-[.$B$29])*([.$B$4]*[.$J$4]))/([.$E$4]*10^6))/3600" office:value-type="float" office:value="2.19004366538613">
            <text:p>2,19</text:p>
          </table:table-cell>
          <table:table-cell table:style-name="ce9" table:formula="of:=[.E157]/24" office:value-type="float" office:value="0.0912518193910888">
            <text:p>0,09</text:p>
          </table:table-cell>
          <table:table-cell table:style-name="ce9" table:formula="of:=(([.$B$4]*[.D157])/([.$E$5]*10^6))/3600" office:value-type="float" office:value="4.14491485663684">
            <text:p>4,14</text:p>
          </table:table-cell>
          <table:table-cell table:style-name="ce9" table:formula="of:=[.G157]/24" office:value-type="float" office:value="0.172704785693202">
            <text:p>0,17</text:p>
          </table:table-cell>
          <table:table-cell table:style-name="ce9" table:formula="of:=[.E157]+[.G157]" office:value-type="float" office:value="6.33495852202297">
            <text:p>6,33</text:p>
          </table:table-cell>
          <table:table-cell table:style-name="ce9" table:formula="of:=[.I157]/24" office:value-type="float" office:value="0.26395660508429">
            <text:p>0,26</text:p>
          </table:table-cell>
          <table:table-cell table:style-name="ce9" table:formula="of:=SUM([.$J$34:.J157])" office:value-type="float" office:value="113.022440157535">
            <text:p>11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,625</text:p>
          </table:table-cell>
          <table:table-cell table:style-name="ce9" table:formula="of:=ROUND((1-[.B158])*0.5*[.$B$28]+2)" office:value-type="float" office:value="163">
            <text:p>163</text:p>
          </table:table-cell>
          <table:table-cell table:style-name="ce9" table:formula="of:=MIN(([.C158]*2+1)^2;[.$J$4])" office:value-type="float" office:value="106929">
            <text:p>106929</text:p>
          </table:table-cell>
          <table:table-cell table:style-name="ce9" table:formula="of:=((([.$B$4]*[.D158])*[.$B$29]+(1-[.$B$29])*([.$B$4]*[.$J$4]))/([.$E$4]*10^6))/3600" office:value-type="float" office:value="2.13743192464539">
            <text:p>2,14</text:p>
          </table:table-cell>
          <table:table-cell table:style-name="ce9" table:formula="of:=[.E158]/24" office:value-type="float" office:value="0.0890596635268913">
            <text:p>0,09</text:p>
          </table:table-cell>
          <table:table-cell table:style-name="ce9" table:formula="of:=(([.$B$4]*[.D158])/([.$E$5]*10^6))/3600" office:value-type="float" office:value="4.04534095805369">
            <text:p>4,05</text:p>
          </table:table-cell>
          <table:table-cell table:style-name="ce9" table:formula="of:=[.G158]/24" office:value-type="float" office:value="0.168555873252237">
            <text:p>0,17</text:p>
          </table:table-cell>
          <table:table-cell table:style-name="ce9" table:formula="of:=[.E158]+[.G158]" office:value-type="float" office:value="6.18277288269908">
            <text:p>6,18</text:p>
          </table:table-cell>
          <table:table-cell table:style-name="ce9" table:formula="of:=[.I158]/24" office:value-type="float" office:value="0.257615536779128">
            <text:p>0,26</text:p>
          </table:table-cell>
          <table:table-cell table:style-name="ce9" table:formula="of:=SUM([.$J$34:.J158])" office:value-type="float" office:value="113.280055694314">
            <text:p>113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,630</text:p>
          </table:table-cell>
          <table:table-cell table:style-name="ce9" table:formula="of:=ROUND((1-[.B159])*0.5*[.$B$28]+2)" office:value-type="float" office:value="161">
            <text:p>161</text:p>
          </table:table-cell>
          <table:table-cell table:style-name="ce9" table:formula="of:=MIN(([.C159]*2+1)^2;[.$J$4])" office:value-type="float" office:value="104329">
            <text:p>104329</text:p>
          </table:table-cell>
          <table:table-cell table:style-name="ce9" table:formula="of:=((([.$B$4]*[.D159])*[.$B$29]+(1-[.$B$29])*([.$B$4]*[.$J$4]))/([.$E$4]*10^6))/3600" office:value-type="float" office:value="2.08545984032703">
            <text:p>2,09</text:p>
          </table:table-cell>
          <table:table-cell table:style-name="ce9" table:formula="of:=[.E159]/24" office:value-type="float" office:value="0.0868941600136262">
            <text:p>0,09</text:p>
          </table:table-cell>
          <table:table-cell table:style-name="ce9" table:formula="of:=(([.$B$4]*[.D159])/([.$E$5]*10^6))/3600" office:value-type="float" office:value="3.94697768437733">
            <text:p>3,95</text:p>
          </table:table-cell>
          <table:table-cell table:style-name="ce9" table:formula="of:=[.G159]/24" office:value-type="float" office:value="0.164457403515722">
            <text:p>0,16</text:p>
          </table:table-cell>
          <table:table-cell table:style-name="ce9" table:formula="of:=[.E159]+[.G159]" office:value-type="float" office:value="6.03243752470436">
            <text:p>6,03</text:p>
          </table:table-cell>
          <table:table-cell table:style-name="ce9" table:formula="of:=[.I159]/24" office:value-type="float" office:value="0.251351563529348">
            <text:p>0,25</text:p>
          </table:table-cell>
          <table:table-cell table:style-name="ce9" table:formula="of:=SUM([.$J$34:.J159])" office:value-type="float" office:value="113.531407257844">
            <text:p>113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,635</text:p>
          </table:table-cell>
          <table:table-cell table:style-name="ce9" table:formula="of:=ROUND((1-[.B160])*0.5*[.$B$28]+2)" office:value-type="float" office:value="159">
            <text:p>159</text:p>
          </table:table-cell>
          <table:table-cell table:style-name="ce9" table:formula="of:=MIN(([.C160]*2+1)^2;[.$J$4])" office:value-type="float" office:value="101761">
            <text:p>101761</text:p>
          </table:table-cell>
          <table:table-cell table:style-name="ce9" table:formula="of:=((([.$B$4]*[.D160])*[.$B$29]+(1-[.$B$29])*([.$B$4]*[.$J$4]))/([.$E$4]*10^6))/3600" office:value-type="float" office:value="2.03412741243105">
            <text:p>2,03</text:p>
          </table:table-cell>
          <table:table-cell table:style-name="ce9" table:formula="of:=[.E160]/24" office:value-type="float" office:value="0.0847553088512937">
            <text:p>0,08</text:p>
          </table:table-cell>
          <table:table-cell table:style-name="ce9" table:formula="of:=(([.$B$4]*[.D160])/([.$E$5]*10^6))/3600" office:value-type="float" office:value="3.84982503560776">
            <text:p>3,85</text:p>
          </table:table-cell>
          <table:table-cell table:style-name="ce9" table:formula="of:=[.G160]/24" office:value-type="float" office:value="0.160409376483656">
            <text:p>0,16</text:p>
          </table:table-cell>
          <table:table-cell table:style-name="ce9" table:formula="of:=[.E160]+[.G160]" office:value-type="float" office:value="5.8839524480388">
            <text:p>5,88</text:p>
          </table:table-cell>
          <table:table-cell table:style-name="ce9" table:formula="of:=[.I160]/24" office:value-type="float" office:value="0.24516468533495">
            <text:p>0,25</text:p>
          </table:table-cell>
          <table:table-cell table:style-name="ce9" table:formula="of:=SUM([.$J$34:.J160])" office:value-type="float" office:value="113.776571943179">
            <text:p>11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,640</text:p>
          </table:table-cell>
          <table:table-cell table:style-name="ce9" table:formula="of:=ROUND((1-[.B161])*0.5*[.$B$28]+2)" office:value-type="float" office:value="157">
            <text:p>157</text:p>
          </table:table-cell>
          <table:table-cell table:style-name="ce9" table:formula="of:=MIN(([.C161]*2+1)^2;[.$J$4])" office:value-type="float" office:value="99225">
            <text:p>99225</text:p>
          </table:table-cell>
          <table:table-cell table:style-name="ce9" table:formula="of:=((([.$B$4]*[.D161])*[.$B$29]+(1-[.$B$29])*([.$B$4]*[.$J$4]))/([.$E$4]*10^6))/3600" office:value-type="float" office:value="1.98343464095745">
            <text:p>1,98</text:p>
          </table:table-cell>
          <table:table-cell table:style-name="ce9" table:formula="of:=[.E161]/24" office:value-type="float" office:value="0.0826431100398936">
            <text:p>0,08</text:p>
          </table:table-cell>
          <table:table-cell table:style-name="ce9" table:formula="of:=(([.$B$4]*[.D161])/([.$E$5]*10^6))/3600" office:value-type="float" office:value="3.75388301174497">
            <text:p>3,75</text:p>
          </table:table-cell>
          <table:table-cell table:style-name="ce9" table:formula="of:=[.G161]/24" office:value-type="float" office:value="0.15641179215604">
            <text:p>0,16</text:p>
          </table:table-cell>
          <table:table-cell table:style-name="ce9" table:formula="of:=[.E161]+[.G161]" office:value-type="float" office:value="5.73731765270241">
            <text:p>5,74</text:p>
          </table:table-cell>
          <table:table-cell table:style-name="ce9" table:formula="of:=[.I161]/24" office:value-type="float" office:value="0.239054902195934">
            <text:p>0,24</text:p>
          </table:table-cell>
          <table:table-cell table:style-name="ce9" table:formula="of:=SUM([.$J$34:.J161])" office:value-type="float" office:value="114.015626845375">
            <text:p>114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,645</text:p>
          </table:table-cell>
          <table:table-cell table:style-name="ce9" table:formula="of:=ROUND((1-[.B162])*0.5*[.$B$28]+2)" office:value-type="float" office:value="154">
            <text:p>154</text:p>
          </table:table-cell>
          <table:table-cell table:style-name="ce9" table:formula="of:=MIN(([.C162]*2+1)^2;[.$J$4])" office:value-type="float" office:value="95481">
            <text:p>95481</text:p>
          </table:table-cell>
          <table:table-cell table:style-name="ce9" table:formula="of:=((([.$B$4]*[.D162])*[.$B$29]+(1-[.$B$29])*([.$B$4]*[.$J$4]))/([.$E$4]*10^6))/3600" office:value-type="float" office:value="1.90859483953901">
            <text:p>1,91</text:p>
          </table:table-cell>
          <table:table-cell table:style-name="ce9" table:formula="of:=[.E162]/24" office:value-type="float" office:value="0.079524784980792">
            <text:p>0,08</text:p>
          </table:table-cell>
          <table:table-cell table:style-name="ce9" table:formula="of:=(([.$B$4]*[.D162])/([.$E$5]*10^6))/3600" office:value-type="float" office:value="3.61223989765101">
            <text:p>3,61</text:p>
          </table:table-cell>
          <table:table-cell table:style-name="ce9" table:formula="of:=[.G162]/24" office:value-type="float" office:value="0.150509995735459">
            <text:p>0,15</text:p>
          </table:table-cell>
          <table:table-cell table:style-name="ce9" table:formula="of:=[.E162]+[.G162]" office:value-type="float" office:value="5.52083473719001">
            <text:p>5,52</text:p>
          </table:table-cell>
          <table:table-cell table:style-name="ce9" table:formula="of:=[.I162]/24" office:value-type="float" office:value="0.230034780716251">
            <text:p>0,23</text:p>
          </table:table-cell>
          <table:table-cell table:style-name="ce9" table:formula="of:=SUM([.$J$34:.J162])" office:value-type="float" office:value="114.245661626091">
            <text:p>114,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,650</text:p>
          </table:table-cell>
          <table:table-cell table:style-name="ce9" table:formula="of:=ROUND((1-[.B163])*0.5*[.$B$28]+2)" office:value-type="float" office:value="152">
            <text:p>152</text:p>
          </table:table-cell>
          <table:table-cell table:style-name="ce9" table:formula="of:=MIN(([.C163]*2+1)^2;[.$J$4])" office:value-type="float" office:value="93025">
            <text:p>93025</text:p>
          </table:table-cell>
          <table:table-cell table:style-name="ce9" table:formula="of:=((([.$B$4]*[.D163])*[.$B$29]+(1-[.$B$29])*([.$B$4]*[.$J$4]))/([.$E$4]*10^6))/3600" office:value-type="float" office:value="1.85950120912136">
            <text:p>1,86</text:p>
          </table:table-cell>
          <table:table-cell table:style-name="ce9" table:formula="of:=[.E163]/24" office:value-type="float" office:value="0.0774792170467231">
            <text:p>0,08</text:p>
          </table:table-cell>
          <table:table-cell table:style-name="ce9" table:formula="of:=(([.$B$4]*[.D163])/([.$E$5]*10^6))/3600" office:value-type="float" office:value="3.51932443605518">
            <text:p>3,52</text:p>
          </table:table-cell>
          <table:table-cell table:style-name="ce9" table:formula="of:=[.G163]/24" office:value-type="float" office:value="0.146638518168966">
            <text:p>0,15</text:p>
          </table:table-cell>
          <table:table-cell table:style-name="ce9" table:formula="of:=[.E163]+[.G163]" office:value-type="float" office:value="5.37882564517654">
            <text:p>5,38</text:p>
          </table:table-cell>
          <table:table-cell table:style-name="ce9" table:formula="of:=[.I163]/24" office:value-type="float" office:value="0.224117735215689">
            <text:p>0,22</text:p>
          </table:table-cell>
          <table:table-cell table:style-name="ce9" table:formula="of:=SUM([.$J$34:.J163])" office:value-type="float" office:value="114.469779361307">
            <text:p>114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,655</text:p>
          </table:table-cell>
          <table:table-cell table:style-name="ce9" table:formula="of:=ROUND((1-[.B164])*0.5*[.$B$28]+2)" office:value-type="float" office:value="150">
            <text:p>150</text:p>
          </table:table-cell>
          <table:table-cell table:style-name="ce9" table:formula="of:=MIN(([.C164]*2+1)^2;[.$J$4])" office:value-type="float" office:value="90601">
            <text:p>90601</text:p>
          </table:table-cell>
          <table:table-cell table:style-name="ce9" table:formula="of:=((([.$B$4]*[.D164])*[.$B$29]+(1-[.$B$29])*([.$B$4]*[.$J$4]))/([.$E$4]*10^6))/3600" office:value-type="float" office:value="1.81104723512608">
            <text:p>1,81</text:p>
          </table:table-cell>
          <table:table-cell table:style-name="ce9" table:formula="of:=[.E164]/24" office:value-type="float" office:value="0.0754603014635868">
            <text:p>0,08</text:p>
          </table:table-cell>
          <table:table-cell table:style-name="ce9" table:formula="of:=(([.$B$4]*[.D164])/([.$E$5]*10^6))/3600" office:value-type="float" office:value="3.42761959936614">
            <text:p>3,43</text:p>
          </table:table-cell>
          <table:table-cell table:style-name="ce9" table:formula="of:=[.G164]/24" office:value-type="float" office:value="0.142817483306923">
            <text:p>0,14</text:p>
          </table:table-cell>
          <table:table-cell table:style-name="ce9" table:formula="of:=[.E164]+[.G164]" office:value-type="float" office:value="5.23866683449223">
            <text:p>5,24</text:p>
          </table:table-cell>
          <table:table-cell table:style-name="ce9" table:formula="of:=[.I164]/24" office:value-type="float" office:value="0.21827778477051">
            <text:p>0,22</text:p>
          </table:table-cell>
          <table:table-cell table:style-name="ce9" table:formula="of:=SUM([.$J$34:.J164])" office:value-type="float" office:value="114.688057146077">
            <text:p>114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,660</text:p>
          </table:table-cell>
          <table:table-cell table:style-name="ce9" table:formula="of:=ROUND((1-[.B165])*0.5*[.$B$28]+2)" office:value-type="float" office:value="148">
            <text:p>148</text:p>
          </table:table-cell>
          <table:table-cell table:style-name="ce9" table:formula="of:=MIN(([.C165]*2+1)^2;[.$J$4])" office:value-type="float" office:value="88209">
            <text:p>88209</text:p>
          </table:table-cell>
          <table:table-cell table:style-name="ce9" table:formula="of:=((([.$B$4]*[.D165])*[.$B$29]+(1-[.$B$29])*([.$B$4]*[.$J$4]))/([.$E$4]*10^6))/3600" office:value-type="float" office:value="1.76323291755319">
            <text:p>1,76</text:p>
          </table:table-cell>
          <table:table-cell table:style-name="ce9" table:formula="of:=[.E165]/24" office:value-type="float" office:value="0.073468038231383">
            <text:p>0,07</text:p>
          </table:table-cell>
          <table:table-cell table:style-name="ce9" table:formula="of:=(([.$B$4]*[.D165])/([.$E$5]*10^6))/3600" office:value-type="float" office:value="3.33712538758389">
            <text:p>3,34</text:p>
          </table:table-cell>
          <table:table-cell table:style-name="ce9" table:formula="of:=[.G165]/24" office:value-type="float" office:value="0.139046891149329">
            <text:p>0,14</text:p>
          </table:table-cell>
          <table:table-cell table:style-name="ce9" table:formula="of:=[.E165]+[.G165]" office:value-type="float" office:value="5.10035830513708">
            <text:p>5,1</text:p>
          </table:table-cell>
          <table:table-cell table:style-name="ce9" table:formula="of:=[.I165]/24" office:value-type="float" office:value="0.212514929380712">
            <text:p>0,21</text:p>
          </table:table-cell>
          <table:table-cell table:style-name="ce9" table:formula="of:=SUM([.$J$34:.J165])" office:value-type="float" office:value="114.900572075458">
            <text:p>114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,665</text:p>
          </table:table-cell>
          <table:table-cell table:style-name="ce9" table:formula="of:=ROUND((1-[.B166])*0.5*[.$B$28]+2)" office:value-type="float" office:value="146">
            <text:p>146</text:p>
          </table:table-cell>
          <table:table-cell table:style-name="ce9" table:formula="of:=MIN(([.C166]*2+1)^2;[.$J$4])" office:value-type="float" office:value="85849">
            <text:p>85849</text:p>
          </table:table-cell>
          <table:table-cell table:style-name="ce9" table:formula="of:=((([.$B$4]*[.D166])*[.$B$29]+(1-[.$B$29])*([.$B$4]*[.$J$4]))/([.$E$4]*10^6))/3600" office:value-type="float" office:value="1.71605825640268">
            <text:p>1,72</text:p>
          </table:table-cell>
          <table:table-cell table:style-name="ce9" table:formula="of:=[.E166]/24" office:value-type="float" office:value="0.0715024273501116">
            <text:p>0,07</text:p>
          </table:table-cell>
          <table:table-cell table:style-name="ce9" table:formula="of:=(([.$B$4]*[.D166])/([.$E$5]*10^6))/3600" office:value-type="float" office:value="3.24784180070843">
            <text:p>3,25</text:p>
          </table:table-cell>
          <table:table-cell table:style-name="ce9" table:formula="of:=[.G166]/24" office:value-type="float" office:value="0.135326741696184">
            <text:p>0,14</text:p>
          </table:table-cell>
          <table:table-cell table:style-name="ce9" table:formula="of:=[.E166]+[.G166]" office:value-type="float" office:value="4.96390005711111">
            <text:p>4,96</text:p>
          </table:table-cell>
          <table:table-cell table:style-name="ce9" table:formula="of:=[.I166]/24" office:value-type="float" office:value="0.206829169046296">
            <text:p>0,21</text:p>
          </table:table-cell>
          <table:table-cell table:style-name="ce9" table:formula="of:=SUM([.$J$34:.J166])" office:value-type="float" office:value="115.107401244504">
            <text:p>11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,670</text:p>
          </table:table-cell>
          <table:table-cell table:style-name="ce9" table:formula="of:=ROUND((1-[.B167])*0.5*[.$B$28]+2)" office:value-type="float" office:value="144">
            <text:p>144</text:p>
          </table:table-cell>
          <table:table-cell table:style-name="ce9" table:formula="of:=MIN(([.C167]*2+1)^2;[.$J$4])" office:value-type="float" office:value="83521">
            <text:p>83521</text:p>
          </table:table-cell>
          <table:table-cell table:style-name="ce9" table:formula="of:=((([.$B$4]*[.D167])*[.$B$29]+(1-[.$B$29])*([.$B$4]*[.$J$4]))/([.$E$4]*10^6))/3600" office:value-type="float" office:value="1.66952325167455">
            <text:p>1,67</text:p>
          </table:table-cell>
          <table:table-cell table:style-name="ce9" table:formula="of:=[.E167]/24" office:value-type="float" office:value="0.0695634688197728">
            <text:p>0,07</text:p>
          </table:table-cell>
          <table:table-cell table:style-name="ce9" table:formula="of:=(([.$B$4]*[.D167])/([.$E$5]*10^6))/3600" office:value-type="float" office:value="3.15976883873975">
            <text:p>3,16</text:p>
          </table:table-cell>
          <table:table-cell table:style-name="ce9" table:formula="of:=[.G167]/24" office:value-type="float" office:value="0.131657034947489">
            <text:p>0,13</text:p>
          </table:table-cell>
          <table:table-cell table:style-name="ce9" table:formula="of:=[.E167]+[.G167]" office:value-type="float" office:value="4.82929209041429">
            <text:p>4,83</text:p>
          </table:table-cell>
          <table:table-cell table:style-name="ce9" table:formula="of:=[.I167]/24" office:value-type="float" office:value="0.201220503767262">
            <text:p>0,2</text:p>
          </table:table-cell>
          <table:table-cell table:style-name="ce9" table:formula="of:=SUM([.$J$34:.J167])" office:value-type="float" office:value="115.308621748271">
            <text:p>115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,675</text:p>
          </table:table-cell>
          <table:table-cell table:style-name="ce9" table:formula="of:=ROUND((1-[.B168])*0.5*[.$B$28]+2)" office:value-type="float" office:value="142">
            <text:p>142</text:p>
          </table:table-cell>
          <table:table-cell table:style-name="ce9" table:formula="of:=MIN(([.C168]*2+1)^2;[.$J$4])" office:value-type="float" office:value="81225">
            <text:p>81225</text:p>
          </table:table-cell>
          <table:table-cell table:style-name="ce9" table:formula="of:=((([.$B$4]*[.D168])*[.$B$29]+(1-[.$B$29])*([.$B$4]*[.$J$4]))/([.$E$4]*10^6))/3600" office:value-type="float" office:value="1.62362790336879">
            <text:p>1,62</text:p>
          </table:table-cell>
          <table:table-cell table:style-name="ce9" table:formula="of:=[.E168]/24" office:value-type="float" office:value="0.0676511626403664">
            <text:p>0,07</text:p>
          </table:table-cell>
          <table:table-cell table:style-name="ce9" table:formula="of:=(([.$B$4]*[.D168])/([.$E$5]*10^6))/3600" office:value-type="float" office:value="3.07290650167785">
            <text:p>3,07</text:p>
          </table:table-cell>
          <table:table-cell table:style-name="ce9" table:formula="of:=[.G168]/24" office:value-type="float" office:value="0.128037770903244">
            <text:p>0,13</text:p>
          </table:table-cell>
          <table:table-cell table:style-name="ce9" table:formula="of:=[.E168]+[.G168]" office:value-type="float" office:value="4.69653440504665">
            <text:p>4,7</text:p>
          </table:table-cell>
          <table:table-cell table:style-name="ce9" table:formula="of:=[.I168]/24" office:value-type="float" office:value="0.19568893354361">
            <text:p>0,2</text:p>
          </table:table-cell>
          <table:table-cell table:style-name="ce9" table:formula="of:=SUM([.$J$34:.J168])" office:value-type="float" office:value="115.504310681815">
            <text:p>115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,680</text:p>
          </table:table-cell>
          <table:table-cell table:style-name="ce9" table:formula="of:=ROUND((1-[.B169])*0.5*[.$B$28]+2)" office:value-type="float" office:value="139">
            <text:p>139</text:p>
          </table:table-cell>
          <table:table-cell table:style-name="ce9" table:formula="of:=MIN(([.C169]*2+1)^2;[.$J$4])" office:value-type="float" office:value="77841">
            <text:p>77841</text:p>
          </table:table-cell>
          <table:table-cell table:style-name="ce9" table:formula="of:=((([.$B$4]*[.D169])*[.$B$29]+(1-[.$B$29])*([.$B$4]*[.$J$4]))/([.$E$4]*10^6))/3600" office:value-type="float" office:value="1.55598423670213">
            <text:p>1,56</text:p>
          </table:table-cell>
          <table:table-cell table:style-name="ce9" table:formula="of:=[.E169]/24" office:value-type="float" office:value="0.0648326765292553">
            <text:p>0,06</text:p>
          </table:table-cell>
          <table:table-cell table:style-name="ce9" table:formula="of:=(([.$B$4]*[.D169])/([.$E$5]*10^6))/3600" office:value-type="float" office:value="2.94488291778523">
            <text:p>2,94</text:p>
          </table:table-cell>
          <table:table-cell table:style-name="ce9" table:formula="of:=[.G169]/24" office:value-type="float" office:value="0.122703454907718">
            <text:p>0,12</text:p>
          </table:table-cell>
          <table:table-cell table:style-name="ce9" table:formula="of:=[.E169]+[.G169]" office:value-type="float" office:value="4.50086715448736">
            <text:p>4,5</text:p>
          </table:table-cell>
          <table:table-cell table:style-name="ce9" table:formula="of:=[.I169]/24" office:value-type="float" office:value="0.187536131436973">
            <text:p>0,19</text:p>
          </table:table-cell>
          <table:table-cell table:style-name="ce9" table:formula="of:=SUM([.$J$34:.J169])" office:value-type="float" office:value="115.691846813252">
            <text:p>115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,685</text:p>
          </table:table-cell>
          <table:table-cell table:style-name="ce9" table:formula="of:=ROUND((1-[.B170])*0.5*[.$B$28]+2)" office:value-type="float" office:value="137">
            <text:p>137</text:p>
          </table:table-cell>
          <table:table-cell table:style-name="ce9" table:formula="of:=MIN(([.C170]*2+1)^2;[.$J$4])" office:value-type="float" office:value="75625">
            <text:p>75625</text:p>
          </table:table-cell>
          <table:table-cell table:style-name="ce9" table:formula="of:=((([.$B$4]*[.D170])*[.$B$29]+(1-[.$B$29])*([.$B$4]*[.$J$4]))/([.$E$4]*10^6))/3600" office:value-type="float" office:value="1.51168802945232">
            <text:p>1,51</text:p>
          </table:table-cell>
          <table:table-cell table:style-name="ce9" table:formula="of:=[.E170]/24" office:value-type="float" office:value="0.0629870012271802">
            <text:p>0,06</text:p>
          </table:table-cell>
          <table:table-cell table:style-name="ce9" table:formula="of:=(([.$B$4]*[.D170])/([.$E$5]*10^6))/3600" office:value-type="float" office:value="2.86104714299031">
            <text:p>2,86</text:p>
          </table:table-cell>
          <table:table-cell table:style-name="ce9" table:formula="of:=[.G170]/24" office:value-type="float" office:value="0.119210297624596">
            <text:p>0,12</text:p>
          </table:table-cell>
          <table:table-cell table:style-name="ce9" table:formula="of:=[.E170]+[.G170]" office:value-type="float" office:value="4.37273517244263">
            <text:p>4,37</text:p>
          </table:table-cell>
          <table:table-cell table:style-name="ce9" table:formula="of:=[.I170]/24" office:value-type="float" office:value="0.182197298851776">
            <text:p>0,18</text:p>
          </table:table-cell>
          <table:table-cell table:style-name="ce9" table:formula="of:=SUM([.$J$34:.J170])" office:value-type="float" office:value="115.874044112104">
            <text:p>115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,690</text:p>
          </table:table-cell>
          <table:table-cell table:style-name="ce9" table:formula="of:=ROUND((1-[.B171])*0.5*[.$B$28]+2)" office:value-type="float" office:value="135">
            <text:p>135</text:p>
          </table:table-cell>
          <table:table-cell table:style-name="ce9" table:formula="of:=MIN(([.C171]*2+1)^2;[.$J$4])" office:value-type="float" office:value="73441">
            <text:p>73441</text:p>
          </table:table-cell>
          <table:table-cell table:style-name="ce9" table:formula="of:=((([.$B$4]*[.D171])*[.$B$29]+(1-[.$B$29])*([.$B$4]*[.$J$4]))/([.$E$4]*10^6))/3600" office:value-type="float" office:value="1.4680314786249">
            <text:p>1,47</text:p>
          </table:table-cell>
          <table:table-cell table:style-name="ce9" table:formula="of:=[.E171]/24" office:value-type="float" office:value="0.0611679782760376">
            <text:p>0,06</text:p>
          </table:table-cell>
          <table:table-cell table:style-name="ce9" table:formula="of:=(([.$B$4]*[.D171])/([.$E$5]*10^6))/3600" office:value-type="float" office:value="2.77842199310216">
            <text:p>2,78</text:p>
          </table:table-cell>
          <table:table-cell table:style-name="ce9" table:formula="of:=[.G171]/24" office:value-type="float" office:value="0.115767583045923">
            <text:p>0,12</text:p>
          </table:table-cell>
          <table:table-cell table:style-name="ce9" table:formula="of:=[.E171]+[.G171]" office:value-type="float" office:value="4.24645347172706">
            <text:p>4,25</text:p>
          </table:table-cell>
          <table:table-cell table:style-name="ce9" table:formula="of:=[.I171]/24" office:value-type="float" office:value="0.176935561321961">
            <text:p>0,18</text:p>
          </table:table-cell>
          <table:table-cell table:style-name="ce9" table:formula="of:=SUM([.$J$34:.J171])" office:value-type="float" office:value="116.050979673426">
            <text:p>116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,695</text:p>
          </table:table-cell>
          <table:table-cell table:style-name="ce9" table:formula="of:=ROUND((1-[.B172])*0.5*[.$B$28]+2)" office:value-type="float" office:value="133">
            <text:p>133</text:p>
          </table:table-cell>
          <table:table-cell table:style-name="ce9" table:formula="of:=MIN(([.C172]*2+1)^2;[.$J$4])" office:value-type="float" office:value="71289">
            <text:p>71289</text:p>
          </table:table-cell>
          <table:table-cell table:style-name="ce9" table:formula="of:=((([.$B$4]*[.D172])*[.$B$29]+(1-[.$B$29])*([.$B$4]*[.$J$4]))/([.$E$4]*10^6))/3600" office:value-type="float" office:value="1.42501458421986">
            <text:p>1,43</text:p>
          </table:table-cell>
          <table:table-cell table:style-name="ce9" table:formula="of:=[.E172]/24" office:value-type="float" office:value="0.0593756076758274">
            <text:p>0,06</text:p>
          </table:table-cell>
          <table:table-cell table:style-name="ce9" table:formula="of:=(([.$B$4]*[.D172])/([.$E$5]*10^6))/3600" office:value-type="float" office:value="2.69700746812081">
            <text:p>2,7</text:p>
          </table:table-cell>
          <table:table-cell table:style-name="ce9" table:formula="of:=[.G172]/24" office:value-type="float" office:value="0.1123753111717">
            <text:p>0,11</text:p>
          </table:table-cell>
          <table:table-cell table:style-name="ce9" table:formula="of:=[.E172]+[.G172]" office:value-type="float" office:value="4.12202205234066">
            <text:p>4,12</text:p>
          </table:table-cell>
          <table:table-cell table:style-name="ce9" table:formula="of:=[.I172]/24" office:value-type="float" office:value="0.171750918847528">
            <text:p>0,17</text:p>
          </table:table-cell>
          <table:table-cell table:style-name="ce9" table:formula="of:=SUM([.$J$34:.J172])" office:value-type="float" office:value="116.222730592273">
            <text:p>116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,700</text:p>
          </table:table-cell>
          <table:table-cell table:style-name="ce9" table:formula="of:=ROUND((1-[.B173])*0.5*[.$B$28]+2)" office:value-type="float" office:value="131">
            <text:p>131</text:p>
          </table:table-cell>
          <table:table-cell table:style-name="ce9" table:formula="of:=MIN(([.C173]*2+1)^2;[.$J$4])" office:value-type="float" office:value="69169">
            <text:p>69169</text:p>
          </table:table-cell>
          <table:table-cell table:style-name="ce9" table:formula="of:=((([.$B$4]*[.D173])*[.$B$29]+(1-[.$B$29])*([.$B$4]*[.$J$4]))/([.$E$4]*10^6))/3600" office:value-type="float" office:value="1.38263734623719">
            <text:p>1,38</text:p>
          </table:table-cell>
          <table:table-cell table:style-name="ce9" table:formula="of:=[.E173]/24" office:value-type="float" office:value="0.0576098894265498">
            <text:p>0,06</text:p>
          </table:table-cell>
          <table:table-cell table:style-name="ce9" table:formula="of:=(([.$B$4]*[.D173])/([.$E$5]*10^6))/3600" office:value-type="float" office:value="2.61680356804623">
            <text:p>2,62</text:p>
          </table:table-cell>
          <table:table-cell table:style-name="ce9" table:formula="of:=[.G173]/24" office:value-type="float" office:value="0.109033482001926">
            <text:p>0,11</text:p>
          </table:table-cell>
          <table:table-cell table:style-name="ce9" table:formula="of:=[.E173]+[.G173]" office:value-type="float" office:value="3.99944091428343">
            <text:p>4</text:p>
          </table:table-cell>
          <table:table-cell table:style-name="ce9" table:formula="of:=[.I173]/24" office:value-type="float" office:value="0.166643371428476">
            <text:p>0,17</text:p>
          </table:table-cell>
          <table:table-cell table:style-name="ce9" table:formula="of:=SUM([.$J$34:.J173])" office:value-type="float" office:value="116.389373963702">
            <text:p>116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,705</text:p>
          </table:table-cell>
          <table:table-cell table:style-name="ce9" table:formula="of:=ROUND((1-[.B174])*0.5*[.$B$28]+2)" office:value-type="float" office:value="129">
            <text:p>129</text:p>
          </table:table-cell>
          <table:table-cell table:style-name="ce9" table:formula="of:=MIN(([.C174]*2+1)^2;[.$J$4])" office:value-type="float" office:value="67081">
            <text:p>67081</text:p>
          </table:table-cell>
          <table:table-cell table:style-name="ce9" table:formula="of:=((([.$B$4]*[.D174])*[.$B$29]+(1-[.$B$29])*([.$B$4]*[.$J$4]))/([.$E$4]*10^6))/3600" office:value-type="float" office:value="1.34089976467691">
            <text:p>1,34</text:p>
          </table:table-cell>
          <table:table-cell table:style-name="ce9" table:formula="of:=[.E174]/24" office:value-type="float" office:value="0.0558708235282046">
            <text:p>0,06</text:p>
          </table:table-cell>
          <table:table-cell table:style-name="ce9" table:formula="of:=(([.$B$4]*[.D174])/([.$E$5]*10^6))/3600" office:value-type="float" office:value="2.53781029287845">
            <text:p>2,54</text:p>
          </table:table-cell>
          <table:table-cell table:style-name="ce9" table:formula="of:=[.G174]/24" office:value-type="float" office:value="0.105742095536602">
            <text:p>0,11</text:p>
          </table:table-cell>
          <table:table-cell table:style-name="ce9" table:formula="of:=[.E174]+[.G174]" office:value-type="float" office:value="3.87871005755536">
            <text:p>3,88</text:p>
          </table:table-cell>
          <table:table-cell table:style-name="ce9" table:formula="of:=[.I174]/24" office:value-type="float" office:value="0.161612919064807">
            <text:p>0,16</text:p>
          </table:table-cell>
          <table:table-cell table:style-name="ce9" table:formula="of:=SUM([.$J$34:.J174])" office:value-type="float" office:value="116.550986882767">
            <text:p>116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,710</text:p>
          </table:table-cell>
          <table:table-cell table:style-name="ce9" table:formula="of:=ROUND((1-[.B175])*0.5*[.$B$28]+2)" office:value-type="float" office:value="127">
            <text:p>127</text:p>
          </table:table-cell>
          <table:table-cell table:style-name="ce9" table:formula="of:=MIN(([.C175]*2+1)^2;[.$J$4])" office:value-type="float" office:value="65025">
            <text:p>65025</text:p>
          </table:table-cell>
          <table:table-cell table:style-name="ce9" table:formula="of:=((([.$B$4]*[.D175])*[.$B$29]+(1-[.$B$29])*([.$B$4]*[.$J$4]))/([.$E$4]*10^6))/3600" office:value-type="float" office:value="1.29980183953901">
            <text:p>1,3</text:p>
          </table:table-cell>
          <table:table-cell table:style-name="ce9" table:formula="of:=[.E175]/24" office:value-type="float" office:value="0.054158409980792">
            <text:p>0,05</text:p>
          </table:table-cell>
          <table:table-cell table:style-name="ce9" table:formula="of:=(([.$B$4]*[.D175])/([.$E$5]*10^6))/3600" office:value-type="float" office:value="2.46002764261745">
            <text:p>2,46</text:p>
          </table:table-cell>
          <table:table-cell table:style-name="ce9" table:formula="of:=[.G175]/24" office:value-type="float" office:value="0.102501151775727">
            <text:p>0,1</text:p>
          </table:table-cell>
          <table:table-cell table:style-name="ce9" table:formula="of:=[.E175]+[.G175]" office:value-type="float" office:value="3.75982948215646">
            <text:p>3,76</text:p>
          </table:table-cell>
          <table:table-cell table:style-name="ce9" table:formula="of:=[.I175]/24" office:value-type="float" office:value="0.156659561756519">
            <text:p>0,16</text:p>
          </table:table-cell>
          <table:table-cell table:style-name="ce9" table:formula="of:=SUM([.$J$34:.J175])" office:value-type="float" office:value="116.707646444523">
            <text:p>116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,715</text:p>
          </table:table-cell>
          <table:table-cell table:style-name="ce9" table:formula="of:=ROUND((1-[.B176])*0.5*[.$B$28]+2)" office:value-type="float" office:value="124">
            <text:p>124</text:p>
          </table:table-cell>
          <table:table-cell table:style-name="ce9" table:formula="of:=MIN(([.C176]*2+1)^2;[.$J$4])" office:value-type="float" office:value="62001">
            <text:p>62001</text:p>
          </table:table-cell>
          <table:table-cell table:style-name="ce9" table:formula="of:=((([.$B$4]*[.D176])*[.$B$29]+(1-[.$B$29])*([.$B$4]*[.$J$4]))/([.$E$4]*10^6))/3600" office:value-type="float" office:value="1.23935430762411">
            <text:p>1,24</text:p>
          </table:table-cell>
          <table:table-cell table:style-name="ce9" table:formula="of:=[.E176]/24" office:value-type="float" office:value="0.0516397628176714">
            <text:p>0,05</text:p>
          </table:table-cell>
          <table:table-cell table:style-name="ce9" table:formula="of:=(([.$B$4]*[.D176])/([.$E$5]*10^6))/3600" office:value-type="float" office:value="2.34562358892617">
            <text:p>2,35</text:p>
          </table:table-cell>
          <table:table-cell table:style-name="ce9" table:formula="of:=[.G176]/24" office:value-type="float" office:value="0.0977343162052573">
            <text:p>0,1</text:p>
          </table:table-cell>
          <table:table-cell table:style-name="ce9" table:formula="of:=[.E176]+[.G176]" office:value-type="float" office:value="3.58497789655029">
            <text:p>3,58</text:p>
          </table:table-cell>
          <table:table-cell table:style-name="ce9" table:formula="of:=[.I176]/24" office:value-type="float" office:value="0.149374079022929">
            <text:p>0,15</text:p>
          </table:table-cell>
          <table:table-cell table:style-name="ce9" table:formula="of:=SUM([.$J$34:.J176])" office:value-type="float" office:value="116.857020523546">
            <text:p>116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,720</text:p>
          </table:table-cell>
          <table:table-cell table:style-name="ce9" table:formula="of:=ROUND((1-[.B177])*0.5*[.$B$28]+2)" office:value-type="float" office:value="122">
            <text:p>122</text:p>
          </table:table-cell>
          <table:table-cell table:style-name="ce9" table:formula="of:=MIN(([.C177]*2+1)^2;[.$J$4])" office:value-type="float" office:value="60025">
            <text:p>60025</text:p>
          </table:table-cell>
          <table:table-cell table:style-name="ce9" table:formula="of:=((([.$B$4]*[.D177])*[.$B$29]+(1-[.$B$29])*([.$B$4]*[.$J$4]))/([.$E$4]*10^6))/3600" office:value-type="float" office:value="1.19985552354216">
            <text:p>1,2</text:p>
          </table:table-cell>
          <table:table-cell table:style-name="ce9" table:formula="of:=[.E177]/24" office:value-type="float" office:value="0.04999398014759">
            <text:p>0,05</text:p>
          </table:table-cell>
          <table:table-cell table:style-name="ce9" table:formula="of:=(([.$B$4]*[.D177])/([.$E$5]*10^6))/3600" office:value-type="float" office:value="2.27086750093214">
            <text:p>2,27</text:p>
          </table:table-cell>
          <table:table-cell table:style-name="ce9" table:formula="of:=[.G177]/24" office:value-type="float" office:value="0.0946194792055058">
            <text:p>0,09</text:p>
          </table:table-cell>
          <table:table-cell table:style-name="ce9" table:formula="of:=[.E177]+[.G177]" office:value-type="float" office:value="3.4707230244743">
            <text:p>3,47</text:p>
          </table:table-cell>
          <table:table-cell table:style-name="ce9" table:formula="of:=[.I177]/24" office:value-type="float" office:value="0.144613459353096">
            <text:p>0,14</text:p>
          </table:table-cell>
          <table:table-cell table:style-name="ce9" table:formula="of:=SUM([.$J$34:.J177])" office:value-type="float" office:value="117.001633982899">
            <text:p>1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,725</text:p>
          </table:table-cell>
          <table:table-cell table:style-name="ce9" table:formula="of:=ROUND((1-[.B178])*0.5*[.$B$28]+2)" office:value-type="float" office:value="120">
            <text:p>120</text:p>
          </table:table-cell>
          <table:table-cell table:style-name="ce9" table:formula="of:=MIN(([.C178]*2+1)^2;[.$J$4])" office:value-type="float" office:value="58081">
            <text:p>58081</text:p>
          </table:table-cell>
          <table:table-cell table:style-name="ce9" table:formula="of:=((([.$B$4]*[.D178])*[.$B$29]+(1-[.$B$29])*([.$B$4]*[.$J$4]))/([.$E$4]*10^6))/3600" office:value-type="float" office:value="1.16099639588258">
            <text:p>1,16</text:p>
          </table:table-cell>
          <table:table-cell table:style-name="ce9" table:formula="of:=[.E178]/24" office:value-type="float" office:value="0.048374849828441">
            <text:p>0,05</text:p>
          </table:table-cell>
          <table:table-cell table:style-name="ce9" table:formula="of:=(([.$B$4]*[.D178])/([.$E$5]*10^6))/3600" office:value-type="float" office:value="2.19732203784489">
            <text:p>2,2</text:p>
          </table:table-cell>
          <table:table-cell table:style-name="ce9" table:formula="of:=[.G178]/24" office:value-type="float" office:value="0.0915550849102038">
            <text:p>0,09</text:p>
          </table:table-cell>
          <table:table-cell table:style-name="ce9" table:formula="of:=[.E178]+[.G178]" office:value-type="float" office:value="3.35831843372748">
            <text:p>3,36</text:p>
          </table:table-cell>
          <table:table-cell table:style-name="ce9" table:formula="of:=[.I178]/24" office:value-type="float" office:value="0.139929934738645">
            <text:p>0,14</text:p>
          </table:table-cell>
          <table:table-cell table:style-name="ce9" table:formula="of:=SUM([.$J$34:.J178])" office:value-type="float" office:value="117.141563917638">
            <text:p>117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,730</text:p>
          </table:table-cell>
          <table:table-cell table:style-name="ce9" table:formula="of:=ROUND((1-[.B179])*0.5*[.$B$28]+2)" office:value-type="float" office:value="118">
            <text:p>118</text:p>
          </table:table-cell>
          <table:table-cell table:style-name="ce9" table:formula="of:=MIN(([.C179]*2+1)^2;[.$J$4])" office:value-type="float" office:value="56169">
            <text:p>56169</text:p>
          </table:table-cell>
          <table:table-cell table:style-name="ce9" table:formula="of:=((([.$B$4]*[.D179])*[.$B$29]+(1-[.$B$29])*([.$B$4]*[.$J$4]))/([.$E$4]*10^6))/3600" office:value-type="float" office:value="1.12277692464539">
            <text:p>1,12</text:p>
          </table:table-cell>
          <table:table-cell table:style-name="ce9" table:formula="of:=[.E179]/24" office:value-type="float" office:value="0.0467823718602246">
            <text:p>0,05</text:p>
          </table:table-cell>
          <table:table-cell table:style-name="ce9" table:formula="of:=(([.$B$4]*[.D179])/([.$E$5]*10^6))/3600" office:value-type="float" office:value="2.12498719966443">
            <text:p>2,12</text:p>
          </table:table-cell>
          <table:table-cell table:style-name="ce9" table:formula="of:=[.G179]/24" office:value-type="float" office:value="0.0885411333193512">
            <text:p>0,09</text:p>
          </table:table-cell>
          <table:table-cell table:style-name="ce9" table:formula="of:=[.E179]+[.G179]" office:value-type="float" office:value="3.24776412430982">
            <text:p>3,25</text:p>
          </table:table-cell>
          <table:table-cell table:style-name="ce9" table:formula="of:=[.I179]/24" office:value-type="float" office:value="0.135323505179576">
            <text:p>0,14</text:p>
          </table:table-cell>
          <table:table-cell table:style-name="ce9" table:formula="of:=SUM([.$J$34:.J179])" office:value-type="float" office:value="117.276887422817">
            <text:p>117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,735</text:p>
          </table:table-cell>
          <table:table-cell table:style-name="ce9" table:formula="of:=ROUND((1-[.B180])*0.5*[.$B$28]+2)" office:value-type="float" office:value="116">
            <text:p>116</text:p>
          </table:table-cell>
          <table:table-cell table:style-name="ce9" table:formula="of:=MIN(([.C180]*2+1)^2;[.$J$4])" office:value-type="float" office:value="54289">
            <text:p>54289</text:p>
          </table:table-cell>
          <table:table-cell table:style-name="ce9" table:formula="of:=((([.$B$4]*[.D180])*[.$B$29]+(1-[.$B$29])*([.$B$4]*[.$J$4]))/([.$E$4]*10^6))/3600" office:value-type="float" office:value="1.08519710983058">
            <text:p>1,09</text:p>
          </table:table-cell>
          <table:table-cell table:style-name="ce9" table:formula="of:=[.E180]/24" office:value-type="float" office:value="0.0452165462429406">
            <text:p>0,05</text:p>
          </table:table-cell>
          <table:table-cell table:style-name="ce9" table:formula="of:=(([.$B$4]*[.D180])/([.$E$5]*10^6))/3600" office:value-type="float" office:value="2.05386298639075">
            <text:p>2,05</text:p>
          </table:table-cell>
          <table:table-cell table:style-name="ce9" table:formula="of:=[.G180]/24" office:value-type="float" office:value="0.085577624432948">
            <text:p>0,09</text:p>
          </table:table-cell>
          <table:table-cell table:style-name="ce9" table:formula="of:=[.E180]+[.G180]" office:value-type="float" office:value="3.13906009622133">
            <text:p>3,14</text:p>
          </table:table-cell>
          <table:table-cell table:style-name="ce9" table:formula="of:=[.I180]/24" office:value-type="float" office:value="0.130794170675889">
            <text:p>0,13</text:p>
          </table:table-cell>
          <table:table-cell table:style-name="ce9" table:formula="of:=SUM([.$J$34:.J180])" office:value-type="float" office:value="117.407681593493">
            <text:p>117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,740</text:p>
          </table:table-cell>
          <table:table-cell table:style-name="ce9" table:formula="of:=ROUND((1-[.B181])*0.5*[.$B$28]+2)" office:value-type="float" office:value="114">
            <text:p>114</text:p>
          </table:table-cell>
          <table:table-cell table:style-name="ce9" table:formula="of:=MIN(([.C181]*2+1)^2;[.$J$4])" office:value-type="float" office:value="52441">
            <text:p>52441</text:p>
          </table:table-cell>
          <table:table-cell table:style-name="ce9" table:formula="of:=((([.$B$4]*[.D181])*[.$B$29]+(1-[.$B$29])*([.$B$4]*[.$J$4]))/([.$E$4]*10^6))/3600" office:value-type="float" office:value="1.04825695143814">
            <text:p>1,05</text:p>
          </table:table-cell>
          <table:table-cell table:style-name="ce9" table:formula="of:=[.E181]/24" office:value-type="float" office:value="0.0436773729765892">
            <text:p>0,04</text:p>
          </table:table-cell>
          <table:table-cell table:style-name="ce9" table:formula="of:=(([.$B$4]*[.D181])/([.$E$5]*10^6))/3600" office:value-type="float" office:value="1.98394939802386">
            <text:p>1,98</text:p>
          </table:table-cell>
          <table:table-cell table:style-name="ce9" table:formula="of:=[.G181]/24" office:value-type="float" office:value="0.0826645582509943">
            <text:p>0,08</text:p>
          </table:table-cell>
          <table:table-cell table:style-name="ce9" table:formula="of:=[.E181]+[.G181]" office:value-type="float" office:value="3.032206349462">
            <text:p>3,03</text:p>
          </table:table-cell>
          <table:table-cell table:style-name="ce9" table:formula="of:=[.I181]/24" office:value-type="float" office:value="0.126341931227583">
            <text:p>0,13</text:p>
          </table:table-cell>
          <table:table-cell table:style-name="ce9" table:formula="of:=SUM([.$J$34:.J181])" office:value-type="float" office:value="117.534023524721">
            <text:p>117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,745</text:p>
          </table:table-cell>
          <table:table-cell table:style-name="ce9" table:formula="of:=ROUND((1-[.B182])*0.5*[.$B$28]+2)" office:value-type="float" office:value="112">
            <text:p>112</text:p>
          </table:table-cell>
          <table:table-cell table:style-name="ce9" table:formula="of:=MIN(([.C182]*2+1)^2;[.$J$4])" office:value-type="float" office:value="50625">
            <text:p>50625</text:p>
          </table:table-cell>
          <table:table-cell table:style-name="ce9" table:formula="of:=((([.$B$4]*[.D182])*[.$B$29]+(1-[.$B$29])*([.$B$4]*[.$J$4]))/([.$E$4]*10^6))/3600" office:value-type="float" office:value="1.01195644946809">
            <text:p>1,01</text:p>
          </table:table-cell>
          <table:table-cell table:style-name="ce9" table:formula="of:=[.E182]/24" office:value-type="float" office:value="0.0421648520611702">
            <text:p>0,04</text:p>
          </table:table-cell>
          <table:table-cell table:style-name="ce9" table:formula="of:=(([.$B$4]*[.D182])/([.$E$5]*10^6))/3600" office:value-type="float" office:value="1.91524643456376">
            <text:p>1,92</text:p>
          </table:table-cell>
          <table:table-cell table:style-name="ce9" table:formula="of:=[.G182]/24" office:value-type="float" office:value="0.0798019347734899">
            <text:p>0,08</text:p>
          </table:table-cell>
          <table:table-cell table:style-name="ce9" table:formula="of:=[.E182]+[.G182]" office:value-type="float" office:value="2.92720288403184">
            <text:p>2,93</text:p>
          </table:table-cell>
          <table:table-cell table:style-name="ce9" table:formula="of:=[.I182]/24" office:value-type="float" office:value="0.12196678683466">
            <text:p>0,12</text:p>
          </table:table-cell>
          <table:table-cell table:style-name="ce9" table:formula="of:=SUM([.$J$34:.J182])" office:value-type="float" office:value="117.655990311555">
            <text:p>117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,750</text:p>
          </table:table-cell>
          <table:table-cell table:style-name="ce9" table:formula="of:=ROUND((1-[.B183])*0.5*[.$B$28]+2)" office:value-type="float" office:value="109">
            <text:p>109</text:p>
          </table:table-cell>
          <table:table-cell table:style-name="ce9" table:formula="of:=MIN(([.C183]*2+1)^2;[.$J$4])" office:value-type="float" office:value="47961">
            <text:p>47961</text:p>
          </table:table-cell>
          <table:table-cell table:style-name="ce9" table:formula="of:=((([.$B$4]*[.D183])*[.$B$29]+(1-[.$B$29])*([.$B$4]*[.$J$4]))/([.$E$4]*10^6))/3600" office:value-type="float" office:value="0.958705052304965">
            <text:p>0,96</text:p>
          </table:table-cell>
          <table:table-cell table:style-name="ce9" table:formula="of:=[.E183]/24" office:value-type="float" office:value="0.0399460438460402">
            <text:p>0,04</text:p>
          </table:table-cell>
          <table:table-cell table:style-name="ce9" table:formula="of:=(([.$B$4]*[.D183])/([.$E$5]*10^6))/3600" office:value-type="float" office:value="1.81446191107383">
            <text:p>1,81</text:p>
          </table:table-cell>
          <table:table-cell table:style-name="ce9" table:formula="of:=[.G183]/24" office:value-type="float" office:value="0.0756025796280761">
            <text:p>0,08</text:p>
          </table:table-cell>
          <table:table-cell table:style-name="ce9" table:formula="of:=[.E183]+[.G183]" office:value-type="float" office:value="2.77316696337879">
            <text:p>2,77</text:p>
          </table:table-cell>
          <table:table-cell table:style-name="ce9" table:formula="of:=[.I183]/24" office:value-type="float" office:value="0.115548623474116">
            <text:p>0,12</text:p>
          </table:table-cell>
          <table:table-cell table:style-name="ce9" table:formula="of:=SUM([.$J$34:.J183])" office:value-type="float" office:value="117.77153893503">
            <text:p>117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,755</text:p>
          </table:table-cell>
          <table:table-cell table:style-name="ce9" table:formula="of:=ROUND((1-[.B184])*0.5*[.$B$28]+2)" office:value-type="float" office:value="107">
            <text:p>107</text:p>
          </table:table-cell>
          <table:table-cell table:style-name="ce9" table:formula="of:=MIN(([.C184]*2+1)^2;[.$J$4])" office:value-type="float" office:value="46225">
            <text:p>46225</text:p>
          </table:table-cell>
          <table:table-cell table:style-name="ce9" table:formula="of:=((([.$B$4]*[.D184])*[.$B$29]+(1-[.$B$29])*([.$B$4]*[.$J$4]))/([.$E$4]*10^6))/3600" office:value-type="float" office:value="0.924003691390859">
            <text:p>0,92</text:p>
          </table:table-cell>
          <table:table-cell table:style-name="ce9" table:formula="of:=[.E184]/24" office:value-type="float" office:value="0.0385001538079525">
            <text:p>0,04</text:p>
          </table:table-cell>
          <table:table-cell table:style-name="ce9" table:formula="of:=(([.$B$4]*[.D184])/([.$E$5]*10^6))/3600" office:value-type="float" office:value="1.74878550988069">
            <text:p>1,75</text:p>
          </table:table-cell>
          <table:table-cell table:style-name="ce9" table:formula="of:=[.G184]/24" office:value-type="float" office:value="0.0728660629116953">
            <text:p>0,07</text:p>
          </table:table-cell>
          <table:table-cell table:style-name="ce9" table:formula="of:=[.E184]+[.G184]" office:value-type="float" office:value="2.67278920127154">
            <text:p>2,67</text:p>
          </table:table-cell>
          <table:table-cell table:style-name="ce9" table:formula="of:=[.I184]/24" office:value-type="float" office:value="0.111366216719648">
            <text:p>0,11</text:p>
          </table:table-cell>
          <table:table-cell table:style-name="ce9" table:formula="of:=SUM([.$J$34:.J184])" office:value-type="float" office:value="117.882905151749">
            <text:p>117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,760</text:p>
          </table:table-cell>
          <table:table-cell table:style-name="ce9" table:formula="of:=ROUND((1-[.B185])*0.5*[.$B$28]+2)" office:value-type="float" office:value="105">
            <text:p>105</text:p>
          </table:table-cell>
          <table:table-cell table:style-name="ce9" table:formula="of:=MIN(([.C185]*2+1)^2;[.$J$4])" office:value-type="float" office:value="44521">
            <text:p>44521</text:p>
          </table:table-cell>
          <table:table-cell table:style-name="ce9" table:formula="of:=((([.$B$4]*[.D185])*[.$B$29]+(1-[.$B$29])*([.$B$4]*[.$J$4]))/([.$E$4]*10^6))/3600" office:value-type="float" office:value="0.889941986899133">
            <text:p>0,89</text:p>
          </table:table-cell>
          <table:table-cell table:style-name="ce9" table:formula="of:=[.E185]/24" office:value-type="float" office:value="0.0370809161207972">
            <text:p>0,04</text:p>
          </table:table-cell>
          <table:table-cell table:style-name="ce9" table:formula="of:=(([.$B$4]*[.D185])/([.$E$5]*10^6))/3600" office:value-type="float" office:value="1.68431973359433">
            <text:p>1,68</text:p>
          </table:table-cell>
          <table:table-cell table:style-name="ce9" table:formula="of:=[.G185]/24" office:value-type="float" office:value="0.0701799888997639">
            <text:p>0,07</text:p>
          </table:table-cell>
          <table:table-cell table:style-name="ce9" table:formula="of:=[.E185]+[.G185]" office:value-type="float" office:value="2.57426172049347">
            <text:p>2,57</text:p>
          </table:table-cell>
          <table:table-cell table:style-name="ce9" table:formula="of:=[.I185]/24" office:value-type="float" office:value="0.107260905020561">
            <text:p>0,11</text:p>
          </table:table-cell>
          <table:table-cell table:style-name="ce9" table:formula="of:=SUM([.$J$34:.J185])" office:value-type="float" office:value="117.99016605677">
            <text:p>117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,765</text:p>
          </table:table-cell>
          <table:table-cell table:style-name="ce9" table:formula="of:=ROUND((1-[.B186])*0.5*[.$B$28]+2)" office:value-type="float" office:value="103">
            <text:p>103</text:p>
          </table:table-cell>
          <table:table-cell table:style-name="ce9" table:formula="of:=MIN(([.C186]*2+1)^2;[.$J$4])" office:value-type="float" office:value="42849">
            <text:p>42849</text:p>
          </table:table-cell>
          <table:table-cell table:style-name="ce9" table:formula="of:=((([.$B$4]*[.D186])*[.$B$29]+(1-[.$B$29])*([.$B$4]*[.$J$4]))/([.$E$4]*10^6))/3600" office:value-type="float" office:value="0.856519938829787">
            <text:p>0,86</text:p>
          </table:table-cell>
          <table:table-cell table:style-name="ce9" table:formula="of:=[.E186]/24" office:value-type="float" office:value="0.0356883307845745">
            <text:p>0,04</text:p>
          </table:table-cell>
          <table:table-cell table:style-name="ce9" table:formula="of:=(([.$B$4]*[.D186])/([.$E$5]*10^6))/3600" office:value-type="float" office:value="1.62106458221477">
            <text:p>1,62</text:p>
          </table:table-cell>
          <table:table-cell table:style-name="ce9" table:formula="of:=[.G186]/24" office:value-type="float" office:value="0.0675443575922819">
            <text:p>0,07</text:p>
          </table:table-cell>
          <table:table-cell table:style-name="ce9" table:formula="of:=[.E186]+[.G186]" office:value-type="float" office:value="2.47758452104455">
            <text:p>2,48</text:p>
          </table:table-cell>
          <table:table-cell table:style-name="ce9" table:formula="of:=[.I186]/24" office:value-type="float" office:value="0.103232688376856">
            <text:p>0,1</text:p>
          </table:table-cell>
          <table:table-cell table:style-name="ce9" table:formula="of:=SUM([.$J$34:.J186])" office:value-type="float" office:value="118.093398745147">
            <text:p>118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,770</text:p>
          </table:table-cell>
          <table:table-cell table:style-name="ce9" table:formula="of:=ROUND((1-[.B187])*0.5*[.$B$28]+2)" office:value-type="float" office:value="101">
            <text:p>101</text:p>
          </table:table-cell>
          <table:table-cell table:style-name="ce9" table:formula="of:=MIN(([.C187]*2+1)^2;[.$J$4])" office:value-type="float" office:value="41209">
            <text:p>41209</text:p>
          </table:table-cell>
          <table:table-cell table:style-name="ce9" table:formula="of:=((([.$B$4]*[.D187])*[.$B$29]+(1-[.$B$29])*([.$B$4]*[.$J$4]))/([.$E$4]*10^6))/3600" office:value-type="float" office:value="0.823737547182821">
            <text:p>0,82</text:p>
          </table:table-cell>
          <table:table-cell table:style-name="ce9" table:formula="of:=[.E187]/24" office:value-type="float" office:value="0.0343223977992842">
            <text:p>0,03</text:p>
          </table:table-cell>
          <table:table-cell table:style-name="ce9" table:formula="of:=(([.$B$4]*[.D187])/([.$E$5]*10^6))/3600" office:value-type="float" office:value="1.55902005574198">
            <text:p>1,56</text:p>
          </table:table-cell>
          <table:table-cell table:style-name="ce9" table:formula="of:=[.G187]/24" office:value-type="float" office:value="0.0649591689892493">
            <text:p>0,06</text:p>
          </table:table-cell>
          <table:table-cell table:style-name="ce9" table:formula="of:=[.E187]+[.G187]" office:value-type="float" office:value="2.3827576029248">
            <text:p>2,38</text:p>
          </table:table-cell>
          <table:table-cell table:style-name="ce9" table:formula="of:=[.I187]/24" office:value-type="float" office:value="0.0992815667885335">
            <text:p>0,1</text:p>
          </table:table-cell>
          <table:table-cell table:style-name="ce9" table:formula="of:=SUM([.$J$34:.J187])" office:value-type="float" office:value="118.192680311935">
            <text:p>118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,775</text:p>
          </table:table-cell>
          <table:table-cell table:style-name="ce9" table:formula="of:=ROUND((1-[.B188])*0.5*[.$B$28]+2)" office:value-type="float" office:value="99">
            <text:p>99</text:p>
          </table:table-cell>
          <table:table-cell table:style-name="ce9" table:formula="of:=MIN(([.C188]*2+1)^2;[.$J$4])" office:value-type="float" office:value="39601">
            <text:p>39601</text:p>
          </table:table-cell>
          <table:table-cell table:style-name="ce9" table:formula="of:=((([.$B$4]*[.D188])*[.$B$29]+(1-[.$B$29])*([.$B$4]*[.$J$4]))/([.$E$4]*10^6))/3600" office:value-type="float" office:value="0.791594811958235">
            <text:p>0,79</text:p>
          </table:table-cell>
          <table:table-cell table:style-name="ce9" table:formula="of:=[.E188]/24" office:value-type="float" office:value="0.0329831171649265">
            <text:p>0,03</text:p>
          </table:table-cell>
          <table:table-cell table:style-name="ce9" table:formula="of:=(([.$B$4]*[.D188])/([.$E$5]*10^6))/3600" office:value-type="float" office:value="1.49818615417599">
            <text:p>1,5</text:p>
          </table:table-cell>
          <table:table-cell table:style-name="ce9" table:formula="of:=[.G188]/24" office:value-type="float" office:value="0.0624244230906662">
            <text:p>0,06</text:p>
          </table:table-cell>
          <table:table-cell table:style-name="ce9" table:formula="of:=[.E188]+[.G188]" office:value-type="float" office:value="2.28978096613422">
            <text:p>2,29</text:p>
          </table:table-cell>
          <table:table-cell table:style-name="ce9" table:formula="of:=[.I188]/24" office:value-type="float" office:value="0.0954075402555926">
            <text:p>0,1</text:p>
          </table:table-cell>
          <table:table-cell table:style-name="ce9" table:formula="of:=SUM([.$J$34:.J188])" office:value-type="float" office:value="118.288087852191">
            <text:p>11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,780</text:p>
          </table:table-cell>
          <table:table-cell table:style-name="ce9" table:formula="of:=ROUND((1-[.B189])*0.5*[.$B$28]+2)" office:value-type="float" office:value="96">
            <text:p>96</text:p>
          </table:table-cell>
          <table:table-cell table:style-name="ce9" table:formula="of:=MIN(([.C189]*2+1)^2;[.$J$4])" office:value-type="float" office:value="37249">
            <text:p>37249</text:p>
          </table:table-cell>
          <table:table-cell table:style-name="ce9" table:formula="of:=((([.$B$4]*[.D189])*[.$B$29]+(1-[.$B$29])*([.$B$4]*[.$J$4]))/([.$E$4]*10^6))/3600" office:value-type="float" office:value="0.744580064913318">
            <text:p>0,74</text:p>
          </table:table-cell>
          <table:table-cell table:style-name="ce9" table:formula="of:=[.E189]/24" office:value-type="float" office:value="0.0310241693713882">
            <text:p>0,03</text:p>
          </table:table-cell>
          <table:table-cell table:style-name="ce9" table:formula="of:=(([.$B$4]*[.D189])/([.$E$5]*10^6))/3600" office:value-type="float" office:value="1.40920522352722">
            <text:p>1,41</text:p>
          </table:table-cell>
          <table:table-cell table:style-name="ce9" table:formula="of:=[.G189]/24" office:value-type="float" office:value="0.0587168843136341">
            <text:p>0,06</text:p>
          </table:table-cell>
          <table:table-cell table:style-name="ce9" table:formula="of:=[.E189]+[.G189]" office:value-type="float" office:value="2.15378528844054">
            <text:p>2,15</text:p>
          </table:table-cell>
          <table:table-cell table:style-name="ce9" table:formula="of:=[.I189]/24" office:value-type="float" office:value="0.0897410536850223">
            <text:p>0,09</text:p>
          </table:table-cell>
          <table:table-cell table:style-name="ce9" table:formula="of:=SUM([.$J$34:.J189])" office:value-type="float" office:value="118.377828905876">
            <text:p>118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,785</text:p>
          </table:table-cell>
          <table:table-cell table:style-name="ce9" table:formula="of:=ROUND((1-[.B190])*0.5*[.$B$28]+2)" office:value-type="float" office:value="94">
            <text:p>94</text:p>
          </table:table-cell>
          <table:table-cell table:style-name="ce9" table:formula="of:=MIN(([.C190]*2+1)^2;[.$J$4])" office:value-type="float" office:value="35721">
            <text:p>35721</text:p>
          </table:table-cell>
          <table:table-cell table:style-name="ce9" table:formula="of:=((([.$B$4]*[.D190])*[.$B$29]+(1-[.$B$29])*([.$B$4]*[.$J$4]))/([.$E$4]*10^6))/3600" office:value-type="float" office:value="0.714036470744681">
            <text:p>0,71</text:p>
          </table:table-cell>
          <table:table-cell table:style-name="ce9" table:formula="of:=[.E190]/24" office:value-type="float" office:value="0.0297515196143617">
            <text:p>0,03</text:p>
          </table:table-cell>
          <table:table-cell table:style-name="ce9" table:formula="of:=(([.$B$4]*[.D190])/([.$E$5]*10^6))/3600" office:value-type="float" office:value="1.35139788422819">
            <text:p>1,35</text:p>
          </table:table-cell>
          <table:table-cell table:style-name="ce9" table:formula="of:=[.G190]/24" office:value-type="float" office:value="0.0563082451761745">
            <text:p>0,06</text:p>
          </table:table-cell>
          <table:table-cell table:style-name="ce9" table:formula="of:=[.E190]+[.G190]" office:value-type="float" office:value="2.06543435497287">
            <text:p>2,07</text:p>
          </table:table-cell>
          <table:table-cell table:style-name="ce9" table:formula="of:=[.I190]/24" office:value-type="float" office:value="0.0860597647905362">
            <text:p>0,09</text:p>
          </table:table-cell>
          <table:table-cell table:style-name="ce9" table:formula="of:=SUM([.$J$34:.J190])" office:value-type="float" office:value="118.463888670666">
            <text:p>118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,790</text:p>
          </table:table-cell>
          <table:table-cell table:style-name="ce9" table:formula="of:=ROUND((1-[.B191])*0.5*[.$B$28]+2)" office:value-type="float" office:value="92">
            <text:p>92</text:p>
          </table:table-cell>
          <table:table-cell table:style-name="ce9" table:formula="of:=MIN(([.C191]*2+1)^2;[.$J$4])" office:value-type="float" office:value="34225">
            <text:p>34225</text:p>
          </table:table-cell>
          <table:table-cell table:style-name="ce9" table:formula="of:=((([.$B$4]*[.D191])*[.$B$29]+(1-[.$B$29])*([.$B$4]*[.$J$4]))/([.$E$4]*10^6))/3600" office:value-type="float" office:value="0.684132532998424">
            <text:p>0,68</text:p>
          </table:table-cell>
          <table:table-cell table:style-name="ce9" table:formula="of:=[.E191]/24" office:value-type="float" office:value="0.0285055222082677">
            <text:p>0,03</text:p>
          </table:table-cell>
          <table:table-cell table:style-name="ce9" table:formula="of:=(([.$B$4]*[.D191])/([.$E$5]*10^6))/3600" office:value-type="float" office:value="1.29480116983594">
            <text:p>1,29</text:p>
          </table:table-cell>
          <table:table-cell table:style-name="ce9" table:formula="of:=[.G191]/24" office:value-type="float" office:value="0.0539500487431643">
            <text:p>0,05</text:p>
          </table:table-cell>
          <table:table-cell table:style-name="ce9" table:formula="of:=[.E191]+[.G191]" office:value-type="float" office:value="1.97893370283437">
            <text:p>1,98</text:p>
          </table:table-cell>
          <table:table-cell table:style-name="ce9" table:formula="of:=[.I191]/24" office:value-type="float" office:value="0.082455570951432">
            <text:p>0,08</text:p>
          </table:table-cell>
          <table:table-cell table:style-name="ce9" table:formula="of:=SUM([.$J$34:.J191])" office:value-type="float" office:value="118.546344241618">
            <text:p>118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,795</text:p>
          </table:table-cell>
          <table:table-cell table:style-name="ce9" table:formula="of:=ROUND((1-[.B192])*0.5*[.$B$28]+2)" office:value-type="float" office:value="90">
            <text:p>90</text:p>
          </table:table-cell>
          <table:table-cell table:style-name="ce9" table:formula="of:=MIN(([.C192]*2+1)^2;[.$J$4])" office:value-type="float" office:value="32761">
            <text:p>32761</text:p>
          </table:table-cell>
          <table:table-cell table:style-name="ce9" table:formula="of:=((([.$B$4]*[.D192])*[.$B$29]+(1-[.$B$29])*([.$B$4]*[.$J$4]))/([.$E$4]*10^6))/3600" office:value-type="float" office:value="0.654868251674547">
            <text:p>0,65</text:p>
          </table:table-cell>
          <table:table-cell table:style-name="ce9" table:formula="of:=[.E192]/24" office:value-type="float" office:value="0.0272861771531061">
            <text:p>0,03</text:p>
          </table:table-cell>
          <table:table-cell table:style-name="ce9" table:formula="of:=(([.$B$4]*[.D192])/([.$E$5]*10^6))/3600" office:value-type="float" office:value="1.23941508035048">
            <text:p>1,24</text:p>
          </table:table-cell>
          <table:table-cell table:style-name="ce9" table:formula="of:=[.G192]/24" office:value-type="float" office:value="0.0516422950146035">
            <text:p>0,05</text:p>
          </table:table-cell>
          <table:table-cell table:style-name="ce9" table:formula="of:=[.E192]+[.G192]" office:value-type="float" office:value="1.89428333202503">
            <text:p>1,89</text:p>
          </table:table-cell>
          <table:table-cell table:style-name="ce9" table:formula="of:=[.I192]/24" office:value-type="float" office:value="0.0789284721677097">
            <text:p>0,08</text:p>
          </table:table-cell>
          <table:table-cell table:style-name="ce9" table:formula="of:=SUM([.$J$34:.J192])" office:value-type="float" office:value="118.625272713785">
            <text:p>118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,800</text:p>
          </table:table-cell>
          <table:table-cell table:style-name="ce9" table:formula="of:=ROUND((1-[.B193])*0.5*[.$B$28]+2)" office:value-type="float" office:value="88">
            <text:p>88</text:p>
          </table:table-cell>
          <table:table-cell table:style-name="ce9" table:formula="of:=MIN(([.C193]*2+1)^2;[.$J$4])" office:value-type="float" office:value="31329">
            <text:p>31329</text:p>
          </table:table-cell>
          <table:table-cell table:style-name="ce9" table:formula="of:=((([.$B$4]*[.D193])*[.$B$29]+(1-[.$B$29])*([.$B$4]*[.$J$4]))/([.$E$4]*10^6))/3600" office:value-type="float" office:value="0.62624362677305">
            <text:p>0,63</text:p>
          </table:table-cell>
          <table:table-cell table:style-name="ce9" table:formula="of:=[.E193]/24" office:value-type="float" office:value="0.0260934844488771">
            <text:p>0,03</text:p>
          </table:table-cell>
          <table:table-cell table:style-name="ce9" table:formula="of:=(([.$B$4]*[.D193])/([.$E$5]*10^6))/3600" office:value-type="float" office:value="1.18523961577181">
            <text:p>1,19</text:p>
          </table:table-cell>
          <table:table-cell table:style-name="ce9" table:formula="of:=[.G193]/24" office:value-type="float" office:value="0.0493849839904922">
            <text:p>0,05</text:p>
          </table:table-cell>
          <table:table-cell table:style-name="ce9" table:formula="of:=[.E193]+[.G193]" office:value-type="float" office:value="1.81148324254486">
            <text:p>1,81</text:p>
          </table:table-cell>
          <table:table-cell table:style-name="ce9" table:formula="of:=[.I193]/24" office:value-type="float" office:value="0.0754784684393692">
            <text:p>0,08</text:p>
          </table:table-cell>
          <table:table-cell table:style-name="ce9" table:formula="of:=SUM([.$J$34:.J193])" office:value-type="float" office:value="118.700751182225">
            <text:p>118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,805</text:p>
          </table:table-cell>
          <table:table-cell table:style-name="ce9" table:formula="of:=ROUND((1-[.B194])*0.5*[.$B$28]+2)" office:value-type="float" office:value="86">
            <text:p>86</text:p>
          </table:table-cell>
          <table:table-cell table:style-name="ce9" table:formula="of:=MIN(([.C194]*2+1)^2;[.$J$4])" office:value-type="float" office:value="29929">
            <text:p>29929</text:p>
          </table:table-cell>
          <table:table-cell table:style-name="ce9" table:formula="of:=((([.$B$4]*[.D194])*[.$B$29]+(1-[.$B$29])*([.$B$4]*[.$J$4]))/([.$E$4]*10^6))/3600" office:value-type="float" office:value="0.598258658293932">
            <text:p>0,6</text:p>
          </table:table-cell>
          <table:table-cell table:style-name="ce9" table:formula="of:=[.E194]/24" office:value-type="float" office:value="0.0249274440955805">
            <text:p>0,02</text:p>
          </table:table-cell>
          <table:table-cell table:style-name="ce9" table:formula="of:=(([.$B$4]*[.D194])/([.$E$5]*10^6))/3600" office:value-type="float" office:value="1.13227477609993">
            <text:p>1,13</text:p>
          </table:table-cell>
          <table:table-cell table:style-name="ce9" table:formula="of:=[.G194]/24" office:value-type="float" office:value="0.0471781156708302">
            <text:p>0,05</text:p>
          </table:table-cell>
          <table:table-cell table:style-name="ce9" table:formula="of:=[.E194]+[.G194]" office:value-type="float" office:value="1.73053343439386">
            <text:p>1,73</text:p>
          </table:table-cell>
          <table:table-cell table:style-name="ce9" table:formula="of:=[.I194]/24" office:value-type="float" office:value="0.0721055597664107">
            <text:p>0,07</text:p>
          </table:table-cell>
          <table:table-cell table:style-name="ce9" table:formula="of:=SUM([.$J$34:.J194])" office:value-type="float" office:value="118.772856741991">
            <text:p>11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,810</text:p>
          </table:table-cell>
          <table:table-cell table:style-name="ce9" table:formula="of:=ROUND((1-[.B195])*0.5*[.$B$28]+2)" office:value-type="float" office:value="84">
            <text:p>84</text:p>
          </table:table-cell>
          <table:table-cell table:style-name="ce9" table:formula="of:=MIN(([.C195]*2+1)^2;[.$J$4])" office:value-type="float" office:value="28561">
            <text:p>28561</text:p>
          </table:table-cell>
          <table:table-cell table:style-name="ce9" table:formula="of:=((([.$B$4]*[.D195])*[.$B$29]+(1-[.$B$29])*([.$B$4]*[.$J$4]))/([.$E$4]*10^6))/3600" office:value-type="float" office:value="0.570913346237195">
            <text:p>0,57</text:p>
          </table:table-cell>
          <table:table-cell table:style-name="ce9" table:formula="of:=[.E195]/24" office:value-type="float" office:value="0.0237880560932164">
            <text:p>0,02</text:p>
          </table:table-cell>
          <table:table-cell table:style-name="ce9" table:formula="of:=(([.$B$4]*[.D195])/([.$E$5]*10^6))/3600" office:value-type="float" office:value="1.08052056133482">
            <text:p>1,08</text:p>
          </table:table-cell>
          <table:table-cell table:style-name="ce9" table:formula="of:=[.G195]/24" office:value-type="float" office:value="0.0450216900556177">
            <text:p>0,05</text:p>
          </table:table-cell>
          <table:table-cell table:style-name="ce9" table:formula="of:=[.E195]+[.G195]" office:value-type="float" office:value="1.65143390757202">
            <text:p>1,65</text:p>
          </table:table-cell>
          <table:table-cell table:style-name="ce9" table:formula="of:=[.I195]/24" office:value-type="float" office:value="0.0688097461488341">
            <text:p>0,07</text:p>
          </table:table-cell>
          <table:table-cell table:style-name="ce9" table:formula="of:=SUM([.$J$34:.J195])" office:value-type="float" office:value="118.84166648814">
            <text:p>118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,815</text:p>
          </table:table-cell>
          <table:table-cell table:style-name="ce9" table:formula="of:=ROUND((1-[.B196])*0.5*[.$B$28]+2)" office:value-type="float" office:value="81">
            <text:p>81</text:p>
          </table:table-cell>
          <table:table-cell table:style-name="ce9" table:formula="of:=MIN(([.C196]*2+1)^2;[.$J$4])" office:value-type="float" office:value="26569">
            <text:p>26569</text:p>
          </table:table-cell>
          <table:table-cell table:style-name="ce9" table:formula="of:=((([.$B$4]*[.D196])*[.$B$29]+(1-[.$B$29])*([.$B$4]*[.$J$4]))/([.$E$4]*10^6))/3600" office:value-type="float" office:value="0.53109473394405">
            <text:p>0,53</text:p>
          </table:table-cell>
          <table:table-cell table:style-name="ce9" table:formula="of:=[.E196]/24" office:value-type="float" office:value="0.0221289472476688">
            <text:p>0,02</text:p>
          </table:table-cell>
          <table:table-cell table:style-name="ce9" table:formula="of:=(([.$B$4]*[.D196])/([.$E$5]*10^6))/3600" office:value-type="float" office:value="1.0051591608874">
            <text:p>1,01</text:p>
          </table:table-cell>
          <table:table-cell table:style-name="ce9" table:formula="of:=[.G196]/24" office:value-type="float" office:value="0.0418816317036416">
            <text:p>0,04</text:p>
          </table:table-cell>
          <table:table-cell table:style-name="ce9" table:formula="of:=[.E196]+[.G196]" office:value-type="float" office:value="1.53625389483145">
            <text:p>1,54</text:p>
          </table:table-cell>
          <table:table-cell table:style-name="ce9" table:formula="of:=[.I196]/24" office:value-type="float" office:value="0.0640105789513103">
            <text:p>0,06</text:p>
          </table:table-cell>
          <table:table-cell table:style-name="ce9" table:formula="of:=SUM([.$J$34:.J196])" office:value-type="float" office:value="118.905677067091">
            <text:p>118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,820</text:p>
          </table:table-cell>
          <table:table-cell table:style-name="ce9" table:formula="of:=ROUND((1-[.B197])*0.5*[.$B$28]+2)" office:value-type="float" office:value="79">
            <text:p>79</text:p>
          </table:table-cell>
          <table:table-cell table:style-name="ce9" table:formula="of:=MIN(([.C197]*2+1)^2;[.$J$4])" office:value-type="float" office:value="25281">
            <text:p>25281</text:p>
          </table:table-cell>
          <table:table-cell table:style-name="ce9" table:formula="of:=((([.$B$4]*[.D197])*[.$B$29]+(1-[.$B$29])*([.$B$4]*[.$J$4]))/([.$E$4]*10^6))/3600" office:value-type="float" office:value="0.505348562943262">
            <text:p>0,51</text:p>
          </table:table-cell>
          <table:table-cell table:style-name="ce9" table:formula="of:=[.E197]/24" office:value-type="float" office:value="0.0210561901226359">
            <text:p>0,02</text:p>
          </table:table-cell>
          <table:table-cell table:style-name="ce9" table:formula="of:=(([.$B$4]*[.D197])/([.$E$5]*10^6))/3600" office:value-type="float" office:value="0.956431508389262">
            <text:p>0,96</text:p>
          </table:table-cell>
          <table:table-cell table:style-name="ce9" table:formula="of:=[.G197]/24" office:value-type="float" office:value="0.0398513128495526">
            <text:p>0,04</text:p>
          </table:table-cell>
          <table:table-cell table:style-name="ce9" table:formula="of:=[.E197]+[.G197]" office:value-type="float" office:value="1.46178007133252">
            <text:p>1,46</text:p>
          </table:table-cell>
          <table:table-cell table:style-name="ce9" table:formula="of:=[.I197]/24" office:value-type="float" office:value="0.0609075029721885">
            <text:p>0,06</text:p>
          </table:table-cell>
          <table:table-cell table:style-name="ce9" table:formula="of:=SUM([.$J$34:.J197])" office:value-type="float" office:value="118.966584570064">
            <text:p>118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,825</text:p>
          </table:table-cell>
          <table:table-cell table:style-name="ce9" table:formula="of:=ROUND((1-[.B198])*0.5*[.$B$28]+2)" office:value-type="float" office:value="77">
            <text:p>77</text:p>
          </table:table-cell>
          <table:table-cell table:style-name="ce9" table:formula="of:=MIN(([.C198]*2+1)^2;[.$J$4])" office:value-type="float" office:value="24025">
            <text:p>24025</text:p>
          </table:table-cell>
          <table:table-cell table:style-name="ce9" table:formula="of:=((([.$B$4]*[.D198])*[.$B$29]+(1-[.$B$29])*([.$B$4]*[.$J$4]))/([.$E$4]*10^6))/3600" office:value-type="float" office:value="0.480242048364854">
            <text:p>0,48</text:p>
          </table:table-cell>
          <table:table-cell table:style-name="ce9" table:formula="of:=[.E198]/24" office:value-type="float" office:value="0.0200100853485356">
            <text:p>0,02</text:p>
          </table:table-cell>
          <table:table-cell table:style-name="ce9" table:formula="of:=(([.$B$4]*[.D198])/([.$E$5]*10^6))/3600" office:value-type="float" office:value="0.908914480797912">
            <text:p>0,91</text:p>
          </table:table-cell>
          <table:table-cell table:style-name="ce9" table:formula="of:=[.G198]/24" office:value-type="float" office:value="0.037871436699913">
            <text:p>0,04</text:p>
          </table:table-cell>
          <table:table-cell table:style-name="ce9" table:formula="of:=[.E198]+[.G198]" office:value-type="float" office:value="1.38915652916277">
            <text:p>1,39</text:p>
          </table:table-cell>
          <table:table-cell table:style-name="ce9" table:formula="of:=[.I198]/24" office:value-type="float" office:value="0.0578815220484486">
            <text:p>0,06</text:p>
          </table:table-cell>
          <table:table-cell table:style-name="ce9" table:formula="of:=SUM([.$J$34:.J198])" office:value-type="float" office:value="119.024466092112">
            <text:p>11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,830</text:p>
          </table:table-cell>
          <table:table-cell table:style-name="ce9" table:formula="of:=ROUND((1-[.B199])*0.5*[.$B$28]+2)" office:value-type="float" office:value="75">
            <text:p>75</text:p>
          </table:table-cell>
          <table:table-cell table:style-name="ce9" table:formula="of:=MIN(([.C199]*2+1)^2;[.$J$4])" office:value-type="float" office:value="22801">
            <text:p>22801</text:p>
          </table:table-cell>
          <table:table-cell table:style-name="ce9" table:formula="of:=((([.$B$4]*[.D199])*[.$B$29]+(1-[.$B$29])*([.$B$4]*[.$J$4]))/([.$E$4]*10^6))/3600" office:value-type="float" office:value="0.455775190208826">
            <text:p>0,46</text:p>
          </table:table-cell>
          <table:table-cell table:style-name="ce9" table:formula="of:=[.E199]/24" office:value-type="float" office:value="0.0189906329253677">
            <text:p>0,02</text:p>
          </table:table-cell>
          <table:table-cell table:style-name="ce9" table:formula="of:=(([.$B$4]*[.D199])/([.$E$5]*10^6))/3600" office:value-type="float" office:value="0.862608078113348">
            <text:p>0,86</text:p>
          </table:table-cell>
          <table:table-cell table:style-name="ce9" table:formula="of:=[.G199]/24" office:value-type="float" office:value="0.0359420032547228">
            <text:p>0,04</text:p>
          </table:table-cell>
          <table:table-cell table:style-name="ce9" table:formula="of:=[.E199]+[.G199]" office:value-type="float" office:value="1.31838326832217">
            <text:p>1,32</text:p>
          </table:table-cell>
          <table:table-cell table:style-name="ce9" table:formula="of:=[.I199]/24" office:value-type="float" office:value="0.0549326361800906">
            <text:p>0,05</text:p>
          </table:table-cell>
          <table:table-cell table:style-name="ce9" table:formula="of:=SUM([.$J$34:.J199])" office:value-type="float" office:value="119.079398728292">
            <text:p>119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,835</text:p>
          </table:table-cell>
          <table:table-cell table:style-name="ce9" table:formula="of:=ROUND((1-[.B200])*0.5*[.$B$28]+2)" office:value-type="float" office:value="73">
            <text:p>73</text:p>
          </table:table-cell>
          <table:table-cell table:style-name="ce9" table:formula="of:=MIN(([.C200]*2+1)^2;[.$J$4])" office:value-type="float" office:value="21609">
            <text:p>21609</text:p>
          </table:table-cell>
          <table:table-cell table:style-name="ce9" table:formula="of:=((([.$B$4]*[.D200])*[.$B$29]+(1-[.$B$29])*([.$B$4]*[.$J$4]))/([.$E$4]*10^6))/3600" office:value-type="float" office:value="0.431947988475177">
            <text:p>0,43</text:p>
          </table:table-cell>
          <table:table-cell table:style-name="ce9" table:formula="of:=[.E200]/24" office:value-type="float" office:value="0.0179978328531324">
            <text:p>0,02</text:p>
          </table:table-cell>
          <table:table-cell table:style-name="ce9" table:formula="of:=(([.$B$4]*[.D200])/([.$E$5]*10^6))/3600" office:value-type="float" office:value="0.81751230033557">
            <text:p>0,82</text:p>
          </table:table-cell>
          <table:table-cell table:style-name="ce9" table:formula="of:=[.G200]/24" office:value-type="float" office:value="0.0340630125139821">
            <text:p>0,03</text:p>
          </table:table-cell>
          <table:table-cell table:style-name="ce9" table:formula="of:=[.E200]+[.G200]" office:value-type="float" office:value="1.24946028881075">
            <text:p>1,25</text:p>
          </table:table-cell>
          <table:table-cell table:style-name="ce9" table:formula="of:=[.I200]/24" office:value-type="float" office:value="0.0520608453671145">
            <text:p>0,05</text:p>
          </table:table-cell>
          <table:table-cell table:style-name="ce9" table:formula="of:=SUM([.$J$34:.J200])" office:value-type="float" office:value="119.131459573659">
            <text:p>119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,840</text:p>
          </table:table-cell>
          <table:table-cell table:style-name="ce9" table:formula="of:=ROUND((1-[.B201])*0.5*[.$B$28]+2)" office:value-type="float" office:value="71">
            <text:p>71</text:p>
          </table:table-cell>
          <table:table-cell table:style-name="ce9" table:formula="of:=MIN(([.C201]*2+1)^2;[.$J$4])" office:value-type="float" office:value="20449">
            <text:p>20449</text:p>
          </table:table-cell>
          <table:table-cell table:style-name="ce9" table:formula="of:=((([.$B$4]*[.D201])*[.$B$29]+(1-[.$B$29])*([.$B$4]*[.$J$4]))/([.$E$4]*10^6))/3600" office:value-type="float" office:value="0.408760443163909">
            <text:p>0,41</text:p>
          </table:table-cell>
          <table:table-cell table:style-name="ce9" table:formula="of:=[.E201]/24" office:value-type="float" office:value="0.0170316851318295">
            <text:p>0,02</text:p>
          </table:table-cell>
          <table:table-cell table:style-name="ce9" table:formula="of:=(([.$B$4]*[.D201])/([.$E$5]*10^6))/3600" office:value-type="float" office:value="0.773627147464579">
            <text:p>0,77</text:p>
          </table:table-cell>
          <table:table-cell table:style-name="ce9" table:formula="of:=[.G201]/24" office:value-type="float" office:value="0.0322344644776908">
            <text:p>0,03</text:p>
          </table:table-cell>
          <table:table-cell table:style-name="ce9" table:formula="of:=[.E201]+[.G201]" office:value-type="float" office:value="1.18238759062849">
            <text:p>1,18</text:p>
          </table:table-cell>
          <table:table-cell table:style-name="ce9" table:formula="of:=[.I201]/24" office:value-type="float" office:value="0.0492661496095203">
            <text:p>0,05</text:p>
          </table:table-cell>
          <table:table-cell table:style-name="ce9" table:formula="of:=SUM([.$J$34:.J201])" office:value-type="float" office:value="119.180725723269">
            <text:p>119,1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,845</text:p>
          </table:table-cell>
          <table:table-cell table:style-name="ce9" table:formula="of:=ROUND((1-[.B202])*0.5*[.$B$28]+2)" office:value-type="float" office:value="69">
            <text:p>69</text:p>
          </table:table-cell>
          <table:table-cell table:style-name="ce9" table:formula="of:=MIN(([.C202]*2+1)^2;[.$J$4])" office:value-type="float" office:value="19321">
            <text:p>19321</text:p>
          </table:table-cell>
          <table:table-cell table:style-name="ce9" table:formula="of:=((([.$B$4]*[.D202])*[.$B$29]+(1-[.$B$29])*([.$B$4]*[.$J$4]))/([.$E$4]*10^6))/3600" office:value-type="float" office:value="0.38621255427502">
            <text:p>0,39</text:p>
          </table:table-cell>
          <table:table-cell table:style-name="ce9" table:formula="of:=[.E202]/24" office:value-type="float" office:value="0.0160921897614592">
            <text:p>0,02</text:p>
          </table:table-cell>
          <table:table-cell table:style-name="ce9" table:formula="of:=(([.$B$4]*[.D202])/([.$E$5]*10^6))/3600" office:value-type="float" office:value="0.730952619500373">
            <text:p>0,73</text:p>
          </table:table-cell>
          <table:table-cell table:style-name="ce9" table:formula="of:=[.G202]/24" office:value-type="float" office:value="0.0304563591458489">
            <text:p>0,03</text:p>
          </table:table-cell>
          <table:table-cell table:style-name="ce9" table:formula="of:=[.E202]+[.G202]" office:value-type="float" office:value="1.11716517377539">
            <text:p>1,12</text:p>
          </table:table-cell>
          <table:table-cell table:style-name="ce9" table:formula="of:=[.I202]/24" office:value-type="float" office:value="0.046548548907308">
            <text:p>0,05</text:p>
          </table:table-cell>
          <table:table-cell table:style-name="ce9" table:formula="of:=SUM([.$J$34:.J202])" office:value-type="float" office:value="119.227274272176">
            <text:p>119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,850</text:p>
          </table:table-cell>
          <table:table-cell table:style-name="ce9" table:formula="of:=ROUND((1-[.B203])*0.5*[.$B$28]+2)" office:value-type="float" office:value="66">
            <text:p>66</text:p>
          </table:table-cell>
          <table:table-cell table:style-name="ce9" table:formula="of:=MIN(([.C203]*2+1)^2;[.$J$4])" office:value-type="float" office:value="17689">
            <text:p>17689</text:p>
          </table:table-cell>
          <table:table-cell table:style-name="ce9" table:formula="of:=((([.$B$4]*[.D203])*[.$B$29]+(1-[.$B$29])*([.$B$4]*[.$J$4]))/([.$E$4]*10^6))/3600" office:value-type="float" office:value="0.353590076733649">
            <text:p>0,35</text:p>
          </table:table-cell>
          <table:table-cell table:style-name="ce9" table:formula="of:=[.E203]/24" office:value-type="float" office:value="0.014732919863902">
            <text:p>0,01</text:p>
          </table:table-cell>
          <table:table-cell table:style-name="ce9" table:formula="of:=(([.$B$4]*[.D203])/([.$E$5]*10^6))/3600" office:value-type="float" office:value="0.669210749254288">
            <text:p>0,67</text:p>
          </table:table-cell>
          <table:table-cell table:style-name="ce9" table:formula="of:=[.G203]/24" office:value-type="float" office:value="0.0278837812189287">
            <text:p>0,03</text:p>
          </table:table-cell>
          <table:table-cell table:style-name="ce9" table:formula="of:=[.E203]+[.G203]" office:value-type="float" office:value="1.02280082598794">
            <text:p>1,02</text:p>
          </table:table-cell>
          <table:table-cell table:style-name="ce9" table:formula="of:=[.I203]/24" office:value-type="float" office:value="0.0426167010828307">
            <text:p>0,04</text:p>
          </table:table-cell>
          <table:table-cell table:style-name="ce9" table:formula="of:=SUM([.$J$34:.J203])" office:value-type="float" office:value="119.269890973259">
            <text:p>119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,855</text:p>
          </table:table-cell>
          <table:table-cell table:style-name="ce9" table:formula="of:=ROUND((1-[.B204])*0.5*[.$B$28]+2)" office:value-type="float" office:value="64">
            <text:p>64</text:p>
          </table:table-cell>
          <table:table-cell table:style-name="ce9" table:formula="of:=MIN(([.C204]*2+1)^2;[.$J$4])" office:value-type="float" office:value="16641">
            <text:p>16641</text:p>
          </table:table-cell>
          <table:table-cell table:style-name="ce9" table:formula="of:=((([.$B$4]*[.D204])*[.$B$29]+(1-[.$B$29])*([.$B$4]*[.$J$4]))/([.$E$4]*10^6))/3600" office:value-type="float" office:value="0.332641328900709">
            <text:p>0,33</text:p>
          </table:table-cell>
          <table:table-cell table:style-name="ce9" table:formula="of:=[.E204]/24" office:value-type="float" office:value="0.0138600553708629">
            <text:p>0,01</text:p>
          </table:table-cell>
          <table:table-cell table:style-name="ce9" table:formula="of:=(([.$B$4]*[.D204])/([.$E$5]*10^6))/3600" office:value-type="float" office:value="0.629562783557047">
            <text:p>0,63</text:p>
          </table:table-cell>
          <table:table-cell table:style-name="ce9" table:formula="of:=[.G204]/24" office:value-type="float" office:value="0.0262317826482103">
            <text:p>0,03</text:p>
          </table:table-cell>
          <table:table-cell table:style-name="ce9" table:formula="of:=[.E204]+[.G204]" office:value-type="float" office:value="0.962204112457756">
            <text:p>0,96</text:p>
          </table:table-cell>
          <table:table-cell table:style-name="ce9" table:formula="of:=[.I204]/24" office:value-type="float" office:value="0.0400918380190732">
            <text:p>0,04</text:p>
          </table:table-cell>
          <table:table-cell table:style-name="ce9" table:formula="of:=SUM([.$J$34:.J204])" office:value-type="float" office:value="119.309982811278">
            <text:p>119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,860</text:p>
          </table:table-cell>
          <table:table-cell table:style-name="ce9" table:formula="of:=ROUND((1-[.B205])*0.5*[.$B$28]+2)" office:value-type="float" office:value="62">
            <text:p>62</text:p>
          </table:table-cell>
          <table:table-cell table:style-name="ce9" table:formula="of:=MIN(([.C205]*2+1)^2;[.$J$4])" office:value-type="float" office:value="15625">
            <text:p>15625</text:p>
          </table:table-cell>
          <table:table-cell table:style-name="ce9" table:formula="of:=((([.$B$4]*[.D205])*[.$B$29]+(1-[.$B$29])*([.$B$4]*[.$J$4]))/([.$E$4]*10^6))/3600" office:value-type="float" office:value="0.31233223749015">
            <text:p>0,31</text:p>
          </table:table-cell>
          <table:table-cell table:style-name="ce9" table:formula="of:=[.E205]/24" office:value-type="float" office:value="0.0130138432287562">
            <text:p>0,01</text:p>
          </table:table-cell>
          <table:table-cell table:style-name="ce9" table:formula="of:=(([.$B$4]*[.D205])/([.$E$5]*10^6))/3600" office:value-type="float" office:value="0.591125442766592">
            <text:p>0,59</text:p>
          </table:table-cell>
          <table:table-cell table:style-name="ce9" table:formula="of:=[.G205]/24" office:value-type="float" office:value="0.0246302267819413">
            <text:p>0,02</text:p>
          </table:table-cell>
          <table:table-cell table:style-name="ce9" table:formula="of:=[.E205]+[.G205]" office:value-type="float" office:value="0.903457680256742">
            <text:p>0,9</text:p>
          </table:table-cell>
          <table:table-cell table:style-name="ce9" table:formula="of:=[.I205]/24" office:value-type="float" office:value="0.0376440700106976">
            <text:p>0,04</text:p>
          </table:table-cell>
          <table:table-cell table:style-name="ce9" table:formula="of:=SUM([.$J$34:.J205])" office:value-type="float" office:value="119.347626881289">
            <text:p>119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,865</text:p>
          </table:table-cell>
          <table:table-cell table:style-name="ce9" table:formula="of:=ROUND((1-[.B206])*0.5*[.$B$28]+2)" office:value-type="float" office:value="60">
            <text:p>60</text:p>
          </table:table-cell>
          <table:table-cell table:style-name="ce9" table:formula="of:=MIN(([.C206]*2+1)^2;[.$J$4])" office:value-type="float" office:value="14641">
            <text:p>14641</text:p>
          </table:table-cell>
          <table:table-cell table:style-name="ce9" table:formula="of:=((([.$B$4]*[.D206])*[.$B$29]+(1-[.$B$29])*([.$B$4]*[.$J$4]))/([.$E$4]*10^6))/3600" office:value-type="float" office:value="0.29266280250197">
            <text:p>0,29</text:p>
          </table:table-cell>
          <table:table-cell table:style-name="ce9" table:formula="of:=[.E206]/24" office:value-type="float" office:value="0.0121942834375821">
            <text:p>0,01</text:p>
          </table:table-cell>
          <table:table-cell table:style-name="ce9" table:formula="of:=(([.$B$4]*[.D206])/([.$E$5]*10^6))/3600" office:value-type="float" office:value="0.553898726882923">
            <text:p>0,55</text:p>
          </table:table-cell>
          <table:table-cell table:style-name="ce9" table:formula="of:=[.G206]/24" office:value-type="float" office:value="0.0230791136201218">
            <text:p>0,02</text:p>
          </table:table-cell>
          <table:table-cell table:style-name="ce9" table:formula="of:=[.E206]+[.G206]" office:value-type="float" office:value="0.846561529384893">
            <text:p>0,85</text:p>
          </table:table-cell>
          <table:table-cell table:style-name="ce9" table:formula="of:=[.I206]/24" office:value-type="float" office:value="0.0352733970577039">
            <text:p>0,04</text:p>
          </table:table-cell>
          <table:table-cell table:style-name="ce9" table:formula="of:=SUM([.$J$34:.J206])" office:value-type="float" office:value="119.382900278346">
            <text:p>119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,870</text:p>
          </table:table-cell>
          <table:table-cell table:style-name="ce9" table:formula="of:=ROUND((1-[.B207])*0.5*[.$B$28]+2)" office:value-type="float" office:value="58">
            <text:p>58</text:p>
          </table:table-cell>
          <table:table-cell table:style-name="ce9" table:formula="of:=MIN(([.C207]*2+1)^2;[.$J$4])" office:value-type="float" office:value="13689">
            <text:p>13689</text:p>
          </table:table-cell>
          <table:table-cell table:style-name="ce9" table:formula="of:=((([.$B$4]*[.D207])*[.$B$29]+(1-[.$B$29])*([.$B$4]*[.$J$4]))/([.$E$4]*10^6))/3600" office:value-type="float" office:value="0.27363302393617">
            <text:p>0,27</text:p>
          </table:table-cell>
          <table:table-cell table:style-name="ce9" table:formula="of:=[.E207]/24" office:value-type="float" office:value="0.0114013759973404">
            <text:p>0,01</text:p>
          </table:table-cell>
          <table:table-cell table:style-name="ce9" table:formula="of:=(([.$B$4]*[.D207])/([.$E$5]*10^6))/3600" office:value-type="float" office:value="0.51788263590604">
            <text:p>0,52</text:p>
          </table:table-cell>
          <table:table-cell table:style-name="ce9" table:formula="of:=[.G207]/24" office:value-type="float" office:value="0.0215784431627517">
            <text:p>0,02</text:p>
          </table:table-cell>
          <table:table-cell table:style-name="ce9" table:formula="of:=[.E207]+[.G207]" office:value-type="float" office:value="0.791515659842211">
            <text:p>0,79</text:p>
          </table:table-cell>
          <table:table-cell table:style-name="ce9" table:formula="of:=[.I207]/24" office:value-type="float" office:value="0.0329798191600921">
            <text:p>0,03</text:p>
          </table:table-cell>
          <table:table-cell table:style-name="ce9" table:formula="of:=SUM([.$J$34:.J207])" office:value-type="float" office:value="119.415880097506">
            <text:p>119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,875</text:p>
          </table:table-cell>
          <table:table-cell table:style-name="ce9" table:formula="of:=ROUND((1-[.B208])*0.5*[.$B$28]+2)" office:value-type="float" office:value="56">
            <text:p>56</text:p>
          </table:table-cell>
          <table:table-cell table:style-name="ce9" table:formula="of:=MIN(([.C208]*2+1)^2;[.$J$4])" office:value-type="float" office:value="12769">
            <text:p>12769</text:p>
          </table:table-cell>
          <table:table-cell table:style-name="ce9" table:formula="of:=((([.$B$4]*[.D208])*[.$B$29]+(1-[.$B$29])*([.$B$4]*[.$J$4]))/([.$E$4]*10^6))/3600" office:value-type="float" office:value="0.25524290179275">
            <text:p>0,26</text:p>
          </table:table-cell>
          <table:table-cell table:style-name="ce9" table:formula="of:=[.E208]/24" office:value-type="float" office:value="0.0106351209080313">
            <text:p>0,01</text:p>
          </table:table-cell>
          <table:table-cell table:style-name="ce9" table:formula="of:=(([.$B$4]*[.D208])/([.$E$5]*10^6))/3600" office:value-type="float" office:value="0.483077169835943">
            <text:p>0,48</text:p>
          </table:table-cell>
          <table:table-cell table:style-name="ce9" table:formula="of:=[.G208]/24" office:value-type="float" office:value="0.020128215409831">
            <text:p>0,02</text:p>
          </table:table-cell>
          <table:table-cell table:style-name="ce9" table:formula="of:=[.E208]+[.G208]" office:value-type="float" office:value="0.738320071628694">
            <text:p>0,74</text:p>
          </table:table-cell>
          <table:table-cell table:style-name="ce9" table:formula="of:=[.I208]/24" office:value-type="float" office:value="0.0307633363178622">
            <text:p>0,03</text:p>
          </table:table-cell>
          <table:table-cell table:style-name="ce9" table:formula="of:=SUM([.$J$34:.J208])" office:value-type="float" office:value="119.446643433824">
            <text:p>119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,880</text:p>
          </table:table-cell>
          <table:table-cell table:style-name="ce9" table:formula="of:=ROUND((1-[.B209])*0.5*[.$B$28]+2)" office:value-type="float" office:value="54">
            <text:p>54</text:p>
          </table:table-cell>
          <table:table-cell table:style-name="ce9" table:formula="of:=MIN(([.C209]*2+1)^2;[.$J$4])" office:value-type="float" office:value="11881">
            <text:p>11881</text:p>
          </table:table-cell>
          <table:table-cell table:style-name="ce9" table:formula="of:=((([.$B$4]*[.D209])*[.$B$29]+(1-[.$B$29])*([.$B$4]*[.$J$4]))/([.$E$4]*10^6))/3600" office:value-type="float" office:value="0.23749243607171">
            <text:p>0,24</text:p>
          </table:table-cell>
          <table:table-cell table:style-name="ce9" table:formula="of:=[.E209]/24" office:value-type="float" office:value="0.00989551816965458">
            <text:p>0,01</text:p>
          </table:table-cell>
          <table:table-cell table:style-name="ce9" table:formula="of:=(([.$B$4]*[.D209])/([.$E$5]*10^6))/3600" office:value-type="float" office:value="0.449482328672632">
            <text:p>0,45</text:p>
          </table:table-cell>
          <table:table-cell table:style-name="ce9" table:formula="of:=[.G209]/24" office:value-type="float" office:value="0.0187284303613597">
            <text:p>0,02</text:p>
          </table:table-cell>
          <table:table-cell table:style-name="ce9" table:formula="of:=[.E209]+[.G209]" office:value-type="float" office:value="0.686974764744342">
            <text:p>0,69</text:p>
          </table:table-cell>
          <table:table-cell table:style-name="ce9" table:formula="of:=[.I209]/24" office:value-type="float" office:value="0.0286239485310143">
            <text:p>0,03</text:p>
          </table:table-cell>
          <table:table-cell table:style-name="ce9" table:formula="of:=SUM([.$J$34:.J209])" office:value-type="float" office:value="119.475267382355">
            <text:p>119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,885</text:p>
          </table:table-cell>
          <table:table-cell table:style-name="ce9" table:formula="of:=ROUND((1-[.B210])*0.5*[.$B$28]+2)" office:value-type="float" office:value="51">
            <text:p>51</text:p>
          </table:table-cell>
          <table:table-cell table:style-name="ce9" table:formula="of:=MIN(([.C210]*2+1)^2;[.$J$4])" office:value-type="float" office:value="10609">
            <text:p>10609</text:p>
          </table:table-cell>
          <table:table-cell table:style-name="ce9" table:formula="of:=((([.$B$4]*[.D210])*[.$B$29]+(1-[.$B$29])*([.$B$4]*[.$J$4]))/([.$E$4]*10^6))/3600" office:value-type="float" office:value="0.212066093282112">
            <text:p>0,21</text:p>
          </table:table-cell>
          <table:table-cell table:style-name="ce9" table:formula="of:=[.E210]/24" office:value-type="float" office:value="0.008836087220088">
            <text:p>0,01</text:p>
          </table:table-cell>
          <table:table-cell table:style-name="ce9" table:formula="of:=(([.$B$4]*[.D210])/([.$E$5]*10^6))/3600" office:value-type="float" office:value="0.40135998862789">
            <text:p>0,4</text:p>
          </table:table-cell>
          <table:table-cell table:style-name="ce9" table:formula="of:=[.G210]/24" office:value-type="float" office:value="0.0167233328594954">
            <text:p>0,02</text:p>
          </table:table-cell>
          <table:table-cell table:style-name="ce9" table:formula="of:=[.E210]+[.G210]" office:value-type="float" office:value="0.613426081910002">
            <text:p>0,61</text:p>
          </table:table-cell>
          <table:table-cell table:style-name="ce9" table:formula="of:=[.I210]/24" office:value-type="float" office:value="0.0255594200795834">
            <text:p>0,03</text:p>
          </table:table-cell>
          <table:table-cell table:style-name="ce9" table:formula="of:=SUM([.$J$34:.J210])" office:value-type="float" office:value="119.500826802435">
            <text:p>119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,890</text:p>
          </table:table-cell>
          <table:table-cell table:style-name="ce9" table:formula="of:=ROUND((1-[.B211])*0.5*[.$B$28]+2)" office:value-type="float" office:value="49">
            <text:p>49</text:p>
          </table:table-cell>
          <table:table-cell table:style-name="ce9" table:formula="of:=MIN(([.C211]*2+1)^2;[.$J$4])" office:value-type="float" office:value="9801">
            <text:p>9801</text:p>
          </table:table-cell>
          <table:table-cell table:style-name="ce9" table:formula="of:=((([.$B$4]*[.D211])*[.$B$29]+(1-[.$B$29])*([.$B$4]*[.$J$4]))/([.$E$4]*10^6))/3600" office:value-type="float" office:value="0.195914768617021">
            <text:p>0,2</text:p>
          </table:table-cell>
          <table:table-cell table:style-name="ce9" table:formula="of:=[.E211]/24" office:value-type="float" office:value="0.00816311535904255">
            <text:p>0,01</text:p>
          </table:table-cell>
          <table:table-cell table:style-name="ce9" table:formula="of:=(([.$B$4]*[.D211])/([.$E$5]*10^6))/3600" office:value-type="float" office:value="0.370791709731544">
            <text:p>0,37</text:p>
          </table:table-cell>
          <table:table-cell table:style-name="ce9" table:formula="of:=[.G211]/24" office:value-type="float" office:value="0.0154496545721477">
            <text:p>0,02</text:p>
          </table:table-cell>
          <table:table-cell table:style-name="ce9" table:formula="of:=[.E211]+[.G211]" office:value-type="float" office:value="0.566706478348565">
            <text:p>0,57</text:p>
          </table:table-cell>
          <table:table-cell table:style-name="ce9" table:formula="of:=[.I211]/24" office:value-type="float" office:value="0.0236127699311902">
            <text:p>0,02</text:p>
          </table:table-cell>
          <table:table-cell table:style-name="ce9" table:formula="of:=SUM([.$J$34:.J211])" office:value-type="float" office:value="119.524439572366">
            <text:p>119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,895</text:p>
          </table:table-cell>
          <table:table-cell table:style-name="ce9" table:formula="of:=ROUND((1-[.B212])*0.5*[.$B$28]+2)" office:value-type="float" office:value="47">
            <text:p>47</text:p>
          </table:table-cell>
          <table:table-cell table:style-name="ce9" table:formula="of:=MIN(([.C212]*2+1)^2;[.$J$4])" office:value-type="float" office:value="9025">
            <text:p>9025</text:p>
          </table:table-cell>
          <table:table-cell table:style-name="ce9" table:formula="of:=((([.$B$4]*[.D212])*[.$B$29]+(1-[.$B$29])*([.$B$4]*[.$J$4]))/([.$E$4]*10^6))/3600" office:value-type="float" office:value="0.18040310037431">
            <text:p>0,18</text:p>
          </table:table-cell>
          <table:table-cell table:style-name="ce9" table:formula="of:=[.E212]/24" office:value-type="float" office:value="0.0075167958489296">
            <text:p>0,01</text:p>
          </table:table-cell>
          <table:table-cell table:style-name="ce9" table:formula="of:=(([.$B$4]*[.D212])/([.$E$5]*10^6))/3600" office:value-type="float" office:value="0.341434055741984">
            <text:p>0,34</text:p>
          </table:table-cell>
          <table:table-cell table:style-name="ce9" table:formula="of:=[.G212]/24" office:value-type="float" office:value="0.0142264189892493">
            <text:p>0,01</text:p>
          </table:table-cell>
          <table:table-cell table:style-name="ce9" table:formula="of:=[.E212]+[.G212]" office:value-type="float" office:value="0.521837156116294">
            <text:p>0,52</text:p>
          </table:table-cell>
          <table:table-cell table:style-name="ce9" table:formula="of:=[.I212]/24" office:value-type="float" office:value="0.0217432148381789">
            <text:p>0,02</text:p>
          </table:table-cell>
          <table:table-cell table:style-name="ce9" table:formula="of:=SUM([.$J$34:.J212])" office:value-type="float" office:value="119.546182787204">
            <text:p>119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,900</text:p>
          </table:table-cell>
          <table:table-cell table:style-name="ce9" table:formula="of:=ROUND((1-[.B213])*0.5*[.$B$28]+2)" office:value-type="float" office:value="45">
            <text:p>45</text:p>
          </table:table-cell>
          <table:table-cell table:style-name="ce9" table:formula="of:=MIN(([.C213]*2+1)^2;[.$J$4])" office:value-type="float" office:value="8281">
            <text:p>8281</text:p>
          </table:table-cell>
          <table:table-cell table:style-name="ce9" table:formula="of:=((([.$B$4]*[.D213])*[.$B$29]+(1-[.$B$29])*([.$B$4]*[.$J$4]))/([.$E$4]*10^6))/3600" office:value-type="float" office:value="0.165531088553979">
            <text:p>0,17</text:p>
          </table:table-cell>
          <table:table-cell table:style-name="ce9" table:formula="of:=[.E213]/24" office:value-type="float" office:value="0.00689712868974915">
            <text:p>0,01</text:p>
          </table:table-cell>
          <table:table-cell table:style-name="ce9" table:formula="of:=(([.$B$4]*[.D213])/([.$E$5]*10^6))/3600" office:value-type="float" office:value="0.31328702665921">
            <text:p>0,31</text:p>
          </table:table-cell>
          <table:table-cell table:style-name="ce9" table:formula="of:=[.G213]/24" office:value-type="float" office:value="0.0130536261108004">
            <text:p>0,01</text:p>
          </table:table-cell>
          <table:table-cell table:style-name="ce9" table:formula="of:=[.E213]+[.G213]" office:value-type="float" office:value="0.478818115213189">
            <text:p>0,48</text:p>
          </table:table-cell>
          <table:table-cell table:style-name="ce9" table:formula="of:=[.I213]/24" office:value-type="float" office:value="0.0199507548005495">
            <text:p>0,02</text:p>
          </table:table-cell>
          <table:table-cell table:style-name="ce9" table:formula="of:=SUM([.$J$34:.J213])" office:value-type="float" office:value="119.566133542005">
            <text:p>119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,905</text:p>
          </table:table-cell>
          <table:table-cell table:style-name="ce9" table:formula="of:=ROUND((1-[.B214])*0.5*[.$B$28]+2)" office:value-type="float" office:value="43">
            <text:p>43</text:p>
          </table:table-cell>
          <table:table-cell table:style-name="ce9" table:formula="of:=MIN(([.C214]*2+1)^2;[.$J$4])" office:value-type="float" office:value="7569">
            <text:p>7569</text:p>
          </table:table-cell>
          <table:table-cell table:style-name="ce9" table:formula="of:=((([.$B$4]*[.D214])*[.$B$29]+(1-[.$B$29])*([.$B$4]*[.$J$4]))/([.$E$4]*10^6))/3600" office:value-type="float" office:value="0.151298733156028">
            <text:p>0,15</text:p>
          </table:table-cell>
          <table:table-cell table:style-name="ce9" table:formula="of:=[.E214]/24" office:value-type="float" office:value="0.00630411388150118">
            <text:p>0,01</text:p>
          </table:table-cell>
          <table:table-cell table:style-name="ce9" table:formula="of:=(([.$B$4]*[.D214])/([.$E$5]*10^6))/3600" office:value-type="float" office:value="0.286350622483221">
            <text:p>0,29</text:p>
          </table:table-cell>
          <table:table-cell table:style-name="ce9" table:formula="of:=[.G214]/24" office:value-type="float" office:value="0.0119312759368009">
            <text:p>0,01</text:p>
          </table:table-cell>
          <table:table-cell table:style-name="ce9" table:formula="of:=[.E214]+[.G214]" office:value-type="float" office:value="0.43764935563925">
            <text:p>0,44</text:p>
          </table:table-cell>
          <table:table-cell table:style-name="ce9" table:formula="of:=[.I214]/24" office:value-type="float" office:value="0.0182353898183021">
            <text:p>0,02</text:p>
          </table:table-cell>
          <table:table-cell table:style-name="ce9" table:formula="of:=SUM([.$J$34:.J214])" office:value-type="float" office:value="119.584368931823">
            <text:p>119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,910</text:p>
          </table:table-cell>
          <table:table-cell table:style-name="ce9" table:formula="of:=ROUND((1-[.B215])*0.5*[.$B$28]+2)" office:value-type="float" office:value="41">
            <text:p>41</text:p>
          </table:table-cell>
          <table:table-cell table:style-name="ce9" table:formula="of:=MIN(([.C215]*2+1)^2;[.$J$4])" office:value-type="float" office:value="6889">
            <text:p>6889</text:p>
          </table:table-cell>
          <table:table-cell table:style-name="ce9" table:formula="of:=((([.$B$4]*[.D215])*[.$B$29]+(1-[.$B$29])*([.$B$4]*[.$J$4]))/([.$E$4]*10^6))/3600" office:value-type="float" office:value="0.137706034180457">
            <text:p>0,14</text:p>
          </table:table-cell>
          <table:table-cell table:style-name="ce9" table:formula="of:=[.E215]/24" office:value-type="float" office:value="0.00573775142418571">
            <text:p>0,01</text:p>
          </table:table-cell>
          <table:table-cell table:style-name="ce9" table:formula="of:=(([.$B$4]*[.D215])/([.$E$5]*10^6))/3600" office:value-type="float" office:value="0.260624843214019">
            <text:p>0,26</text:p>
          </table:table-cell>
          <table:table-cell table:style-name="ce9" table:formula="of:=[.G215]/24" office:value-type="float" office:value="0.0108593684672508">
            <text:p>0,01</text:p>
          </table:table-cell>
          <table:table-cell table:style-name="ce9" table:formula="of:=[.E215]+[.G215]" office:value-type="float" office:value="0.398330877394476">
            <text:p>0,4</text:p>
          </table:table-cell>
          <table:table-cell table:style-name="ce9" table:formula="of:=[.I215]/24" office:value-type="float" office:value="0.0165971198914365">
            <text:p>0,02</text:p>
          </table:table-cell>
          <table:table-cell table:style-name="ce9" table:formula="of:=SUM([.$J$34:.J215])" office:value-type="float" office:value="119.600966051715">
            <text:p>119,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,915</text:p>
          </table:table-cell>
          <table:table-cell table:style-name="ce9" table:formula="of:=ROUND((1-[.B216])*0.5*[.$B$28]+2)" office:value-type="float" office:value="39">
            <text:p>39</text:p>
          </table:table-cell>
          <table:table-cell table:style-name="ce9" table:formula="of:=MIN(([.C216]*2+1)^2;[.$J$4])" office:value-type="float" office:value="6241">
            <text:p>6241</text:p>
          </table:table-cell>
          <table:table-cell table:style-name="ce9" table:formula="of:=((([.$B$4]*[.D216])*[.$B$29]+(1-[.$B$29])*([.$B$4]*[.$J$4]))/([.$E$4]*10^6))/3600" office:value-type="float" office:value="0.124752991627266">
            <text:p>0,12</text:p>
          </table:table-cell>
          <table:table-cell table:style-name="ce9" table:formula="of:=[.E216]/24" office:value-type="float" office:value="0.00519804131780273">
            <text:p>0,01</text:p>
          </table:table-cell>
          <table:table-cell table:style-name="ce9" table:formula="of:=(([.$B$4]*[.D216])/([.$E$5]*10^6))/3600" office:value-type="float" office:value="0.236109688851603">
            <text:p>0,24</text:p>
          </table:table-cell>
          <table:table-cell table:style-name="ce9" table:formula="of:=[.G216]/24" office:value-type="float" office:value="0.00983790370215014">
            <text:p>0,01</text:p>
          </table:table-cell>
          <table:table-cell table:style-name="ce9" table:formula="of:=[.E216]+[.G216]" office:value-type="float" office:value="0.360862680478869">
            <text:p>0,36</text:p>
          </table:table-cell>
          <table:table-cell table:style-name="ce9" table:formula="of:=[.I216]/24" office:value-type="float" office:value="0.0150359450199529">
            <text:p>0,02</text:p>
          </table:table-cell>
          <table:table-cell table:style-name="ce9" table:formula="of:=SUM([.$J$34:.J216])" office:value-type="float" office:value="119.616001996735">
            <text:p>11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,920</text:p>
          </table:table-cell>
          <table:table-cell table:style-name="ce9" table:formula="of:=ROUND((1-[.B217])*0.5*[.$B$28]+2)" office:value-type="float" office:value="36">
            <text:p>36</text:p>
          </table:table-cell>
          <table:table-cell table:style-name="ce9" table:formula="of:=MIN(([.C217]*2+1)^2;[.$J$4])" office:value-type="float" office:value="5329">
            <text:p>5329</text:p>
          </table:table-cell>
          <table:table-cell table:style-name="ce9" table:formula="of:=((([.$B$4]*[.D217])*[.$B$29]+(1-[.$B$29])*([.$B$4]*[.$J$4]))/([.$E$4]*10^6))/3600" office:value-type="float" office:value="0.106522783589441">
            <text:p>0,11</text:p>
          </table:table-cell>
          <table:table-cell table:style-name="ce9" table:formula="of:=[.E217]/24" office:value-type="float" office:value="0.00443844931622669">
            <text:p>0</text:p>
          </table:table-cell>
          <table:table-cell table:style-name="ce9" table:formula="of:=(([.$B$4]*[.D217])/([.$E$5]*10^6))/3600" office:value-type="float" office:value="0.201606879008203">
            <text:p>0,2</text:p>
          </table:table-cell>
          <table:table-cell table:style-name="ce9" table:formula="of:=[.G217]/24" office:value-type="float" office:value="0.00840028662534179">
            <text:p>0,01</text:p>
          </table:table-cell>
          <table:table-cell table:style-name="ce9" table:formula="of:=[.E217]+[.G217]" office:value-type="float" office:value="0.308129662597643">
            <text:p>0,31</text:p>
          </table:table-cell>
          <table:table-cell table:style-name="ce9" table:formula="of:=[.I217]/24" office:value-type="float" office:value="0.0128387359415685">
            <text:p>0,01</text:p>
          </table:table-cell>
          <table:table-cell table:style-name="ce9" table:formula="of:=SUM([.$J$34:.J217])" office:value-type="float" office:value="119.628840732676">
            <text:p>119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,925</text:p>
          </table:table-cell>
          <table:table-cell table:style-name="ce9" table:formula="of:=ROUND((1-[.B218])*0.5*[.$B$28]+2)" office:value-type="float" office:value="34">
            <text:p>34</text:p>
          </table:table-cell>
          <table:table-cell table:style-name="ce9" table:formula="of:=MIN(([.C218]*2+1)^2;[.$J$4])" office:value-type="float" office:value="4761">
            <text:p>4761</text:p>
          </table:table-cell>
          <table:table-cell table:style-name="ce9" table:formula="of:=((([.$B$4]*[.D218])*[.$B$29]+(1-[.$B$29])*([.$B$4]*[.$J$4]))/([.$E$4]*10^6))/3600" office:value-type="float" office:value="0.0951688820921986">
            <text:p>0,1</text:p>
          </table:table-cell>
          <table:table-cell table:style-name="ce9" table:formula="of:=[.E218]/24" office:value-type="float" office:value="0.00396537008717494">
            <text:p>0</text:p>
          </table:table-cell>
          <table:table-cell table:style-name="ce9" table:formula="of:=(([.$B$4]*[.D218])/([.$E$5]*10^6))/3600" office:value-type="float" office:value="0.180118286912752">
            <text:p>0,18</text:p>
          </table:table-cell>
          <table:table-cell table:style-name="ce9" table:formula="of:=[.G218]/24" office:value-type="float" office:value="0.00750492862136465">
            <text:p>0,01</text:p>
          </table:table-cell>
          <table:table-cell table:style-name="ce9" table:formula="of:=[.E218]+[.G218]" office:value-type="float" office:value="0.27528716900495">
            <text:p>0,28</text:p>
          </table:table-cell>
          <table:table-cell table:style-name="ce9" table:formula="of:=[.I218]/24" office:value-type="float" office:value="0.0114702987085396">
            <text:p>0,01</text:p>
          </table:table-cell>
          <table:table-cell table:style-name="ce9" table:formula="of:=SUM([.$J$34:.J218])" office:value-type="float" office:value="119.640311031385">
            <text:p>119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,930</text:p>
          </table:table-cell>
          <table:table-cell table:style-name="ce9" table:formula="of:=ROUND((1-[.B219])*0.5*[.$B$28]+2)" office:value-type="float" office:value="32">
            <text:p>32</text:p>
          </table:table-cell>
          <table:table-cell table:style-name="ce9" table:formula="of:=MIN(([.C219]*2+1)^2;[.$J$4])" office:value-type="float" office:value="4225">
            <text:p>4225</text:p>
          </table:table-cell>
          <table:table-cell table:style-name="ce9" table:formula="of:=((([.$B$4]*[.D219])*[.$B$29]+(1-[.$B$29])*([.$B$4]*[.$J$4]))/([.$E$4]*10^6))/3600" office:value-type="float" office:value="0.0844546370173365">
            <text:p>0,08</text:p>
          </table:table-cell>
          <table:table-cell table:style-name="ce9" table:formula="of:=[.E219]/24" office:value-type="float" office:value="0.00351894320905569">
            <text:p>0</text:p>
          </table:table-cell>
          <table:table-cell table:style-name="ce9" table:formula="of:=(([.$B$4]*[.D219])/([.$E$5]*10^6))/3600" office:value-type="float" office:value="0.159840319724086">
            <text:p>0,16</text:p>
          </table:table-cell>
          <table:table-cell table:style-name="ce9" table:formula="of:=[.G219]/24" office:value-type="float" office:value="0.00666001332183694">
            <text:p>0,01</text:p>
          </table:table-cell>
          <table:table-cell table:style-name="ce9" table:formula="of:=[.E219]+[.G219]" office:value-type="float" office:value="0.244294956741423">
            <text:p>0,24</text:p>
          </table:table-cell>
          <table:table-cell table:style-name="ce9" table:formula="of:=[.I219]/24" office:value-type="float" office:value="0.0101789565308926">
            <text:p>0,01</text:p>
          </table:table-cell>
          <table:table-cell table:style-name="ce9" table:formula="of:=SUM([.$J$34:.J219])" office:value-type="float" office:value="119.650489987916">
            <text:p>119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,935</text:p>
          </table:table-cell>
          <table:table-cell table:style-name="ce9" table:formula="of:=ROUND((1-[.B220])*0.5*[.$B$28]+2)" office:value-type="float" office:value="30">
            <text:p>30</text:p>
          </table:table-cell>
          <table:table-cell table:style-name="ce9" table:formula="of:=MIN(([.C220]*2+1)^2;[.$J$4])" office:value-type="float" office:value="3721">
            <text:p>3721</text:p>
          </table:table-cell>
          <table:table-cell table:style-name="ce9" table:formula="of:=((([.$B$4]*[.D220])*[.$B$29]+(1-[.$B$29])*([.$B$4]*[.$J$4]))/([.$E$4]*10^6))/3600" office:value-type="float" office:value="0.0743800483648542">
            <text:p>0,07</text:p>
          </table:table-cell>
          <table:table-cell table:style-name="ce9" table:formula="of:=[.E220]/24" office:value-type="float" office:value="0.00309916868186893">
            <text:p>0</text:p>
          </table:table-cell>
          <table:table-cell table:style-name="ce9" table:formula="of:=(([.$B$4]*[.D220])/([.$E$5]*10^6))/3600" office:value-type="float" office:value="0.140772977442207">
            <text:p>0,14</text:p>
          </table:table-cell>
          <table:table-cell table:style-name="ce9" table:formula="of:=[.G220]/24" office:value-type="float" office:value="0.00586554072675864">
            <text:p>0,01</text:p>
          </table:table-cell>
          <table:table-cell table:style-name="ce9" table:formula="of:=[.E220]+[.G220]" office:value-type="float" office:value="0.215153025807062">
            <text:p>0,22</text:p>
          </table:table-cell>
          <table:table-cell table:style-name="ce9" table:formula="of:=[.I220]/24" office:value-type="float" office:value="0.00896470940862756">
            <text:p>0,01</text:p>
          </table:table-cell>
          <table:table-cell table:style-name="ce9" table:formula="of:=SUM([.$J$34:.J220])" office:value-type="float" office:value="119.659454697324">
            <text:p>119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,940</text:p>
          </table:table-cell>
          <table:table-cell table:style-name="ce9" table:formula="of:=ROUND((1-[.B221])*0.5*[.$B$28]+2)" office:value-type="float" office:value="28">
            <text:p>28</text:p>
          </table:table-cell>
          <table:table-cell table:style-name="ce9" table:formula="of:=MIN(([.C221]*2+1)^2;[.$J$4])" office:value-type="float" office:value="3249">
            <text:p>3249</text:p>
          </table:table-cell>
          <table:table-cell table:style-name="ce9" table:formula="of:=((([.$B$4]*[.D221])*[.$B$29]+(1-[.$B$29])*([.$B$4]*[.$J$4]))/([.$E$4]*10^6))/3600" office:value-type="float" office:value="0.0649451161347518">
            <text:p>0,06</text:p>
          </table:table-cell>
          <table:table-cell table:style-name="ce9" table:formula="of:=[.E221]/24" office:value-type="float" office:value="0.00270604650561466">
            <text:p>0</text:p>
          </table:table-cell>
          <table:table-cell table:style-name="ce9" table:formula="of:=(([.$B$4]*[.D221])/([.$E$5]*10^6))/3600" office:value-type="float" office:value="0.122916260067114">
            <text:p>0,12</text:p>
          </table:table-cell>
          <table:table-cell table:style-name="ce9" table:formula="of:=[.G221]/24" office:value-type="float" office:value="0.00512151083612975">
            <text:p>0,01</text:p>
          </table:table-cell>
          <table:table-cell table:style-name="ce9" table:formula="of:=[.E221]+[.G221]" office:value-type="float" office:value="0.187861376201866">
            <text:p>0,19</text:p>
          </table:table-cell>
          <table:table-cell table:style-name="ce9" table:formula="of:=[.I221]/24" office:value-type="float" office:value="0.00782755734174441">
            <text:p>0,01</text:p>
          </table:table-cell>
          <table:table-cell table:style-name="ce9" table:formula="of:=SUM([.$J$34:.J221])" office:value-type="float" office:value="119.66728225466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,945</text:p>
          </table:table-cell>
          <table:table-cell table:style-name="ce9" table:formula="of:=ROUND((1-[.B222])*0.5*[.$B$28]+2)" office:value-type="float" office:value="26">
            <text:p>26</text:p>
          </table:table-cell>
          <table:table-cell table:style-name="ce9" table:formula="of:=MIN(([.C222]*2+1)^2;[.$J$4])" office:value-type="float" office:value="2809">
            <text:p>2809</text:p>
          </table:table-cell>
          <table:table-cell table:style-name="ce9" table:formula="of:=((([.$B$4]*[.D222])*[.$B$29]+(1-[.$B$29])*([.$B$4]*[.$J$4]))/([.$E$4]*10^6))/3600" office:value-type="float" office:value="0.0561498403270292">
            <text:p>0,06</text:p>
          </table:table-cell>
          <table:table-cell table:style-name="ce9" table:formula="of:=[.E222]/24" office:value-type="float" office:value="0.00233957668029288">
            <text:p>0</text:p>
          </table:table-cell>
          <table:table-cell table:style-name="ce9" table:formula="of:=(([.$B$4]*[.D222])/([.$E$5]*10^6))/3600" office:value-type="float" office:value="0.106270167598807">
            <text:p>0,11</text:p>
          </table:table-cell>
          <table:table-cell table:style-name="ce9" table:formula="of:=[.G222]/24" office:value-type="float" office:value="0.00442792364995029">
            <text:p>0</text:p>
          </table:table-cell>
          <table:table-cell table:style-name="ce9" table:formula="of:=[.E222]+[.G222]" office:value-type="float" office:value="0.162420007925836">
            <text:p>0,16</text:p>
          </table:table-cell>
          <table:table-cell table:style-name="ce9" table:formula="of:=[.I222]/24" office:value-type="float" office:value="0.00676750033024317">
            <text:p>0,01</text:p>
          </table:table-cell>
          <table:table-cell table:style-name="ce9" table:formula="of:=SUM([.$J$34:.J222])" office:value-type="float" office:value="119.67404975499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,950</text:p>
          </table:table-cell>
          <table:table-cell table:style-name="ce9" table:formula="of:=ROUND((1-[.B223])*0.5*[.$B$28]+2)" office:value-type="float" office:value="23">
            <text:p>23</text:p>
          </table:table-cell>
          <table:table-cell table:style-name="ce9" table:formula="of:=MIN(([.C223]*2+1)^2;[.$J$4])" office:value-type="float" office:value="2209">
            <text:p>2209</text:p>
          </table:table-cell>
          <table:table-cell table:style-name="ce9" table:formula="of:=((([.$B$4]*[.D223])*[.$B$29]+(1-[.$B$29])*([.$B$4]*[.$J$4]))/([.$E$4]*10^6))/3600" office:value-type="float" office:value="0.0441562824074074">
            <text:p>0,04</text:p>
          </table:table-cell>
          <table:table-cell table:style-name="ce9" table:formula="of:=[.E223]/24" office:value-type="float" office:value="0.00183984510030864">
            <text:p>0</text:p>
          </table:table-cell>
          <table:table-cell table:style-name="ce9" table:formula="of:=(([.$B$4]*[.D223])/([.$E$5]*10^6))/3600" office:value-type="float" office:value="0.0835709505965697">
            <text:p>0,08</text:p>
          </table:table-cell>
          <table:table-cell table:style-name="ce9" table:formula="of:=[.G223]/24" office:value-type="float" office:value="0.00348212294152374">
            <text:p>0</text:p>
          </table:table-cell>
          <table:table-cell table:style-name="ce9" table:formula="of:=[.E223]+[.G223]" office:value-type="float" office:value="0.127727233003977">
            <text:p>0,13</text:p>
          </table:table-cell>
          <table:table-cell table:style-name="ce9" table:formula="of:=[.I223]/24" office:value-type="float" office:value="0.00532196804183238">
            <text:p>0,01</text:p>
          </table:table-cell>
          <table:table-cell table:style-name="ce9" table:formula="of:=SUM([.$J$34:.J223])" office:value-type="float" office:value="119.679371723038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,955</text:p>
          </table:table-cell>
          <table:table-cell table:style-name="ce9" table:formula="of:=ROUND((1-[.B224])*0.5*[.$B$28]+2)" office:value-type="float" office:value="21">
            <text:p>21</text:p>
          </table:table-cell>
          <table:table-cell table:style-name="ce9" table:formula="of:=MIN(([.C224]*2+1)^2;[.$J$4])" office:value-type="float" office:value="1849">
            <text:p>1849</text:p>
          </table:table-cell>
          <table:table-cell table:style-name="ce9" table:formula="of:=((([.$B$4]*[.D224])*[.$B$29]+(1-[.$B$29])*([.$B$4]*[.$J$4]))/([.$E$4]*10^6))/3600" office:value-type="float" office:value="0.0369601476556344">
            <text:p>0,04</text:p>
          </table:table-cell>
          <table:table-cell table:style-name="ce9" table:formula="of:=[.E224]/24" office:value-type="float" office:value="0.0015400061523181">
            <text:p>0</text:p>
          </table:table-cell>
          <table:table-cell table:style-name="ce9" table:formula="of:=(([.$B$4]*[.D224])/([.$E$5]*10^6))/3600" office:value-type="float" office:value="0.0699514203952274">
            <text:p>0,07</text:p>
          </table:table-cell>
          <table:table-cell table:style-name="ce9" table:formula="of:=[.G224]/24" office:value-type="float" office:value="0.00291464251646781">
            <text:p>0</text:p>
          </table:table-cell>
          <table:table-cell table:style-name="ce9" table:formula="of:=[.E224]+[.G224]" office:value-type="float" office:value="0.106911568050862">
            <text:p>0,11</text:p>
          </table:table-cell>
          <table:table-cell table:style-name="ce9" table:formula="of:=[.I224]/24" office:value-type="float" office:value="0.00445464866878591">
            <text:p>0</text:p>
          </table:table-cell>
          <table:table-cell table:style-name="ce9" table:formula="of:=SUM([.$J$34:.J224])" office:value-type="float" office:value="119.683826371707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,960</text:p>
          </table:table-cell>
          <table:table-cell table:style-name="ce9" table:formula="of:=ROUND((1-[.B225])*0.5*[.$B$28]+2)" office:value-type="float" office:value="19">
            <text:p>19</text:p>
          </table:table-cell>
          <table:table-cell table:style-name="ce9" table:formula="of:=MIN(([.C225]*2+1)^2;[.$J$4])" office:value-type="float" office:value="1521">
            <text:p>1521</text:p>
          </table:table-cell>
          <table:table-cell table:style-name="ce9" table:formula="of:=((([.$B$4]*[.D225])*[.$B$29]+(1-[.$B$29])*([.$B$4]*[.$J$4]))/([.$E$4]*10^6))/3600" office:value-type="float" office:value="0.0304036693262411">
            <text:p>0,03</text:p>
          </table:table-cell>
          <table:table-cell table:style-name="ce9" table:formula="of:=[.E225]/24" office:value-type="float" office:value="0.00126681955526005">
            <text:p>0</text:p>
          </table:table-cell>
          <table:table-cell table:style-name="ce9" table:formula="of:=(([.$B$4]*[.D225])/([.$E$5]*10^6))/3600" office:value-type="float" office:value="0.0575425151006711">
            <text:p>0,06</text:p>
          </table:table-cell>
          <table:table-cell table:style-name="ce9" table:formula="of:=[.G225]/24" office:value-type="float" office:value="0.0023976047958613">
            <text:p>0</text:p>
          </table:table-cell>
          <table:table-cell table:style-name="ce9" table:formula="of:=[.E225]+[.G225]" office:value-type="float" office:value="0.0879461844269123">
            <text:p>0,09</text:p>
          </table:table-cell>
          <table:table-cell table:style-name="ce9" table:formula="of:=[.I225]/24" office:value-type="float" office:value="0.00366442435112134">
            <text:p>0</text:p>
          </table:table-cell>
          <table:table-cell table:style-name="ce9" table:formula="of:=SUM([.$J$34:.J225])" office:value-type="float" office:value="119.687490796058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,965</text:p>
          </table:table-cell>
          <table:table-cell table:style-name="ce9" table:formula="of:=ROUND((1-[.B226])*0.5*[.$B$28]+2)" office:value-type="float" office:value="17">
            <text:p>17</text:p>
          </table:table-cell>
          <table:table-cell table:style-name="ce9" table:formula="of:=MIN(([.C226]*2+1)^2;[.$J$4])" office:value-type="float" office:value="1225">
            <text:p>1225</text:p>
          </table:table-cell>
          <table:table-cell table:style-name="ce9" table:formula="of:=((([.$B$4]*[.D226])*[.$B$29]+(1-[.$B$29])*([.$B$4]*[.$J$4]))/([.$E$4]*10^6))/3600" office:value-type="float" office:value="0.0244868474192277">
            <text:p>0,02</text:p>
          </table:table-cell>
          <table:table-cell table:style-name="ce9" table:formula="of:=[.E226]/24" office:value-type="float" office:value="0.00102028530913449">
            <text:p>0</text:p>
          </table:table-cell>
          <table:table-cell table:style-name="ce9" table:formula="of:=(([.$B$4]*[.D226])/([.$E$5]*10^6))/3600" office:value-type="float" office:value="0.0463442347129008">
            <text:p>0,05</text:p>
          </table:table-cell>
          <table:table-cell table:style-name="ce9" table:formula="of:=[.G226]/24" office:value-type="float" office:value="0.0019310097797042">
            <text:p>0</text:p>
          </table:table-cell>
          <table:table-cell table:style-name="ce9" table:formula="of:=[.E226]+[.G226]" office:value-type="float" office:value="0.0708310821321286">
            <text:p>0,07</text:p>
          </table:table-cell>
          <table:table-cell table:style-name="ce9" table:formula="of:=[.I226]/24" office:value-type="float" office:value="0.00295129508883869">
            <text:p>0</text:p>
          </table:table-cell>
          <table:table-cell table:style-name="ce9" table:formula="of:=SUM([.$J$34:.J226])" office:value-type="float" office:value="119.690442091147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,970</text:p>
          </table:table-cell>
          <table:table-cell table:style-name="ce9" table:formula="of:=ROUND((1-[.B227])*0.5*[.$B$28]+2)" office:value-type="float" office:value="15">
            <text:p>15</text:p>
          </table:table-cell>
          <table:table-cell table:style-name="ce9" table:formula="of:=MIN(([.C227]*2+1)^2;[.$J$4])" office:value-type="float" office:value="961">
            <text:p>961</text:p>
          </table:table-cell>
          <table:table-cell table:style-name="ce9" table:formula="of:=((([.$B$4]*[.D227])*[.$B$29]+(1-[.$B$29])*([.$B$4]*[.$J$4]))/([.$E$4]*10^6))/3600" office:value-type="float" office:value="0.0192096819345942">
            <text:p>0,02</text:p>
          </table:table-cell>
          <table:table-cell table:style-name="ce9" table:formula="of:=[.E227]/24" office:value-type="float" office:value="0.000800403413941424">
            <text:p>0</text:p>
          </table:table-cell>
          <table:table-cell table:style-name="ce9" table:formula="of:=(([.$B$4]*[.D227])/([.$E$5]*10^6))/3600" office:value-type="float" office:value="0.0363565792319165">
            <text:p>0,04</text:p>
          </table:table-cell>
          <table:table-cell table:style-name="ce9" table:formula="of:=[.G227]/24" office:value-type="float" office:value="0.00151485746799652">
            <text:p>0</text:p>
          </table:table-cell>
          <table:table-cell table:style-name="ce9" table:formula="of:=[.E227]+[.G227]" office:value-type="float" office:value="0.0555662611665106">
            <text:p>0,06</text:p>
          </table:table-cell>
          <table:table-cell table:style-name="ce9" table:formula="of:=[.I227]/24" office:value-type="float" office:value="0.00231526088193794">
            <text:p>0</text:p>
          </table:table-cell>
          <table:table-cell table:style-name="ce9" table:formula="of:=SUM([.$J$34:.J227])" office:value-type="float" office:value="119.69275735202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,975</text:p>
          </table:table-cell>
          <table:table-cell table:style-name="ce9" table:formula="of:=ROUND((1-[.B228])*0.5*[.$B$28]+2)" office:value-type="float" office:value="13">
            <text:p>13</text:p>
          </table:table-cell>
          <table:table-cell table:style-name="ce9" table:formula="of:=MIN(([.C228]*2+1)^2;[.$J$4])" office:value-type="float" office:value="729">
            <text:p>729</text:p>
          </table:table-cell>
          <table:table-cell table:style-name="ce9" table:formula="of:=((([.$B$4]*[.D228])*[.$B$29]+(1-[.$B$29])*([.$B$4]*[.$J$4]))/([.$E$4]*10^6))/3600" office:value-type="float" office:value="0.0145721728723404">
            <text:p>0,01</text:p>
          </table:table-cell>
          <table:table-cell table:style-name="ce9" table:formula="of:=[.E228]/24" office:value-type="float" office:value="0.000607173869680851">
            <text:p>0</text:p>
          </table:table-cell>
          <table:table-cell table:style-name="ce9" table:formula="of:=(([.$B$4]*[.D228])/([.$E$5]*10^6))/3600" office:value-type="float" office:value="0.0275795486577181">
            <text:p>0,03</text:p>
          </table:table-cell>
          <table:table-cell table:style-name="ce9" table:formula="of:=[.G228]/24" office:value-type="float" office:value="0.00114914786073826">
            <text:p>0</text:p>
          </table:table-cell>
          <table:table-cell table:style-name="ce9" table:formula="of:=[.E228]+[.G228]" office:value-type="float" office:value="0.0421517215300586">
            <text:p>0,04</text:p>
          </table:table-cell>
          <table:table-cell table:style-name="ce9" table:formula="of:=[.I228]/24" office:value-type="float" office:value="0.00175632173041911">
            <text:p>0</text:p>
          </table:table-cell>
          <table:table-cell table:style-name="ce9" table:formula="of:=SUM([.$J$34:.J228])" office:value-type="float" office:value="119.69451367375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,980</text:p>
          </table:table-cell>
          <table:table-cell table:style-name="ce9" table:formula="of:=ROUND((1-[.B229])*0.5*[.$B$28]+2)" office:value-type="float" office:value="11">
            <text:p>11</text:p>
          </table:table-cell>
          <table:table-cell table:style-name="ce9" table:formula="of:=MIN(([.C229]*2+1)^2;[.$J$4])" office:value-type="float" office:value="529">
            <text:p>529</text:p>
          </table:table-cell>
          <table:table-cell table:style-name="ce9" table:formula="of:=((([.$B$4]*[.D229])*[.$B$29]+(1-[.$B$29])*([.$B$4]*[.$J$4]))/([.$E$4]*10^6))/3600" office:value-type="float" office:value="0.0105743202324665">
            <text:p>0,01</text:p>
          </table:table-cell>
          <table:table-cell table:style-name="ce9" table:formula="of:=[.E229]/24" office:value-type="float" office:value="0.000440596676352771">
            <text:p>0</text:p>
          </table:table-cell>
          <table:table-cell table:style-name="ce9" table:formula="of:=(([.$B$4]*[.D229])/([.$E$5]*10^6))/3600" office:value-type="float" office:value="0.0200131429903057">
            <text:p>0,02</text:p>
          </table:table-cell>
          <table:table-cell table:style-name="ce9" table:formula="of:=[.G229]/24" office:value-type="float" office:value="0.000833880957929406">
            <text:p>0</text:p>
          </table:table-cell>
          <table:table-cell table:style-name="ce9" table:formula="of:=[.E229]+[.G229]" office:value-type="float" office:value="0.0305874632227722">
            <text:p>0,03</text:p>
          </table:table-cell>
          <table:table-cell table:style-name="ce9" table:formula="of:=[.I229]/24" office:value-type="float" office:value="0.00127447763428218">
            <text:p>0</text:p>
          </table:table-cell>
          <table:table-cell table:style-name="ce9" table:formula="of:=SUM([.$J$34:.J229])" office:value-type="float" office:value="119.695788151393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,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0.00577689706461781">
            <text:p>0,01</text:p>
          </table:table-cell>
          <table:table-cell table:style-name="ce9" table:formula="of:=[.E230]/24" office:value-type="float" office:value="0.000240704044359075">
            <text:p>0</text:p>
          </table:table-cell>
          <table:table-cell table:style-name="ce9" table:formula="of:=(([.$B$4]*[.D230])/([.$E$5]*10^6))/3600" office:value-type="float" office:value="0.0109334561894109">
            <text:p>0,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0.0167103532540287">
            <text:p>0,02</text:p>
          </table:table-cell>
          <table:table-cell table:style-name="ce9" table:formula="of:=[.I230]/24" office:value-type="float" office:value="0.000696264718917862">
            <text:p>0</text:p>
          </table:table-cell>
          <table:table-cell table:style-name="ce9" table:formula="of:=SUM([.$J$34:.J230])" office:value-type="float" office:value="119.69648441611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,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0.00337818548069346">
            <text:p>0</text:p>
          </table:table-cell>
          <table:table-cell table:style-name="ce9" table:formula="of:=[.E231]/24" office:value-type="float" office:value="0.000140757728362227">
            <text:p>0</text:p>
          </table:table-cell>
          <table:table-cell table:style-name="ce9" table:formula="of:=(([.$B$4]*[.D231])/([.$E$5]*10^6))/3600" office:value-type="float" office:value="0.00639361278896346">
            <text:p>0,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0.00977179826965692">
            <text:p>0,01</text:p>
          </table:table-cell>
          <table:table-cell table:style-name="ce9" table:formula="of:=[.I231]/24" office:value-type="float" office:value="0.000407158261235705">
            <text:p>0</text:p>
          </table:table-cell>
          <table:table-cell table:style-name="ce9" table:formula="of:=SUM([.$J$34:.J231])" office:value-type="float" office:value="119.696891574374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,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0.00161913031914894">
            <text:p>0</text:p>
          </table:table-cell>
          <table:table-cell table:style-name="ce9" table:formula="of:=[.E232]/24" office:value-type="float" office:value="0.0000674637632978723">
            <text:p>0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0.00468352461445095">
            <text:p>0</text:p>
          </table:table-cell>
          <table:table-cell table:style-name="ce9" table:formula="of:=[.I232]/24" office:value-type="float" office:value="0.000195146858935456">
            <text:p>0</text:p>
          </table:table-cell>
          <table:table-cell table:style-name="ce9" table:formula="of:=SUM([.$J$34:.J232])" office:value-type="float" office:value="119.69708672123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,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0.00049973157998424">
            <text:p>0</text:p>
          </table:table-cell>
          <table:table-cell table:style-name="ce9" table:formula="of:=[.E233]/24" office:value-type="float" office:value="0.00002082214916601">
            <text:p>0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0.00144553228841079">
            <text:p>0</text:p>
          </table:table-cell>
          <table:table-cell table:style-name="ce9" table:formula="of:=[.I233]/24" office:value-type="float" office:value="0.0000602305120171161">
            <text:p>0</text:p>
          </table:table-cell>
          <table:table-cell table:style-name="ce9" table:formula="of:=SUM([.$J$34:.J233])" office:value-type="float" office:value="119.697146951745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993.125284221434">
            <text:p>993,13</text:p>
          </table:table-cell>
          <table:table-cell table:style-name="ce9" table:formula="of:=SUM([.F34:.F233])" office:value-type="float" office:value="41.3802201758931">
            <text:p>41,38</text:p>
          </table:table-cell>
          <table:table-cell table:style-name="ce9" table:formula="of:=SUM([.G34:.G233])" office:value-type="float" office:value="1879.60624262043">
            <text:p>1879,61</text:p>
          </table:table-cell>
          <table:table-cell table:style-name="ce9" table:formula="of:=SUM([.H34:.H233])" office:value-type="float" office:value="78.3169267758514">
            <text:p>78,32</text:p>
          </table:table-cell>
          <table:table-cell table:style-name="ce9" table:formula="of:=SUM([.I34:.I233])" office:value-type="float" office:value="2872.73152684186">
            <text:p>2872,73</text:p>
          </table:table-cell>
          <table:table-cell table:style-name="ce9" table:formula="of:=SUM([.J34:.J233])" office:value-type="float" office:value="119.697146951745">
            <text:p>119,7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PI Computing Tim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>
            <text:p>Network runtime estimator MPI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table:number-columns-repeated="3"/>
          <table:table-cell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Parameters</text:p>
          </table:table-cell>
          <table:table-cell table:style-name="ce2" table:number-columns-repeated="2"/>
          <table:table-cell table:style-name="ce3" office:value-type="string">
            <text:p>Machines performance characteristics</text:p>
          </table:table-cell>
          <table:table-cell table:style-name="ce2" table:number-columns-repeated="7"/>
          <table:table-cell/>
        </table:table-row>
        <table:table-row table:style-name="ro2">
          <table:table-cell table:style-name="ce7" office:value-type="string">
            <text:p>Number of source spectra</text:p>
          </table:table-cell>
          <table:table-cell office:value-type="float" office:value="608793">
            <text:p>608793</text:p>
          </table:table-cell>
          <table:table-cell table:style-name="ce2"/>
          <table:table-cell table:style-name="ce7" office:value-type="string">
            <text:p>Million compares / s</text:p>
          </table:table-cell>
          <table:table-cell table:style-name="ce2" office:value-type="float" office:value="8">
            <text:p>8</text:p>
          </table:table-cell>
          <table:table-cell table:style-name="ce2" table:number-columns-repeated="4"/>
          <table:table-cell table:style-name="ce2" table:formula="of:=(ROUND(ROUNDUP(SQRT([.B4]))*1.1))^2" office:value-type="float" office:value="737881">
            <text:p>737881</text:p>
          </table:table-cell>
          <table:table-cell table:style-name="ce2"/>
          <table:table-cell/>
        </table:table-row>
        <table:table-row table:style-name="ro2">
          <table:table-cell table:style-name="ce7" office:value-type="string">
            <text:p>Learning steps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style-name="ce7" office:value-type="string">
            <text:p>Million NW adaption / s</text:p>
          </table:table-cell>
          <table:table-cell table:style-name="ce2" office:value-type="float" office:value="4.47">
            <text:p>4,47</text:p>
          </table:table-cell>
          <table:table-cell table:style-name="ce2" table:number-columns-repeated="6"/>
          <table:table-cell/>
        </table:table-row>
        <table:table-row table:style-name="ro2">
          <table:table-cell table:style-name="ce7" office:value-type="string">
            <text:p>Searchmode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office:value-type="string">
            <text:p>Search radius for fast search</text:p>
          </table:table-cell>
          <table:table-cell office:value-type="float" office:value="2">
            <text:p>2</text:p>
          </table:table-cell>
          <table:table-cell table:style-name="ce2"/>
          <table:table-cell/>
          <table:table-cell table:style-name="ce2" table:number-columns-repeated="5"/>
          <table:table-cell table:style-name="ce2" table:formula="of:=([.B7]*2+1)^2" office:value-type="float" office:value="25">
            <text:p>25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Spectrum size [bytes]</text:p>
          </table:table-cell>
          <table:table-cell table:style-name="ce2" office:value-type="float" office:value="2000">
            <text:p>2000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Number of Nodes in cluster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Number of Sync Point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office:value-type="string">
            <text:p>Sync Time in s</text:p>
          </table:table-cell>
          <table:table-cell table:style-name="ce16" table:formula="of:=100/1000000" office:value-type="float" office:value="0.0001">
            <text:p>0,0001</text:p>
          </table:table-cell>
          <table:table-cell table:number-columns-repeated="2"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3"/>
          <table:table-cell/>
          <table:table-cell table:style-name="ce2" table:number-columns-repeated="3"/>
          <table:table-cell/>
        </table:table-row>
        <table:table-row table:style-name="ro2">
          <table:table-cell table:style-name="ce3" office:value-type="string">
            <text:p>Runtime – full search</text:p>
          </table:table-cell>
          <table:table-cell table:number-columns-repeated="3"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Search runtime per learning step [h] [d]</text:p>
          </table:table-cell>
          <table:table-cell table:style-name="ce11" table:formula="of:=(([.J4]*[.B4])/([.E4]*10^6))/3600" office:value-type="float" office:value="15.5978051261458">
            <text:p>15,5978</text:p>
          </table:table-cell>
          <table:table-cell table:style-name="ce2" table:formula="of:=[.B15]/24" office:value-type="float" office:value="0.649908546922743">
            <text:p>0,65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style-name="ce2" table:formula="of:=[.B16]/24" office:value-type="float" office:value="1.16314728755748">
            <text:p>1,16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per learning step [h] [d]</text:p>
          </table:table-cell>
          <table:table-cell table:style-name="ce11" table:formula="of:=[.B15]+[.B16]" office:value-type="float" office:value="43.5133400275254">
            <text:p>43,5133</text:p>
          </table:table-cell>
          <table:table-cell table:style-name="ce2" table:formula="of:=[.B17]/24" office:value-type="float" office:value="1.81305583448023">
            <text:p>1,81</text:p>
          </table:table-cell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[h] [d]</text:p>
          </table:table-cell>
          <table:table-cell table:style-name="ce11" table:formula="of:=[.B17]*[.B5]" office:value-type="float" office:value="8702.66800550508">
            <text:p>8702,6680</text:p>
          </table:table-cell>
          <table:table-cell table:style-name="ce2" table:formula="of:=[.B18]/24" office:value-type="float" office:value="362.611166896045">
            <text:p>362,61</text:p>
          </table:table-cell>
          <table:table-cell/>
          <table:table-cell table:style-name="ce2" table:number-columns-repeated="7"/>
          <table:table-cell/>
        </table:table-row>
        <table:table-row table:style-name="ro2" table:number-rows-repeated="2">
          <table:table-cell table:style-name="ce2"/>
          <table:table-cell table:style-name="ce12"/>
          <table:table-cell table:style-name="ce14"/>
          <table:table-cell/>
          <table:table-cell table:style-name="ce2" table:number-columns-repeated="7"/>
          <table:table-cell/>
        </table:table-row>
        <table:table-row table:style-name="ro2">
          <table:table-cell table:number-columns-repeated="2"/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Data volume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Input data [GB]</text:p>
          </table:table-cell>
          <table:table-cell table:style-name="ce2" table:formula="of:=[.B8]*[.B4]/(1024*1024*1024)" office:value-type="float" office:value="1.13396532833576">
            <text:p>1,13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Network [GB]</text:p>
          </table:table-cell>
          <table:table-cell table:style-name="ce2" table:formula="of:=[.B8]*[.J4]/(1024*1024*1024)" office:value-type="float" office:value="1.37441046535969">
            <text:p>1,37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Total [GB]</text:p>
          </table:table-cell>
          <table:table-cell table:style-name="ce2" table:formula="of:=[.B23]+[.B24]" office:value-type="float" office:value="2.50837579369545">
            <text:p>2,51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number-columns-repeated="4"/>
          <table:table-cell table:style-name="ce2" table:number-columns-repeated="7"/>
          <table:table-cell/>
        </table:table-row>
        <table:table-row table:style-name="ro2">
          <table:table-cell table:style-name="ce3" office:value-type="string">
            <text:p>Network characteristics</text:p>
          </table:table-cell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Grid size</text:p>
          </table:table-cell>
          <table:table-cell table:style-name="ce2" table:formula="of:==ROUNDUP(SQRT([.B4])*1.1)" office:value-type="float" office:value="859">
            <text:p>859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>
          <table:table-cell table:style-name="ce2" office:value-type="string">
            <text:p>Fitting factor (0..1.0)</text:p>
          </table:table-cell>
          <table:table-cell table:style-name="ce2" office:value-type="float" office:value="1">
            <text:p>1</text:p>
          </table:table-cell>
          <table:table-cell table:style-name="ce2"/>
          <table:table-cell/>
          <table:table-cell table:style-name="ce2" table:number-columns-repeated="7"/>
          <table:table-cell/>
        </table:table-row>
        <table:table-row table:style-name="ro2" table:number-rows-repeated="2">
          <table:table-cell table:style-name="ce2" table:number-columns-repeated="3"/>
          <table:table-cell/>
          <table:table-cell table:style-name="ce2" table:number-columns-repeated="7"/>
          <table:table-cell/>
        </table:table-row>
        <table:table-row table:style-name="ro2">
          <table:table-cell table:style-name="ce3"/>
          <table:table-cell table:style-name="ce2" table:number-columns-repeated="2"/>
          <table:table-cell/>
          <table:table-cell table:style-name="ce2" table:number-columns-repeated="7"/>
          <table:table-cell/>
        </table:table-row>
        <table:table-row table:style-name="ro6">
          <table:table-cell table:style-name="ce8" office:value-type="string">
            <text:p>Number of source spectra</text:p>
          </table:table-cell>
          <table:table-cell table:style-name="ce8" office:value-type="string">
            <text:p>NW Size</text:p>
          </table:table-cell>
          <table:table-cell table:style-name="ce17" office:value-type="string">
            <text:p>Grid Size</text:p>
          </table:table-cell>
          <table:table-cell table:style-name="ce8" office:value-type="string">
            <text:p>Runtime 1 Node</text:p>
          </table:table-cell>
          <table:table-cell table:style-name="ce8" office:value-type="string">
            <text:p>Sync time MPI</text:p>
          </table:table-cell>
          <table:table-cell table:style-name="ce8" office:value-type="string">
            <text:p>Calculation MPI</text:p>
          </table:table-cell>
          <table:table-cell table:style-name="ce8" office:value-type="string">
            <text:p>Runtime MPI</text:p>
          </table:table-cell>
          <table:table-cell table:style-name="ce8" table:number-columns-repeated="4"/>
          <table:table-cell/>
        </table:table-row>
        <table:table-row table:style-name="ro2">
          <table:table-cell office:value-type="float" office:value="1000">
            <text:p>1000</text:p>
          </table:table-cell>
          <table:table-cell table:style-name="ce2" table:formula="of:=(ROUND(ROUNDUP(SQRT([.A34]))*1.1))^2" office:value-type="float" office:value="1225">
            <text:p>1225</text:p>
          </table:table-cell>
          <table:table-cell table:formula="of:=SQRT([.B34])" office:value-type="float" office:value="35">
            <text:p>35</text:p>
          </table:table-cell>
          <table:table-cell table:style-name="Default" table:formula="of:=([.A34]*[.B34]/([.$E$4]*10^6)+[.A34]*[.B34]/([.$E$5]*10^6))*[.$B$5]/(3600*24)" office:value-type="float" office:value="0.000988829206023697">
            <text:p>0</text:p>
          </table:table-cell>
          <table:table-cell table:formula="of:=[.$B$11]*[.A34]*[.$B$5]*2/(3600*24)" office:value-type="float" office:value="0.000462962962962963">
            <text:p>0</text:p>
          </table:table-cell>
          <table:table-cell table:formula="of:=[.D34]/[.$B$9]" office:value-type="float" office:value="0.0000988829206023697">
            <text:p>0</text:p>
          </table:table-cell>
          <table:table-cell table:formula="of:=[.F34]+[.E34]" office:value-type="float" office:value="0.000561845883565333">
            <text:p>0</text:p>
          </table:table-cell>
          <table:table-cell table:number-columns-repeated="5"/>
        </table:table-row>
        <table:table-row table:style-name="ro2">
          <table:table-cell office:value-type="float" office:value="2500">
            <text:p>2500</text:p>
          </table:table-cell>
          <table:table-cell table:style-name="ce2" table:formula="of:=(ROUND(ROUNDUP(SQRT([.A35]))*1.1))^2" office:value-type="float" office:value="3025">
            <text:p>3025</text:p>
          </table:table-cell>
          <table:table-cell table:formula="of:=SQRT([.B35])" office:value-type="float" office:value="55">
            <text:p>55</text:p>
          </table:table-cell>
          <table:table-cell table:style-name="Default" table:formula="of:=([.A35]*[.B35]/([.$E$4]*10^6)+[.A35]*[.B35]/([.$E$5]*10^6))*[.$B$5]/(3600*24)" office:value-type="float" office:value="0.00610450683310548">
            <text:p>0,01</text:p>
          </table:table-cell>
          <table:table-cell table:formula="of:=[.$B$11]*[.A35]*[.$B$5]*2/(3600*24)" office:value-type="float" office:value="0.00115740740740741">
            <text:p>0</text:p>
          </table:table-cell>
          <table:table-cell table:formula="of:=[.D35]/[.$B$9]" office:value-type="float" office:value="0.000610450683310548">
            <text:p>0</text:p>
          </table:table-cell>
          <table:table-cell table:formula="of:=[.F35]+[.E35]" office:value-type="float" office:value="0.00176785809071796">
            <text:p>0</text:p>
          </table:table-cell>
          <table:table-cell table:number-columns-repeated="5"/>
        </table:table-row>
        <table:table-row table:style-name="ro2">
          <table:table-cell office:value-type="float" office:value="5000">
            <text:p>5000</text:p>
          </table:table-cell>
          <table:table-cell table:style-name="ce2" table:formula="of:=(ROUND(ROUNDUP(SQRT([.A36]))*1.1))^2" office:value-type="float" office:value="6084">
            <text:p>6084</text:p>
          </table:table-cell>
          <table:table-cell table:formula="of:=SQRT([.B36])" office:value-type="float" office:value="78">
            <text:p>78</text:p>
          </table:table-cell>
          <table:table-cell table:style-name="Default" table:formula="of:=([.A36]*[.B36]/([.$E$4]*10^6)+[.A36]*[.B36]/([.$E$5]*10^6))*[.$B$5]/(3600*24)" office:value-type="float" office:value="0.0245552526099925">
            <text:p>0,02</text:p>
          </table:table-cell>
          <table:table-cell table:formula="of:=[.$B$11]*[.A36]*[.$B$5]*2/(3600*24)" office:value-type="float" office:value="0.00231481481481481">
            <text:p>0</text:p>
          </table:table-cell>
          <table:table-cell table:formula="of:=[.D36]/[.$B$9]" office:value-type="float" office:value="0.00245552526099925">
            <text:p>0</text:p>
          </table:table-cell>
          <table:table-cell table:formula="of:=[.F36]+[.E36]" office:value-type="float" office:value="0.00477034007581407">
            <text:p>0</text:p>
          </table:table-cell>
          <table:table-cell table:number-columns-repeated="5"/>
        </table:table-row>
        <table:table-row table:style-name="ro2">
          <table:table-cell office:value-type="float" office:value="7500">
            <text:p>7500</text:p>
          </table:table-cell>
          <table:table-cell table:style-name="ce2" table:formula="of:=(ROUND(ROUNDUP(SQRT([.A37]))*1.1))^2" office:value-type="float" office:value="9216">
            <text:p>9216</text:p>
          </table:table-cell>
          <table:table-cell table:formula="of:=SQRT([.B37])" office:value-type="float" office:value="96">
            <text:p>96</text:p>
          </table:table-cell>
          <table:table-cell table:style-name="Default" table:formula="of:=([.A37]*[.B37]/([.$E$4]*10^6)+[.A37]*[.B37]/([.$E$5]*10^6))*[.$B$5]/(3600*24)" office:value-type="float" office:value="0.0557941834451902">
            <text:p>0,06</text:p>
          </table:table-cell>
          <table:table-cell table:formula="of:=[.$B$11]*[.A37]*[.$B$5]*2/(3600*24)" office:value-type="float" office:value="0.00347222222222222">
            <text:p>0</text:p>
          </table:table-cell>
          <table:table-cell table:formula="of:=[.D37]/[.$B$9]" office:value-type="float" office:value="0.00557941834451902">
            <text:p>0,01</text:p>
          </table:table-cell>
          <table:table-cell table:formula="of:=[.F37]+[.E37]" office:value-type="float" office:value="0.00905164056674124">
            <text:p>0,01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style-name="ce2" table:formula="of:=(ROUND(ROUNDUP(SQRT([.A38]))*1.1))^2" office:value-type="float" office:value="12100">
            <text:p>12100</text:p>
          </table:table-cell>
          <table:table-cell table:formula="of:=SQRT([.B38])" office:value-type="float" office:value="110">
            <text:p>110</text:p>
          </table:table-cell>
          <table:table-cell table:style-name="Default" table:formula="of:=([.A38]*[.B38]/([.$E$4]*10^6)+[.A38]*[.B38]/([.$E$5]*10^6))*[.$B$5]/(3600*24)" office:value-type="float" office:value="0.0976721093296876">
            <text:p>0,1</text:p>
          </table:table-cell>
          <table:table-cell table:formula="of:=[.$B$11]*[.A38]*[.$B$5]*2/(3600*24)" office:value-type="float" office:value="0.00462962962962963">
            <text:p>0</text:p>
          </table:table-cell>
          <table:table-cell table:formula="of:=[.D38]/[.$B$9]" office:value-type="float" office:value="0.00976721093296876">
            <text:p>0,01</text:p>
          </table:table-cell>
          <table:table-cell table:formula="of:=[.F38]+[.E38]" office:value-type="float" office:value="0.0143968405625984">
            <text:p>0,01</text:p>
          </table:table-cell>
          <table:table-cell table:number-columns-repeated="5"/>
        </table:table-row>
        <table:table-row table:style-name="ro2">
          <table:table-cell office:value-type="float" office:value="25000">
            <text:p>25000</text:p>
          </table:table-cell>
          <table:table-cell table:style-name="ce2" table:formula="of:=(ROUND(ROUNDUP(SQRT([.A39]))*1.1))^2" office:value-type="float" office:value="30625">
            <text:p>30625</text:p>
          </table:table-cell>
          <table:table-cell table:formula="of:=SQRT([.B39])" office:value-type="float" office:value="175">
            <text:p>175</text:p>
          </table:table-cell>
          <table:table-cell table:style-name="Default" table:formula="of:=([.A39]*[.B39]/([.$E$4]*10^6)+[.A39]*[.B39]/([.$E$5]*10^6))*[.$B$5]/(3600*24)" office:value-type="float" office:value="0.618018253764811">
            <text:p>0,62</text:p>
          </table:table-cell>
          <table:table-cell table:formula="of:=[.$B$11]*[.A39]*[.$B$5]*2/(3600*24)" office:value-type="float" office:value="0.0115740740740741">
            <text:p>0,01</text:p>
          </table:table-cell>
          <table:table-cell table:formula="of:=[.D39]/[.$B$9]" office:value-type="float" office:value="0.0618018253764811">
            <text:p>0,06</text:p>
          </table:table-cell>
          <table:table-cell table:formula="of:=[.F39]+[.E39]" office:value-type="float" office:value="0.0733758994505551">
            <text:p>0,07</text:p>
          </table:table-cell>
          <table:table-cell table:number-columns-repeated="5"/>
        </table:table-row>
        <table:table-row table:style-name="ro2">
          <table:table-cell office:value-type="float" office:value="50000">
            <text:p>50000</text:p>
          </table:table-cell>
          <table:table-cell table:style-name="ce2" table:formula="of:=(ROUND(ROUNDUP(SQRT([.A40]))*1.1))^2" office:value-type="float" office:value="60516">
            <text:p>60516</text:p>
          </table:table-cell>
          <table:table-cell table:formula="of:=SQRT([.B40])" office:value-type="float" office:value="246">
            <text:p>246</text:p>
          </table:table-cell>
          <table:table-cell table:style-name="Default" table:formula="of:=([.A40]*[.B40]/([.$E$4]*10^6)+[.A40]*[.B40]/([.$E$5]*10^6))*[.$B$5]/(3600*24)" office:value-type="float" office:value="2.44244849925429">
            <text:p>2,44</text:p>
          </table:table-cell>
          <table:table-cell table:formula="of:=[.$B$11]*[.A40]*[.$B$5]*2/(3600*24)" office:value-type="float" office:value="0.0231481481481481">
            <text:p>0,02</text:p>
          </table:table-cell>
          <table:table-cell table:formula="of:=[.D40]/[.$B$9]" office:value-type="float" office:value="0.244244849925429">
            <text:p>0,24</text:p>
          </table:table-cell>
          <table:table-cell table:formula="of:=[.F40]+[.E40]" office:value-type="float" office:value="0.267392998073577">
            <text:p>0,27</text:p>
          </table:table-cell>
          <table:table-cell table:number-columns-repeated="5"/>
        </table:table-row>
        <table:table-row table:style-name="ro2">
          <table:table-cell office:value-type="float" office:value="75000">
            <text:p>75000</text:p>
          </table:table-cell>
          <table:table-cell table:style-name="ce2" table:formula="of:=(ROUND(ROUNDUP(SQRT([.A41]))*1.1))^2" office:value-type="float" office:value="90601">
            <text:p>90601</text:p>
          </table:table-cell>
          <table:table-cell table:formula="of:=SQRT([.B41])" office:value-type="float" office:value="301">
            <text:p>301</text:p>
          </table:table-cell>
          <table:table-cell table:style-name="Default" table:formula="of:=([.A41]*[.B41]/([.$E$4]*10^6)+[.A41]*[.B41]/([.$E$5]*10^6))*[.$B$5]/(3600*24)" office:value-type="float" office:value="5.48503560581345">
            <text:p>5,49</text:p>
          </table:table-cell>
          <table:table-cell table:formula="of:=[.$B$11]*[.A41]*[.$B$5]*2/(3600*24)" office:value-type="float" office:value="0.0347222222222222">
            <text:p>0,03</text:p>
          </table:table-cell>
          <table:table-cell table:formula="of:=[.D41]/[.$B$9]" office:value-type="float" office:value="0.548503560581345">
            <text:p>0,55</text:p>
          </table:table-cell>
          <table:table-cell table:formula="of:=[.F41]+[.E41]" office:value-type="float" office:value="0.583225782803567">
            <text:p>0,58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table:style-name="ce2" table:formula="of:=(ROUND(ROUNDUP(SQRT([.A42]))*1.1))^2" office:value-type="float" office:value="121801">
            <text:p>121801</text:p>
          </table:table-cell>
          <table:table-cell table:formula="of:=SQRT([.B42])" office:value-type="float" office:value="349">
            <text:p>349</text:p>
          </table:table-cell>
          <table:table-cell table:style-name="Default" table:formula="of:=([.A42]*[.B42]/([.$E$4]*10^6)+[.A42]*[.B42]/([.$E$5]*10^6))*[.$B$5]/(3600*24)" office:value-type="float" office:value="9.83186825492999">
            <text:p>9,83</text:p>
          </table:table-cell>
          <table:table-cell table:formula="of:=[.$B$11]*[.A42]*[.$B$5]*2/(3600*24)" office:value-type="float" office:value="0.0462962962962963">
            <text:p>0,05</text:p>
          </table:table-cell>
          <table:table-cell table:formula="of:=[.D42]/[.$B$9]" office:value-type="float" office:value="0.983186825492999">
            <text:p>0,98</text:p>
          </table:table-cell>
          <table:table-cell table:formula="of:=[.F42]+[.E42]" office:value-type="float" office:value="1.0294831217893">
            <text:p>1,03</text:p>
          </table:table-cell>
          <table:table-cell table:number-columns-repeated="5"/>
        </table:table-row>
        <table:table-row table:style-name="ro2">
          <table:table-cell office:value-type="float" office:value="250000">
            <text:p>250000</text:p>
          </table:table-cell>
          <table:table-cell table:style-name="ce2" table:formula="of:=(ROUND(ROUNDUP(SQRT([.A43]))*1.1))^2" office:value-type="float" office:value="302500">
            <text:p>302500</text:p>
          </table:table-cell>
          <table:table-cell table:formula="of:=SQRT([.B43])" office:value-type="float" office:value="550">
            <text:p>550</text:p>
          </table:table-cell>
          <table:table-cell table:style-name="Default" table:formula="of:=([.A43]*[.B43]/([.$E$4]*10^6)+[.A43]*[.B43]/([.$E$5]*10^6))*[.$B$5]/(3600*24)" office:value-type="float" office:value="61.0450683310548">
            <text:p>61,05</text:p>
          </table:table-cell>
          <table:table-cell table:formula="of:=[.$B$11]*[.A43]*[.$B$5]*2/(3600*24)" office:value-type="float" office:value="0.115740740740741">
            <text:p>0,12</text:p>
          </table:table-cell>
          <table:table-cell table:formula="of:=[.D43]/[.$B$9]" office:value-type="float" office:value="6.10450683310548">
            <text:p>6,1</text:p>
          </table:table-cell>
          <table:table-cell table:formula="of:=[.F43]+[.E43]" office:value-type="float" office:value="6.22024757384622">
            <text:p>6,22</text:p>
          </table:table-cell>
          <table:table-cell table:number-columns-repeated="5"/>
        </table:table-row>
        <table:table-row table:style-name="ro2">
          <table:table-cell office:value-type="float" office:value="500000">
            <text:p>500000</text:p>
          </table:table-cell>
          <table:table-cell table:style-name="ce2" table:formula="of:=(ROUND(ROUNDUP(SQRT([.A44]))*1.1))^2" office:value-type="float" office:value="606841">
            <text:p>606841</text:p>
          </table:table-cell>
          <table:table-cell table:formula="of:=SQRT([.B44])" office:value-type="float" office:value="779">
            <text:p>779</text:p>
          </table:table-cell>
          <table:table-cell table:style-name="Default" table:formula="of:=([.A44]*[.B44]/([.$E$4]*10^6)+[.A44]*[.B44]/([.$E$5]*10^6))*[.$B$5]/(3600*24)" office:value-type="float" office:value="244.923307841888">
            <text:p>244,92</text:p>
          </table:table-cell>
          <table:table-cell table:formula="of:=[.$B$11]*[.A44]*[.$B$5]*2/(3600*24)" office:value-type="float" office:value="0.231481481481481">
            <text:p>0,23</text:p>
          </table:table-cell>
          <table:table-cell table:formula="of:=[.D44]/[.$B$9]" office:value-type="float" office:value="24.4923307841888">
            <text:p>24,49</text:p>
          </table:table-cell>
          <table:table-cell table:formula="of:=[.F44]+[.E44]" office:value-type="float" office:value="24.7238122656703">
            <text:p>24,72</text:p>
          </table:table-cell>
          <table:table-cell table:number-columns-repeated="5"/>
        </table:table-row>
        <table:table-row table:style-name="ro2">
          <table:table-cell office:value-type="float" office:value="750000">
            <text:p>750000</text:p>
          </table:table-cell>
          <table:table-cell table:style-name="ce2" table:formula="of:=(ROUND(ROUNDUP(SQRT([.A45]))*1.1))^2" office:value-type="float" office:value="910116">
            <text:p>910116</text:p>
          </table:table-cell>
          <table:table-cell table:formula="of:=SQRT([.B45])" office:value-type="float" office:value="954">
            <text:p>954</text:p>
          </table:table-cell>
          <table:table-cell table:style-name="Default" table:formula="of:=([.A45]*[.B45]/([.$E$4]*10^6)+[.A45]*[.B45]/([.$E$5]*10^6))*[.$B$5]/(3600*24)" office:value-type="float" office:value="550.989356124161">
            <text:p>550,99</text:p>
          </table:table-cell>
          <table:table-cell table:formula="of:=[.$B$11]*[.A45]*[.$B$5]*2/(3600*24)" office:value-type="float" office:value="0.347222222222222">
            <text:p>0,35</text:p>
          </table:table-cell>
          <table:table-cell table:formula="of:=[.D45]/[.$B$9]" office:value-type="float" office:value="55.0989356124161">
            <text:p>55,1</text:p>
          </table:table-cell>
          <table:table-cell table:formula="of:=[.F45]+[.E45]" office:value-type="float" office:value="55.4461578346383">
            <text:p>55,45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table:style-name="ce2" table:formula="of:=(ROUND(ROUNDUP(SQRT([.A46]))*1.1))^2" office:value-type="float" office:value="1210000">
            <text:p>1210000</text:p>
          </table:table-cell>
          <table:table-cell table:formula="of:=SQRT([.B46])" office:value-type="float" office:value="1100">
            <text:p>1100</text:p>
          </table:table-cell>
          <table:table-cell table:style-name="Default" table:formula="of:=([.A46]*[.B46]/([.$E$4]*10^6)+[.A46]*[.B46]/([.$E$5]*10^6))*[.$B$5]/(3600*24)" office:value-type="float" office:value="976.721093296876">
            <text:p>976,72</text:p>
          </table:table-cell>
          <table:table-cell table:formula="of:=[.$B$11]*[.A46]*[.$B$5]*2/(3600*24)" office:value-type="float" office:value="0.462962962962963">
            <text:p>0,46</text:p>
          </table:table-cell>
          <table:table-cell table:formula="of:=[.D46]/[.$B$9]" office:value-type="float" office:value="97.6721093296876">
            <text:p>97,67</text:p>
          </table:table-cell>
          <table:table-cell table:formula="of:=[.F46]+[.E46]" office:value-type="float" office:value="98.1350722926506">
            <text:p>98,14</text:p>
          </table:table-cell>
          <table:table-cell table:number-columns-repeated="5"/>
        </table:table-row>
        <table:table-row table:style-name="ro2">
          <table:table-cell office:value-type="float" office:value="2500000">
            <text:p>2500000</text:p>
          </table:table-cell>
          <table:table-cell table:style-name="ce2" table:formula="of:=(ROUND(ROUNDUP(SQRT([.A47]))*1.1))^2" office:value-type="float" office:value="3027600">
            <text:p>3027600</text:p>
          </table:table-cell>
          <table:table-cell table:formula="of:=SQRT([.B47])" office:value-type="float" office:value="1740">
            <text:p>1740</text:p>
          </table:table-cell>
          <table:table-cell table:style-name="Default" table:formula="of:=([.A47]*[.B47]/([.$E$4]*10^6)+[.A47]*[.B47]/([.$E$5]*10^6))*[.$B$5]/(3600*24)" office:value-type="float" office:value="6109.75368195377">
            <text:p>6109,75</text:p>
          </table:table-cell>
          <table:table-cell table:formula="of:=[.$B$11]*[.A47]*[.$B$5]*2/(3600*24)" office:value-type="float" office:value="1.15740740740741">
            <text:p>1,16</text:p>
          </table:table-cell>
          <table:table-cell table:formula="of:=[.D47]/[.$B$9]" office:value-type="float" office:value="610.975368195377">
            <text:p>610,98</text:p>
          </table:table-cell>
          <table:table-cell table:formula="of:=[.F47]+[.E47]" office:value-type="float" office:value="612.132775602784">
            <text:p>612,13</text:p>
          </table:table-cell>
          <table:table-cell table:number-columns-repeated="5"/>
        </table:table-row>
        <table:table-row table:style-name="ro2">
          <table:table-cell office:value-type="float" office:value="5000000">
            <text:p>5000000</text:p>
          </table:table-cell>
          <table:table-cell table:style-name="ce2" table:formula="of:=(ROUND(ROUNDUP(SQRT([.A48]))*1.1))^2" office:value-type="float" office:value="6056521">
            <text:p>6056521</text:p>
          </table:table-cell>
          <table:table-cell table:formula="of:=SQRT([.B48])" office:value-type="float" office:value="2461">
            <text:p>2461</text:p>
          </table:table-cell>
          <table:table-cell table:style-name="Default" table:formula="of:=([.A48]*[.B48]/([.$E$4]*10^6)+[.A48]*[.B48]/([.$E$5]*10^6))*[.$B$5]/(3600*24)" office:value-type="float" office:value="24444.3463334524">
            <text:p>24444,35</text:p>
          </table:table-cell>
          <table:table-cell table:formula="of:=[.$B$11]*[.A48]*[.$B$5]*2/(3600*24)" office:value-type="float" office:value="2.31481481481481">
            <text:p>2,31</text:p>
          </table:table-cell>
          <table:table-cell table:formula="of:=[.D48]/[.$B$9]" office:value-type="float" office:value="2444.43463334524">
            <text:p>2444,43</text:p>
          </table:table-cell>
          <table:table-cell table:formula="of:=[.F48]+[.E48]" office:value-type="float" office:value="2446.74944816006">
            <text:p>2446,75</text:p>
          </table:table-cell>
          <table:table-cell table:number-columns-repeated="5"/>
        </table:table-row>
        <table:table-row table:style-name="ro2">
          <table:table-cell office:value-type="float" office:value="7500000">
            <text:p>7500000</text:p>
          </table:table-cell>
          <table:table-cell table:style-name="ce2" table:formula="of:=(ROUND(ROUNDUP(SQRT([.A49]))*1.1))^2" office:value-type="float" office:value="9078169">
            <text:p>9078169</text:p>
          </table:table-cell>
          <table:table-cell table:formula="of:=SQRT([.B49])" office:value-type="float" office:value="3013">
            <text:p>3013</text:p>
          </table:table-cell>
          <table:table-cell table:style-name="Default" table:formula="of:=([.A49]*[.B49]/([.$E$4]*10^6)+[.A49]*[.B49]/([.$E$5]*10^6))*[.$B$5]/(3600*24)" office:value-type="float" office:value="54959.7468025649">
            <text:p>54959,75</text:p>
          </table:table-cell>
          <table:table-cell table:formula="of:=[.$B$11]*[.A49]*[.$B$5]*2/(3600*24)" office:value-type="float" office:value="3.47222222222222">
            <text:p>3,47</text:p>
          </table:table-cell>
          <table:table-cell table:formula="of:=[.D49]/[.$B$9]" office:value-type="float" office:value="5495.97468025649">
            <text:p>5495,97</text:p>
          </table:table-cell>
          <table:table-cell table:formula="of:=[.F49]+[.E49]" office:value-type="float" office:value="5499.44690247872">
            <text:p>5499,45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table:style-name="ce2" table:formula="of:=(ROUND(ROUNDUP(SQRT([.A50]))*1.1))^2" office:value-type="float" office:value="12103441">
            <text:p>12103441</text:p>
          </table:table-cell>
          <table:table-cell table:formula="of:=SQRT([.B50])" office:value-type="float" office:value="3479">
            <text:p>3479</text:p>
          </table:table-cell>
          <table:table-cell table:style-name="Default" table:formula="of:=([.A50]*[.B50]/([.$E$4]*10^6)+[.A50]*[.B50]/([.$E$5]*10^6))*[.$B$5]/(3600*24)" office:value-type="float" office:value="97699.885340283">
            <text:p>97699,89</text:p>
          </table:table-cell>
          <table:table-cell table:formula="of:=[.$B$11]*[.A50]*[.$B$5]*2/(3600*24)" office:value-type="float" office:value="4.62962962962963">
            <text:p>4,63</text:p>
          </table:table-cell>
          <table:table-cell table:formula="of:=[.D50]/[.$B$9]" office:value-type="float" office:value="9769.9885340283">
            <text:p>9769,99</text:p>
          </table:table-cell>
          <table:table-cell table:formula="of:=[.F50]+[.E50]" office:value-type="float" office:value="9774.61816365793">
            <text:p>9774,62</text:p>
          </table:table-cell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500000">
            <text:p>2500000</text:p>
          </table:table-cell>
          <table:table-cell table:formula="of:=(ROUND(ROUNDUP(SQRT([.C55]))*1.1))^2" office:value-type="float" office:value="3027600">
            <text:p>3027600</text:p>
          </table:table-cell>
          <table:table-cell table:formula="of:=([.C55]*[.D55]/([.$E$4]*10^6)+[.C55]*[.D55]/([.$E$5]*10^6))*[.$B$5]/(3600*24)" office:value-type="float" office:value="6109.75368195377">
            <text:p>6109,75</text:p>
          </table:table-cell>
          <table:table-cell table:formula="of:=[.$B$11]*[.C55]*[.$B$5]*2/(3600*24)" office:value-type="float" office:value="1.15740740740741">
            <text:p>1,16</text:p>
          </table:table-cell>
          <table:table-cell table:formula="of:=[.E55]/[.B55]" office:value-type="float" office:value="6109.75368195377">
            <text:p>6109,75</text:p>
          </table:table-cell>
          <table:table-cell table:formula="of:=[.G55]+[.F55]" office:value-type="float" office:value="6110.91108936117">
            <text:p>6110,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500000">
            <text:p>2500000</text:p>
          </table:table-cell>
          <table:table-cell table:formula="of:=(ROUND(ROUNDUP(SQRT([.C56]))*1.1))^2" office:value-type="float" office:value="3027600">
            <text:p>3027600</text:p>
          </table:table-cell>
          <table:table-cell table:formula="of:=([.C56]*[.D56]/([.$E$4]*10^6)+[.C56]*[.D56]/([.$E$5]*10^6))*[.$B$5]/(3600*24)" office:value-type="float" office:value="6109.75368195377">
            <text:p>6109,75</text:p>
          </table:table-cell>
          <table:table-cell table:formula="of:=[.$B$11]*[.C56]*[.$B$5]*2/(3600*24)" office:value-type="float" office:value="1.15740740740741">
            <text:p>1,16</text:p>
          </table:table-cell>
          <table:table-cell table:formula="of:=[.E56]/[.B56]" office:value-type="float" office:value="3054.87684097688">
            <text:p>3054,88</text:p>
          </table:table-cell>
          <table:table-cell table:formula="of:=[.G56]+[.F56]" office:value-type="float" office:value="3056.03424838429">
            <text:p>3056,03</text:p>
          </table:table-cell>
          <table:table-cell table:number-columns-repeated="3"/>
          <table:table-cell>
            <draw:frame table:end-cell-address="'MPI Computing Times'.Z97" table:end-x="1.163cm" table:end-y="0.217cm" draw:z-index="0" draw:style-name="gr2" draw:text-style-name="P1" svg:width="32.68cm" svg:height="18.623cm" svg:x="0.097cm" svg:y="0.111cm">
              <draw:object draw:notify-on-update-of-ranges="'MPI Computing Times'.B64:'MPI Computing Times'.B104 'MPI Computing Times'.H64:'MPI Computing Times'.H10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00000">
            <text:p>2500000</text:p>
          </table:table-cell>
          <table:table-cell table:formula="of:=(ROUND(ROUNDUP(SQRT([.C57]))*1.1))^2" office:value-type="float" office:value="3027600">
            <text:p>3027600</text:p>
          </table:table-cell>
          <table:table-cell table:formula="of:=([.C57]*[.D57]/([.$E$4]*10^6)+[.C57]*[.D57]/([.$E$5]*10^6))*[.$B$5]/(3600*24)" office:value-type="float" office:value="6109.75368195377">
            <text:p>6109,75</text:p>
          </table:table-cell>
          <table:table-cell table:formula="of:=[.$B$11]*[.C57]*[.$B$5]*2/(3600*24)" office:value-type="float" office:value="1.15740740740741">
            <text:p>1,16</text:p>
          </table:table-cell>
          <table:table-cell table:formula="of:=[.E57]/[.B57]" office:value-type="float" office:value="2036.58456065126">
            <text:p>2036,58</text:p>
          </table:table-cell>
          <table:table-cell table:formula="of:=[.G57]+[.F57]" office:value-type="float" office:value="2037.74196805866">
            <text:p>2037,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00000">
            <text:p>2500000</text:p>
          </table:table-cell>
          <table:table-cell table:formula="of:=(ROUND(ROUNDUP(SQRT([.C58]))*1.1))^2" office:value-type="float" office:value="3027600">
            <text:p>3027600</text:p>
          </table:table-cell>
          <table:table-cell table:formula="of:=([.C58]*[.D58]/([.$E$4]*10^6)+[.C58]*[.D58]/([.$E$5]*10^6))*[.$B$5]/(3600*24)" office:value-type="float" office:value="6109.75368195377">
            <text:p>6109,75</text:p>
          </table:table-cell>
          <table:table-cell table:formula="of:=[.$B$11]*[.C58]*[.$B$5]*2/(3600*24)" office:value-type="float" office:value="1.15740740740741">
            <text:p>1,16</text:p>
          </table:table-cell>
          <table:table-cell table:formula="of:=[.E58]/[.B58]" office:value-type="float" office:value="1527.43842048844">
            <text:p>1527,44</text:p>
          </table:table-cell>
          <table:table-cell table:formula="of:=[.G58]+[.F58]" office:value-type="float" office:value="1528.59582789585">
            <text:p>1528,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500000">
            <text:p>2500000</text:p>
          </table:table-cell>
          <table:table-cell table:formula="of:=(ROUND(ROUNDUP(SQRT([.C59]))*1.1))^2" office:value-type="float" office:value="3027600">
            <text:p>3027600</text:p>
          </table:table-cell>
          <table:table-cell table:formula="of:=([.C59]*[.D59]/([.$E$4]*10^6)+[.C59]*[.D59]/([.$E$5]*10^6))*[.$B$5]/(3600*24)" office:value-type="float" office:value="6109.75368195377">
            <text:p>6109,75</text:p>
          </table:table-cell>
          <table:table-cell table:formula="of:=[.$B$11]*[.C59]*[.$B$5]*2/(3600*24)" office:value-type="float" office:value="1.15740740740741">
            <text:p>1,16</text:p>
          </table:table-cell>
          <table:table-cell table:formula="of:=[.E59]/[.B59]" office:value-type="float" office:value="1221.95073639075">
            <text:p>1221,95</text:p>
          </table:table-cell>
          <table:table-cell table:formula="of:=[.G59]+[.F59]" office:value-type="float" office:value="1223.10814379816">
            <text:p>1223,11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2500000">
            <text:p>2500000</text:p>
          </table:table-cell>
          <table:table-cell table:formula="of:=(ROUND(ROUNDUP(SQRT([.C60]))*1.1))^2" office:value-type="float" office:value="3027600">
            <text:p>3027600</text:p>
          </table:table-cell>
          <table:table-cell table:formula="of:=([.C60]*[.D60]/([.$E$4]*10^6)+[.C60]*[.D60]/([.$E$5]*10^6))*[.$B$5]/(3600*24)" office:value-type="float" office:value="6109.75368195377">
            <text:p>6109,75</text:p>
          </table:table-cell>
          <table:table-cell table:formula="of:=[.$B$11]*[.C60]*[.$B$5]*2/(3600*24)" office:value-type="float" office:value="1.15740740740741">
            <text:p>1,16</text:p>
          </table:table-cell>
          <table:table-cell table:formula="of:=[.E60]/[.B60]" office:value-type="float" office:value="1018.29228032563">
            <text:p>1018,29</text:p>
          </table:table-cell>
          <table:table-cell table:formula="of:=[.G60]+[.F60]" office:value-type="float" office:value="1019.44968773304">
            <text:p>1019,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500000">
            <text:p>2500000</text:p>
          </table:table-cell>
          <table:table-cell table:formula="of:=(ROUND(ROUNDUP(SQRT([.C61]))*1.1))^2" office:value-type="float" office:value="3027600">
            <text:p>3027600</text:p>
          </table:table-cell>
          <table:table-cell table:formula="of:=([.C61]*[.D61]/([.$E$4]*10^6)+[.C61]*[.D61]/([.$E$5]*10^6))*[.$B$5]/(3600*24)" office:value-type="float" office:value="6109.75368195377">
            <text:p>6109,75</text:p>
          </table:table-cell>
          <table:table-cell table:formula="of:=[.$B$11]*[.C61]*[.$B$5]*2/(3600*24)" office:value-type="float" office:value="1.15740740740741">
            <text:p>1,16</text:p>
          </table:table-cell>
          <table:table-cell table:formula="of:=[.E61]/[.B61]" office:value-type="float" office:value="872.821954564824">
            <text:p>872,82</text:p>
          </table:table-cell>
          <table:table-cell table:formula="of:=[.G61]+[.F61]" office:value-type="float" office:value="873.979361972231">
            <text:p>873,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500000">
            <text:p>2500000</text:p>
          </table:table-cell>
          <table:table-cell table:formula="of:=(ROUND(ROUNDUP(SQRT([.C62]))*1.1))^2" office:value-type="float" office:value="3027600">
            <text:p>3027600</text:p>
          </table:table-cell>
          <table:table-cell table:formula="of:=([.C62]*[.D62]/([.$E$4]*10^6)+[.C62]*[.D62]/([.$E$5]*10^6))*[.$B$5]/(3600*24)" office:value-type="float" office:value="6109.75368195377">
            <text:p>6109,75</text:p>
          </table:table-cell>
          <table:table-cell table:formula="of:=[.$B$11]*[.C62]*[.$B$5]*2/(3600*24)" office:value-type="float" office:value="1.15740740740741">
            <text:p>1,16</text:p>
          </table:table-cell>
          <table:table-cell table:formula="of:=[.E62]/[.B62]" office:value-type="float" office:value="763.719210244221">
            <text:p>763,72</text:p>
          </table:table-cell>
          <table:table-cell table:formula="of:=[.G62]+[.F62]" office:value-type="float" office:value="764.876617651628">
            <text:p>764,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500000">
            <text:p>2500000</text:p>
          </table:table-cell>
          <table:table-cell table:formula="of:=(ROUND(ROUNDUP(SQRT([.C63]))*1.1))^2" office:value-type="float" office:value="3027600">
            <text:p>3027600</text:p>
          </table:table-cell>
          <table:table-cell table:formula="of:=([.C63]*[.D63]/([.$E$4]*10^6)+[.C63]*[.D63]/([.$E$5]*10^6))*[.$B$5]/(3600*24)" office:value-type="float" office:value="6109.75368195377">
            <text:p>6109,75</text:p>
          </table:table-cell>
          <table:table-cell table:formula="of:=[.$B$11]*[.C63]*[.$B$5]*2/(3600*24)" office:value-type="float" office:value="1.15740740740741">
            <text:p>1,16</text:p>
          </table:table-cell>
          <table:table-cell table:formula="of:=[.E63]/[.B63]" office:value-type="float" office:value="678.861520217085">
            <text:p>678,86</text:p>
          </table:table-cell>
          <table:table-cell table:formula="of:=[.G63]+[.F63]" office:value-type="float" office:value="680.018927624493">
            <text:p>680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00000">
            <text:p>2500000</text:p>
          </table:table-cell>
          <table:table-cell table:formula="of:=(ROUND(ROUNDUP(SQRT([.C64]))*1.1))^2" office:value-type="float" office:value="3027600">
            <text:p>3027600</text:p>
          </table:table-cell>
          <table:table-cell table:formula="of:=([.C64]*[.D64]/([.$E$4]*10^6)+[.C64]*[.D64]/([.$E$5]*10^6))*[.$B$5]/(3600*24)" office:value-type="float" office:value="6109.75368195377">
            <text:p>6109,75</text:p>
          </table:table-cell>
          <table:table-cell table:formula="of:=[.$B$11]*[.C64]*[.$B$5]*2/(3600*24)" office:value-type="float" office:value="1.15740740740741">
            <text:p>1,16</text:p>
          </table:table-cell>
          <table:table-cell table:formula="of:=[.E64]/[.B64]" office:value-type="float" office:value="610.975368195377">
            <text:p>610,98</text:p>
          </table:table-cell>
          <table:table-cell table:formula="of:=[.G64]+[.F64]" office:value-type="float" office:value="612.132775602784">
            <text:p>612,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2500000">
            <text:p>2500000</text:p>
          </table:table-cell>
          <table:table-cell table:formula="of:=(ROUND(ROUNDUP(SQRT([.C65]))*1.1))^2" office:value-type="float" office:value="3027600">
            <text:p>3027600</text:p>
          </table:table-cell>
          <table:table-cell table:formula="of:=([.C65]*[.D65]/([.$E$4]*10^6)+[.C65]*[.D65]/([.$E$5]*10^6))*[.$B$5]/(3600*24)" office:value-type="float" office:value="6109.75368195377">
            <text:p>6109,75</text:p>
          </table:table-cell>
          <table:table-cell table:formula="of:=[.$B$11]*[.C65]*[.$B$5]*2/(3600*24)" office:value-type="float" office:value="1.15740740740741">
            <text:p>1,16</text:p>
          </table:table-cell>
          <table:table-cell table:formula="of:=[.E65]/[.B65]" office:value-type="float" office:value="555.432152904888">
            <text:p>555,43</text:p>
          </table:table-cell>
          <table:table-cell table:formula="of:=[.G65]+[.F65]" office:value-type="float" office:value="556.589560312295">
            <text:p>556,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2500000">
            <text:p>2500000</text:p>
          </table:table-cell>
          <table:table-cell table:formula="of:=(ROUND(ROUNDUP(SQRT([.C66]))*1.1))^2" office:value-type="float" office:value="3027600">
            <text:p>3027600</text:p>
          </table:table-cell>
          <table:table-cell table:formula="of:=([.C66]*[.D66]/([.$E$4]*10^6)+[.C66]*[.D66]/([.$E$5]*10^6))*[.$B$5]/(3600*24)" office:value-type="float" office:value="6109.75368195377">
            <text:p>6109,75</text:p>
          </table:table-cell>
          <table:table-cell table:formula="of:=[.$B$11]*[.C66]*[.$B$5]*2/(3600*24)" office:value-type="float" office:value="1.15740740740741">
            <text:p>1,16</text:p>
          </table:table-cell>
          <table:table-cell table:formula="of:=[.E66]/[.B66]" office:value-type="float" office:value="509.146140162814">
            <text:p>509,15</text:p>
          </table:table-cell>
          <table:table-cell table:formula="of:=[.G66]+[.F66]" office:value-type="float" office:value="510.303547570221">
            <text:p>510,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500000">
            <text:p>2500000</text:p>
          </table:table-cell>
          <table:table-cell table:formula="of:=(ROUND(ROUNDUP(SQRT([.C67]))*1.1))^2" office:value-type="float" office:value="3027600">
            <text:p>3027600</text:p>
          </table:table-cell>
          <table:table-cell table:formula="of:=([.C67]*[.D67]/([.$E$4]*10^6)+[.C67]*[.D67]/([.$E$5]*10^6))*[.$B$5]/(3600*24)" office:value-type="float" office:value="6109.75368195377">
            <text:p>6109,75</text:p>
          </table:table-cell>
          <table:table-cell table:formula="of:=[.$B$11]*[.C67]*[.$B$5]*2/(3600*24)" office:value-type="float" office:value="1.15740740740741">
            <text:p>1,16</text:p>
          </table:table-cell>
          <table:table-cell table:formula="of:=[.E67]/[.B67]" office:value-type="float" office:value="469.981052457982">
            <text:p>469,98</text:p>
          </table:table-cell>
          <table:table-cell table:formula="of:=[.G67]+[.F67]" office:value-type="float" office:value="471.138459865389">
            <text:p>471,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500000">
            <text:p>2500000</text:p>
          </table:table-cell>
          <table:table-cell table:formula="of:=(ROUND(ROUNDUP(SQRT([.C68]))*1.1))^2" office:value-type="float" office:value="3027600">
            <text:p>3027600</text:p>
          </table:table-cell>
          <table:table-cell table:formula="of:=([.C68]*[.D68]/([.$E$4]*10^6)+[.C68]*[.D68]/([.$E$5]*10^6))*[.$B$5]/(3600*24)" office:value-type="float" office:value="6109.75368195377">
            <text:p>6109,75</text:p>
          </table:table-cell>
          <table:table-cell table:formula="of:=[.$B$11]*[.C68]*[.$B$5]*2/(3600*24)" office:value-type="float" office:value="1.15740740740741">
            <text:p>1,16</text:p>
          </table:table-cell>
          <table:table-cell table:formula="of:=[.E68]/[.B68]" office:value-type="float" office:value="436.410977282412">
            <text:p>436,41</text:p>
          </table:table-cell>
          <table:table-cell table:formula="of:=[.G68]+[.F68]" office:value-type="float" office:value="437.568384689819">
            <text:p>437,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500000">
            <text:p>2500000</text:p>
          </table:table-cell>
          <table:table-cell table:formula="of:=(ROUND(ROUNDUP(SQRT([.C69]))*1.1))^2" office:value-type="float" office:value="3027600">
            <text:p>3027600</text:p>
          </table:table-cell>
          <table:table-cell table:formula="of:=([.C69]*[.D69]/([.$E$4]*10^6)+[.C69]*[.D69]/([.$E$5]*10^6))*[.$B$5]/(3600*24)" office:value-type="float" office:value="6109.75368195377">
            <text:p>6109,75</text:p>
          </table:table-cell>
          <table:table-cell table:formula="of:=[.$B$11]*[.C69]*[.$B$5]*2/(3600*24)" office:value-type="float" office:value="1.15740740740741">
            <text:p>1,16</text:p>
          </table:table-cell>
          <table:table-cell table:formula="of:=[.E69]/[.B69]" office:value-type="float" office:value="407.316912130251">
            <text:p>407,32</text:p>
          </table:table-cell>
          <table:table-cell table:formula="of:=[.G69]+[.F69]" office:value-type="float" office:value="408.474319537659">
            <text:p>408,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00000">
            <text:p>2500000</text:p>
          </table:table-cell>
          <table:table-cell table:formula="of:=(ROUND(ROUNDUP(SQRT([.C70]))*1.1))^2" office:value-type="float" office:value="3027600">
            <text:p>3027600</text:p>
          </table:table-cell>
          <table:table-cell table:formula="of:=([.C70]*[.D70]/([.$E$4]*10^6)+[.C70]*[.D70]/([.$E$5]*10^6))*[.$B$5]/(3600*24)" office:value-type="float" office:value="6109.75368195377">
            <text:p>6109,75</text:p>
          </table:table-cell>
          <table:table-cell table:formula="of:=[.$B$11]*[.C70]*[.$B$5]*2/(3600*24)" office:value-type="float" office:value="1.15740740740741">
            <text:p>1,16</text:p>
          </table:table-cell>
          <table:table-cell table:formula="of:=[.E70]/[.B70]" office:value-type="float" office:value="381.85960512211">
            <text:p>381,86</text:p>
          </table:table-cell>
          <table:table-cell table:formula="of:=[.G70]+[.F70]" office:value-type="float" office:value="383.017012529518">
            <text:p>383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500000">
            <text:p>2500000</text:p>
          </table:table-cell>
          <table:table-cell table:formula="of:=(ROUND(ROUNDUP(SQRT([.C71]))*1.1))^2" office:value-type="float" office:value="3027600">
            <text:p>3027600</text:p>
          </table:table-cell>
          <table:table-cell table:formula="of:=([.C71]*[.D71]/([.$E$4]*10^6)+[.C71]*[.D71]/([.$E$5]*10^6))*[.$B$5]/(3600*24)" office:value-type="float" office:value="6109.75368195377">
            <text:p>6109,75</text:p>
          </table:table-cell>
          <table:table-cell table:formula="of:=[.$B$11]*[.C71]*[.$B$5]*2/(3600*24)" office:value-type="float" office:value="1.15740740740741">
            <text:p>1,16</text:p>
          </table:table-cell>
          <table:table-cell table:formula="of:=[.E71]/[.B71]" office:value-type="float" office:value="359.397275409045">
            <text:p>359,4</text:p>
          </table:table-cell>
          <table:table-cell table:formula="of:=[.G71]+[.F71]" office:value-type="float" office:value="360.554682816452">
            <text:p>360,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500000">
            <text:p>2500000</text:p>
          </table:table-cell>
          <table:table-cell table:formula="of:=(ROUND(ROUNDUP(SQRT([.C72]))*1.1))^2" office:value-type="float" office:value="3027600">
            <text:p>3027600</text:p>
          </table:table-cell>
          <table:table-cell table:formula="of:=([.C72]*[.D72]/([.$E$4]*10^6)+[.C72]*[.D72]/([.$E$5]*10^6))*[.$B$5]/(3600*24)" office:value-type="float" office:value="6109.75368195377">
            <text:p>6109,75</text:p>
          </table:table-cell>
          <table:table-cell table:formula="of:=[.$B$11]*[.C72]*[.$B$5]*2/(3600*24)" office:value-type="float" office:value="1.15740740740741">
            <text:p>1,16</text:p>
          </table:table-cell>
          <table:table-cell table:formula="of:=[.E72]/[.B72]" office:value-type="float" office:value="339.430760108543">
            <text:p>339,43</text:p>
          </table:table-cell>
          <table:table-cell table:formula="of:=[.G72]+[.F72]" office:value-type="float" office:value="340.58816751595">
            <text:p>340,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2500000">
            <text:p>2500000</text:p>
          </table:table-cell>
          <table:table-cell table:formula="of:=(ROUND(ROUNDUP(SQRT([.C73]))*1.1))^2" office:value-type="float" office:value="3027600">
            <text:p>3027600</text:p>
          </table:table-cell>
          <table:table-cell table:formula="of:=([.C73]*[.D73]/([.$E$4]*10^6)+[.C73]*[.D73]/([.$E$5]*10^6))*[.$B$5]/(3600*24)" office:value-type="float" office:value="6109.75368195377">
            <text:p>6109,75</text:p>
          </table:table-cell>
          <table:table-cell table:formula="of:=[.$B$11]*[.C73]*[.$B$5]*2/(3600*24)" office:value-type="float" office:value="1.15740740740741">
            <text:p>1,16</text:p>
          </table:table-cell>
          <table:table-cell table:formula="of:=[.E73]/[.B73]" office:value-type="float" office:value="321.565983260725">
            <text:p>321,57</text:p>
          </table:table-cell>
          <table:table-cell table:formula="of:=[.G73]+[.F73]" office:value-type="float" office:value="322.723390668132">
            <text:p>322,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500000">
            <text:p>2500000</text:p>
          </table:table-cell>
          <table:table-cell table:formula="of:=(ROUND(ROUNDUP(SQRT([.C74]))*1.1))^2" office:value-type="float" office:value="3027600">
            <text:p>3027600</text:p>
          </table:table-cell>
          <table:table-cell table:formula="of:=([.C74]*[.D74]/([.$E$4]*10^6)+[.C74]*[.D74]/([.$E$5]*10^6))*[.$B$5]/(3600*24)" office:value-type="float" office:value="6109.75368195377">
            <text:p>6109,75</text:p>
          </table:table-cell>
          <table:table-cell table:formula="of:=[.$B$11]*[.C74]*[.$B$5]*2/(3600*24)" office:value-type="float" office:value="1.15740740740741">
            <text:p>1,16</text:p>
          </table:table-cell>
          <table:table-cell table:formula="of:=[.E74]/[.B74]" office:value-type="float" office:value="305.487684097688">
            <text:p>305,49</text:p>
          </table:table-cell>
          <table:table-cell table:formula="of:=[.G74]+[.F74]" office:value-type="float" office:value="306.645091505096">
            <text:p>306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500000">
            <text:p>2500000</text:p>
          </table:table-cell>
          <table:table-cell table:formula="of:=(ROUND(ROUNDUP(SQRT([.C75]))*1.1))^2" office:value-type="float" office:value="3027600">
            <text:p>3027600</text:p>
          </table:table-cell>
          <table:table-cell table:formula="of:=([.C75]*[.D75]/([.$E$4]*10^6)+[.C75]*[.D75]/([.$E$5]*10^6))*[.$B$5]/(3600*24)" office:value-type="float" office:value="6109.75368195377">
            <text:p>6109,75</text:p>
          </table:table-cell>
          <table:table-cell table:formula="of:=[.$B$11]*[.C75]*[.$B$5]*2/(3600*24)" office:value-type="float" office:value="1.15740740740741">
            <text:p>1,16</text:p>
          </table:table-cell>
          <table:table-cell table:formula="of:=[.E75]/[.B75]" office:value-type="float" office:value="290.940651521608">
            <text:p>290,94</text:p>
          </table:table-cell>
          <table:table-cell table:formula="of:=[.G75]+[.F75]" office:value-type="float" office:value="292.098058929015">
            <text:p>292,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500000">
            <text:p>2500000</text:p>
          </table:table-cell>
          <table:table-cell table:formula="of:=(ROUND(ROUNDUP(SQRT([.C76]))*1.1))^2" office:value-type="float" office:value="3027600">
            <text:p>3027600</text:p>
          </table:table-cell>
          <table:table-cell table:formula="of:=([.C76]*[.D76]/([.$E$4]*10^6)+[.C76]*[.D76]/([.$E$5]*10^6))*[.$B$5]/(3600*24)" office:value-type="float" office:value="6109.75368195377">
            <text:p>6109,75</text:p>
          </table:table-cell>
          <table:table-cell table:formula="of:=[.$B$11]*[.C76]*[.$B$5]*2/(3600*24)" office:value-type="float" office:value="1.15740740740741">
            <text:p>1,16</text:p>
          </table:table-cell>
          <table:table-cell table:formula="of:=[.E76]/[.B76]" office:value-type="float" office:value="277.716076452444">
            <text:p>277,72</text:p>
          </table:table-cell>
          <table:table-cell table:formula="of:=[.G76]+[.F76]" office:value-type="float" office:value="278.873483859851">
            <text:p>278,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500000">
            <text:p>2500000</text:p>
          </table:table-cell>
          <table:table-cell table:formula="of:=(ROUND(ROUNDUP(SQRT([.C77]))*1.1))^2" office:value-type="float" office:value="3027600">
            <text:p>3027600</text:p>
          </table:table-cell>
          <table:table-cell table:formula="of:=([.C77]*[.D77]/([.$E$4]*10^6)+[.C77]*[.D77]/([.$E$5]*10^6))*[.$B$5]/(3600*24)" office:value-type="float" office:value="6109.75368195377">
            <text:p>6109,75</text:p>
          </table:table-cell>
          <table:table-cell table:formula="of:=[.$B$11]*[.C77]*[.$B$5]*2/(3600*24)" office:value-type="float" office:value="1.15740740740741">
            <text:p>1,16</text:p>
          </table:table-cell>
          <table:table-cell table:formula="of:=[.E77]/[.B77]" office:value-type="float" office:value="265.641464432772">
            <text:p>265,64</text:p>
          </table:table-cell>
          <table:table-cell table:formula="of:=[.G77]+[.F77]" office:value-type="float" office:value="266.79887184018">
            <text:p>266,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500000">
            <text:p>2500000</text:p>
          </table:table-cell>
          <table:table-cell table:formula="of:=(ROUND(ROUNDUP(SQRT([.C78]))*1.1))^2" office:value-type="float" office:value="3027600">
            <text:p>3027600</text:p>
          </table:table-cell>
          <table:table-cell table:formula="of:=([.C78]*[.D78]/([.$E$4]*10^6)+[.C78]*[.D78]/([.$E$5]*10^6))*[.$B$5]/(3600*24)" office:value-type="float" office:value="6109.75368195377">
            <text:p>6109,75</text:p>
          </table:table-cell>
          <table:table-cell table:formula="of:=[.$B$11]*[.C78]*[.$B$5]*2/(3600*24)" office:value-type="float" office:value="1.15740740740741">
            <text:p>1,16</text:p>
          </table:table-cell>
          <table:table-cell table:formula="of:=[.E78]/[.B78]" office:value-type="float" office:value="254.573070081407">
            <text:p>254,57</text:p>
          </table:table-cell>
          <table:table-cell table:formula="of:=[.G78]+[.F78]" office:value-type="float" office:value="255.730477488814">
            <text:p>255,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500000">
            <text:p>2500000</text:p>
          </table:table-cell>
          <table:table-cell table:formula="of:=(ROUND(ROUNDUP(SQRT([.C79]))*1.1))^2" office:value-type="float" office:value="3027600">
            <text:p>3027600</text:p>
          </table:table-cell>
          <table:table-cell table:formula="of:=([.C79]*[.D79]/([.$E$4]*10^6)+[.C79]*[.D79]/([.$E$5]*10^6))*[.$B$5]/(3600*24)" office:value-type="float" office:value="6109.75368195377">
            <text:p>6109,75</text:p>
          </table:table-cell>
          <table:table-cell table:formula="of:=[.$B$11]*[.C79]*[.$B$5]*2/(3600*24)" office:value-type="float" office:value="1.15740740740741">
            <text:p>1,16</text:p>
          </table:table-cell>
          <table:table-cell table:formula="of:=[.E79]/[.B79]" office:value-type="float" office:value="244.390147278151">
            <text:p>244,39</text:p>
          </table:table-cell>
          <table:table-cell table:formula="of:=[.G79]+[.F79]" office:value-type="float" office:value="245.547554685558">
            <text:p>245,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500000">
            <text:p>2500000</text:p>
          </table:table-cell>
          <table:table-cell table:formula="of:=(ROUND(ROUNDUP(SQRT([.C80]))*1.1))^2" office:value-type="float" office:value="3027600">
            <text:p>3027600</text:p>
          </table:table-cell>
          <table:table-cell table:formula="of:=([.C80]*[.D80]/([.$E$4]*10^6)+[.C80]*[.D80]/([.$E$5]*10^6))*[.$B$5]/(3600*24)" office:value-type="float" office:value="6109.75368195377">
            <text:p>6109,75</text:p>
          </table:table-cell>
          <table:table-cell table:formula="of:=[.$B$11]*[.C80]*[.$B$5]*2/(3600*24)" office:value-type="float" office:value="1.15740740740741">
            <text:p>1,16</text:p>
          </table:table-cell>
          <table:table-cell table:formula="of:=[.E80]/[.B80]" office:value-type="float" office:value="234.990526228991">
            <text:p>234,99</text:p>
          </table:table-cell>
          <table:table-cell table:formula="of:=[.G80]+[.F80]" office:value-type="float" office:value="236.147933636398">
            <text:p>236,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2500000">
            <text:p>2500000</text:p>
          </table:table-cell>
          <table:table-cell table:formula="of:=(ROUND(ROUNDUP(SQRT([.C81]))*1.1))^2" office:value-type="float" office:value="3027600">
            <text:p>3027600</text:p>
          </table:table-cell>
          <table:table-cell table:formula="of:=([.C81]*[.D81]/([.$E$4]*10^6)+[.C81]*[.D81]/([.$E$5]*10^6))*[.$B$5]/(3600*24)" office:value-type="float" office:value="6109.75368195377">
            <text:p>6109,75</text:p>
          </table:table-cell>
          <table:table-cell table:formula="of:=[.$B$11]*[.C81]*[.$B$5]*2/(3600*24)" office:value-type="float" office:value="1.15740740740741">
            <text:p>1,16</text:p>
          </table:table-cell>
          <table:table-cell table:formula="of:=[.E81]/[.B81]" office:value-type="float" office:value="226.287173405695">
            <text:p>226,29</text:p>
          </table:table-cell>
          <table:table-cell table:formula="of:=[.G81]+[.F81]" office:value-type="float" office:value="227.444580813102">
            <text:p>227,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500000">
            <text:p>2500000</text:p>
          </table:table-cell>
          <table:table-cell table:formula="of:=(ROUND(ROUNDUP(SQRT([.C82]))*1.1))^2" office:value-type="float" office:value="3027600">
            <text:p>3027600</text:p>
          </table:table-cell>
          <table:table-cell table:formula="of:=([.C82]*[.D82]/([.$E$4]*10^6)+[.C82]*[.D82]/([.$E$5]*10^6))*[.$B$5]/(3600*24)" office:value-type="float" office:value="6109.75368195377">
            <text:p>6109,75</text:p>
          </table:table-cell>
          <table:table-cell table:formula="of:=[.$B$11]*[.C82]*[.$B$5]*2/(3600*24)" office:value-type="float" office:value="1.15740740740741">
            <text:p>1,16</text:p>
          </table:table-cell>
          <table:table-cell table:formula="of:=[.E82]/[.B82]" office:value-type="float" office:value="218.205488641206">
            <text:p>218,21</text:p>
          </table:table-cell>
          <table:table-cell table:formula="of:=[.G82]+[.F82]" office:value-type="float" office:value="219.362896048613">
            <text:p>219,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500000">
            <text:p>2500000</text:p>
          </table:table-cell>
          <table:table-cell table:formula="of:=(ROUND(ROUNDUP(SQRT([.C83]))*1.1))^2" office:value-type="float" office:value="3027600">
            <text:p>3027600</text:p>
          </table:table-cell>
          <table:table-cell table:formula="of:=([.C83]*[.D83]/([.$E$4]*10^6)+[.C83]*[.D83]/([.$E$5]*10^6))*[.$B$5]/(3600*24)" office:value-type="float" office:value="6109.75368195377">
            <text:p>6109,75</text:p>
          </table:table-cell>
          <table:table-cell table:formula="of:=[.$B$11]*[.C83]*[.$B$5]*2/(3600*24)" office:value-type="float" office:value="1.15740740740741">
            <text:p>1,16</text:p>
          </table:table-cell>
          <table:table-cell table:formula="of:=[.E83]/[.B83]" office:value-type="float" office:value="210.681161446682">
            <text:p>210,68</text:p>
          </table:table-cell>
          <table:table-cell table:formula="of:=[.G83]+[.F83]" office:value-type="float" office:value="211.838568854089">
            <text:p>211,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500000">
            <text:p>2500000</text:p>
          </table:table-cell>
          <table:table-cell table:formula="of:=(ROUND(ROUNDUP(SQRT([.C84]))*1.1))^2" office:value-type="float" office:value="3027600">
            <text:p>3027600</text:p>
          </table:table-cell>
          <table:table-cell table:formula="of:=([.C84]*[.D84]/([.$E$4]*10^6)+[.C84]*[.D84]/([.$E$5]*10^6))*[.$B$5]/(3600*24)" office:value-type="float" office:value="6109.75368195377">
            <text:p>6109,75</text:p>
          </table:table-cell>
          <table:table-cell table:formula="of:=[.$B$11]*[.C84]*[.$B$5]*2/(3600*24)" office:value-type="float" office:value="1.15740740740741">
            <text:p>1,16</text:p>
          </table:table-cell>
          <table:table-cell table:formula="of:=[.E84]/[.B84]" office:value-type="float" office:value="203.658456065126">
            <text:p>203,66</text:p>
          </table:table-cell>
          <table:table-cell table:formula="of:=[.G84]+[.F84]" office:value-type="float" office:value="204.815863472533">
            <text:p>204,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500000">
            <text:p>2500000</text:p>
          </table:table-cell>
          <table:table-cell table:formula="of:=(ROUND(ROUNDUP(SQRT([.C85]))*1.1))^2" office:value-type="float" office:value="3027600">
            <text:p>3027600</text:p>
          </table:table-cell>
          <table:table-cell table:formula="of:=([.C85]*[.D85]/([.$E$4]*10^6)+[.C85]*[.D85]/([.$E$5]*10^6))*[.$B$5]/(3600*24)" office:value-type="float" office:value="6109.75368195377">
            <text:p>6109,75</text:p>
          </table:table-cell>
          <table:table-cell table:formula="of:=[.$B$11]*[.C85]*[.$B$5]*2/(3600*24)" office:value-type="float" office:value="1.15740740740741">
            <text:p>1,16</text:p>
          </table:table-cell>
          <table:table-cell table:formula="of:=[.E85]/[.B85]" office:value-type="float" office:value="197.088828450122">
            <text:p>197,09</text:p>
          </table:table-cell>
          <table:table-cell table:formula="of:=[.G85]+[.F85]" office:value-type="float" office:value="198.246235857529">
            <text:p>198,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00000">
            <text:p>2500000</text:p>
          </table:table-cell>
          <table:table-cell table:formula="of:=(ROUND(ROUNDUP(SQRT([.C86]))*1.1))^2" office:value-type="float" office:value="3027600">
            <text:p>3027600</text:p>
          </table:table-cell>
          <table:table-cell table:formula="of:=([.C86]*[.D86]/([.$E$4]*10^6)+[.C86]*[.D86]/([.$E$5]*10^6))*[.$B$5]/(3600*24)" office:value-type="float" office:value="6109.75368195377">
            <text:p>6109,75</text:p>
          </table:table-cell>
          <table:table-cell table:formula="of:=[.$B$11]*[.C86]*[.$B$5]*2/(3600*24)" office:value-type="float" office:value="1.15740740740741">
            <text:p>1,16</text:p>
          </table:table-cell>
          <table:table-cell table:formula="of:=[.E86]/[.B86]" office:value-type="float" office:value="190.929802561055">
            <text:p>190,93</text:p>
          </table:table-cell>
          <table:table-cell table:formula="of:=[.G86]+[.F86]" office:value-type="float" office:value="192.087209968463">
            <text:p>192,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2500000">
            <text:p>2500000</text:p>
          </table:table-cell>
          <table:table-cell table:formula="of:=(ROUND(ROUNDUP(SQRT([.C87]))*1.1))^2" office:value-type="float" office:value="3027600">
            <text:p>3027600</text:p>
          </table:table-cell>
          <table:table-cell table:formula="of:=([.C87]*[.D87]/([.$E$4]*10^6)+[.C87]*[.D87]/([.$E$5]*10^6))*[.$B$5]/(3600*24)" office:value-type="float" office:value="6109.75368195377">
            <text:p>6109,75</text:p>
          </table:table-cell>
          <table:table-cell table:formula="of:=[.$B$11]*[.C87]*[.$B$5]*2/(3600*24)" office:value-type="float" office:value="1.15740740740741">
            <text:p>1,16</text:p>
          </table:table-cell>
          <table:table-cell table:formula="of:=[.E87]/[.B87]" office:value-type="float" office:value="185.144050968296">
            <text:p>185,14</text:p>
          </table:table-cell>
          <table:table-cell table:formula="of:=[.G87]+[.F87]" office:value-type="float" office:value="186.301458375703">
            <text:p>186,3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500000">
            <text:p>2500000</text:p>
          </table:table-cell>
          <table:table-cell table:formula="of:=(ROUND(ROUNDUP(SQRT([.C88]))*1.1))^2" office:value-type="float" office:value="3027600">
            <text:p>3027600</text:p>
          </table:table-cell>
          <table:table-cell table:formula="of:=([.C88]*[.D88]/([.$E$4]*10^6)+[.C88]*[.D88]/([.$E$5]*10^6))*[.$B$5]/(3600*24)" office:value-type="float" office:value="6109.75368195377">
            <text:p>6109,75</text:p>
          </table:table-cell>
          <table:table-cell table:formula="of:=[.$B$11]*[.C88]*[.$B$5]*2/(3600*24)" office:value-type="float" office:value="1.15740740740741">
            <text:p>1,16</text:p>
          </table:table-cell>
          <table:table-cell table:formula="of:=[.E88]/[.B88]" office:value-type="float" office:value="179.698637704523">
            <text:p>179,7</text:p>
          </table:table-cell>
          <table:table-cell table:formula="of:=[.G88]+[.F88]" office:value-type="float" office:value="180.85604511193">
            <text:p>180,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2500000">
            <text:p>2500000</text:p>
          </table:table-cell>
          <table:table-cell table:formula="of:=(ROUND(ROUNDUP(SQRT([.C89]))*1.1))^2" office:value-type="float" office:value="3027600">
            <text:p>3027600</text:p>
          </table:table-cell>
          <table:table-cell table:formula="of:=([.C89]*[.D89]/([.$E$4]*10^6)+[.C89]*[.D89]/([.$E$5]*10^6))*[.$B$5]/(3600*24)" office:value-type="float" office:value="6109.75368195377">
            <text:p>6109,75</text:p>
          </table:table-cell>
          <table:table-cell table:formula="of:=[.$B$11]*[.C89]*[.$B$5]*2/(3600*24)" office:value-type="float" office:value="1.15740740740741">
            <text:p>1,16</text:p>
          </table:table-cell>
          <table:table-cell table:formula="of:=[.E89]/[.B89]" office:value-type="float" office:value="174.564390912965">
            <text:p>174,56</text:p>
          </table:table-cell>
          <table:table-cell table:formula="of:=[.G89]+[.F89]" office:value-type="float" office:value="175.721798320372">
            <text:p>175,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500000">
            <text:p>2500000</text:p>
          </table:table-cell>
          <table:table-cell table:formula="of:=(ROUND(ROUNDUP(SQRT([.C90]))*1.1))^2" office:value-type="float" office:value="3027600">
            <text:p>3027600</text:p>
          </table:table-cell>
          <table:table-cell table:formula="of:=([.C90]*[.D90]/([.$E$4]*10^6)+[.C90]*[.D90]/([.$E$5]*10^6))*[.$B$5]/(3600*24)" office:value-type="float" office:value="6109.75368195377">
            <text:p>6109,75</text:p>
          </table:table-cell>
          <table:table-cell table:formula="of:=[.$B$11]*[.C90]*[.$B$5]*2/(3600*24)" office:value-type="float" office:value="1.15740740740741">
            <text:p>1,16</text:p>
          </table:table-cell>
          <table:table-cell table:formula="of:=[.E90]/[.B90]" office:value-type="float" office:value="169.715380054271">
            <text:p>169,72</text:p>
          </table:table-cell>
          <table:table-cell table:formula="of:=[.G90]+[.F90]" office:value-type="float" office:value="170.872787461679">
            <text:p>170,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2500000">
            <text:p>2500000</text:p>
          </table:table-cell>
          <table:table-cell table:formula="of:=(ROUND(ROUNDUP(SQRT([.C91]))*1.1))^2" office:value-type="float" office:value="3027600">
            <text:p>3027600</text:p>
          </table:table-cell>
          <table:table-cell table:formula="of:=([.C91]*[.D91]/([.$E$4]*10^6)+[.C91]*[.D91]/([.$E$5]*10^6))*[.$B$5]/(3600*24)" office:value-type="float" office:value="6109.75368195377">
            <text:p>6109,75</text:p>
          </table:table-cell>
          <table:table-cell table:formula="of:=[.$B$11]*[.C91]*[.$B$5]*2/(3600*24)" office:value-type="float" office:value="1.15740740740741">
            <text:p>1,16</text:p>
          </table:table-cell>
          <table:table-cell table:formula="of:=[.E91]/[.B91]" office:value-type="float" office:value="165.128477890642">
            <text:p>165,13</text:p>
          </table:table-cell>
          <table:table-cell table:formula="of:=[.G91]+[.F91]" office:value-type="float" office:value="166.28588529805">
            <text:p>166,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2500000">
            <text:p>2500000</text:p>
          </table:table-cell>
          <table:table-cell table:formula="of:=(ROUND(ROUNDUP(SQRT([.C92]))*1.1))^2" office:value-type="float" office:value="3027600">
            <text:p>3027600</text:p>
          </table:table-cell>
          <table:table-cell table:formula="of:=([.C92]*[.D92]/([.$E$4]*10^6)+[.C92]*[.D92]/([.$E$5]*10^6))*[.$B$5]/(3600*24)" office:value-type="float" office:value="6109.75368195377">
            <text:p>6109,75</text:p>
          </table:table-cell>
          <table:table-cell table:formula="of:=[.$B$11]*[.C92]*[.$B$5]*2/(3600*24)" office:value-type="float" office:value="1.15740740740741">
            <text:p>1,16</text:p>
          </table:table-cell>
          <table:table-cell table:formula="of:=[.E92]/[.B92]" office:value-type="float" office:value="160.782991630362">
            <text:p>160,78</text:p>
          </table:table-cell>
          <table:table-cell table:formula="of:=[.G92]+[.F92]" office:value-type="float" office:value="161.94039903777">
            <text:p>161,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2500000">
            <text:p>2500000</text:p>
          </table:table-cell>
          <table:table-cell table:formula="of:=(ROUND(ROUNDUP(SQRT([.C93]))*1.1))^2" office:value-type="float" office:value="3027600">
            <text:p>3027600</text:p>
          </table:table-cell>
          <table:table-cell table:formula="of:=([.C93]*[.D93]/([.$E$4]*10^6)+[.C93]*[.D93]/([.$E$5]*10^6))*[.$B$5]/(3600*24)" office:value-type="float" office:value="6109.75368195377">
            <text:p>6109,75</text:p>
          </table:table-cell>
          <table:table-cell table:formula="of:=[.$B$11]*[.C93]*[.$B$5]*2/(3600*24)" office:value-type="float" office:value="1.15740740740741">
            <text:p>1,16</text:p>
          </table:table-cell>
          <table:table-cell table:formula="of:=[.E93]/[.B93]" office:value-type="float" office:value="156.660350819327">
            <text:p>156,66</text:p>
          </table:table-cell>
          <table:table-cell table:formula="of:=[.G93]+[.F93]" office:value-type="float" office:value="157.817758226735">
            <text:p>157,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2500000">
            <text:p>2500000</text:p>
          </table:table-cell>
          <table:table-cell table:formula="of:=(ROUND(ROUNDUP(SQRT([.C94]))*1.1))^2" office:value-type="float" office:value="3027600">
            <text:p>3027600</text:p>
          </table:table-cell>
          <table:table-cell table:formula="of:=([.C94]*[.D94]/([.$E$4]*10^6)+[.C94]*[.D94]/([.$E$5]*10^6))*[.$B$5]/(3600*24)" office:value-type="float" office:value="6109.75368195377">
            <text:p>6109,75</text:p>
          </table:table-cell>
          <table:table-cell table:formula="of:=[.$B$11]*[.C94]*[.$B$5]*2/(3600*24)" office:value-type="float" office:value="1.15740740740741">
            <text:p>1,16</text:p>
          </table:table-cell>
          <table:table-cell table:formula="of:=[.E94]/[.B94]" office:value-type="float" office:value="152.743842048844">
            <text:p>152,74</text:p>
          </table:table-cell>
          <table:table-cell table:formula="of:=[.G94]+[.F94]" office:value-type="float" office:value="153.901249456252">
            <text:p>153,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2500000">
            <text:p>2500000</text:p>
          </table:table-cell>
          <table:table-cell table:formula="of:=(ROUND(ROUNDUP(SQRT([.C95]))*1.1))^2" office:value-type="float" office:value="3027600">
            <text:p>3027600</text:p>
          </table:table-cell>
          <table:table-cell table:formula="of:=([.C95]*[.D95]/([.$E$4]*10^6)+[.C95]*[.D95]/([.$E$5]*10^6))*[.$B$5]/(3600*24)" office:value-type="float" office:value="6109.75368195377">
            <text:p>6109,75</text:p>
          </table:table-cell>
          <table:table-cell table:formula="of:=[.$B$11]*[.C95]*[.$B$5]*2/(3600*24)" office:value-type="float" office:value="1.15740740740741">
            <text:p>1,16</text:p>
          </table:table-cell>
          <table:table-cell table:formula="of:=[.E95]/[.B95]" office:value-type="float" office:value="149.018382486677">
            <text:p>149,02</text:p>
          </table:table-cell>
          <table:table-cell table:formula="of:=[.G95]+[.F95]" office:value-type="float" office:value="150.175789894085">
            <text:p>150,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2500000">
            <text:p>2500000</text:p>
          </table:table-cell>
          <table:table-cell table:formula="of:=(ROUND(ROUNDUP(SQRT([.C96]))*1.1))^2" office:value-type="float" office:value="3027600">
            <text:p>3027600</text:p>
          </table:table-cell>
          <table:table-cell table:formula="of:=([.C96]*[.D96]/([.$E$4]*10^6)+[.C96]*[.D96]/([.$E$5]*10^6))*[.$B$5]/(3600*24)" office:value-type="float" office:value="6109.75368195377">
            <text:p>6109,75</text:p>
          </table:table-cell>
          <table:table-cell table:formula="of:=[.$B$11]*[.C96]*[.$B$5]*2/(3600*24)" office:value-type="float" office:value="1.15740740740741">
            <text:p>1,16</text:p>
          </table:table-cell>
          <table:table-cell table:formula="of:=[.E96]/[.B96]" office:value-type="float" office:value="145.470325760804">
            <text:p>145,47</text:p>
          </table:table-cell>
          <table:table-cell table:formula="of:=[.G96]+[.F96]" office:value-type="float" office:value="146.627733168211">
            <text:p>146,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2500000">
            <text:p>2500000</text:p>
          </table:table-cell>
          <table:table-cell table:formula="of:=(ROUND(ROUNDUP(SQRT([.C97]))*1.1))^2" office:value-type="float" office:value="3027600">
            <text:p>3027600</text:p>
          </table:table-cell>
          <table:table-cell table:formula="of:=([.C97]*[.D97]/([.$E$4]*10^6)+[.C97]*[.D97]/([.$E$5]*10^6))*[.$B$5]/(3600*24)" office:value-type="float" office:value="6109.75368195377">
            <text:p>6109,75</text:p>
          </table:table-cell>
          <table:table-cell table:formula="of:=[.$B$11]*[.C97]*[.$B$5]*2/(3600*24)" office:value-type="float" office:value="1.15740740740741">
            <text:p>1,16</text:p>
          </table:table-cell>
          <table:table-cell table:formula="of:=[.E97]/[.B97]" office:value-type="float" office:value="142.087294929157">
            <text:p>142,09</text:p>
          </table:table-cell>
          <table:table-cell table:formula="of:=[.G97]+[.F97]" office:value-type="float" office:value="143.244702336565">
            <text:p>143,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2500000">
            <text:p>2500000</text:p>
          </table:table-cell>
          <table:table-cell table:formula="of:=(ROUND(ROUNDUP(SQRT([.C98]))*1.1))^2" office:value-type="float" office:value="3027600">
            <text:p>3027600</text:p>
          </table:table-cell>
          <table:table-cell table:formula="of:=([.C98]*[.D98]/([.$E$4]*10^6)+[.C98]*[.D98]/([.$E$5]*10^6))*[.$B$5]/(3600*24)" office:value-type="float" office:value="6109.75368195377">
            <text:p>6109,75</text:p>
          </table:table-cell>
          <table:table-cell table:formula="of:=[.$B$11]*[.C98]*[.$B$5]*2/(3600*24)" office:value-type="float" office:value="1.15740740740741">
            <text:p>1,16</text:p>
          </table:table-cell>
          <table:table-cell table:formula="of:=[.E98]/[.B98]" office:value-type="float" office:value="138.858038226222">
            <text:p>138,86</text:p>
          </table:table-cell>
          <table:table-cell table:formula="of:=[.G98]+[.F98]" office:value-type="float" office:value="140.015445633629">
            <text:p>140,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2500000">
            <text:p>2500000</text:p>
          </table:table-cell>
          <table:table-cell table:formula="of:=(ROUND(ROUNDUP(SQRT([.C99]))*1.1))^2" office:value-type="float" office:value="3027600">
            <text:p>3027600</text:p>
          </table:table-cell>
          <table:table-cell table:formula="of:=([.C99]*[.D99]/([.$E$4]*10^6)+[.C99]*[.D99]/([.$E$5]*10^6))*[.$B$5]/(3600*24)" office:value-type="float" office:value="6109.75368195377">
            <text:p>6109,75</text:p>
          </table:table-cell>
          <table:table-cell table:formula="of:=[.$B$11]*[.C99]*[.$B$5]*2/(3600*24)" office:value-type="float" office:value="1.15740740740741">
            <text:p>1,16</text:p>
          </table:table-cell>
          <table:table-cell table:formula="of:=[.E99]/[.B99]" office:value-type="float" office:value="135.772304043417">
            <text:p>135,77</text:p>
          </table:table-cell>
          <table:table-cell table:formula="of:=[.G99]+[.F99]" office:value-type="float" office:value="136.929711450824">
            <text:p>136,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2500000">
            <text:p>2500000</text:p>
          </table:table-cell>
          <table:table-cell table:formula="of:=(ROUND(ROUNDUP(SQRT([.C100]))*1.1))^2" office:value-type="float" office:value="3027600">
            <text:p>3027600</text:p>
          </table:table-cell>
          <table:table-cell table:formula="of:=([.C100]*[.D100]/([.$E$4]*10^6)+[.C100]*[.D100]/([.$E$5]*10^6))*[.$B$5]/(3600*24)" office:value-type="float" office:value="6109.75368195377">
            <text:p>6109,75</text:p>
          </table:table-cell>
          <table:table-cell table:formula="of:=[.$B$11]*[.C100]*[.$B$5]*2/(3600*24)" office:value-type="float" office:value="1.15740740740741">
            <text:p>1,16</text:p>
          </table:table-cell>
          <table:table-cell table:formula="of:=[.E100]/[.B100]" office:value-type="float" office:value="132.820732216386">
            <text:p>132,82</text:p>
          </table:table-cell>
          <table:table-cell table:formula="of:=[.G100]+[.F100]" office:value-type="float" office:value="133.978139623794">
            <text:p>133,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2500000">
            <text:p>2500000</text:p>
          </table:table-cell>
          <table:table-cell table:formula="of:=(ROUND(ROUNDUP(SQRT([.C101]))*1.1))^2" office:value-type="float" office:value="3027600">
            <text:p>3027600</text:p>
          </table:table-cell>
          <table:table-cell table:formula="of:=([.C101]*[.D101]/([.$E$4]*10^6)+[.C101]*[.D101]/([.$E$5]*10^6))*[.$B$5]/(3600*24)" office:value-type="float" office:value="6109.75368195377">
            <text:p>6109,75</text:p>
          </table:table-cell>
          <table:table-cell table:formula="of:=[.$B$11]*[.C101]*[.$B$5]*2/(3600*24)" office:value-type="float" office:value="1.15740740740741">
            <text:p>1,16</text:p>
          </table:table-cell>
          <table:table-cell table:formula="of:=[.E101]/[.B101]" office:value-type="float" office:value="129.994759190506">
            <text:p>129,99</text:p>
          </table:table-cell>
          <table:table-cell table:formula="of:=[.G101]+[.F101]" office:value-type="float" office:value="131.152166597913">
            <text:p>131,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2500000">
            <text:p>2500000</text:p>
          </table:table-cell>
          <table:table-cell table:formula="of:=(ROUND(ROUNDUP(SQRT([.C102]))*1.1))^2" office:value-type="float" office:value="3027600">
            <text:p>3027600</text:p>
          </table:table-cell>
          <table:table-cell table:formula="of:=([.C102]*[.D102]/([.$E$4]*10^6)+[.C102]*[.D102]/([.$E$5]*10^6))*[.$B$5]/(3600*24)" office:value-type="float" office:value="6109.75368195377">
            <text:p>6109,75</text:p>
          </table:table-cell>
          <table:table-cell table:formula="of:=[.$B$11]*[.C102]*[.$B$5]*2/(3600*24)" office:value-type="float" office:value="1.15740740740741">
            <text:p>1,16</text:p>
          </table:table-cell>
          <table:table-cell table:formula="of:=[.E102]/[.B102]" office:value-type="float" office:value="127.286535040703">
            <text:p>127,29</text:p>
          </table:table-cell>
          <table:table-cell table:formula="of:=[.G102]+[.F102]" office:value-type="float" office:value="128.443942448111">
            <text:p>128,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2500000">
            <text:p>2500000</text:p>
          </table:table-cell>
          <table:table-cell table:formula="of:=(ROUND(ROUNDUP(SQRT([.C103]))*1.1))^2" office:value-type="float" office:value="3027600">
            <text:p>3027600</text:p>
          </table:table-cell>
          <table:table-cell table:formula="of:=([.C103]*[.D103]/([.$E$4]*10^6)+[.C103]*[.D103]/([.$E$5]*10^6))*[.$B$5]/(3600*24)" office:value-type="float" office:value="6109.75368195377">
            <text:p>6109,75</text:p>
          </table:table-cell>
          <table:table-cell table:formula="of:=[.$B$11]*[.C103]*[.$B$5]*2/(3600*24)" office:value-type="float" office:value="1.15740740740741">
            <text:p>1,16</text:p>
          </table:table-cell>
          <table:table-cell table:formula="of:=[.E103]/[.B103]" office:value-type="float" office:value="124.688850652118">
            <text:p>124,69</text:p>
          </table:table-cell>
          <table:table-cell table:formula="of:=[.G103]+[.F103]" office:value-type="float" office:value="125.846258059525">
            <text:p>125,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2500000">
            <text:p>2500000</text:p>
          </table:table-cell>
          <table:table-cell table:formula="of:=(ROUND(ROUNDUP(SQRT([.C104]))*1.1))^2" office:value-type="float" office:value="3027600">
            <text:p>3027600</text:p>
          </table:table-cell>
          <table:table-cell table:formula="of:=([.C104]*[.D104]/([.$E$4]*10^6)+[.C104]*[.D104]/([.$E$5]*10^6))*[.$B$5]/(3600*24)" office:value-type="float" office:value="6109.75368195377">
            <text:p>6109,75</text:p>
          </table:table-cell>
          <table:table-cell table:formula="of:=[.$B$11]*[.C104]*[.$B$5]*2/(3600*24)" office:value-type="float" office:value="1.15740740740741">
            <text:p>1,16</text:p>
          </table:table-cell>
          <table:table-cell table:formula="of:=[.E104]/[.B104]" office:value-type="float" office:value="122.195073639075">
            <text:p>122,2</text:p>
          </table:table-cell>
          <table:table-cell table:formula="of:=[.G104]+[.F104]" office:value-type="float" office:value="123.352481046483">
            <text:p>123,35</text:p>
          </table:table-cell>
          <table:table-cell table:number-columns-repeated="4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21"/>
        <table:table-column table:style-name="co2" table:default-cell-style-name="Default"/>
        <table:table-row table:style-name="ro7">
          <table:table-cell table:style-name="ce18" office:value-type="string">
            <text:p>Z Skala</text:p>
          </table:table-cell>
          <table:table-cell table:number-columns-repeated="2"/>
          <table:table-cell table:style-name="ce20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9" office:value-type="float" office:value="-0.0119196">
            <text:p>-0,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,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9" office:value-type="float" office:value="6.00323">
            <text:p>6,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,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9" office:value-type="float" office:value="0.1">
            <text:p>0,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,01</text:p>
          </table:table-cell>
          <table:table-cell table:formula="of:=LOG10([.A6]+1 )/LOG10([.$B$3]+1)" office:value-type="float" office:value="-0.00616080137032568">
            <text:p>-0,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,09</text:p>
          </table:table-cell>
          <table:table-cell table:formula="of:=LOG10([.A7]+1 )/LOG10([.$B$3]+1)" office:value-type="float" office:value="0.0433704685931404">
            <text:p>0,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,02</text:p>
          </table:table-cell>
        </table:table-row>
        <table:table-row table:style-name="ro2">
          <table:table-cell table:formula="of:=[.A7]+[.$B$4]" office:value-type="float" office:value="0.1880804">
            <text:p>0,19</text:p>
          </table:table-cell>
          <table:table-cell table:formula="of:=LOG10([.A8]+1 )/LOG10([.$B$3]+1)" office:value-type="float" office:value="0.0885436813928391">
            <text:p>0,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,04</text:p>
          </table:table-cell>
        </table:table-row>
        <table:table-row table:style-name="ro2">
          <table:table-cell table:formula="of:=[.A8]+[.$B$4]" office:value-type="float" office:value="0.2880804">
            <text:p>0,29</text:p>
          </table:table-cell>
          <table:table-cell table:formula="of:=LOG10([.A9]+1 )/LOG10([.$B$3]+1)" office:value-type="float" office:value="0.13006409713659">
            <text:p>0,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,07</text:p>
          </table:table-cell>
        </table:table-row>
        <table:table-row table:style-name="ro2">
          <table:table-cell table:formula="of:=[.A9]+[.$B$4]" office:value-type="float" office:value="0.3880804">
            <text:p>0,39</text:p>
          </table:table-cell>
          <table:table-cell table:formula="of:=LOG10([.A10]+1 )/LOG10([.$B$3]+1)" office:value-type="float" office:value="0.168478520329252">
            <text:p>0,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,09</text:p>
          </table:table-cell>
        </table:table-row>
        <table:table-row table:style-name="ro2">
          <table:table-cell table:formula="of:=[.A10]+[.$B$4]" office:value-type="float" office:value="0.4880804">
            <text:p>0,49</text:p>
          </table:table-cell>
          <table:table-cell table:formula="of:=LOG10([.A11]+1 )/LOG10([.$B$3]+1)" office:value-type="float" office:value="0.20421947870205">
            <text:p>0,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,11</text:p>
          </table:table-cell>
        </table:table-row>
        <table:table-row table:style-name="ro2">
          <table:table-cell table:formula="of:=[.A11]+[.$B$4]" office:value-type="float" office:value="0.5880804">
            <text:p>0,59</text:p>
          </table:table-cell>
          <table:table-cell table:formula="of:=LOG10([.A12]+1 )/LOG10([.$B$3]+1)" office:value-type="float" office:value="0.237635003446053">
            <text:p>0,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,13</text:p>
          </table:table-cell>
        </table:table-row>
        <table:table-row table:style-name="ro2">
          <table:table-cell table:formula="of:=[.A12]+[.$B$4]" office:value-type="float" office:value="0.6880804">
            <text:p>0,69</text:p>
          </table:table-cell>
          <table:table-cell table:formula="of:=LOG10([.A13]+1 )/LOG10([.$B$3]+1)" office:value-type="float" office:value="0.269009299159151">
            <text:p>0,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,16</text:p>
          </table:table-cell>
        </table:table-row>
        <table:table-row table:style-name="ro2">
          <table:table-cell table:formula="of:=[.A13]+[.$B$4]" office:value-type="float" office:value="0.7880804">
            <text:p>0,79</text:p>
          </table:table-cell>
          <table:table-cell table:formula="of:=LOG10([.A14]+1 )/LOG10([.$B$3]+1)" office:value-type="float" office:value="0.298577455938886">
            <text:p>0,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,18</text:p>
          </table:table-cell>
        </table:table-row>
        <table:table-row table:style-name="ro2">
          <table:table-cell table:formula="of:=[.A14]+[.$B$4]" office:value-type="float" office:value="0.8880804">
            <text:p>0,89</text:p>
          </table:table-cell>
          <table:table-cell table:formula="of:=LOG10([.A15]+1 )/LOG10([.$B$3]+1)" office:value-type="float" office:value="0.326536152510545">
            <text:p>0,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,2</text:p>
          </table:table-cell>
        </table:table-row>
        <table:table-row table:style-name="ro2">
          <table:table-cell table:formula="of:=[.A15]+[.$B$4]" office:value-type="float" office:value="0.9880804">
            <text:p>0,99</text:p>
          </table:table-cell>
          <table:table-cell table:formula="of:=LOG10([.A16]+1 )/LOG10([.$B$3]+1)" office:value-type="float" office:value="0.353051593819554">
            <text:p>0,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,22</text:p>
          </table:table-cell>
        </table:table-row>
        <table:table-row table:style-name="ro2">
          <table:table-cell table:formula="of:=[.A16]+[.$B$4]" office:value-type="float" office:value="1.0880804">
            <text:p>1,09</text:p>
          </table:table-cell>
          <table:table-cell table:formula="of:=LOG10([.A17]+1 )/LOG10([.$B$3]+1)" office:value-type="float" office:value="0.378265498605862">
            <text:p>0,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,25</text:p>
          </table:table-cell>
        </table:table-row>
        <table:table-row table:style-name="ro2">
          <table:table-cell table:formula="of:=[.A17]+[.$B$4]" office:value-type="float" office:value="1.1880804">
            <text:p>1,19</text:p>
          </table:table-cell>
          <table:table-cell table:formula="of:=LOG10([.A18]+1 )/LOG10([.$B$3]+1)" office:value-type="float" office:value="0.402299685007193">
            <text:p>0,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,27</text:p>
          </table:table-cell>
        </table:table-row>
        <table:table-row table:style-name="ro2">
          <table:table-cell table:formula="of:=[.A18]+[.$B$4]" office:value-type="float" office:value="1.2880804">
            <text:p>1,29</text:p>
          </table:table-cell>
          <table:table-cell table:formula="of:=LOG10([.A19]+1 )/LOG10([.$B$3]+1)" office:value-type="float" office:value="0.425259630552142">
            <text:p>0,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,29</text:p>
          </table:table-cell>
        </table:table-row>
        <table:table-row table:style-name="ro2">
          <table:table-cell table:formula="of:=[.A19]+[.$B$4]" office:value-type="float" office:value="1.3880804">
            <text:p>1,39</text:p>
          </table:table-cell>
          <table:table-cell table:formula="of:=LOG10([.A20]+1 )/LOG10([.$B$3]+1)" office:value-type="float" office:value="0.447237270061313">
            <text:p>0,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,31</text:p>
          </table:table-cell>
        </table:table-row>
        <table:table-row table:style-name="ro2">
          <table:table-cell table:formula="of:=[.A20]+[.$B$4]" office:value-type="float" office:value="1.4880804">
            <text:p>1,49</text:p>
          </table:table-cell>
          <table:table-cell table:formula="of:=LOG10([.A21]+1 )/LOG10([.$B$3]+1)" office:value-type="float" office:value="0.468313219215425">
            <text:p>0,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,34</text:p>
          </table:table-cell>
        </table:table-row>
        <table:table-row table:style-name="ro2">
          <table:table-cell table:formula="of:=[.A21]+[.$B$4]" office:value-type="float" office:value="1.5880804">
            <text:p>1,59</text:p>
          </table:table-cell>
          <table:table-cell table:formula="of:=LOG10([.A22]+1 )/LOG10([.$B$3]+1)" office:value-type="float" office:value="0.488558559702777">
            <text:p>0,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,36</text:p>
          </table:table-cell>
        </table:table-row>
        <table:table-row table:style-name="ro2">
          <table:table-cell table:formula="of:=[.A22]+[.$B$4]" office:value-type="float" office:value="1.6880804">
            <text:p>1,69</text:p>
          </table:table-cell>
          <table:table-cell table:formula="of:=LOG10([.A23]+1 )/LOG10([.$B$3]+1)" office:value-type="float" office:value="0.50803628575462">
            <text:p>0,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,38</text:p>
          </table:table-cell>
        </table:table-row>
        <table:table-row table:style-name="ro2">
          <table:table-cell table:formula="of:=[.A23]+[.$B$4]" office:value-type="float" office:value="1.7880804">
            <text:p>1,79</text:p>
          </table:table-cell>
          <table:table-cell table:formula="of:=LOG10([.A24]+1 )/LOG10([.$B$3]+1)" office:value-type="float" office:value="0.526802486334344">
            <text:p>0,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,4</text:p>
          </table:table-cell>
        </table:table-row>
        <table:table-row table:style-name="ro2">
          <table:table-cell table:formula="of:=[.A24]+[.$B$4]" office:value-type="float" office:value="1.8880804">
            <text:p>1,89</text:p>
          </table:table-cell>
          <table:table-cell table:formula="of:=LOG10([.A25]+1 )/LOG10([.$B$3]+1)" office:value-type="float" office:value="0.544907318911558">
            <text:p>0,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,43</text:p>
          </table:table-cell>
        </table:table-row>
        <table:table-row table:style-name="ro2">
          <table:table-cell table:formula="of:=[.A25]+[.$B$4]" office:value-type="float" office:value="1.9880804">
            <text:p>1,99</text:p>
          </table:table-cell>
          <table:table-cell table:formula="of:=LOG10([.A26]+1 )/LOG10([.$B$3]+1)" office:value-type="float" office:value="0.562395817414789">
            <text:p>0,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,45</text:p>
          </table:table-cell>
        </table:table-row>
        <table:table-row table:style-name="ro2">
          <table:table-cell table:formula="of:=[.A26]+[.$B$4]" office:value-type="float" office:value="2.0880804">
            <text:p>2,09</text:p>
          </table:table-cell>
          <table:table-cell table:formula="of:=LOG10([.A27]+1 )/LOG10([.$B$3]+1)" office:value-type="float" office:value="0.579308567134459">
            <text:p>0,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,47</text:p>
          </table:table-cell>
        </table:table-row>
        <table:table-row table:style-name="ro2">
          <table:table-cell table:formula="of:=[.A27]+[.$B$4]" office:value-type="float" office:value="2.1880804">
            <text:p>2,19</text:p>
          </table:table-cell>
          <table:table-cell table:formula="of:=LOG10([.A28]+1 )/LOG10([.$B$3]+1)" office:value-type="float" office:value="0.595682272031946">
            <text:p>0,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,49</text:p>
          </table:table-cell>
        </table:table-row>
        <table:table-row table:style-name="ro2">
          <table:table-cell table:formula="of:=[.A28]+[.$B$4]" office:value-type="float" office:value="2.2880804">
            <text:p>2,29</text:p>
          </table:table-cell>
          <table:table-cell table:formula="of:=LOG10([.A29]+1 )/LOG10([.$B$3]+1)" office:value-type="float" office:value="0.611550234403639">
            <text:p>0,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,52</text:p>
          </table:table-cell>
        </table:table-row>
        <table:table-row table:style-name="ro2">
          <table:table-cell table:formula="of:=[.A29]+[.$B$4]" office:value-type="float" office:value="2.3880804">
            <text:p>2,39</text:p>
          </table:table-cell>
          <table:table-cell table:formula="of:=LOG10([.A30]+1 )/LOG10([.$B$3]+1)" office:value-type="float" office:value="0.626942762662731">
            <text:p>0,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,54</text:p>
          </table:table-cell>
        </table:table-row>
        <table:table-row table:style-name="ro2">
          <table:table-cell table:formula="of:=[.A30]+[.$B$4]" office:value-type="float" office:value="2.4880804">
            <text:p>2,49</text:p>
          </table:table-cell>
          <table:table-cell table:formula="of:=LOG10([.A31]+1 )/LOG10([.$B$3]+1)" office:value-type="float" office:value="0.641887519790188">
            <text:p>0,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,56</text:p>
          </table:table-cell>
        </table:table-row>
        <table:table-row table:style-name="ro2">
          <table:table-cell table:formula="of:=[.A31]+[.$B$4]" office:value-type="float" office:value="2.5880804">
            <text:p>2,59</text:p>
          </table:table-cell>
          <table:table-cell table:formula="of:=LOG10([.A32]+1 )/LOG10([.$B$3]+1)" office:value-type="float" office:value="0.656409822521543">
            <text:p>0,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,58</text:p>
          </table:table-cell>
        </table:table-row>
        <table:table-row table:style-name="ro2">
          <table:table-cell table:formula="of:=[.A32]+[.$B$4]" office:value-type="float" office:value="2.6880804">
            <text:p>2,69</text:p>
          </table:table-cell>
          <table:table-cell table:formula="of:=LOG10([.A33]+1 )/LOG10([.$B$3]+1)" office:value-type="float" office:value="0.670532899398201">
            <text:p>0,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,61</text:p>
          </table:table-cell>
        </table:table-row>
        <table:table-row table:style-name="ro2">
          <table:table-cell table:formula="of:=[.A33]+[.$B$4]" office:value-type="float" office:value="2.7880804">
            <text:p>2,79</text:p>
          </table:table-cell>
          <table:table-cell table:formula="of:=LOG10([.A34]+1 )/LOG10([.$B$3]+1)" office:value-type="float" office:value="0.684278114288921">
            <text:p>0,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,63</text:p>
          </table:table-cell>
        </table:table-row>
        <table:table-row table:style-name="ro2">
          <table:table-cell table:formula="of:=[.A34]+[.$B$4]" office:value-type="float" office:value="2.8880804">
            <text:p>2,89</text:p>
          </table:table-cell>
          <table:table-cell table:formula="of:=LOG10([.A35]+1 )/LOG10([.$B$3]+1)" office:value-type="float" office:value="0.697665160781778">
            <text:p>0,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,65</text:p>
          </table:table-cell>
        </table:table-row>
        <table:table-row table:style-name="ro2">
          <table:table-cell table:formula="of:=[.A35]+[.$B$4]" office:value-type="float" office:value="2.9880804">
            <text:p>2,99</text:p>
          </table:table-cell>
          <table:table-cell table:formula="of:=LOG10([.A36]+1 )/LOG10([.$B$3]+1)" office:value-type="float" office:value="0.710712231886561">
            <text:p>0,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,67</text:p>
          </table:table-cell>
        </table:table-row>
        <table:table-row table:style-name="ro2">
          <table:table-cell table:formula="of:=[.A36]+[.$B$4]" office:value-type="float" office:value="3.0880804">
            <text:p>3,09</text:p>
          </table:table-cell>
          <table:table-cell table:formula="of:=LOG10([.A37]+1 )/LOG10([.$B$3]+1)" office:value-type="float" office:value="0.723436168717532">
            <text:p>0,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,7</text:p>
          </table:table-cell>
        </table:table-row>
        <table:table-row table:style-name="ro2">
          <table:table-cell table:formula="of:=[.A37]+[.$B$4]" office:value-type="float" office:value="3.1880804">
            <text:p>3,19</text:p>
          </table:table-cell>
          <table:table-cell table:formula="of:=LOG10([.A38]+1 )/LOG10([.$B$3]+1)" office:value-type="float" office:value="0.735852591205399">
            <text:p>0,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,72</text:p>
          </table:table-cell>
        </table:table-row>
        <table:table-row table:style-name="ro2">
          <table:table-cell table:formula="of:=[.A38]+[.$B$4]" office:value-type="float" office:value="3.2880804">
            <text:p>3,29</text:p>
          </table:table-cell>
          <table:table-cell table:formula="of:=LOG10([.A39]+1 )/LOG10([.$B$3]+1)" office:value-type="float" office:value="0.747976013383595">
            <text:p>0,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,74</text:p>
          </table:table-cell>
        </table:table-row>
        <table:table-row table:style-name="ro2">
          <table:table-cell table:formula="of:=[.A39]+[.$B$4]" office:value-type="float" office:value="3.3880804">
            <text:p>3,39</text:p>
          </table:table-cell>
          <table:table-cell table:formula="of:=LOG10([.A40]+1 )/LOG10([.$B$3]+1)" office:value-type="float" office:value="0.759819945383093">
            <text:p>0,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,76</text:p>
          </table:table-cell>
        </table:table-row>
        <table:table-row table:style-name="ro2">
          <table:table-cell table:formula="of:=[.A40]+[.$B$4]" office:value-type="float" office:value="3.4880804">
            <text:p>3,49</text:p>
          </table:table-cell>
          <table:table-cell table:formula="of:=LOG10([.A41]+1 )/LOG10([.$B$3]+1)" office:value-type="float" office:value="0.77139698393326">
            <text:p>0,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,79</text:p>
          </table:table-cell>
        </table:table-row>
        <table:table-row table:style-name="ro2">
          <table:table-cell table:formula="of:=[.A41]+[.$B$4]" office:value-type="float" office:value="3.5880804">
            <text:p>3,59</text:p>
          </table:table-cell>
          <table:table-cell table:formula="of:=LOG10([.A42]+1 )/LOG10([.$B$3]+1)" office:value-type="float" office:value="0.782718892888868">
            <text:p>0,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,81</text:p>
          </table:table-cell>
        </table:table-row>
        <table:table-row table:style-name="ro2">
          <table:table-cell table:formula="of:=[.A42]+[.$B$4]" office:value-type="float" office:value="3.6880804">
            <text:p>3,69</text:p>
          </table:table-cell>
          <table:table-cell table:formula="of:=LOG10([.A43]+1 )/LOG10([.$B$3]+1)" office:value-type="float" office:value="0.793796675073899">
            <text:p>0,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,83</text:p>
          </table:table-cell>
        </table:table-row>
        <table:table-row table:style-name="ro2">
          <table:table-cell table:formula="of:=[.A43]+[.$B$4]" office:value-type="float" office:value="3.7880804">
            <text:p>3,79</text:p>
          </table:table-cell>
          <table:table-cell table:formula="of:=LOG10([.A44]+1 )/LOG10([.$B$3]+1)" office:value-type="float" office:value="0.80464063654204">
            <text:p>0,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,85</text:p>
          </table:table-cell>
        </table:table-row>
        <table:table-row table:style-name="ro2">
          <table:table-cell table:formula="of:=[.A44]+[.$B$4]" office:value-type="float" office:value="3.8880804">
            <text:p>3,89</text:p>
          </table:table-cell>
          <table:table-cell table:formula="of:=LOG10([.A45]+1 )/LOG10([.$B$3]+1)" office:value-type="float" office:value="0.815260444194554">
            <text:p>0,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,88</text:p>
          </table:table-cell>
        </table:table-row>
        <table:table-row table:style-name="ro2">
          <table:table-cell table:formula="of:=[.A45]+[.$B$4]" office:value-type="float" office:value="3.9880804">
            <text:p>3,99</text:p>
          </table:table-cell>
          <table:table-cell table:formula="of:=LOG10([.A46]+1 )/LOG10([.$B$3]+1)" office:value-type="float" office:value="0.825665177562865">
            <text:p>0,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,9</text:p>
          </table:table-cell>
        </table:table-row>
        <table:table-row table:style-name="ro2">
          <table:table-cell table:formula="of:=[.A46]+[.$B$4]" office:value-type="float" office:value="4.0880804">
            <text:p>4,09</text:p>
          </table:table-cell>
          <table:table-cell table:formula="of:=LOG10([.A47]+1 )/LOG10([.$B$3]+1)" office:value-type="float" office:value="0.835863375450951">
            <text:p>0,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,92</text:p>
          </table:table-cell>
        </table:table-row>
        <table:table-row table:style-name="ro2">
          <table:table-cell table:formula="of:=[.A47]+[.$B$4]" office:value-type="float" office:value="4.1880804">
            <text:p>4,19</text:p>
          </table:table-cell>
          <table:table-cell table:formula="of:=LOG10([.A48]+1 )/LOG10([.$B$3]+1)" office:value-type="float" office:value="0.845863078037941">
            <text:p>0,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,94</text:p>
          </table:table-cell>
        </table:table-row>
        <table:table-row table:style-name="ro2">
          <table:table-cell table:formula="of:=[.A48]+[.$B$4]" office:value-type="float" office:value="4.2880804">
            <text:p>4,29</text:p>
          </table:table-cell>
          <table:table-cell table:formula="of:=LOG10([.A49]+1 )/LOG10([.$B$3]+1)" office:value-type="float" office:value="0.855671864961048">
            <text:p>0,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,97</text:p>
          </table:table-cell>
        </table:table-row>
        <table:table-row table:style-name="ro2">
          <table:table-cell table:formula="of:=[.A49]+[.$B$4]" office:value-type="float" office:value="4.3880804">
            <text:p>4,39</text:p>
          </table:table-cell>
          <table:table-cell table:formula="of:=LOG10([.A50]+1 )/LOG10([.$B$3]+1)" office:value-type="float" office:value="0.865296889830741">
            <text:p>0,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,99</text:p>
          </table:table-cell>
        </table:table-row>
        <table:table-row table:style-name="ro2">
          <table:table-cell table:formula="of:=[.A50]+[.$B$4]" office:value-type="float" office:value="4.4880804">
            <text:p>4,49</text:p>
          </table:table-cell>
          <table:table-cell table:formula="of:=LOG10([.A51]+1 )/LOG10([.$B$3]+1)" office:value-type="float" office:value="0.87474491157189">
            <text:p>0,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,59</text:p>
          </table:table-cell>
          <table:table-cell table:formula="of:=LOG10([.A52]+1 )/LOG10([.$B$3]+1)" office:value-type="float" office:value="0.884022322934815">
            <text:p>0,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,69</text:p>
          </table:table-cell>
          <table:table-cell table:formula="of:=LOG10([.A53]+1 )/LOG10([.$B$3]+1)" office:value-type="float" office:value="0.89313517647749">
            <text:p>0,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,79</text:p>
          </table:table-cell>
          <table:table-cell table:formula="of:=LOG10([.A54]+1 )/LOG10([.$B$3]+1)" office:value-type="float" office:value="0.902089208283369">
            <text:p>0,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,89</text:p>
          </table:table-cell>
          <table:table-cell table:formula="of:=LOG10([.A55]+1 )/LOG10([.$B$3]+1)" office:value-type="float" office:value="0.910889859647596">
            <text:p>0,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,99</text:p>
          </table:table-cell>
          <table:table-cell table:formula="of:=LOG10([.A56]+1 )/LOG10([.$B$3]+1)" office:value-type="float" office:value="0.91954229693692">
            <text:p>0,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,09</text:p>
          </table:table-cell>
          <table:table-cell table:formula="of:=LOG10([.A57]+1 )/LOG10([.$B$3]+1)" office:value-type="float" office:value="0.92805142980481">
            <text:p>0,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,19</text:p>
          </table:table-cell>
          <table:table-cell table:formula="of:=LOG10([.A58]+1 )/LOG10([.$B$3]+1)" office:value-type="float" office:value="0.936421927922596">
            <text:p>0,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,29</text:p>
          </table:table-cell>
          <table:table-cell table:formula="of:=LOG10([.A59]+1 )/LOG10([.$B$3]+1)" office:value-type="float" office:value="0.944658236369376">
            <text:p>0,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,39</text:p>
          </table:table-cell>
          <table:table-cell table:formula="of:=LOG10([.A60]+1 )/LOG10([.$B$3]+1)" office:value-type="float" office:value="0.952764589807682">
            <text:p>0,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,49</text:p>
          </table:table-cell>
          <table:table-cell table:formula="of:=LOG10([.A61]+1 )/LOG10([.$B$3]+1)" office:value-type="float" office:value="0.960745025558086">
            <text:p>0,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,59</text:p>
          </table:table-cell>
          <table:table-cell table:formula="of:=LOG10([.A62]+1 )/LOG10([.$B$3]+1)" office:value-type="float" office:value="0.968603395673804">
            <text:p>0,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,69</text:p>
          </table:table-cell>
          <table:table-cell table:formula="of:=LOG10([.A63]+1 )/LOG10([.$B$3]+1)" office:value-type="float" office:value="0.976343378105694">
            <text:p>0,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,79</text:p>
          </table:table-cell>
          <table:table-cell table:formula="of:=LOG10([.A64]+1 )/LOG10([.$B$3]+1)" office:value-type="float" office:value="0.983968487038668">
            <text:p>0,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,89</text:p>
          </table:table-cell>
          <table:table-cell table:formula="of:=LOG10([.A65]+1 )/LOG10([.$B$3]+1)" office:value-type="float" office:value="0.991482082472207">
            <text:p>0,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,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,09</text:p>
          </table:table-cell>
          <table:table-cell table:formula="of:=LOG10([.A67]+1 )/LOG10([.$B$3]+1)" office:value-type="float" office:value="1.00618745462027">
            <text:p>1,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  <table:table table:name="wavelengths" table:style-name="ta1" table:print="false"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table:style-name="ce22" office:value-type="string">
            <text:p>wavelength ranges in Angströ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3" office:value-type="string">
            <text:p>begin</text:p>
          </table:table-cell>
          <table:table-cell table:style-name="ce23" office:value-type="string">
            <text:p>end</text:p>
          </table:table-cell>
          <table:table-cell table:style-name="ce23" office:value-type="string">
            <text:p>delta</text:p>
          </table:table-cell>
          <table:table-cell table:style-name="ce23" office:value-type="string">
            <text:p>num pixels</text:p>
          </table:table-cell>
          <table:table-cell table:style-name="ce23" office:value-type="string">
            <text:p>Angstöm/pixel</text:p>
          </table:table-cell>
          <table:table-cell office:value-type="string">
            <text:p>reduction factor</text:p>
          </table:table-cell>
          <table:table-cell office:value-type="string">
            <text:p>num pixels reduced</text:p>
          </table:table-cell>
        </table:table-row>
        <table:table-row table:style-name="ro2">
          <table:table-cell table:style-name="ce22" office:value-type="string">
            <text:p>SDSS</text:p>
          </table:table-cell>
          <table:table-cell table:style-name="ce24" office:value-type="float" office:value="3800">
            <text:p>3800</text:p>
          </table:table-cell>
          <table:table-cell table:style-name="ce24" office:value-type="float" office:value="9200">
            <text:p>9200</text:p>
          </table:table-cell>
          <table:table-cell table:style-name="ce24" table:formula="of:=[.C4]-[.B4]" office:value-type="float" office:value="5400">
            <text:p>5400</text:p>
          </table:table-cell>
          <table:table-cell table:style-name="ce24" office:value-type="float" office:value="3900">
            <text:p>3900</text:p>
          </table:table-cell>
          <table:table-cell table:style-name="ce24" table:formula="of:=[.D4]/[.E4]" office:value-type="float" office:value="1.38461538461538">
            <text:p>1,38</text:p>
          </table:table-cell>
          <table:table-cell table:style-name="ce24" office:value-type="float" office:value="8">
            <text:p>8</text:p>
          </table:table-cell>
          <table:table-cell table:formula="of:=[.E4]/[.G4]" office:value-type="float" office:value="487.5">
            <text:p>487,5</text:p>
          </table:table-cell>
        </table:table-row>
        <table:table-row table:style-name="ro2">
          <table:table-cell table:style-name="ce22" office:value-type="string">
            <text:p>BOSS</text:p>
          </table:table-cell>
          <table:table-cell table:style-name="ce24" office:value-type="float" office:value="3650">
            <text:p>3650</text:p>
          </table:table-cell>
          <table:table-cell table:style-name="ce24" office:value-type="float" office:value="10400">
            <text:p>10400</text:p>
          </table:table-cell>
          <table:table-cell table:style-name="ce24" table:formula="of:=[.C5]-[.B5]" office:value-type="float" office:value="6750">
            <text:p>6750</text:p>
          </table:table-cell>
          <table:table-cell table:style-name="ce24" office:value-type="float" office:value="4700">
            <text:p>4700</text:p>
          </table:table-cell>
          <table:table-cell table:style-name="ce24" table:formula="of:=[.D5]/[.E5]" office:value-type="float" office:value="1.43617021276596">
            <text:p>1,44</text:p>
          </table:table-cell>
          <table:table-cell table:style-name="ce24" office:value-type="float" office:value="8">
            <text:p>8</text:p>
          </table:table-cell>
          <table:table-cell table:formula="of:=[.E5]/[.G5]" office:value-type="float" office:value="587.5">
            <text:p>587,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index where 3800 starts in boss range</text:p>
          </table:table-cell>
          <table:table-cell table:number-columns-repeated="7"/>
        </table:table-row>
        <table:table-row table:style-name="ro2">
          <table:table-cell table:formula="of:=(6750)/([.F5]*[.G5])" office:value-type="float" office:value="587.5">
            <text:p>587,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29.08.2013</text:date>, <text:time>17:5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ick in der Au</meta:initial-creator>
    <meta:creation-date>2009-08-10T23:10:36</meta:creation-date>
    <dc:date>2013-08-29T17:51:02.06</dc:date>
    <dc:language>de-DE</dc:language>
    <meta:editing-cycles>44</meta:editing-cycles>
    <meta:editing-duration>PT9H40M57S</meta:editing-duration>
    <dc:creator>aau </dc:creator>
    <meta:document-statistic meta:table-count="5" meta:cell-count="365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/>
      <style:text-properties fo:font-size="9pt" style:font-family-asian="'Lucida Sans Unicode'" style:font-size-asian="17.2999992370605pt" style:font-family-complex="Tahoma" style:font-size-complex="17.2999992370605pt"/>
    </style:style>
    <style:style style:name="ch5" style:family="chart">
      <style:chart-properties style:rotation-angle="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size="17.2999992370605pt" style:font-family-asian="'Lucida Sans Unicode'" style:font-size-asian="17.2999992370605pt" style:font-family-complex="Tahoma" style:font-size-complex="17.2999992370605pt"/>
    </style:style>
    <style:style style:name="ch7" style:family="chart">
      <style:chart-properties style:rotation-angle="9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8" style:family="chart" style:data-style-name="N0">
      <style:chart-properties chart:symbol-type="none"/>
      <style:graphic-properties svg:stroke-width="0.1cm" svg:stroke-color="#00ff00" draw:fill-color="#00ff00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9" style:family="chart" style:data-style-name="N0">
      <style:chart-properties chart:symbol-type="none"/>
      <style:graphic-properties svg:stroke-width="0.1cm" svg:stroke-color="#0066cc" draw:fill-color="#0066cc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0" style:family="chart" style:data-style-name="N0">
      <style:chart-properties chart:symbol-type="none"/>
      <style:graphic-properties svg:stroke-width="0.1cm" svg:stroke-color="#00ffff" draw:fill-color="#00ffff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1" style:family="chart" style:data-style-name="N0">
      <style:chart-properties chart:symbol-type="none"/>
      <style:graphic-properties svg:stroke-width="0.1cm" svg:stroke-color="#ffc30a" draw:fill-color="#ffc30a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2" style:family="chart" style:data-style-name="N0">
      <style:chart-properties chart:symbol-type="none"/>
      <style:graphic-properties svg:stroke-width="0.1cm" svg:stroke-color="#660066" draw:fill-color="#660066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3" style:family="chart">
      <style:graphic-properties draw:fill="solid" draw:fill-color="#d9d9d9" draw:opacity="50%"/>
    </style:style>
    <style:style style:name="ch14" style:family="chart">
      <style:graphic-properties draw:fill-color="#999999"/>
    </style:style>
  </office:automatic-styles>
  <office:body>
    <office:chart>
      <chart:chart svg:width="43.435cm" svg:height="17.708cm" xlink:href=".." xlink:type="simple" chart:class="chart:line" chart:style-name="ch1">
        <chart:legend chart:legend-position="end" svg:x="38.736cm" svg:y="6.847cm" style:legend-expansion="high" chart:style-name="ch2"/>
        <chart:plot-area chart:style-name="ch3" table:cell-range-address="NBF.A63:NBF.F150 NBF.B62:NBF.F62" chart:data-source-has-labels="both" svg:x="2.464cm" svg:y="0.658cm" svg:width="34.538cm" svg:height="15.094cm">
          <chartooo:coordinate-region svg:x="3.906cm" svg:y="1.004cm" svg:width="33.096cm" svg:height="14.101cm"/>
          <chart:axis chart:dimension="x" chart:name="primary-x" chart:style-name="ch4" chartooo:axis-type="text">
            <chart:title svg:x="17.853cm" svg:y="16.381cm" chart:style-name="ch5">
              <text:p>distance in cells</text:p>
            </chart:title>
            <chart:categories table:cell-range-address="NBF.A63:NBF.A150"/>
          </chart:axis>
          <chart:axis chart:dimension="y" chart:name="primary-y" chart:style-name="ch6">
            <chart:title svg:x="0.866cm" svg:y="9.462cm" chart:style-name="ch7">
              <text:p>NW adaption</text:p>
            </chart:title>
          </chart:axis>
          <chart:series chart:style-name="ch8" chart:values-cell-range-address="NBF.B63:NBF.B150" chart:label-cell-address="NBF.B62:NBF.B62" chart:class="chart:line">
            <chart:data-point chart:repeated="88"/>
          </chart:series>
          <chart:series chart:style-name="ch9" chart:values-cell-range-address="NBF.C63:NBF.C150" chart:label-cell-address="NBF.C62:NBF.C62" chart:class="chart:line">
            <chart:data-point chart:repeated="88"/>
          </chart:series>
          <chart:series chart:style-name="ch10" chart:values-cell-range-address="NBF.D63:NBF.D150" chart:label-cell-address="NBF.D62:NBF.D62" chart:class="chart:line">
            <chart:data-point chart:repeated="88"/>
          </chart:series>
          <chart:series chart:style-name="ch11" chart:values-cell-range-address="NBF.E63:NBF.E150" chart:label-cell-address="NBF.E62:NBF.E62" chart:class="chart:line">
            <chart:data-point chart:repeated="88"/>
          </chart:series>
          <chart:series chart:style-name="ch12" chart:values-cell-range-address="NBF.F63:NBF.F150" chart:label-cell-address="NBF.F62:NBF.F62" chart:class="chart:line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  <draw:g>
                  <svg:desc>NBF.B62:NBF.B62</svg:desc>
                </draw:g>
              </table:table-cell>
              <table:table-cell office:value-type="string">
                <text:p>NBF 25%</text:p>
                <draw:g>
                  <svg:desc>NBF.C62:NBF.C62</svg:desc>
                </draw:g>
              </table:table-cell>
              <table:table-cell office:value-type="string">
                <text:p>NBF 50%</text:p>
                <draw:g>
                  <svg:desc>NBF.D62:NBF.D62</svg:desc>
                </draw:g>
              </table:table-cell>
              <table:table-cell office:value-type="string">
                <text:p>NBF 75%</text:p>
                <draw:g>
                  <svg:desc>NBF.E62:NBF.E62</svg:desc>
                </draw:g>
              </table:table-cell>
              <table:table-cell office:value-type="string">
                <text:p>NBF 100%</text:p>
                <draw:g>
                  <svg:desc>NBF.F62:NBF.F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BF.A63:NBF.A150</svg:desc>
                </draw:g>
              </table:table-cell>
              <table:table-cell office:value-type="float" office:value="0.25">
                <text:p>0.25</text:p>
                <draw:g>
                  <svg:desc>NBF.B63:NBF.B150</svg:desc>
                </draw:g>
              </table:table-cell>
              <table:table-cell office:value-type="float" office:value="0.111803398874989">
                <text:p>0.111803398874989</text:p>
                <draw:g>
                  <svg:desc>NBF.C63:NBF.C150</svg:desc>
                </draw:g>
              </table:table-cell>
              <table:table-cell office:value-type="float" office:value="0.05">
                <text:p>0.05</text:p>
                <draw:g>
                  <svg:desc>NBF.D63:NBF.D150</svg:desc>
                </draw:g>
              </table:table-cell>
              <table:table-cell office:value-type="float" office:value="0.0223606797749979">
                <text:p>0.0223606797749979</text:p>
                <draw:g>
                  <svg:desc>NBF.E63:NBF.E150</svg:desc>
                </draw:g>
              </table:table-cell>
              <table:table-cell office:value-type="float" office:value="0.01">
                <text:p>0.01</text:p>
                <draw:g>
                  <svg:desc>NBF.F63:NBF.F15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681cm" svg:height="18.624cm" xlink:href=".." xlink:type="simple" chart:class="chart:line" chart:style-name="ch1">
        <chart:plot-area chart:style-name="ch2" table:cell-range-address="'MPI Computing Times'.B64:'MPI Computing Times'.B104 'MPI Computing Times'.H64:'MPI Computing Times'.H104" chart:data-source-has-labels="column" svg:x="1.691cm" svg:y="1.623cm" svg:width="29.684cm" svg:height="15.621cm">
          <chartooo:coordinate-region svg:x="2.498cm" svg:y="1.836cm" svg:width="28.69cm" svg:height="14.735cm"/>
          <chart:axis chart:dimension="x" chart:name="primary-x" chart:style-name="ch3" chartooo:axis-type="auto">
            <chartooo:date-scale/>
            <chart:title svg:x="14.875cm" svg:y="17.617cm" chart:style-name="ch4">
              <text:p>Computing Time days</text:p>
            </chart:title>
            <chart:categories table:cell-range-address="'MPI Computing Times'.B64:'MPI Computing Times'.B104"/>
          </chart:axis>
          <chart:axis chart:dimension="y" chart:name="primary-y" chart:style-name="ch3">
            <chart:title svg:x="0.451cm" svg:y="10.787cm" chart:style-name="ch5">
              <text:p>Number of Nodes</text:p>
            </chart:title>
            <chart:grid chart:style-name="ch6" chart:class="major"/>
          </chart:axis>
          <chart:series chart:style-name="ch7" chart:values-cell-range-address="'MPI Computing Times'.H64:'MPI Computing Times'.H104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MPI Computing Times'.B64:'MPI Computing Times'.B104</svg:desc>
                </draw:g>
              </table:table-cell>
              <table:table-cell office:value-type="float" office:value="612.132775602784">
                <text:p>612.132775602784</text:p>
                <draw:g>
                  <svg:desc>'MPI Computing Times'.H64:'MPI Computing Times'.H104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6.589560312295">
                <text:p>556.5895603122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10.303547570221">
                <text:p>510.30354757022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71.138459865389">
                <text:p>471.13845986538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37.568384689819">
                <text:p>437.5683846898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8.474319537659">
                <text:p>408.4743195376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3.017012529518">
                <text:p>383.0170125295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60.554682816452">
                <text:p>360.55468281645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0.58816751595">
                <text:p>340.588167515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2.723390668132">
                <text:p>322.723390668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6.645091505096">
                <text:p>306.64509150509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2.098058929015">
                <text:p>292.09805892901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78.873483859851">
                <text:p>278.87348385985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66.79887184018">
                <text:p>266.798871840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5.730477488814">
                <text:p>255.7304774888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5.547554685558">
                <text:p>245.54755468555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6.147933636398">
                <text:p>236.14793363639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7.444580813102">
                <text:p>227.4445808131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9.362896048613">
                <text:p>219.3628960486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11.838568854089">
                <text:p>211.8385688540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4.815863472533">
                <text:p>204.8158634725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98.246235857529">
                <text:p>198.2462358575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2.087209968463">
                <text:p>192.0872099684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6.301458375703">
                <text:p>186.30145837570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0.85604511193">
                <text:p>180.85604511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75.721798320372">
                <text:p>175.72179832037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70.872787461679">
                <text:p>170.8727874616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6.28588529805">
                <text:p>166.285885298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1.94039903777">
                <text:p>161.9403990377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7.817758226735">
                <text:p>157.8177582267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3.901249456252">
                <text:p>153.90124945625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50.175789894085">
                <text:p>150.1757898940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6.627733168211">
                <text:p>146.62773316821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3.244702336565">
                <text:p>143.24470233656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40.015445633629">
                <text:p>140.01544563362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6.929711450824">
                <text:p>136.92971145082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33.978139623794">
                <text:p>133.97813962379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1.152166597913">
                <text:p>131.1521665979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8.443942448111">
                <text:p>128.4439424481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5.846258059525">
                <text:p>125.8462580595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3.352481046483">
                <text:p>123.352481046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